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93mm"/>
    </style:style>
    <style:style style:name="co2" style:family="table-column">
      <style:table-column-properties fo:break-before="auto" style:column-width="49.65mm"/>
    </style:style>
    <style:style style:name="co3" style:family="table-column">
      <style:table-column-properties fo:break-before="auto" style:column-width="86.84mm"/>
    </style:style>
    <style:style style:name="co4" style:family="table-column">
      <style:table-column-properties fo:break-before="auto" style:column-width="12.66mm"/>
    </style:style>
    <style:style style:name="co5" style:family="table-column">
      <style:table-column-properties fo:break-before="auto" style:column-width="37.71mm"/>
    </style:style>
    <style:style style:name="co6" style:family="table-column">
      <style:table-column-properties fo:break-before="auto" style:column-width="32.24mm"/>
    </style:style>
    <style:style style:name="co7" style:family="table-column">
      <style:table-column-properties fo:break-before="auto" style:column-width="36.27mm"/>
    </style:style>
    <style:style style:name="co8" style:family="table-column">
      <style:table-column-properties fo:break-before="auto" style:column-width="29.74mm"/>
    </style:style>
    <style:style style:name="co9" style:family="table-column">
      <style:table-column-properties fo:break-before="auto" style:column-width="37.22mm"/>
    </style:style>
    <style:style style:name="co10" style:family="table-column">
      <style:table-column-properties fo:break-before="auto" style:column-width="15.12mm"/>
    </style:style>
    <style:style style:name="co11" style:family="table-column">
      <style:table-column-properties fo:break-before="auto" style:column-width="65.56mm"/>
    </style:style>
    <style:style style:name="co12" style:family="table-column">
      <style:table-column-properties fo:break-before="auto" style:column-width="83.48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55.39mm"/>
    </style:style>
    <style:style style:name="co15" style:family="table-column">
      <style:table-column-properties fo:break-before="auto" style:column-width="77.36mm"/>
    </style:style>
    <style:style style:name="co16" style:family="table-column">
      <style:table-column-properties fo:break-before="auto" style:column-width="35.93mm"/>
    </style:style>
    <style:style style:name="co17" style:family="table-column">
      <style:table-column-properties fo:break-before="auto" style:column-width="33.18mm"/>
    </style:style>
    <style:style style:name="co18" style:family="table-column">
      <style:table-column-properties fo:break-before="auto" style:column-width="34.18mm"/>
    </style:style>
    <style:style style:name="co19" style:family="table-column">
      <style:table-column-properties fo:break-before="auto" style:column-width="31.19mm"/>
    </style:style>
    <style:style style:name="co20" style:family="table-column">
      <style:table-column-properties fo:break-before="auto" style:column-width="48.15mm"/>
    </style:style>
    <style:style style:name="co21" style:family="table-column">
      <style:table-column-properties fo:break-before="auto" style:column-width="30.94mm"/>
    </style:style>
    <style:style style:name="co22" style:family="table-column">
      <style:table-column-properties fo:break-before="auto" style:column-width="32.19mm"/>
    </style:style>
    <style:style style:name="co23" style:family="table-column">
      <style:table-column-properties fo:break-before="auto" style:column-width="40.0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7.6mm" fo:break-before="auto" style:use-optimal-row-height="false"/>
    </style:style>
    <style:style style:name="ro3" style:family="table-row">
      <style:table-row-properties style:row-height="7.92mm" fo:break-before="auto" style:use-optimal-row-height="fals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ro7" style:family="table-row">
      <style:table-row-properties style:row-height="6mm" fo:break-before="auto" style:use-optimal-row-height="false"/>
    </style:style>
    <style:style style:name="ro8" style:family="table-row">
      <style:table-row-properties style:row-height="6.26mm" fo:break-before="auto" style:use-optimal-row-height="false"/>
    </style:style>
    <style:style style:name="ro9" style:family="table-row">
      <style:table-row-properties style:row-height="7mm" fo:break-before="auto" style:use-optimal-row-height="false"/>
    </style:style>
    <style:style style:name="ro10" style:family="table-row">
      <style:table-row-properties style:row-height="4.57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8.45mm" fo:break-before="auto" style:use-optimal-row-height="true"/>
    </style:style>
    <style:style style:name="ro1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font-size="12pt" fo:font-weight="bold" style:font-weight-asian="bold" style:font-weight-complex="bold"/>
    </style:style>
    <style:style style:name="ce4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66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9966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cc0000" style:text-align-source="fix" style:repeat-content="false" fo:border="0.06pt solid #000000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mm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text-line-through-style="solid" style:text-line-through-type="single" fo:font-weight="bold" style:font-weight-asian="bold" style:font-weight-complex="bold"/>
    </style:style>
    <style:style style:name="ce27" style:family="table-cell" style:parent-style-name="Default">
      <style:table-cell-properties fo:background-color="#dddddd" style:text-align-source="value-type" style:repeat-content="false" fo:wrap-option="wrap" fo:border="0.06pt solid #000000" style:vertical-align="top"/>
    </style:style>
    <style:style style:name="ce28" style:family="table-cell" style:parent-style-name="Default">
      <style:table-cell-properties style:text-align-source="value-type" style:repeat-content="false" fo:wrap-option="wrap" fo:border="0.06pt solid #000000" style:vertical-align="top"/>
    </style:style>
    <style:style style:name="ce29" style:family="table-cell" style:parent-style-name="Default">
      <style:table-cell-properties fo:background-color="#dddddd" style:text-align-source="value-type" style:repeat-content="false" fo:wrap-option="wrap" fo:border="0.06pt solid #000000" style:vertical-align="top"/>
      <style:paragraph-properties fo:margin-left="0mm"/>
    </style:style>
    <style:style style:name="ce30" style:family="table-cell" style:parent-style-name="Default">
      <style:table-cell-properties style:text-align-source="value-type" style:repeat-content="false" fo:wrap-option="wrap" fo:border="0.06pt solid #000000" style:vertical-align="top"/>
      <style:paragraph-properties fo:margin-left="0mm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32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m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fo:background-color="#cc00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00ff66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8pt" style:font-size-asian="8pt" style:font-size-complex="8pt"/>
    </style:style>
    <style:style style:name="ce40" style:family="table-cell" style:parent-style-name="Default">
      <style:table-cell-properties style:text-align-source="value-type" style:repeat-content="false" fo:wrap-option="wrap" fo:border="0.06pt solid #000000" style:vertical-align="top"/>
      <style:paragraph-properties fo:margin-left="0mm"/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mm"/>
      <style:text-properties fo:font-size="8pt" style:font-size-asian="8pt" style:font-size-complex="8pt"/>
    </style:style>
    <style:style style:name="ce42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paragraph-properties fo:margin-left="0mm"/>
      <style:text-properties fo:color="#000000" fo:font-size="8pt" style:font-size-asian="8pt" style:font-size-complex="8pt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color="#009900" fo:font-size="11pt" fo:font-weight="bold" style:font-weight-asian="bold" style:font-weight-complex="600"/>
    </style:style>
    <style:style style:name="ce44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fo:color="#009900" fo:font-size="11pt" fo:font-weight="bold" style:font-weight-asian="bold" style:font-weight-complex="600"/>
    </style:style>
    <style:style style:name="ce4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#cc33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color="#cc0000" fo:font-size="11pt" fo:font-weight="bold" style:font-weight-asian="bold" style:font-weight-complex="600"/>
    </style:style>
    <style:style style:name="ce4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cc0000" fo:font-size="11pt" fo:font-weight="bold" style:font-weight-asian="bold" style:font-weight-complex="600"/>
    </style:style>
    <style:style style:name="ce49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cc0000" style:font-name="Liberation Sans" fo:font-size="11pt" fo:font-weight="bold" style:font-name-asian="Noto Sans CJK SC Regular" style:font-weight-asian="bold" style:font-name-complex="FreeSans" style:font-weight-complex="600"/>
    </style:style>
    <style:style style:name="ce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Todos.H5"/>
      <style:map style:condition="cell-content()=&quot;Recusado&quot;" style:apply-style-name="Recusado" style:base-cell-address="Todos.H5"/>
      <style:map style:condition="cell-content()=&quot;Dúvida&quot;" style:apply-style-name="Duvida" style:base-cell-address="Todos.H5"/>
      <style:map style:condition="cell-content()=&quot;Duplicado&quot;" style:apply-style-name="Duplicado" style:base-cell-address="Todos.H5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4" style:family="table-cell" style:parent-style-name="Default">
      <style:table-cell-properties fo:background-color="#cc0000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55" style:family="table-cell" style:parent-style-name="Default">
      <style:table-cell-properties fo:background-color="#cc0000"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bold"/>
      <style:map style:condition="cell-content()=&quot;Aceito&quot;" style:apply-style-name="Aceito" style:base-cell-address="Duplicados.G1"/>
      <style:map style:condition="cell-content()=&quot;Recusado&quot;" style:apply-style-name="Recusado" style:base-cell-address="Duplicados.G1"/>
      <style:map style:condition="cell-content()=&quot;Dúvida&quot;" style:apply-style-name="Duvida" style:base-cell-address="Duplicados.G1"/>
      <style:map style:condition="cell-content()=&quot;Duplicado&quot;" style:apply-style-name="Duplicado" style:base-cell-address="Duplicados.G1"/>
    </style:style>
    <style:style style:name="ce56" style:family="table-cell" style:parent-style-name="Default">
      <style:table-cell-properties fo:background-color="#cc0000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Duplicados.H3"/>
      <style:map style:condition="cell-content()=&quot;Recusado&quot;" style:apply-style-name="Recusado" style:base-cell-address="Duplicados.H3"/>
      <style:map style:condition="cell-content()=&quot;Dúvida&quot;" style:apply-style-name="Duvida" style:base-cell-address="Duplicados.H3"/>
      <style:map style:condition="cell-content()=&quot;Duplicado&quot;" style:apply-style-name="Duplicado" style:base-cell-address="Duplicados.H3"/>
    </style:style>
    <style:style style:name="ce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Duplicados.H12"/>
      <style:map style:condition="cell-content()=&quot;Recusado&quot;" style:apply-style-name="Recusado" style:base-cell-address="Duplicados.H12"/>
      <style:map style:condition="cell-content()=&quot;Dúvida&quot;" style:apply-style-name="Duvida" style:base-cell-address="Duplicados.H12"/>
      <style:map style:condition="cell-content()=&quot;Duplicado&quot;" style:apply-style-name="Duplicado" style:base-cell-address="Duplicados.H12"/>
    </style:style>
    <style:style style:name="ce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Duplicados.H13"/>
      <style:map style:condition="cell-content()=&quot;Recusado&quot;" style:apply-style-name="Recusado" style:base-cell-address="Duplicados.H13"/>
      <style:map style:condition="cell-content()=&quot;Dúvida&quot;" style:apply-style-name="Duvida" style:base-cell-address="Duplicados.H13"/>
      <style:map style:condition="cell-content()=&quot;Duplicado&quot;" style:apply-style-name="Duplicado" style:base-cell-address="Duplicados.H13"/>
    </style:style>
    <style:style style:name="ce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Duplicados.H19"/>
      <style:map style:condition="cell-content()=&quot;Recusado&quot;" style:apply-style-name="Recusado" style:base-cell-address="Duplicados.H19"/>
      <style:map style:condition="cell-content()=&quot;Dúvida&quot;" style:apply-style-name="Duvida" style:base-cell-address="Duplicados.H19"/>
      <style:map style:condition="cell-content()=&quot;Duplicado&quot;" style:apply-style-name="Duplicado" style:base-cell-address="Duplicados.H19"/>
    </style:style>
    <style:style style:name="ce6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Duplicados.H22"/>
      <style:map style:condition="cell-content()=&quot;Recusado&quot;" style:apply-style-name="Recusado" style:base-cell-address="Duplicados.H22"/>
      <style:map style:condition="cell-content()=&quot;Dúvida&quot;" style:apply-style-name="Duvida" style:base-cell-address="Duplicados.H22"/>
      <style:map style:condition="cell-content()=&quot;Duplicado&quot;" style:apply-style-name="Duplicado" style:base-cell-address="Duplicados.H22"/>
    </style:style>
    <style:style style:name="ce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Duplicados.H23"/>
      <style:map style:condition="cell-content()=&quot;Recusado&quot;" style:apply-style-name="Recusado" style:base-cell-address="Duplicados.H23"/>
      <style:map style:condition="cell-content()=&quot;Dúvida&quot;" style:apply-style-name="Duvida" style:base-cell-address="Duplicados.H23"/>
      <style:map style:condition="cell-content()=&quot;Duplicado&quot;" style:apply-style-name="Duplicado" style:base-cell-address="Duplicados.H23"/>
    </style:style>
    <style:style style:name="ce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Duplicados.H24"/>
      <style:map style:condition="cell-content()=&quot;Recusado&quot;" style:apply-style-name="Recusado" style:base-cell-address="Duplicados.H24"/>
      <style:map style:condition="cell-content()=&quot;Dúvida&quot;" style:apply-style-name="Duvida" style:base-cell-address="Duplicados.H24"/>
      <style:map style:condition="cell-content()=&quot;Duplicado&quot;" style:apply-style-name="Duplicado" style:base-cell-address="Duplicados.H24"/>
    </style:style>
    <style:style style:name="ce6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Duplicados.H25"/>
      <style:map style:condition="cell-content()=&quot;Recusado&quot;" style:apply-style-name="Recusado" style:base-cell-address="Duplicados.H25"/>
      <style:map style:condition="cell-content()=&quot;Dúvida&quot;" style:apply-style-name="Duvida" style:base-cell-address="Duplicados.H25"/>
      <style:map style:condition="cell-content()=&quot;Duplicado&quot;" style:apply-style-name="Duplicado" style:base-cell-address="Duplicados.H25"/>
    </style:style>
    <style:style style:name="ce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Duplicados.H26"/>
      <style:map style:condition="cell-content()=&quot;Recusado&quot;" style:apply-style-name="Recusado" style:base-cell-address="Duplicados.H26"/>
      <style:map style:condition="cell-content()=&quot;Dúvida&quot;" style:apply-style-name="Duvida" style:base-cell-address="Duplicados.H26"/>
      <style:map style:condition="cell-content()=&quot;Duplicado&quot;" style:apply-style-name="Duplicado" style:base-cell-address="Duplicados.H26"/>
    </style:style>
    <style:style style:name="ce6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Duplicados.H27"/>
      <style:map style:condition="cell-content()=&quot;Recusado&quot;" style:apply-style-name="Recusado" style:base-cell-address="Duplicados.H27"/>
      <style:map style:condition="cell-content()=&quot;Dúvida&quot;" style:apply-style-name="Duvida" style:base-cell-address="Duplicados.H27"/>
      <style:map style:condition="cell-content()=&quot;Duplicado&quot;" style:apply-style-name="Duplicado" style:base-cell-address="Duplicados.H27"/>
    </style:style>
    <style:style style:name="ce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Duplicados.H31"/>
      <style:map style:condition="cell-content()=&quot;Recusado&quot;" style:apply-style-name="Recusado" style:base-cell-address="Duplicados.H31"/>
      <style:map style:condition="cell-content()=&quot;Dúvida&quot;" style:apply-style-name="Duvida" style:base-cell-address="Duplicados.H31"/>
      <style:map style:condition="cell-content()=&quot;Duplicado&quot;" style:apply-style-name="Duplicado" style:base-cell-address="Duplicados.H31"/>
    </style:style>
    <style:style style:name="ce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Duplicados.H34"/>
      <style:map style:condition="cell-content()=&quot;Recusado&quot;" style:apply-style-name="Recusado" style:base-cell-address="Duplicados.H34"/>
      <style:map style:condition="cell-content()=&quot;Dúvida&quot;" style:apply-style-name="Duvida" style:base-cell-address="Duplicados.H34"/>
      <style:map style:condition="cell-content()=&quot;Duplicado&quot;" style:apply-style-name="Duplicado" style:base-cell-address="Duplicados.H34"/>
    </style:style>
    <style:style style:name="ce6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Duplicados.H35"/>
      <style:map style:condition="cell-content()=&quot;Recusado&quot;" style:apply-style-name="Recusado" style:base-cell-address="Duplicados.H35"/>
      <style:map style:condition="cell-content()=&quot;Dúvida&quot;" style:apply-style-name="Duvida" style:base-cell-address="Duplicados.H35"/>
      <style:map style:condition="cell-content()=&quot;Duplicado&quot;" style:apply-style-name="Duplicado" style:base-cell-address="Duplicados.H35"/>
    </style:style>
    <style:style style:name="ce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Duplicados.H37"/>
      <style:map style:condition="cell-content()=&quot;Recusado&quot;" style:apply-style-name="Recusado" style:base-cell-address="Duplicados.H37"/>
      <style:map style:condition="cell-content()=&quot;Dúvida&quot;" style:apply-style-name="Duvida" style:base-cell-address="Duplicados.H37"/>
      <style:map style:condition="cell-content()=&quot;Duplicado&quot;" style:apply-style-name="Duplicado" style:base-cell-address="Duplicados.H37"/>
    </style:style>
    <style:style style:name="ce71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 fo:margin-left="0mm"/>
      <style:text-properties fo:color="#ffffff" fo:font-size="11pt" fo:font-weight="bold"/>
      <style:map style:condition="cell-content()=&quot;Aceito&quot;" style:apply-style-name="Aceito" style:base-cell-address="Aceitos.G1"/>
      <style:map style:condition="cell-content()=&quot;Recusado&quot;" style:apply-style-name="Recusado" style:base-cell-address="Aceitos.G1"/>
      <style:map style:condition="cell-content()=&quot;Dúvida&quot;" style:apply-style-name="Duvida" style:base-cell-address="Aceitos.G1"/>
      <style:map style:condition="cell-content()=&quot;Duplicado&quot;" style:apply-style-name="Duplicado" style:base-cell-address="Aceitos.G1"/>
    </style:style>
    <style:style style:name="ce72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 fo:margin-left="0mm"/>
      <style:text-properties fo:color="#ffffff" fo:font-size="11pt" fo:font-weight="bold"/>
      <style:map style:condition="cell-content()=&quot;Aceito&quot;" style:apply-style-name="Aceito" style:base-cell-address="Aceitos.H1"/>
      <style:map style:condition="cell-content()=&quot;Recusado&quot;" style:apply-style-name="Recusado" style:base-cell-address="Aceitos.H1"/>
      <style:map style:condition="cell-content()=&quot;Dúvida&quot;" style:apply-style-name="Duvida" style:base-cell-address="Aceitos.H1"/>
      <style:map style:condition="cell-content()=&quot;Duplicado&quot;" style:apply-style-name="Duplicado" style:base-cell-address="Aceitos.H1"/>
    </style:style>
    <style:style style:name="ce7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Aceitos.H3"/>
      <style:map style:condition="cell-content()=&quot;Recusado&quot;" style:apply-style-name="Recusado" style:base-cell-address="Aceitos.H3"/>
      <style:map style:condition="cell-content()=&quot;Dúvida&quot;" style:apply-style-name="Duvida" style:base-cell-address="Aceitos.H3"/>
      <style:map style:condition="cell-content()=&quot;Duplicado&quot;" style:apply-style-name="Duplicado" style:base-cell-address="Aceitos.H3"/>
    </style:style>
    <style:style style:name="ce7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Aceitos.H4"/>
      <style:map style:condition="cell-content()=&quot;Recusado&quot;" style:apply-style-name="Recusado" style:base-cell-address="Aceitos.H4"/>
      <style:map style:condition="cell-content()=&quot;Dúvida&quot;" style:apply-style-name="Duvida" style:base-cell-address="Aceitos.H4"/>
      <style:map style:condition="cell-content()=&quot;Duplicado&quot;" style:apply-style-name="Duplicado" style:base-cell-address="Aceitos.H4"/>
    </style:style>
    <style:style style:name="ce7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Aceitos.H5"/>
      <style:map style:condition="cell-content()=&quot;Recusado&quot;" style:apply-style-name="Recusado" style:base-cell-address="Aceitos.H5"/>
      <style:map style:condition="cell-content()=&quot;Dúvida&quot;" style:apply-style-name="Duvida" style:base-cell-address="Aceitos.H5"/>
      <style:map style:condition="cell-content()=&quot;Duplicado&quot;" style:apply-style-name="Duplicado" style:base-cell-address="Aceitos.H5"/>
    </style:style>
    <style:style style:name="ce7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Aceitos.H6"/>
      <style:map style:condition="cell-content()=&quot;Recusado&quot;" style:apply-style-name="Recusado" style:base-cell-address="Aceitos.H6"/>
      <style:map style:condition="cell-content()=&quot;Dúvida&quot;" style:apply-style-name="Duvida" style:base-cell-address="Aceitos.H6"/>
      <style:map style:condition="cell-content()=&quot;Duplicado&quot;" style:apply-style-name="Duplicado" style:base-cell-address="Aceitos.H6"/>
    </style:style>
    <style:style style:name="ce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Aceitos.H7"/>
      <style:map style:condition="cell-content()=&quot;Recusado&quot;" style:apply-style-name="Recusado" style:base-cell-address="Aceitos.H7"/>
      <style:map style:condition="cell-content()=&quot;Dúvida&quot;" style:apply-style-name="Duvida" style:base-cell-address="Aceitos.H7"/>
      <style:map style:condition="cell-content()=&quot;Duplicado&quot;" style:apply-style-name="Duplicado" style:base-cell-address="Aceitos.H7"/>
    </style:style>
    <style:style style:name="ce7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Aceitos.H8"/>
      <style:map style:condition="cell-content()=&quot;Recusado&quot;" style:apply-style-name="Recusado" style:base-cell-address="Aceitos.H8"/>
      <style:map style:condition="cell-content()=&quot;Dúvida&quot;" style:apply-style-name="Duvida" style:base-cell-address="Aceitos.H8"/>
      <style:map style:condition="cell-content()=&quot;Duplicado&quot;" style:apply-style-name="Duplicado" style:base-cell-address="Aceitos.H8"/>
    </style:style>
    <style:style style:name="ce7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Aceitos.H12"/>
      <style:map style:condition="cell-content()=&quot;Recusado&quot;" style:apply-style-name="Recusado" style:base-cell-address="Aceitos.H12"/>
      <style:map style:condition="cell-content()=&quot;Dúvida&quot;" style:apply-style-name="Duvida" style:base-cell-address="Aceitos.H12"/>
      <style:map style:condition="cell-content()=&quot;Duplicado&quot;" style:apply-style-name="Duplicado" style:base-cell-address="Aceitos.H12"/>
    </style:style>
    <style:style style:name="ce8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Aceitos.H13"/>
      <style:map style:condition="cell-content()=&quot;Recusado&quot;" style:apply-style-name="Recusado" style:base-cell-address="Aceitos.H13"/>
      <style:map style:condition="cell-content()=&quot;Dúvida&quot;" style:apply-style-name="Duvida" style:base-cell-address="Aceitos.H13"/>
      <style:map style:condition="cell-content()=&quot;Duplicado&quot;" style:apply-style-name="Duplicado" style:base-cell-address="Aceitos.H13"/>
    </style:style>
    <style:style style:name="ce8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Aceitos.H14"/>
      <style:map style:condition="cell-content()=&quot;Recusado&quot;" style:apply-style-name="Recusado" style:base-cell-address="Aceitos.H14"/>
      <style:map style:condition="cell-content()=&quot;Dúvida&quot;" style:apply-style-name="Duvida" style:base-cell-address="Aceitos.H14"/>
      <style:map style:condition="cell-content()=&quot;Duplicado&quot;" style:apply-style-name="Duplicado" style:base-cell-address="Aceitos.H14"/>
    </style:style>
    <style:style style:name="ce8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Aceitos.H15"/>
      <style:map style:condition="cell-content()=&quot;Recusado&quot;" style:apply-style-name="Recusado" style:base-cell-address="Aceitos.H15"/>
      <style:map style:condition="cell-content()=&quot;Dúvida&quot;" style:apply-style-name="Duvida" style:base-cell-address="Aceitos.H15"/>
      <style:map style:condition="cell-content()=&quot;Duplicado&quot;" style:apply-style-name="Duplicado" style:base-cell-address="Aceitos.H15"/>
    </style:style>
    <style:style style:name="ce8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Aceitos.H16"/>
      <style:map style:condition="cell-content()=&quot;Recusado&quot;" style:apply-style-name="Recusado" style:base-cell-address="Aceitos.H16"/>
      <style:map style:condition="cell-content()=&quot;Dúvida&quot;" style:apply-style-name="Duvida" style:base-cell-address="Aceitos.H16"/>
      <style:map style:condition="cell-content()=&quot;Duplicado&quot;" style:apply-style-name="Duplicado" style:base-cell-address="Aceitos.H16"/>
    </style:style>
    <style:style style:name="ce8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Aceitos.H17"/>
      <style:map style:condition="cell-content()=&quot;Recusado&quot;" style:apply-style-name="Recusado" style:base-cell-address="Aceitos.H17"/>
      <style:map style:condition="cell-content()=&quot;Dúvida&quot;" style:apply-style-name="Duvida" style:base-cell-address="Aceitos.H17"/>
      <style:map style:condition="cell-content()=&quot;Duplicado&quot;" style:apply-style-name="Duplicado" style:base-cell-address="Aceitos.H17"/>
    </style:style>
    <style:style style:name="ce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Aceitos.H18"/>
      <style:map style:condition="cell-content()=&quot;Recusado&quot;" style:apply-style-name="Recusado" style:base-cell-address="Aceitos.H18"/>
      <style:map style:condition="cell-content()=&quot;Dúvida&quot;" style:apply-style-name="Duvida" style:base-cell-address="Aceitos.H18"/>
      <style:map style:condition="cell-content()=&quot;Duplicado&quot;" style:apply-style-name="Duplicado" style:base-cell-address="Aceitos.H18"/>
    </style:style>
    <style:style style:name="ce8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Aceitos.H19"/>
      <style:map style:condition="cell-content()=&quot;Recusado&quot;" style:apply-style-name="Recusado" style:base-cell-address="Aceitos.H19"/>
      <style:map style:condition="cell-content()=&quot;Dúvida&quot;" style:apply-style-name="Duvida" style:base-cell-address="Aceitos.H19"/>
      <style:map style:condition="cell-content()=&quot;Duplicado&quot;" style:apply-style-name="Duplicado" style:base-cell-address="Aceitos.H19"/>
    </style:style>
    <style:style style:name="ce8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Aceitos.H21"/>
      <style:map style:condition="cell-content()=&quot;Recusado&quot;" style:apply-style-name="Recusado" style:base-cell-address="Aceitos.H21"/>
      <style:map style:condition="cell-content()=&quot;Dúvida&quot;" style:apply-style-name="Duvida" style:base-cell-address="Aceitos.H21"/>
      <style:map style:condition="cell-content()=&quot;Duplicado&quot;" style:apply-style-name="Duplicado" style:base-cell-address="Aceitos.H21"/>
    </style:style>
    <style:style style:name="ce8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Aceitos.H23"/>
      <style:map style:condition="cell-content()=&quot;Recusado&quot;" style:apply-style-name="Recusado" style:base-cell-address="Aceitos.H23"/>
      <style:map style:condition="cell-content()=&quot;Dúvida&quot;" style:apply-style-name="Duvida" style:base-cell-address="Aceitos.H23"/>
      <style:map style:condition="cell-content()=&quot;Duplicado&quot;" style:apply-style-name="Duplicado" style:base-cell-address="Aceitos.H23"/>
    </style:style>
    <style:style style:name="ce8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Aceitos.H24"/>
      <style:map style:condition="cell-content()=&quot;Recusado&quot;" style:apply-style-name="Recusado" style:base-cell-address="Aceitos.H24"/>
      <style:map style:condition="cell-content()=&quot;Dúvida&quot;" style:apply-style-name="Duvida" style:base-cell-address="Aceitos.H24"/>
      <style:map style:condition="cell-content()=&quot;Duplicado&quot;" style:apply-style-name="Duplicado" style:base-cell-address="Aceitos.H24"/>
    </style:style>
    <style:style style:name="ce9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Aceitos.H25"/>
      <style:map style:condition="cell-content()=&quot;Recusado&quot;" style:apply-style-name="Recusado" style:base-cell-address="Aceitos.H25"/>
      <style:map style:condition="cell-content()=&quot;Dúvida&quot;" style:apply-style-name="Duvida" style:base-cell-address="Aceitos.H25"/>
      <style:map style:condition="cell-content()=&quot;Duplicado&quot;" style:apply-style-name="Duplicado" style:base-cell-address="Aceitos.H25"/>
    </style:style>
    <style:style style:name="ce9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Aceitos.H26"/>
      <style:map style:condition="cell-content()=&quot;Recusado&quot;" style:apply-style-name="Recusado" style:base-cell-address="Aceitos.H26"/>
      <style:map style:condition="cell-content()=&quot;Dúvida&quot;" style:apply-style-name="Duvida" style:base-cell-address="Aceitos.H26"/>
      <style:map style:condition="cell-content()=&quot;Duplicado&quot;" style:apply-style-name="Duplicado" style:base-cell-address="Aceitos.H26"/>
    </style:style>
    <style:style style:name="ce9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Aceitos.H27"/>
      <style:map style:condition="cell-content()=&quot;Recusado&quot;" style:apply-style-name="Recusado" style:base-cell-address="Aceitos.H27"/>
      <style:map style:condition="cell-content()=&quot;Dúvida&quot;" style:apply-style-name="Duvida" style:base-cell-address="Aceitos.H27"/>
      <style:map style:condition="cell-content()=&quot;Duplicado&quot;" style:apply-style-name="Duplicado" style:base-cell-address="Aceitos.H27"/>
    </style:style>
    <style:style style:name="ce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Aceitos.H32"/>
      <style:map style:condition="cell-content()=&quot;Recusado&quot;" style:apply-style-name="Recusado" style:base-cell-address="Aceitos.H32"/>
      <style:map style:condition="cell-content()=&quot;Dúvida&quot;" style:apply-style-name="Duvida" style:base-cell-address="Aceitos.H32"/>
      <style:map style:condition="cell-content()=&quot;Duplicado&quot;" style:apply-style-name="Duplicado" style:base-cell-address="Aceitos.H32"/>
    </style:style>
    <style:style style:name="ce9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Aceitos.H33"/>
      <style:map style:condition="cell-content()=&quot;Recusado&quot;" style:apply-style-name="Recusado" style:base-cell-address="Aceitos.H33"/>
      <style:map style:condition="cell-content()=&quot;Dúvida&quot;" style:apply-style-name="Duvida" style:base-cell-address="Aceitos.H33"/>
      <style:map style:condition="cell-content()=&quot;Duplicado&quot;" style:apply-style-name="Duplicado" style:base-cell-address="Aceitos.H33"/>
    </style:style>
    <style:style style:name="ce9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Aceitos.H34"/>
      <style:map style:condition="cell-content()=&quot;Recusado&quot;" style:apply-style-name="Recusado" style:base-cell-address="Aceitos.H34"/>
      <style:map style:condition="cell-content()=&quot;Dúvida&quot;" style:apply-style-name="Duvida" style:base-cell-address="Aceitos.H34"/>
      <style:map style:condition="cell-content()=&quot;Duplicado&quot;" style:apply-style-name="Duplicado" style:base-cell-address="Aceitos.H34"/>
    </style:style>
    <style:style style:name="ce9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Aceitos.H36"/>
      <style:map style:condition="cell-content()=&quot;Recusado&quot;" style:apply-style-name="Recusado" style:base-cell-address="Aceitos.H36"/>
      <style:map style:condition="cell-content()=&quot;Dúvida&quot;" style:apply-style-name="Duvida" style:base-cell-address="Aceitos.H36"/>
      <style:map style:condition="cell-content()=&quot;Duplicado&quot;" style:apply-style-name="Duplicado" style:base-cell-address="Aceitos.H36"/>
    </style:style>
    <style:style style:name="ce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Aceitos.H38"/>
      <style:map style:condition="cell-content()=&quot;Recusado&quot;" style:apply-style-name="Recusado" style:base-cell-address="Aceitos.H38"/>
      <style:map style:condition="cell-content()=&quot;Dúvida&quot;" style:apply-style-name="Duvida" style:base-cell-address="Aceitos.H38"/>
      <style:map style:condition="cell-content()=&quot;Duplicado&quot;" style:apply-style-name="Duplicado" style:base-cell-address="Aceitos.H38"/>
    </style:style>
    <style:style style:name="ce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Aceitos.H40"/>
      <style:map style:condition="cell-content()=&quot;Recusado&quot;" style:apply-style-name="Recusado" style:base-cell-address="Aceitos.H40"/>
      <style:map style:condition="cell-content()=&quot;Dúvida&quot;" style:apply-style-name="Duvida" style:base-cell-address="Aceitos.H40"/>
      <style:map style:condition="cell-content()=&quot;Duplicado&quot;" style:apply-style-name="Duplicado" style:base-cell-address="Aceitos.H40"/>
    </style:style>
    <style:style style:name="ce9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Aceitos.H47"/>
      <style:map style:condition="cell-content()=&quot;Recusado&quot;" style:apply-style-name="Recusado" style:base-cell-address="Aceitos.H47"/>
      <style:map style:condition="cell-content()=&quot;Dúvida&quot;" style:apply-style-name="Duvida" style:base-cell-address="Aceitos.H47"/>
      <style:map style:condition="cell-content()=&quot;Duplicado&quot;" style:apply-style-name="Duplicado" style:base-cell-address="Aceitos.H47"/>
    </style:style>
    <style:style style:name="ce1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Aceitos.H50"/>
      <style:map style:condition="cell-content()=&quot;Recusado&quot;" style:apply-style-name="Recusado" style:base-cell-address="Aceitos.H50"/>
      <style:map style:condition="cell-content()=&quot;Dúvida&quot;" style:apply-style-name="Duvida" style:base-cell-address="Aceitos.H50"/>
      <style:map style:condition="cell-content()=&quot;Duplicado&quot;" style:apply-style-name="Duplicado" style:base-cell-address="Aceitos.H50"/>
    </style:style>
    <style:style style:name="ce10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Aceitos.H54"/>
      <style:map style:condition="cell-content()=&quot;Recusado&quot;" style:apply-style-name="Recusado" style:base-cell-address="Aceitos.H54"/>
      <style:map style:condition="cell-content()=&quot;Dúvida&quot;" style:apply-style-name="Duvida" style:base-cell-address="Aceitos.H54"/>
      <style:map style:condition="cell-content()=&quot;Duplicado&quot;" style:apply-style-name="Duplicado" style:base-cell-address="Aceitos.H54"/>
    </style:style>
    <style:style style:name="ce10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Aceitos.H55"/>
      <style:map style:condition="cell-content()=&quot;Recusado&quot;" style:apply-style-name="Recusado" style:base-cell-address="Aceitos.H55"/>
      <style:map style:condition="cell-content()=&quot;Dúvida&quot;" style:apply-style-name="Duvida" style:base-cell-address="Aceitos.H55"/>
      <style:map style:condition="cell-content()=&quot;Duplicado&quot;" style:apply-style-name="Duplicado" style:base-cell-address="Aceitos.H55"/>
    </style:style>
    <style:style style:name="ce1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Aceitos.H56"/>
      <style:map style:condition="cell-content()=&quot;Recusado&quot;" style:apply-style-name="Recusado" style:base-cell-address="Aceitos.H56"/>
      <style:map style:condition="cell-content()=&quot;Dúvida&quot;" style:apply-style-name="Duvida" style:base-cell-address="Aceitos.H56"/>
      <style:map style:condition="cell-content()=&quot;Duplicado&quot;" style:apply-style-name="Duplicado" style:base-cell-address="Aceitos.H56"/>
    </style:style>
    <style:style style:name="ce10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Aceitos.H57"/>
      <style:map style:condition="cell-content()=&quot;Recusado&quot;" style:apply-style-name="Recusado" style:base-cell-address="Aceitos.H57"/>
      <style:map style:condition="cell-content()=&quot;Dúvida&quot;" style:apply-style-name="Duvida" style:base-cell-address="Aceitos.H57"/>
      <style:map style:condition="cell-content()=&quot;Duplicado&quot;" style:apply-style-name="Duplicado" style:base-cell-address="Aceitos.H57"/>
    </style:style>
    <style:style style:name="ce10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Aceitos.H58"/>
      <style:map style:condition="cell-content()=&quot;Recusado&quot;" style:apply-style-name="Recusado" style:base-cell-address="Aceitos.H58"/>
      <style:map style:condition="cell-content()=&quot;Dúvida&quot;" style:apply-style-name="Duvida" style:base-cell-address="Aceitos.H58"/>
      <style:map style:condition="cell-content()=&quot;Duplicado&quot;" style:apply-style-name="Duplicado" style:base-cell-address="Aceitos.H58"/>
    </style:style>
    <style:style style:name="ce10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Aceitos.H59"/>
      <style:map style:condition="cell-content()=&quot;Recusado&quot;" style:apply-style-name="Recusado" style:base-cell-address="Aceitos.H59"/>
      <style:map style:condition="cell-content()=&quot;Dúvida&quot;" style:apply-style-name="Duvida" style:base-cell-address="Aceitos.H59"/>
      <style:map style:condition="cell-content()=&quot;Duplicado&quot;" style:apply-style-name="Duplicado" style:base-cell-address="Aceitos.H59"/>
    </style:style>
    <style:style style:name="ce10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Aceitos.H60"/>
      <style:map style:condition="cell-content()=&quot;Recusado&quot;" style:apply-style-name="Recusado" style:base-cell-address="Aceitos.H60"/>
      <style:map style:condition="cell-content()=&quot;Dúvida&quot;" style:apply-style-name="Duvida" style:base-cell-address="Aceitos.H60"/>
      <style:map style:condition="cell-content()=&quot;Duplicado&quot;" style:apply-style-name="Duplicado" style:base-cell-address="Aceitos.H60"/>
    </style:style>
    <style:style style:name="ce10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Aceitos.H61"/>
      <style:map style:condition="cell-content()=&quot;Recusado&quot;" style:apply-style-name="Recusado" style:base-cell-address="Aceitos.H61"/>
      <style:map style:condition="cell-content()=&quot;Dúvida&quot;" style:apply-style-name="Duvida" style:base-cell-address="Aceitos.H61"/>
      <style:map style:condition="cell-content()=&quot;Duplicado&quot;" style:apply-style-name="Duplicado" style:base-cell-address="Aceitos.H61"/>
    </style:style>
    <style:style style:name="ce10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Aceitos.H62"/>
      <style:map style:condition="cell-content()=&quot;Recusado&quot;" style:apply-style-name="Recusado" style:base-cell-address="Aceitos.H62"/>
      <style:map style:condition="cell-content()=&quot;Dúvida&quot;" style:apply-style-name="Duvida" style:base-cell-address="Aceitos.H62"/>
      <style:map style:condition="cell-content()=&quot;Duplicado&quot;" style:apply-style-name="Duplicado" style:base-cell-address="Aceitos.H62"/>
    </style:style>
    <style:style style:name="ce1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Aceitos.H63"/>
      <style:map style:condition="cell-content()=&quot;Recusado&quot;" style:apply-style-name="Recusado" style:base-cell-address="Aceitos.H63"/>
      <style:map style:condition="cell-content()=&quot;Dúvida&quot;" style:apply-style-name="Duvida" style:base-cell-address="Aceitos.H63"/>
      <style:map style:condition="cell-content()=&quot;Duplicado&quot;" style:apply-style-name="Duplicado" style:base-cell-address="Aceitos.H63"/>
    </style:style>
    <style:style style:name="ce111" style:family="table-cell" style:parent-style-name="Default">
      <style:table-cell-properties fo:background-color="#990000" style:text-align-source="fix" style:repeat-content="false" style:vertical-align="middle"/>
      <style:paragraph-properties fo:text-align="center" fo:margin-left="0mm"/>
      <style:text-properties fo:color="#ffffff" fo:font-size="12pt" fo:font-weight="bold" style:font-weight-asian="bold" style:font-weight-complex="bold"/>
    </style:style>
    <style:style style:name="ce112" style:family="table-cell" style:parent-style-name="Default">
      <style:table-cell-properties fo:background-color="#9900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990000" style:text-align-source="fix" style:repeat-content="false" style:vertical-align="middle"/>
      <style:paragraph-properties fo:text-align="center" fo:margin-left="0mm"/>
      <style:text-properties style:font-name="Liberation Sans" fo:font-size="11pt" fo:font-weight="bold" style:font-name-asian="Noto Sans CJK SC Regular" style:font-weight-asian="bold" style:font-name-complex="FreeSans" style:font-weight-complex="bold"/>
    </style:style>
    <style:style style:name="ce1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Recusados.H3"/>
      <style:map style:condition="cell-content()=&quot;Recusado&quot;" style:apply-style-name="Recusado" style:base-cell-address="Recusados.H3"/>
      <style:map style:condition="cell-content()=&quot;Dúvida&quot;" style:apply-style-name="Duvida" style:base-cell-address="Recusados.H3"/>
      <style:map style:condition="cell-content()=&quot;Duplicado&quot;" style:apply-style-name="Duplicado" style:base-cell-address="Recusados.H3"/>
    </style:style>
    <style:style style:name="ce1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Recusados.H6"/>
      <style:map style:condition="cell-content()=&quot;Recusado&quot;" style:apply-style-name="Recusado" style:base-cell-address="Recusados.H6"/>
      <style:map style:condition="cell-content()=&quot;Dúvida&quot;" style:apply-style-name="Duvida" style:base-cell-address="Recusados.H6"/>
      <style:map style:condition="cell-content()=&quot;Duplicado&quot;" style:apply-style-name="Duplicado" style:base-cell-address="Recusados.H6"/>
    </style:style>
    <style:style style:name="ce1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Recusados.H8"/>
      <style:map style:condition="cell-content()=&quot;Recusado&quot;" style:apply-style-name="Recusado" style:base-cell-address="Recusados.H8"/>
      <style:map style:condition="cell-content()=&quot;Dúvida&quot;" style:apply-style-name="Duvida" style:base-cell-address="Recusados.H8"/>
      <style:map style:condition="cell-content()=&quot;Duplicado&quot;" style:apply-style-name="Duplicado" style:base-cell-address="Recusados.H8"/>
    </style:style>
    <style:style style:name="ce1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Recusados.H11"/>
      <style:map style:condition="cell-content()=&quot;Recusado&quot;" style:apply-style-name="Recusado" style:base-cell-address="Recusados.H11"/>
      <style:map style:condition="cell-content()=&quot;Dúvida&quot;" style:apply-style-name="Duvida" style:base-cell-address="Recusados.H11"/>
      <style:map style:condition="cell-content()=&quot;Duplicado&quot;" style:apply-style-name="Duplicado" style:base-cell-address="Recusados.H11"/>
    </style:style>
    <style:style style:name="ce1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Recusados.H13"/>
      <style:map style:condition="cell-content()=&quot;Recusado&quot;" style:apply-style-name="Recusado" style:base-cell-address="Recusados.H13"/>
      <style:map style:condition="cell-content()=&quot;Dúvida&quot;" style:apply-style-name="Duvida" style:base-cell-address="Recusados.H13"/>
      <style:map style:condition="cell-content()=&quot;Duplicado&quot;" style:apply-style-name="Duplicado" style:base-cell-address="Recusados.H13"/>
    </style:style>
    <style:style style:name="ce1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Recusados.H14"/>
      <style:map style:condition="cell-content()=&quot;Recusado&quot;" style:apply-style-name="Recusado" style:base-cell-address="Recusados.H14"/>
      <style:map style:condition="cell-content()=&quot;Dúvida&quot;" style:apply-style-name="Duvida" style:base-cell-address="Recusados.H14"/>
      <style:map style:condition="cell-content()=&quot;Duplicado&quot;" style:apply-style-name="Duplicado" style:base-cell-address="Recusados.H14"/>
    </style:style>
    <style:style style:name="ce1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Recusados.H15"/>
      <style:map style:condition="cell-content()=&quot;Recusado&quot;" style:apply-style-name="Recusado" style:base-cell-address="Recusados.H15"/>
      <style:map style:condition="cell-content()=&quot;Dúvida&quot;" style:apply-style-name="Duvida" style:base-cell-address="Recusados.H15"/>
      <style:map style:condition="cell-content()=&quot;Duplicado&quot;" style:apply-style-name="Duplicado" style:base-cell-address="Recusados.H15"/>
    </style:style>
    <style:style style:name="ce1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Recusados.H16"/>
      <style:map style:condition="cell-content()=&quot;Recusado&quot;" style:apply-style-name="Recusado" style:base-cell-address="Recusados.H16"/>
      <style:map style:condition="cell-content()=&quot;Dúvida&quot;" style:apply-style-name="Duvida" style:base-cell-address="Recusados.H16"/>
      <style:map style:condition="cell-content()=&quot;Duplicado&quot;" style:apply-style-name="Duplicado" style:base-cell-address="Recusados.H16"/>
    </style:style>
    <style:style style:name="ce1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Recusados.H17"/>
      <style:map style:condition="cell-content()=&quot;Recusado&quot;" style:apply-style-name="Recusado" style:base-cell-address="Recusados.H17"/>
      <style:map style:condition="cell-content()=&quot;Dúvida&quot;" style:apply-style-name="Duvida" style:base-cell-address="Recusados.H17"/>
      <style:map style:condition="cell-content()=&quot;Duplicado&quot;" style:apply-style-name="Duplicado" style:base-cell-address="Recusados.H17"/>
    </style:style>
    <style:style style:name="ce1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Recusados.H19"/>
      <style:map style:condition="cell-content()=&quot;Recusado&quot;" style:apply-style-name="Recusado" style:base-cell-address="Recusados.H19"/>
      <style:map style:condition="cell-content()=&quot;Dúvida&quot;" style:apply-style-name="Duvida" style:base-cell-address="Recusados.H19"/>
      <style:map style:condition="cell-content()=&quot;Duplicado&quot;" style:apply-style-name="Duplicado" style:base-cell-address="Recusados.H19"/>
    </style:style>
    <style:style style:name="ce12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Recusados.H20"/>
      <style:map style:condition="cell-content()=&quot;Recusado&quot;" style:apply-style-name="Recusado" style:base-cell-address="Recusados.H20"/>
      <style:map style:condition="cell-content()=&quot;Dúvida&quot;" style:apply-style-name="Duvida" style:base-cell-address="Recusados.H20"/>
      <style:map style:condition="cell-content()=&quot;Duplicado&quot;" style:apply-style-name="Duplicado" style:base-cell-address="Recusados.H20"/>
    </style:style>
    <style:style style:name="ce1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Recusados.H23"/>
      <style:map style:condition="cell-content()=&quot;Recusado&quot;" style:apply-style-name="Recusado" style:base-cell-address="Recusados.H23"/>
      <style:map style:condition="cell-content()=&quot;Dúvida&quot;" style:apply-style-name="Duvida" style:base-cell-address="Recusados.H23"/>
      <style:map style:condition="cell-content()=&quot;Duplicado&quot;" style:apply-style-name="Duplicado" style:base-cell-address="Recusados.H23"/>
    </style:style>
    <style:style style:name="ce1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Recusados.H25"/>
      <style:map style:condition="cell-content()=&quot;Recusado&quot;" style:apply-style-name="Recusado" style:base-cell-address="Recusados.H25"/>
      <style:map style:condition="cell-content()=&quot;Dúvida&quot;" style:apply-style-name="Duvida" style:base-cell-address="Recusados.H25"/>
      <style:map style:condition="cell-content()=&quot;Duplicado&quot;" style:apply-style-name="Duplicado" style:base-cell-address="Recusados.H25"/>
    </style:style>
    <style:style style:name="ce1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Recusados.H26"/>
      <style:map style:condition="cell-content()=&quot;Recusado&quot;" style:apply-style-name="Recusado" style:base-cell-address="Recusados.H26"/>
      <style:map style:condition="cell-content()=&quot;Dúvida&quot;" style:apply-style-name="Duvida" style:base-cell-address="Recusados.H26"/>
      <style:map style:condition="cell-content()=&quot;Duplicado&quot;" style:apply-style-name="Duplicado" style:base-cell-address="Recusados.H26"/>
    </style:style>
    <style:style style:name="ce12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Recusados.H30"/>
      <style:map style:condition="cell-content()=&quot;Recusado&quot;" style:apply-style-name="Recusado" style:base-cell-address="Recusados.H30"/>
      <style:map style:condition="cell-content()=&quot;Dúvida&quot;" style:apply-style-name="Duvida" style:base-cell-address="Recusados.H30"/>
      <style:map style:condition="cell-content()=&quot;Duplicado&quot;" style:apply-style-name="Duplicado" style:base-cell-address="Recusados.H30"/>
    </style:style>
    <style:style style:name="ce12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Recusados.H31"/>
      <style:map style:condition="cell-content()=&quot;Recusado&quot;" style:apply-style-name="Recusado" style:base-cell-address="Recusados.H31"/>
      <style:map style:condition="cell-content()=&quot;Dúvida&quot;" style:apply-style-name="Duvida" style:base-cell-address="Recusados.H31"/>
      <style:map style:condition="cell-content()=&quot;Duplicado&quot;" style:apply-style-name="Duplicado" style:base-cell-address="Recusados.H31"/>
    </style:style>
    <style:style style:name="ce13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Recusados.H32"/>
      <style:map style:condition="cell-content()=&quot;Recusado&quot;" style:apply-style-name="Recusado" style:base-cell-address="Recusados.H32"/>
      <style:map style:condition="cell-content()=&quot;Dúvida&quot;" style:apply-style-name="Duvida" style:base-cell-address="Recusados.H32"/>
      <style:map style:condition="cell-content()=&quot;Duplicado&quot;" style:apply-style-name="Duplicado" style:base-cell-address="Recusados.H32"/>
    </style:style>
    <style:style style:name="ce1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Recusados.H40"/>
      <style:map style:condition="cell-content()=&quot;Recusado&quot;" style:apply-style-name="Recusado" style:base-cell-address="Recusados.H40"/>
      <style:map style:condition="cell-content()=&quot;Dúvida&quot;" style:apply-style-name="Duvida" style:base-cell-address="Recusados.H40"/>
      <style:map style:condition="cell-content()=&quot;Duplicado&quot;" style:apply-style-name="Duplicado" style:base-cell-address="Recusados.H40"/>
    </style:style>
    <style:style style:name="ce13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Recusados.H42"/>
      <style:map style:condition="cell-content()=&quot;Recusado&quot;" style:apply-style-name="Recusado" style:base-cell-address="Recusados.H42"/>
      <style:map style:condition="cell-content()=&quot;Dúvida&quot;" style:apply-style-name="Duvida" style:base-cell-address="Recusados.H42"/>
      <style:map style:condition="cell-content()=&quot;Duplicado&quot;" style:apply-style-name="Duplicado" style:base-cell-address="Recusados.H42"/>
    </style:style>
    <style:style style:name="ce1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Recusados.H44"/>
      <style:map style:condition="cell-content()=&quot;Recusado&quot;" style:apply-style-name="Recusado" style:base-cell-address="Recusados.H44"/>
      <style:map style:condition="cell-content()=&quot;Dúvida&quot;" style:apply-style-name="Duvida" style:base-cell-address="Recusados.H44"/>
      <style:map style:condition="cell-content()=&quot;Duplicado&quot;" style:apply-style-name="Duplicado" style:base-cell-address="Recusados.H44"/>
    </style:style>
    <style:style style:name="ce1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Recusados.H45"/>
      <style:map style:condition="cell-content()=&quot;Recusado&quot;" style:apply-style-name="Recusado" style:base-cell-address="Recusados.H45"/>
      <style:map style:condition="cell-content()=&quot;Dúvida&quot;" style:apply-style-name="Duvida" style:base-cell-address="Recusados.H45"/>
      <style:map style:condition="cell-content()=&quot;Duplicado&quot;" style:apply-style-name="Duplicado" style:base-cell-address="Recusados.H45"/>
    </style:style>
    <style:style style:name="ce1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Recusados.H49"/>
      <style:map style:condition="cell-content()=&quot;Recusado&quot;" style:apply-style-name="Recusado" style:base-cell-address="Recusados.H49"/>
      <style:map style:condition="cell-content()=&quot;Dúvida&quot;" style:apply-style-name="Duvida" style:base-cell-address="Recusados.H49"/>
      <style:map style:condition="cell-content()=&quot;Duplicado&quot;" style:apply-style-name="Duplicado" style:base-cell-address="Recusados.H49"/>
    </style:style>
    <style:style style:name="ce13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Recusados.H54"/>
      <style:map style:condition="cell-content()=&quot;Recusado&quot;" style:apply-style-name="Recusado" style:base-cell-address="Recusados.H54"/>
      <style:map style:condition="cell-content()=&quot;Dúvida&quot;" style:apply-style-name="Duvida" style:base-cell-address="Recusados.H54"/>
      <style:map style:condition="cell-content()=&quot;Duplicado&quot;" style:apply-style-name="Duplicado" style:base-cell-address="Recusados.H54"/>
    </style:style>
    <style:style style:name="ce1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Recusados.H56"/>
      <style:map style:condition="cell-content()=&quot;Recusado&quot;" style:apply-style-name="Recusado" style:base-cell-address="Recusados.H56"/>
      <style:map style:condition="cell-content()=&quot;Dúvida&quot;" style:apply-style-name="Duvida" style:base-cell-address="Recusados.H56"/>
      <style:map style:condition="cell-content()=&quot;Duplicado&quot;" style:apply-style-name="Duplicado" style:base-cell-address="Recusados.H56"/>
    </style:style>
    <style:style style:name="ce1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Recusados.H59"/>
      <style:map style:condition="cell-content()=&quot;Recusado&quot;" style:apply-style-name="Recusado" style:base-cell-address="Recusados.H59"/>
      <style:map style:condition="cell-content()=&quot;Dúvida&quot;" style:apply-style-name="Duvida" style:base-cell-address="Recusados.H59"/>
      <style:map style:condition="cell-content()=&quot;Duplicado&quot;" style:apply-style-name="Duplicado" style:base-cell-address="Recusados.H59"/>
    </style:style>
    <style:style style:name="ce1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Recusados.H60"/>
      <style:map style:condition="cell-content()=&quot;Recusado&quot;" style:apply-style-name="Recusado" style:base-cell-address="Recusados.H60"/>
      <style:map style:condition="cell-content()=&quot;Dúvida&quot;" style:apply-style-name="Duvida" style:base-cell-address="Recusados.H60"/>
      <style:map style:condition="cell-content()=&quot;Duplicado&quot;" style:apply-style-name="Duplicado" style:base-cell-address="Recusados.H60"/>
    </style:style>
    <style:style style:name="ce1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Recusados.H61"/>
      <style:map style:condition="cell-content()=&quot;Recusado&quot;" style:apply-style-name="Recusado" style:base-cell-address="Recusados.H61"/>
      <style:map style:condition="cell-content()=&quot;Dúvida&quot;" style:apply-style-name="Duvida" style:base-cell-address="Recusados.H61"/>
      <style:map style:condition="cell-content()=&quot;Duplicado&quot;" style:apply-style-name="Duplicado" style:base-cell-address="Recusados.H61"/>
    </style:style>
    <style:style style:name="ce1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Recusados.H63"/>
      <style:map style:condition="cell-content()=&quot;Recusado&quot;" style:apply-style-name="Recusado" style:base-cell-address="Recusados.H63"/>
      <style:map style:condition="cell-content()=&quot;Dúvida&quot;" style:apply-style-name="Duvida" style:base-cell-address="Recusados.H63"/>
      <style:map style:condition="cell-content()=&quot;Duplicado&quot;" style:apply-style-name="Duplicado" style:base-cell-address="Recusados.H63"/>
    </style:style>
    <style:style style:name="ce1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Recusados.H65"/>
      <style:map style:condition="cell-content()=&quot;Recusado&quot;" style:apply-style-name="Recusado" style:base-cell-address="Recusados.H65"/>
      <style:map style:condition="cell-content()=&quot;Dúvida&quot;" style:apply-style-name="Duvida" style:base-cell-address="Recusados.H65"/>
      <style:map style:condition="cell-content()=&quot;Duplicado&quot;" style:apply-style-name="Duplicado" style:base-cell-address="Recusados.H65"/>
    </style:style>
    <style:style style:name="ce1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Recusados.H67"/>
      <style:map style:condition="cell-content()=&quot;Recusado&quot;" style:apply-style-name="Recusado" style:base-cell-address="Recusados.H67"/>
      <style:map style:condition="cell-content()=&quot;Dúvida&quot;" style:apply-style-name="Duvida" style:base-cell-address="Recusados.H67"/>
      <style:map style:condition="cell-content()=&quot;Duplicado&quot;" style:apply-style-name="Duplicado" style:base-cell-address="Recusados.H67"/>
    </style:style>
    <style:style style:name="ce1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Recusados.H78"/>
      <style:map style:condition="cell-content()=&quot;Recusado&quot;" style:apply-style-name="Recusado" style:base-cell-address="Recusados.H78"/>
      <style:map style:condition="cell-content()=&quot;Dúvida&quot;" style:apply-style-name="Duvida" style:base-cell-address="Recusados.H78"/>
      <style:map style:condition="cell-content()=&quot;Duplicado&quot;" style:apply-style-name="Duplicado" style:base-cell-address="Recusados.H78"/>
    </style:style>
    <style:style style:name="ce1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Recusados.H88"/>
      <style:map style:condition="cell-content()=&quot;Recusado&quot;" style:apply-style-name="Recusado" style:base-cell-address="Recusados.H88"/>
      <style:map style:condition="cell-content()=&quot;Dúvida&quot;" style:apply-style-name="Duvida" style:base-cell-address="Recusados.H88"/>
      <style:map style:condition="cell-content()=&quot;Duplicado&quot;" style:apply-style-name="Duplicado" style:base-cell-address="Recusados.H88"/>
    </style:style>
    <style:style style:name="ce14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Recusados.H90"/>
      <style:map style:condition="cell-content()=&quot;Recusado&quot;" style:apply-style-name="Recusado" style:base-cell-address="Recusados.H90"/>
      <style:map style:condition="cell-content()=&quot;Dúvida&quot;" style:apply-style-name="Duvida" style:base-cell-address="Recusados.H90"/>
      <style:map style:condition="cell-content()=&quot;Duplicado&quot;" style:apply-style-name="Duplicado" style:base-cell-address="Recusados.H90"/>
    </style:style>
    <style:style style:name="ce14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Recusados.H94"/>
      <style:map style:condition="cell-content()=&quot;Recusado&quot;" style:apply-style-name="Recusado" style:base-cell-address="Recusados.H94"/>
      <style:map style:condition="cell-content()=&quot;Dúvida&quot;" style:apply-style-name="Duvida" style:base-cell-address="Recusados.H94"/>
      <style:map style:condition="cell-content()=&quot;Duplicado&quot;" style:apply-style-name="Duplicado" style:base-cell-address="Recusados.H94"/>
    </style:style>
    <style:style style:name="ce14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Recusados.H95"/>
      <style:map style:condition="cell-content()=&quot;Recusado&quot;" style:apply-style-name="Recusado" style:base-cell-address="Recusados.H95"/>
      <style:map style:condition="cell-content()=&quot;Dúvida&quot;" style:apply-style-name="Duvida" style:base-cell-address="Recusados.H95"/>
      <style:map style:condition="cell-content()=&quot;Duplicado&quot;" style:apply-style-name="Duplicado" style:base-cell-address="Recusados.H95"/>
    </style:style>
    <style:style style:name="ce1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Recusados.H97"/>
      <style:map style:condition="cell-content()=&quot;Recusado&quot;" style:apply-style-name="Recusado" style:base-cell-address="Recusados.H97"/>
      <style:map style:condition="cell-content()=&quot;Dúvida&quot;" style:apply-style-name="Duvida" style:base-cell-address="Recusados.H97"/>
      <style:map style:condition="cell-content()=&quot;Duplicado&quot;" style:apply-style-name="Duplicado" style:base-cell-address="Recusados.H97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/>
      <style:map style:condition="cell-content()=&quot;Aceito&quot;" style:apply-style-name="Aceito" style:base-cell-address="Recusados.H99"/>
      <style:map style:condition="cell-content()=&quot;Recusado&quot;" style:apply-style-name="Recusado" style:base-cell-address="Recusados.H99"/>
      <style:map style:condition="cell-content()=&quot;Dúvida&quot;" style:apply-style-name="Duvida" style:base-cell-address="Recusados.H99"/>
      <style:map style:condition="cell-content()=&quot;Duplicado&quot;" style:apply-style-name="Duplicado" style:base-cell-address="Recusados.H99"/>
    </style:style>
    <style:style style:name="ce151" style:family="table-cell" style:parent-style-name="Default">
      <style:table-cell-properties fo:background-color="#99ff99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3" style:family="table-cell" style:parent-style-name="Default">
      <style:table-cell-properties fo:background-color="#ff9999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99ff99" style:text-align-source="fix" style:repeat-content="false" fo:wrap-option="wrap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56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start" fo:margin-left="0mm"/>
      <style:text-properties fo:font-weight="bold" style:font-name-asian="Times New Roman" style:language-asian="zxx" style:country-asian="none" style:font-weight-asian="bold" style:font-name-complex="DejaVu Sans" style:font-size-complex="6.80000019073486pt" style:language-complex="en" style:country-complex="US" style:font-weight-complex="bold"/>
    </style:style>
    <style:style style:name="ce157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  <style:style style:name="ce159" style:family="table-cell" style:parent-style-name="Default">
      <style:table-cell-properties fo:wrap-option="wrap"/>
    </style:style>
    <style:style style:name="ce160" style:family="table-cell" style:parent-style-name="Default">
      <style:table-cell-properties fo:border="0.99pt solid #000000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="0.99pt solid #000000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3" style:family="table-cell" style:parent-style-name="Default" style:data-style-name="N115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fo:font-weight="bold" style:text-emphasize="none" style:text-underline-style="none" style:text-underline-color="font-color" style:text-line-through-type="none" fo:font-style="normal" style:text-outline="false" fo:text-shadow="none" fo:country="none" style:country-asian="none" style:font-name-asian="Times New Roman" style:font-size-asian="10pt" style:font-weight-asian="bold" style:font-weight-complex="bold" style:font-style-asian="normal" style:font-style-complex="normal" fo:font-size="10pt"/>
    </style:style>
    <style:style style:name="T2" style:family="text">
      <style:text-properties fo:font-weight="bold" style:text-emphasize="none" style:text-underline-style="none" style:text-underline-color="font-color" style:text-line-through-type="none" fo:font-style="normal" style:text-outline="false" fo:text-shadow="none" fo:country="none" style:country-asian="none" style:font-name-asian="Times New Roman" style:font-size-asian="10pt" style:font-weight-asian="bold" style:font-weight-complex="bold" style:font-style-asian="normal" style:font-style-complex="normal" fo:font-size="10pt" style:font-name="FreeSans"/>
    </style:style>
  </office:automatic-styles>
  <office:body>
    <office:spreadsheet>
      <table:calculation-settings table:automatic-find-labels="false"/>
      <table:content-validations>
        <table:content-validation table:name="val1" table:base-cell-address="Todos.F5">
          <table:error-message table:message-type="stop" table:display="true"/>
        </table:content-validation>
        <table:content-validation table:name="val2" table:condition="of:cell-content-is-in-list(&quot;Aceito&quot;;&quot;Recusado&quot;;&quot;Dúvida&quot;;&quot;Duplicado&quot;)" table:allow-empty-cell="false" table:display-list="unsorted" table:base-cell-address="Todos.H5">
          <table:error-message table:message-type="stop" table:display="true"/>
        </table:content-validation>
      </table:content-validations>
      <table:table table:name="Todos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Total:</text:p>
          </table:table-cell>
          <table:table-cell table:style-name="ce1" table:formula="of:=COUNTA([.A5:.A203])" office:value-type="float" office:value="199" calcext:value-type="float">
            <text:p>199</text:p>
          </table:table-cell>
          <table:table-cell table:style-name="ce2" table:number-columns-repeated="2"/>
          <table:table-cell table:style-name="ce36" office:value-type="string" calcext:value-type="string">
            <text:p>Total Recusados:</text:p>
          </table:table-cell>
          <table:table-cell table:style-name="ce36" table:formula="of:=COUNTIF([.H5:.H203];&quot;Recusado&quot;)" office:value-type="float" office:value="99" calcext:value-type="float">
            <text:p>99</text:p>
          </table:table-cell>
          <table:table-cell table:style-name="ce45" office:value-type="string" calcext:value-type="string">
            <text:p>Total em dúvida:</text:p>
          </table:table-cell>
          <table:table-cell table:style-name="ce45" table:formula="of:=COUNTIF([.H5:.H203];&quot;Dúvida&quot;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 table:style-name="ce37" office:value-type="string" calcext:value-type="string">
            <text:p>Total Aceitos:</text:p>
          </table:table-cell>
          <table:table-cell table:style-name="ce37" table:formula="of:=COUNTIF([.H5:.H203];&quot;Aceito&quot;)" office:value-type="float" office:value="65" calcext:value-type="float">
            <text:p>65</text:p>
          </table:table-cell>
          <table:table-cell table:style-name="ce46" office:value-type="string" calcext:value-type="string">
            <text:p>Total duplicados:</text:p>
          </table:table-cell>
          <table:table-cell table:style-name="ce46" table:formula="of:=COUNTIF([.H5:.H203];&quot;Duplicado&quot;)" office:value-type="float" office:value="35" calcext:value-type="float">
            <text:p>3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1">
            <text:p>Todos Artigos</text:p>
          </table:table-cell>
          <table:covered-table-cell table:number-columns-repeated="7"/>
          <table:table-cell office:value-type="string" calcext:value-type="string">
            <text:p>Quantidade por ano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Autor</text:p>
          </table:table-cell>
          <table:table-cell table:style-name="ce4" office:value-type="string" calcext:value-type="string">
            <text:p>Título</text:p>
          </table:table-cell>
          <table:table-cell table:style-name="ce4" office:value-type="string" calcext:value-type="string">
            <text:p>Ano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Critérios Inclusão</text:p>
          </table:table-cell>
          <table:table-cell table:style-name="ce4" office:value-type="string" calcext:value-type="string">
            <text:p>Critérios Exclusão</text:p>
          </table:table-cell>
          <table:table-cell table:style-name="ce4" office:value-type="string" calcext:value-type="string">
            <text:p>Estado</text:p>
          </table:table-cell>
          <table:table-cell table:style-name="ce51" office:value-type="float" office:value="2013" calcext:value-type="float">
            <text:p>2013</text:p>
          </table:table-cell>
          <table:table-cell table:formula="of:=COUNTIF([.D5:.D203];&quot;2013&quot;)" office:value-type="float" office:value="10" calcext:value-type="float">
            <text:p>10</text:p>
          </table:table-cell>
          <table:table-cell table:style-name="ce53" table:number-columns-repeated="1014"/>
        </table:table-row>
        <table:table-row table:style-name="ro4">
          <table:table-cell table:style-name="ce5" office:value-type="string" calcext:value-type="string">
            <text:p>ACM</text:p>
          </table:table-cell>
          <table:table-cell table:style-name="ce20" office:value-type="string" calcext:value-type="string">
            <text:p>Stefan <text:s/>Greuter and David J. Roberts</text:p>
          </table:table-cell>
          <table:table-cell table:style-name="ce27" office:value-type="string" calcext:value-type="string">
            <text:p>SpaceWalk: Movement and Interaction in Virtual Space with Commodity Hardware</text:p>
          </table:table-cell>
          <table:table-cell table:style-name="ce34" office:value-type="float" office:value="2014" calcext:value-type="float">
            <text:p>2014</text:p>
          </table:table-cell>
          <table:table-cell table:style-name="ce38"/>
          <table:table-cell table:style-name="ce43" table:content-validation-name="val1"/>
          <table:table-cell table:style-name="ce47" table:content-validation-name="val1"/>
          <table:table-cell table:style-name="ce50" table:content-validation-name="val2" office:value-type="string" calcext:value-type="string">
            <text:p>Duplicado</text:p>
          </table:table-cell>
          <table:table-cell table:style-name="ce52" office:value-type="float" office:value="2014" calcext:value-type="float">
            <text:p>2014</text:p>
          </table:table-cell>
          <table:table-cell table:formula="of:=COUNTIF([.D5:.D203];&quot;2014&quot;)" office:value-type="float" office:value="22" calcext:value-type="float">
            <text:p>2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>
            <text:p>ACM</text:p>
          </table:table-cell>
          <table:table-cell table:style-name="ce21" office:value-type="string" calcext:value-type="string">
            <text:p>Jake <text:s/>Araullo and Leigh Ellen Potter</text:p>
          </table:table-cell>
          <table:table-cell table:style-name="ce28" office:value-type="string" calcext:value-type="string">
            <text:p>The Emerging Technology Consumer: Designing NUI Interaction for Learning and Retention</text:p>
          </table:table-cell>
          <table:table-cell table:style-name="ce35" office:value-type="float" office:value="2015" calcext:value-type="float">
            <text:p>2015</text:p>
          </table:table-cell>
          <table:table-cell table:style-name="ce39"/>
          <table:table-cell table:style-name="ce44" table:content-validation-name="val1"/>
          <table:table-cell table:style-name="ce48" table:content-validation-name="val1"/>
          <table:table-cell table:style-name="ce50" table:content-validation-name="val2" office:value-type="string" calcext:value-type="string">
            <text:p>Duplicado</text:p>
          </table:table-cell>
          <table:table-cell table:style-name="ce52" office:value-type="float" office:value="2015" calcext:value-type="float">
            <text:p>2015</text:p>
          </table:table-cell>
          <table:table-cell table:formula="of:=COUNTIF([.D5:.D203];&quot;2015&quot;)" office:value-type="float" office:value="87" calcext:value-type="float">
            <text:p>87</text:p>
          </table:table-cell>
          <table:table-cell table:number-columns-repeated="1014"/>
        </table:table-row>
        <table:table-row table:style-name="ro4">
          <table:table-cell table:style-name="ce7" office:value-type="string" calcext:value-type="string">
            <text:p>ACM</text:p>
          </table:table-cell>
          <table:table-cell table:style-name="ce20" office:value-type="string" calcext:value-type="string">
            <text:p>Thuong N. Hoang and Martin <text:s/>Reinoso and Frank <text:s/>Vetere and Egemen <text:s/>Tanin</text:p>
          </table:table-cell>
          <table:table-cell table:style-name="ce29" office:value-type="string" calcext:value-type="string">
            <text:p>Onebody: Remote Posture Guidance System Using First Person View in Virtual Environment</text:p>
          </table:table-cell>
          <table:table-cell table:style-name="ce34" office:value-type="float" office:value="2016" calcext:value-type="float">
            <text:p>2016</text:p>
          </table:table-cell>
          <table:table-cell table:style-name="ce38"/>
          <table:table-cell table:style-name="ce43" table:content-validation-name="val1"/>
          <table:table-cell table:style-name="ce47" table:content-validation-name="val1"/>
          <table:table-cell table:style-name="ce50" table:content-validation-name="val2" office:value-type="string" calcext:value-type="string">
            <text:p>Duplicado</text:p>
          </table:table-cell>
          <table:table-cell table:style-name="ce52" office:value-type="float" office:value="2016" calcext:value-type="float">
            <text:p>2016</text:p>
          </table:table-cell>
          <table:table-cell table:formula="of:=COUNTIF([.D5:.D203];&quot;2016&quot;)" office:value-type="float" office:value="73" calcext:value-type="float">
            <text:p>73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>
            <text:p>ACM</text:p>
          </table:table-cell>
          <table:table-cell table:style-name="ce21" office:value-type="string" calcext:value-type="string">
            <text:p>Stefan <text:s/>Gradl and Bjoern M. Eskofier and Dominic <text:s/>Eskofier and Christopher <text:s/>Mutschler and Stephan <text:s/>Otto</text:p>
          </table:table-cell>
          <table:table-cell table:style-name="ce30" office:value-type="string" calcext:value-type="string">
            <text:p>Virtual and Augmented Reality in Sports: An Overview and Acceptance Study</text:p>
          </table:table-cell>
          <table:table-cell table:style-name="ce35" office:value-type="float" office:value="2016" calcext:value-type="float">
            <text:p>2016</text:p>
          </table:table-cell>
          <table:table-cell table:style-name="ce39"/>
          <table:table-cell table:style-name="ce44" table:content-validation-name="val1"/>
          <table:table-cell table:style-name="ce48" table:content-validation-name="val1"/>
          <table:table-cell table:style-name="ce50" table:content-validation-name="val2" office:value-type="string" calcext:value-type="string">
            <text:p>Duplicado</text:p>
          </table:table-cell>
          <table:table-cell table:style-name="ce52" office:value-type="float" office:value="2017" calcext:value-type="float">
            <text:p>2017</text:p>
          </table:table-cell>
          <table:table-cell table:formula="of:=COUNTIF([.D5:.D203];&quot;2017&quot;)" office:value-type="float" office:value="7" calcext:value-type="float">
            <text:p>7</text:p>
          </table:table-cell>
          <table:table-cell table:number-columns-repeated="1014"/>
        </table:table-row>
        <table:table-row table:style-name="ro4">
          <table:table-cell table:style-name="ce7" office:value-type="string" calcext:value-type="string">
            <text:p>ACM</text:p>
          </table:table-cell>
          <table:table-cell table:style-name="ce20" office:value-type="string" calcext:value-type="string">
            <text:p>Srinivas <text:s/>Sridharan and James <text:s/>Pieszala and Reynold <text:s/>Bailey</text:p>
          </table:table-cell>
          <table:table-cell table:style-name="ce29" office:value-type="string" calcext:value-type="string">
            <text:p>Depth-based Subtle Gaze Guidance in Virtual Reality Environments</text:p>
          </table:table-cell>
          <table:table-cell table:style-name="ce34" office:value-type="float" office:value="2015" calcext:value-type="float">
            <text:p>2015</text:p>
          </table:table-cell>
          <table:table-cell table:style-name="ce38"/>
          <table:table-cell table:style-name="ce43" table:content-validation-name="val1"/>
          <table:table-cell table:style-name="ce47" table:content-validation-name="val1"/>
          <table:table-cell table:style-name="ce50" table:content-validation-name="val2" office:value-type="string" calcext:value-type="string">
            <text:p>Duplic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ACM</text:p>
          </table:table-cell>
          <table:table-cell table:style-name="ce21" office:value-type="string" calcext:value-type="string">
            <text:p>Yazhou <text:s/>Huang and Lloyd <text:s/>Churches and Brendan <text:s/>Reilly</text:p>
          </table:table-cell>
          <table:table-cell table:style-name="ce30" office:value-type="string" calcext:value-type="string">
            <text:p>A Case Study on Virtual Reality American Football Training</text:p>
          </table:table-cell>
          <table:table-cell table:style-name="ce35" office:value-type="float" office:value="2015" calcext:value-type="float">
            <text:p>2015</text:p>
          </table:table-cell>
          <table:table-cell table:style-name="ce39"/>
          <table:table-cell table:style-name="ce44" table:content-validation-name="val1"/>
          <table:table-cell table:style-name="ce48" table:content-validation-name="val1"/>
          <table:table-cell table:style-name="ce50" table:content-validation-name="val2" office:value-type="string" calcext:value-type="string">
            <text:p>Duplic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ACM</text:p>
          </table:table-cell>
          <table:table-cell table:style-name="ce20" office:value-type="string" calcext:value-type="string">
            <text:p>Juan Antonio Juanes and Pablo <text:s/>Ruisoto and Laura <text:s/>Briz-Ponce</text:p>
          </table:table-cell>
          <table:table-cell table:style-name="ce29" office:value-type="string" calcext:value-type="string">
            <text:p>Immersive Visualization Anatomical Environment Using Virtual Reality Devices</text:p>
          </table:table-cell>
          <table:table-cell table:style-name="ce34" office:value-type="float" office:value="2016" calcext:value-type="float">
            <text:p>2016</text:p>
          </table:table-cell>
          <table:table-cell table:style-name="ce38"/>
          <table:table-cell table:style-name="ce43" table:content-validation-name="val1"/>
          <table:table-cell table:style-name="ce47" table:content-validation-name="val1"/>
          <table:table-cell table:style-name="ce50" table:content-validation-name="val2" office:value-type="string" calcext:value-type="string">
            <text:p>Duplic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ACM</text:p>
          </table:table-cell>
          <table:table-cell table:style-name="ce21" office:value-type="string" calcext:value-type="string">
            <text:p>Marc Erich Latoschik and Jean-Luc <text:s/>Lugrin and Michael <text:s/>Habel and Daniel <text:s/>Roth and Christian <text:s/>Seufert and Silke <text:s/>Grafe</text:p>
          </table:table-cell>
          <table:table-cell table:style-name="ce30" office:value-type="string" calcext:value-type="string">
            <text:p>Breaking Bad Behavior: Immersive Training of Class Room Management</text:p>
          </table:table-cell>
          <table:table-cell table:style-name="ce35" office:value-type="float" office:value="2016" calcext:value-type="float">
            <text:p>2016</text:p>
          </table:table-cell>
          <table:table-cell table:style-name="ce39"/>
          <table:table-cell table:style-name="ce44" table:content-validation-name="val1"/>
          <table:table-cell table:style-name="ce48" table:content-validation-name="val1"/>
          <table:table-cell table:style-name="ce50" table:content-validation-name="val2" office:value-type="string" calcext:value-type="string">
            <text:p>Duplic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ACM</text:p>
          </table:table-cell>
          <table:table-cell table:style-name="ce20" office:value-type="string" calcext:value-type="string">
            <text:p>Hao <text:s/>Li and Laura <text:s/>Trutoiu and Kyle <text:s/>Olszewski and Lingyu <text:s/>Wei and Tristan <text:s/>Trutna and Pei-Lun <text:s/>Hsieh and Aaron <text:s/>Nicholls and Chongyang <text:s/>Ma</text:p>
          </table:table-cell>
          <table:table-cell table:style-name="ce29" office:value-type="string" calcext:value-type="string">
            <text:p>Facial Performance Sensing Head-mounted Display</text:p>
          </table:table-cell>
          <table:table-cell table:style-name="ce34" office:value-type="float" office:value="2015" calcext:value-type="float">
            <text:p>2015</text:p>
          </table:table-cell>
          <table:table-cell table:style-name="ce38"/>
          <table:table-cell table:style-name="ce43" table:content-validation-name="val1"/>
          <table:table-cell table:style-name="ce47" table:content-validation-name="val1"/>
          <table:table-cell table:style-name="ce50" table:content-validation-name="val2" office:value-type="string" calcext:value-type="string">
            <text:p>Duplic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ACM</text:p>
          </table:table-cell>
          <table:table-cell table:style-name="ce21" office:value-type="string" calcext:value-type="string">
            <text:p>Sergi <text:s/>Villagrasa and David <text:s/>Fonseca and Jaume <text:s/>Dur&amp;#225;n</text:p>
          </table:table-cell>
          <table:table-cell table:style-name="ce30" office:value-type="string" calcext:value-type="string">
            <text:p>Teaching Case: Applying Gamification Techniques and Virtual Reality for Learning Building Engineering 3D Arts</text:p>
          </table:table-cell>
          <table:table-cell table:style-name="ce35" office:value-type="float" office:value="2014" calcext:value-type="float">
            <text:p>2014</text:p>
          </table:table-cell>
          <table:table-cell table:style-name="ce39"/>
          <table:table-cell table:style-name="ce44" table:content-validation-name="val1" office:value-type="string" calcext:value-type="string">
            <text:p>CI4.</text:p>
          </table:table-cell>
          <table:table-cell table:style-name="ce48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ACM</text:p>
          </table:table-cell>
          <table:table-cell table:style-name="ce20" office:value-type="string" calcext:value-type="string">
            <text:p>Pekka <text:s/>Kallioniemi and Sumita <text:s/>Sharma and Jaakko <text:s/>Hakulinen and Markku <text:s/>Turunen</text:p>
          </table:table-cell>
          <table:table-cell table:style-name="ce29" office:value-type="string" calcext:value-type="string">
            <text:p>Collaborative Conversational Language Learning with CityCompass</text:p>
          </table:table-cell>
          <table:table-cell table:style-name="ce34" office:value-type="float" office:value="2016" calcext:value-type="float">
            <text:p>2016</text:p>
          </table:table-cell>
          <table:table-cell table:style-name="ce38"/>
          <table:table-cell table:style-name="ce43" table:content-validation-name="val1"/>
          <table:table-cell table:style-name="ce47" table:content-validation-name="val1"/>
          <table:table-cell table:style-name="ce50" table:content-validation-name="val2" office:value-type="string" calcext:value-type="string">
            <text:p>Duplic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ACM</text:p>
          </table:table-cell>
          <table:table-cell table:style-name="ce21" office:value-type="string" calcext:value-type="string">
            <text:p>Simon <text:s/>Davis and Keith <text:s/>Nesbitt and Eugene <text:s/>Nalivaiko</text:p>
          </table:table-cell>
          <table:table-cell table:style-name="ce30" office:value-type="string" calcext:value-type="string">
            <text:p>A Systematic Review of Cybersickness</text:p>
          </table:table-cell>
          <table:table-cell table:style-name="ce35" office:value-type="float" office:value="2014" calcext:value-type="float">
            <text:p>2014</text:p>
          </table:table-cell>
          <table:table-cell table:style-name="ce39"/>
          <table:table-cell table:style-name="ce44" table:content-validation-name="val1"/>
          <table:table-cell table:style-name="ce48" table:content-validation-name="val1" office:value-type="string" calcext:value-type="string">
            <text:p>CE8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ACM</text:p>
          </table:table-cell>
          <table:table-cell table:style-name="ce20" office:value-type="string" calcext:value-type="string">
            <text:p>Kyle <text:s/>Olszewski and Joseph J. Lim and Shunsuke <text:s/>Saito and Hao <text:s/>Li</text:p>
          </table:table-cell>
          <table:table-cell table:style-name="ce29" office:value-type="string" calcext:value-type="string">
            <text:p>High-fidelity Facial and Speech Animation for VR HMDs</text:p>
          </table:table-cell>
          <table:table-cell table:style-name="ce34" office:value-type="float" office:value="2016" calcext:value-type="float">
            <text:p>2016</text:p>
          </table:table-cell>
          <table:table-cell table:style-name="ce38"/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ACM</text:p>
          </table:table-cell>
          <table:table-cell table:style-name="ce21" office:value-type="string" calcext:value-type="string">
            <text:p>Helge <text:s/>Rhodin and Christian <text:s/>Richardt and Dan <text:s/>Casas and Eldar <text:s/>Insafutdinov and Mohammad <text:s/>Shafiei and Hans-Peter <text:s/>Seidel and Bernt <text:s/>Schiele and Christian <text:s/>Theobalt</text:p>
          </table:table-cell>
          <table:table-cell table:style-name="ce30" office:value-type="string" calcext:value-type="string">
            <text:p>EgoCap: Egocentric Marker-less Motion Capture with Two Fisheye Cameras</text:p>
          </table:table-cell>
          <table:table-cell table:style-name="ce35" office:value-type="float" office:value="2016" calcext:value-type="float">
            <text:p>2016</text:p>
          </table:table-cell>
          <table:table-cell table:style-name="ce39"/>
          <table:table-cell table:style-name="ce44" table:content-validation-name="val1"/>
          <table:table-cell table:style-name="ce48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ACM</text:p>
          </table:table-cell>
          <table:table-cell table:style-name="ce20" office:value-type="string" calcext:value-type="string">
            <text:p>Stephanie <text:s/>Andrews and Jordan Beth <text:s/>Vincent and John <text:s/>McCormick</text:p>
          </table:table-cell>
          <table:table-cell table:style-name="ce29" office:value-type="string" calcext:value-type="string">
            <text:p>Duet: Improvising Spatial Dialogues with an Artificially Intelligent Agent</text:p>
          </table:table-cell>
          <table:table-cell table:style-name="ce34" office:value-type="float" office:value="2015" calcext:value-type="float">
            <text:p>2015</text:p>
          </table:table-cell>
          <table:table-cell table:style-name="ce38"/>
          <table:table-cell table:style-name="ce43" table:content-validation-name="val1"/>
          <table:table-cell table:style-name="ce47" table:content-validation-name="val1"/>
          <table:table-cell table:style-name="ce50" table:content-validation-name="val2" office:value-type="string" calcext:value-type="string">
            <text:p>Duplic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ACM</text:p>
          </table:table-cell>
          <table:table-cell table:style-name="ce21" office:value-type="string" calcext:value-type="string">
            <text:p>Markus <text:s/>Leyrer and Sally A. <text:s/>Linkenauger and Heinrich H. <text:s/>B&amp;#252;lthoff and Betty J. <text:s/>Mohler</text:p>
          </table:table-cell>
          <table:table-cell table:style-name="ce30" office:value-type="string" calcext:value-type="string">
            <text:p>Eye Height Manipulations: A Possible Solution to Reduce Underestimation of Egocentric Distances in Head-Mounted Displays</text:p>
          </table:table-cell>
          <table:table-cell table:style-name="ce35" office:value-type="float" office:value="2015" calcext:value-type="float">
            <text:p>2015</text:p>
          </table:table-cell>
          <table:table-cell table:style-name="ce39"/>
          <table:table-cell table:style-name="ce44" table:content-validation-name="val1"/>
          <table:table-cell table:style-name="ce48" table:content-validation-name="val1"/>
          <table:table-cell table:style-name="ce50" table:content-validation-name="val2" office:value-type="string" calcext:value-type="string">
            <text:p>Duplic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ACM</text:p>
          </table:table-cell>
          <table:table-cell table:style-name="ce20" office:value-type="string" calcext:value-type="string">
            <text:p>Christian <text:s/>Moro and Zane <text:s/>Stromberga and Athanasios <text:s/>Raikos and Allan <text:s/>Stirling</text:p>
          </table:table-cell>
          <table:table-cell table:style-name="ce29" office:value-type="string" calcext:value-type="string">
            <text:p>Combining Virtual (Oculus Rift &amp;#38; Gear VR) and Augmented Reality with Interactive Applications to Enhance Tertiary Medical and Biomedical Curricula</text:p>
          </table:table-cell>
          <table:table-cell table:style-name="ce34" office:value-type="float" office:value="2016" calcext:value-type="float">
            <text:p>2016</text:p>
          </table:table-cell>
          <table:table-cell table:style-name="ce38"/>
          <table:table-cell table:style-name="ce43" table:content-validation-name="val1"/>
          <table:table-cell table:style-name="ce47" table:content-validation-name="val1"/>
          <table:table-cell table:style-name="ce50" table:content-validation-name="val2" office:value-type="string" calcext:value-type="string">
            <text:p>Duplic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ACM</text:p>
          </table:table-cell>
          <table:table-cell table:style-name="ce21" office:value-type="string" calcext:value-type="string">
            <text:p>Stuart <text:s/>Golodetz and Michael <text:s/>Sapienza and Julien P. C. Valentin and Vibhav <text:s/>Vineet and Ming-Ming <text:s/>Cheng and Victor A. Prisacariu and Olaf <text:s/>K&amp;#228;hler and Carl Yuheng Ren and Anurag <text:s/>Arnab and Stephen L. Hicks and David W. Murray and Shahram <text:s/>Izadi and Philip H. S. Torr</text:p>
          </table:table-cell>
          <table:table-cell table:style-name="ce30" office:value-type="string" calcext:value-type="string">
            <text:p>SemanticPaint: Interactive Segmentation and Learning of 3D Worlds</text:p>
          </table:table-cell>
          <table:table-cell table:style-name="ce35" office:value-type="float" office:value="2015" calcext:value-type="float">
            <text:p>2015</text:p>
          </table:table-cell>
          <table:table-cell table:style-name="ce39"/>
          <table:table-cell table:style-name="ce44" table:content-validation-name="val1"/>
          <table:table-cell table:style-name="ce48" table:content-validation-name="val1"/>
          <table:table-cell table:style-name="ce50" table:content-validation-name="val2" office:value-type="string" calcext:value-type="string">
            <text:p>Duplic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ACM</text:p>
          </table:table-cell>
          <table:table-cell table:style-name="ce20" office:value-type="string" calcext:value-type="string">
            <text:p>Julien <text:s/>Valentin and Vibhav <text:s/>Vineet and Ming-Ming <text:s/>Cheng and David <text:s/>Kim and Jamie <text:s/>Shotton and Pushmeet <text:s/>Kohli and Matthias <text:s/>Nie&amp;#223;ner and Antonio <text:s/>Criminisi and Shahram <text:s/>Izadi and Philip <text:s/>Torr</text:p>
          </table:table-cell>
          <table:table-cell table:style-name="ce29" office:value-type="string" calcext:value-type="string">
            <text:p>SemanticPaint: Interactive Segmentation and Learning of 3D World</text:p>
          </table:table-cell>
          <table:table-cell table:style-name="ce34" office:value-type="float" office:value="2015" calcext:value-type="float">
            <text:p>2015</text:p>
          </table:table-cell>
          <table:table-cell table:style-name="ce38"/>
          <table:table-cell table:style-name="ce43" table:content-validation-name="val1"/>
          <table:table-cell table:style-name="ce47" table:content-validation-name="val1"/>
          <table:table-cell table:style-name="ce50" table:content-validation-name="val2" office:value-type="string" calcext:value-type="string">
            <text:p>Duplic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ACM</text:p>
          </table:table-cell>
          <table:table-cell table:style-name="ce21" office:value-type="string" calcext:value-type="string">
            <text:p>Dylan <text:s/>Ebert and Sanika <text:s/>Gupta and Fillia <text:s/>Makedon</text:p>
          </table:table-cell>
          <table:table-cell table:style-name="ce30" office:value-type="string" calcext:value-type="string">
            <text:p>Ogma: A Virtual Reality Language Acquisition System</text:p>
          </table:table-cell>
          <table:table-cell table:style-name="ce35" office:value-type="float" office:value="2016" calcext:value-type="float">
            <text:p>2016</text:p>
          </table:table-cell>
          <table:table-cell table:style-name="ce39"/>
          <table:table-cell table:style-name="ce44" table:content-validation-name="val1"/>
          <table:table-cell table:style-name="ce48" table:content-validation-name="val1"/>
          <table:table-cell table:style-name="ce50" table:content-validation-name="val2" office:value-type="string" calcext:value-type="string">
            <text:p>Duplic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ACM</text:p>
          </table:table-cell>
          <table:table-cell table:style-name="ce20" office:value-type="string" calcext:value-type="string">
            <text:p>Eduardo Zilles Borba and Marcio <text:s/>Cabral and Andre <text:s/>Montes and Olavo <text:s/>Belloc and Marcelo <text:s/>Zuffo</text:p>
          </table:table-cell>
          <table:table-cell table:style-name="ce29" office:value-type="string" calcext:value-type="string">
            <text:p>Immersive and Interactive Procedure Training Simulator for High Risk Power Line Maintenance</text:p>
          </table:table-cell>
          <table:table-cell table:style-name="ce34" office:value-type="float" office:value="2016" calcext:value-type="float">
            <text:p>2016</text:p>
          </table:table-cell>
          <table:table-cell table:style-name="ce38"/>
          <table:table-cell table:style-name="ce43" table:content-validation-name="val1" office:value-type="string" calcext:value-type="string">
            <text:p>CI2.</text:p>
          </table:table-cell>
          <table:table-cell table:style-name="ce47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ACM</text:p>
          </table:table-cell>
          <table:table-cell table:style-name="ce21" office:value-type="string" calcext:value-type="string">
            <text:p>Franca <text:s/>Garzotto and Mirko <text:s/>Gelsomini and Francesco <text:s/>Clasadonte and Daniele <text:s/>Montesano and Daniele <text:s/>Occhiuto</text:p>
          </table:table-cell>
          <table:table-cell table:style-name="ce30" office:value-type="string" calcext:value-type="string">
            <text:p>Wearable Immersive Storytelling for Disabled Children</text:p>
          </table:table-cell>
          <table:table-cell table:style-name="ce35" office:value-type="float" office:value="2016" calcext:value-type="float">
            <text:p>2016</text:p>
          </table:table-cell>
          <table:table-cell table:style-name="ce39"/>
          <table:table-cell table:style-name="ce44" table:content-validation-name="val1"/>
          <table:table-cell table:style-name="ce48" table:content-validation-name="val1"/>
          <table:table-cell table:style-name="ce50" table:content-validation-name="val2" office:value-type="string" calcext:value-type="string">
            <text:p>Duplic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ACM</text:p>
          </table:table-cell>
          <table:table-cell table:style-name="ce20" office:value-type="string" calcext:value-type="string">
            <text:p>Madhurima <text:s/>Pore and Koosha <text:s/>Sadeghi and Vinaya <text:s/>Chakati and Ayan <text:s/>Banerjee and Sandeep K.S. Gupta</text:p>
          </table:table-cell>
          <table:table-cell table:style-name="ce29" office:value-type="string" calcext:value-type="string">
            <text:p>Enabling Real-Time Collaborative Brain-Mobile Interactive Applications on Volunteer Mobile Devices</text:p>
          </table:table-cell>
          <table:table-cell table:style-name="ce34" office:value-type="float" office:value="2015" calcext:value-type="float">
            <text:p>2015</text:p>
          </table:table-cell>
          <table:table-cell table:style-name="ce38"/>
          <table:table-cell table:style-name="ce43" table:content-validation-name="val1"/>
          <table:table-cell table:style-name="ce47" table:content-validation-name="val1"/>
          <table:table-cell table:style-name="ce50" table:content-validation-name="val2" office:value-type="string" calcext:value-type="string">
            <text:p>Duplic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ACM</text:p>
          </table:table-cell>
          <table:table-cell table:style-name="ce21" office:value-type="string" calcext:value-type="string">
            <text:p>Jia <text:s/>Wang and Robert <text:s/>Lindeman</text:p>
          </table:table-cell>
          <table:table-cell table:style-name="ce30" office:value-type="string" calcext:value-type="string">
            <text:p>Coordinated 3D Interaction in Tablet- and HMD-based Hybrid Virtual Environments</text:p>
          </table:table-cell>
          <table:table-cell table:style-name="ce35" office:value-type="float" office:value="2014" calcext:value-type="float">
            <text:p>2014</text:p>
          </table:table-cell>
          <table:table-cell table:style-name="ce39"/>
          <table:table-cell table:style-name="ce44" table:content-validation-name="val1"/>
          <table:table-cell table:style-name="ce48" table:content-validation-name="val1"/>
          <table:table-cell table:style-name="ce50" table:content-validation-name="val2" office:value-type="string" calcext:value-type="string">
            <text:p>Duplic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ACM</text:p>
          </table:table-cell>
          <table:table-cell table:style-name="ce20" office:value-type="string" calcext:value-type="string">
            <text:p>Beryl <text:s/>Plimmer</text:p>
          </table:table-cell>
          <table:table-cell table:style-name="ce29" office:value-type="string" calcext:value-type="string">
            <text:p>Tangible Interaction: A Case for Light-weight Tangibles</text:p>
          </table:table-cell>
          <table:table-cell table:style-name="ce34" office:value-type="float" office:value="2015" calcext:value-type="float">
            <text:p>2015</text:p>
          </table:table-cell>
          <table:table-cell table:style-name="ce38"/>
          <table:table-cell table:style-name="ce43" table:content-validation-name="val1"/>
          <table:table-cell table:style-name="ce47" table:content-validation-name="val1" office:value-type="string" calcext:value-type="string">
            <text:p>CE4, 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SCOPUS</text:p>
          </table:table-cell>
          <table:table-cell table:style-name="ce21" office:value-type="string" calcext:value-type="string">
            <text:p>Campbell A.G., Santiago K., Hoo D., Mangina E.</text:p>
          </table:table-cell>
          <table:table-cell table:style-name="ce31" office:value-type="string" calcext:value-type="string">
            <text:p>Future mixed reality educational spaces</text:p>
          </table:table-cell>
          <table:table-cell table:style-name="ce35" office:value-type="float" office:value="2016" calcext:value-type="float">
            <text:p>2016</text:p>
          </table:table-cell>
          <table:table-cell table:style-name="ce40" office:value-type="string" calcext:value-type="string">
            <text:p>https://www.scopus.com/inward/record.uri?eid=2-s2.0-85013678954&amp;doi=10.1109%2fFTC.2016.7821738&amp;partnerID=40&amp;md5=a65de845a6eae44d35208ddbc2a04fb4</text:p>
          </table:table-cell>
          <table:table-cell table:style-name="ce44" table:content-validation-name="val1"/>
          <table:table-cell table:style-name="ce49" table:content-validation-name="val1" office:value-type="string" calcext:value-type="string">
            <text:p>CE4, 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Ray A.B., Deb S.</text:p>
          </table:table-cell>
          <table:table-cell table:style-name="ce32" office:value-type="string" calcext:value-type="string">
            <text:p>Smartphone Based Virtual Reality Systems in Classroom Teaching - A Study on the Effects of Learning Outcome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5013300861&amp;doi=10.1109%2fT4E.2016.022&amp;partnerID=40&amp;md5=12bda50af16a1bc1a475ca2a81b69683</text:p>
          </table:table-cell>
          <table:table-cell table:style-name="ce43" table:content-validation-name="val1" office:value-type="string" calcext:value-type="string">
            <text:p>CI6.</text:p>
          </table:table-cell>
          <table:table-cell table:style-name="ce47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Lupu R.G., Ungureanu F., Stan A.</text:p>
          </table:table-cell>
          <table:table-cell table:style-name="ce31" office:value-type="string" calcext:value-type="string">
            <text:p>A virtual reality system for post stroke recovery</text:p>
          </table:table-cell>
          <table:table-cell table:style-name="ce35" office:value-type="float" office:value="2016" calcext:value-type="float">
            <text:p>2016</text:p>
          </table:table-cell>
          <table:table-cell table:style-name="ce40" office:value-type="string" calcext:value-type="string">
            <text:p>https://www.scopus.com/inward/record.uri?eid=2-s2.0-85010460375&amp;doi=10.1109%2fICSTCC.2016.7790682&amp;partnerID=40&amp;md5=5d12662e820b7d72edbd1e222124704f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6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Zhu Y., Zhu K., Fu Q., Chen X., Gong H., Yu J.</text:p>
          </table:table-cell>
          <table:table-cell table:style-name="ce32" office:value-type="string" calcext:value-type="string">
            <text:p>SAVE: Shared augmented virtual environment for real-time mixed reality applications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5009742815&amp;doi=10.1145%2f3013971.3013979&amp;partnerID=40&amp;md5=69436c7c31528eee9d00b84a38d40bcf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Kavanagh S., Luxton-Reilly A., Wüensche B., Plimmer B.</text:p>
          </table:table-cell>
          <table:table-cell table:style-name="ce31" office:value-type="string" calcext:value-type="string">
            <text:p>Creating 360° educational video: A case study</text:p>
          </table:table-cell>
          <table:table-cell table:style-name="ce35" office:value-type="float" office:value="2016" calcext:value-type="float">
            <text:p>2016</text:p>
          </table:table-cell>
          <table:table-cell table:style-name="ce40" office:value-type="string" calcext:value-type="string">
            <text:p>https://www.scopus.com/inward/record.uri?eid=2-s2.0-85012024849&amp;doi=10.1145%2f3010915.3011001&amp;partnerID=40&amp;md5=439cd3bd79531bcf13bd974492e22c8b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McGhee J., Bailey B., Parton R.G., Ariotti N., Johnston A.</text:p>
          </table:table-cell>
          <table:table-cell table:style-name="ce32" office:value-type="string" calcext:value-type="string">
            <text:p>Journey to the Centre of the cell (JTCC)∗: A 3D VR experience derived from migratory breast cancer cell image data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5006965758&amp;doi=10.1145%2f2996376.2996385&amp;partnerID=40&amp;md5=0f17ac3fee3c4508479d9ea59dea6cf3</text:p>
          </table:table-cell>
          <table:table-cell table:style-name="ce43" table:content-validation-name="val1" office:value-type="string" calcext:value-type="string">
            <text:p>CI4.</text:p>
          </table:table-cell>
          <table:table-cell table:style-name="ce47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Tsoupikova D., Rettberg S., Coover R., Nishimoto A.</text:p>
          </table:table-cell>
          <table:table-cell table:style-name="ce31" office:value-type="string" calcext:value-type="string">
            <text:p>The battle for hearts and minds: Interrogation and torture in the age of war. An adaptation for oculus rift</text:p>
          </table:table-cell>
          <table:table-cell table:style-name="ce35" office:value-type="float" office:value="2016" calcext:value-type="float">
            <text:p>2016</text:p>
          </table:table-cell>
          <table:table-cell table:style-name="ce40" office:value-type="string" calcext:value-type="string">
            <text:p>https://www.scopus.com/inward/record.uri?eid=2-s2.0-85006985770&amp;doi=10.1145%2f2996376.2996383&amp;partnerID=40&amp;md5=f119b3458e16eff1bac16857c713507d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2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Moro C., Stromberga Z., Raikos A., Stirling A.</text:p>
          </table:table-cell>
          <table:table-cell table:style-name="ce32" office:value-type="string" calcext:value-type="string">
            <text:p>Combining virtual (Oculus Rift &amp; Gear VR) and augmented reality with interactive applications to enhance tertiary medical and biomedical curricula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5006815864&amp;doi=10.1145%2f2993363.2993364&amp;partnerID=40&amp;md5=c0b64323b9ec29345d89805fc21cdf94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4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Vichitvejpaisal P., Yamee N., Marsertsri P.</text:p>
          </table:table-cell>
          <table:table-cell table:style-name="ce31" office:value-type="string" calcext:value-type="string">
            <text:p>Firefighting simulation on virtual reality platform</text:p>
          </table:table-cell>
          <table:table-cell table:style-name="ce35" office:value-type="float" office:value="2016" calcext:value-type="float">
            <text:p>2016</text:p>
          </table:table-cell>
          <table:table-cell table:style-name="ce40" office:value-type="string" calcext:value-type="string">
            <text:p>https://www.scopus.com/inward/record.uri?eid=2-s2.0-85006940249&amp;doi=10.1109%2fJCSSE.2016.7748912&amp;partnerID=40&amp;md5=1c7f17ba248b566ea2bfd5769b178245</text:p>
          </table:table-cell>
          <table:table-cell table:style-name="ce44" table:content-validation-name="val1" office:value-type="string" calcext:value-type="string">
            <text:p>CI2, CI4.</text:p>
          </table:table-cell>
          <table:table-cell table:style-name="ce48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Peña-Rios A., Hagras H., Gardner M., Owusu G.</text:p>
          </table:table-cell>
          <table:table-cell table:style-name="ce32" office:value-type="string" calcext:value-type="string">
            <text:p>A fuzzy logic based system for mixed reality assistance of remote workforce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5006815328&amp;doi=10.1109%2fFUZZ-IEEE.2016.7737716&amp;partnerID=40&amp;md5=28e451d0fc13568fd09b87e82c41cff3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Latoschik M.E., Lugrin J.-L., Habel M., Roth D., Seufert C., Grafe S.</text:p>
          </table:table-cell>
          <table:table-cell table:style-name="ce31" office:value-type="string" calcext:value-type="string">
            <text:p>Breaking bad behavior: Immersive training of class room management</text:p>
          </table:table-cell>
          <table:table-cell table:style-name="ce35" office:value-type="float" office:value="2016" calcext:value-type="float">
            <text:p>2016</text:p>
          </table:table-cell>
          <table:table-cell table:style-name="ce40" office:value-type="string" calcext:value-type="string">
            <text:p>https://www.scopus.com/inward/record.uri?eid=2-s2.0-84998704927&amp;doi=10.1145%2f2993369.2996308&amp;partnerID=40&amp;md5=29d1d5b1e46c48d608183a9df3d40df2</text:p>
          </table:table-cell>
          <table:table-cell table:style-name="ce44" table:content-validation-name="val1" office:value-type="string" calcext:value-type="string">
            <text:p>CI2, CI4.</text:p>
          </table:table-cell>
          <table:table-cell table:style-name="ce48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Laura B.-P., Juanes J.A., Ruisoto P.</text:p>
          </table:table-cell>
          <table:table-cell table:style-name="ce32" office:value-type="string" calcext:value-type="string">
            <text:p>Immersive visualization anatomical environment using virtual reality devices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5008221212&amp;doi=10.1145%2f3012430.3012559&amp;partnerID=40&amp;md5=da200223388bf7d4d4dc53e082c5a9fd</text:p>
          </table:table-cell>
          <table:table-cell table:style-name="ce43" table:content-validation-name="val1" office:value-type="string" calcext:value-type="string">
            <text:p>CI4.</text:p>
          </table:table-cell>
          <table:table-cell table:style-name="ce47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Ha G., Lee H., Lee S., Cha J., Kim S.</text:p>
          </table:table-cell>
          <table:table-cell table:style-name="ce31" office:value-type="string" calcext:value-type="string">
            <text:p>A VR serious game for fire evacuation drill with synchronized tele-collaboration among users</text:p>
          </table:table-cell>
          <table:table-cell table:style-name="ce35" office:value-type="float" office:value="2016" calcext:value-type="float">
            <text:p>2016</text:p>
          </table:table-cell>
          <table:table-cell table:style-name="ce40" office:value-type="string" calcext:value-type="string">
            <text:p>https://www.scopus.com/inward/record.uri?eid=2-s2.0-84998591738&amp;doi=10.1145%2f2993369.2996306&amp;partnerID=40&amp;md5=219e08c794a673374636ca58a454e8fc</text:p>
          </table:table-cell>
          <table:table-cell table:style-name="ce44" table:content-validation-name="val1" office:value-type="string" calcext:value-type="string">
            <text:p>CI3.</text:p>
          </table:table-cell>
          <table:table-cell table:style-name="ce48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Alhalabi W.S.</text:p>
          </table:table-cell>
          <table:table-cell table:style-name="ce32" office:value-type="string" calcext:value-type="string">
            <text:p>Virtual reality systems enhance students’ achievements in engineering education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4979662972&amp;doi=10.1080%2f0144929X.2016.1212931&amp;partnerID=40&amp;md5=3445122f2191056d55c26b9024456ab5</text:p>
          </table:table-cell>
          <table:table-cell table:style-name="ce43" table:content-validation-name="val1" office:value-type="string" calcext:value-type="string">
            <text:p>CI5.</text:p>
          </table:table-cell>
          <table:table-cell table:style-name="ce47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Ritz L.T., Buss A.R.</text:p>
          </table:table-cell>
          <table:table-cell table:style-name="ce31" office:value-type="string" calcext:value-type="string">
            <text:p>A Framework for Aligning Instructional Design Strategies with Affordances of CAVE Immersive Virtual Reality Systems</text:p>
          </table:table-cell>
          <table:table-cell table:style-name="ce35" office:value-type="float" office:value="2016" calcext:value-type="float">
            <text:p>2016</text:p>
          </table:table-cell>
          <table:table-cell table:style-name="ce40" office:value-type="string" calcext:value-type="string">
            <text:p>https://www.scopus.com/inward/record.uri?eid=2-s2.0-84970946803&amp;doi=10.1007%2fs11528-016-0085-9&amp;partnerID=40&amp;md5=bda6d6c828043ace0c511fd2e6cbec0b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1, CE4, CI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Tsaramirsis G., Buhari S.M., Al-Shammari K.O., Ghazi S., Nazmudeen M.S., Tsaramirsis K.</text:p>
          </table:table-cell>
          <table:table-cell table:style-name="ce32" office:value-type="string" calcext:value-type="string">
            <text:p>Towards simulation of the classroom learning experience: Virtual reality approach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4997471051&amp;partnerID=40&amp;md5=83a5367da13bd1f4031106562393fc6b</text:p>
          </table:table-cell>
          <table:table-cell table:style-name="ce43" table:content-validation-name="val1" office:value-type="string" calcext:value-type="string">
            <text:p>CI2, CI4.</text:p>
          </table:table-cell>
          <table:table-cell table:style-name="ce47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Kymalainen T.</text:p>
          </table:table-cell>
          <table:table-cell table:style-name="ce31" office:value-type="string" calcext:value-type="string">
            <text:p>Introduction to the special session: Design and research for advanced human augmentation</text:p>
          </table:table-cell>
          <table:table-cell table:style-name="ce35" office:value-type="float" office:value="2016" calcext:value-type="float">
            <text:p>2016</text:p>
          </table:table-cell>
          <table:table-cell table:style-name="ce40" office:value-type="string" calcext:value-type="string">
            <text:p>https://www.scopus.com/inward/record.uri?eid=2-s2.0-84998849915&amp;doi=10.1109%2fIE.2016.30&amp;partnerID=40&amp;md5=daf931dec57cb54ce2b3c6828e6b2aa8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4, 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Hu X., Su R., He L.</text:p>
          </table:table-cell>
          <table:table-cell table:style-name="ce32" office:value-type="string" calcext:value-type="string">
            <text:p>The Design and Implementation of the 3D Educational Game Based on VR Headsets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4999273702&amp;doi=10.1109%2fISET.2016.15&amp;partnerID=40&amp;md5=10dbba1b79a65bd8fe06cfa4e8c54b26</text:p>
          </table:table-cell>
          <table:table-cell table:style-name="ce43" table:content-validation-name="val1" office:value-type="string" calcext:value-type="string">
            <text:p>CI3.</text:p>
          </table:table-cell>
          <table:table-cell table:style-name="ce47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Knierim P., Funk M., Kosch T., Fedosov A., Muller T., Schopf B., Weise M., Schmidt A.</text:p>
          </table:table-cell>
          <table:table-cell table:style-name="ce31" office:value-type="string" calcext:value-type="string">
            <text:p>UbiBeam++: Augmenting interactive projection with head-mounted displays</text:p>
          </table:table-cell>
          <table:table-cell table:style-name="ce35" office:value-type="float" office:value="2016" calcext:value-type="float">
            <text:p>2016</text:p>
          </table:table-cell>
          <table:table-cell table:style-name="ce40" office:value-type="string" calcext:value-type="string">
            <text:p>https://www.scopus.com/inward/record.uri?eid=2-s2.0-84997282697&amp;doi=10.1145%2f2971485.2996747&amp;partnerID=40&amp;md5=2ff4069e170cde8eb70fde036298a5c7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4, 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Hoang T.N., Reinoso M., Vetere F., Tanin E.</text:p>
          </table:table-cell>
          <table:table-cell table:style-name="ce32" office:value-type="string" calcext:value-type="string">
            <text:p>Onebody: Remote posture guidance system using first person view in virtual environment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4997079952&amp;doi=10.1145%2f2971485.2971521&amp;partnerID=40&amp;md5=d37f6166772fdaaee530c2be34d75310</text:p>
          </table:table-cell>
          <table:table-cell table:style-name="ce43" table:content-validation-name="val1" office:value-type="string" calcext:value-type="string">
            <text:p>CI4.</text:p>
          </table:table-cell>
          <table:table-cell table:style-name="ce47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Suzuki K., Nakamura F., Otsuka J., Masai K., Itoh Y., Sugiura Y., Sugimoto M.</text:p>
          </table:table-cell>
          <table:table-cell table:style-name="ce31" office:value-type="string" calcext:value-type="string">
            <text:p>Facial expression mapping inside head mounted display by embedded optical sensors</text:p>
          </table:table-cell>
          <table:table-cell table:style-name="ce35" office:value-type="float" office:value="2016" calcext:value-type="float">
            <text:p>2016</text:p>
          </table:table-cell>
          <table:table-cell table:style-name="ce40" office:value-type="string" calcext:value-type="string">
            <text:p>https://www.scopus.com/inward/record.uri?eid=2-s2.0-84995691175&amp;doi=10.1145%2f2984751.2985714&amp;partnerID=40&amp;md5=ce375879eb9f7434499a50ad69ae5265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4, 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Ferracani A., Pezzatini D., Bianchini J., Biscini G., Del Bimbo A.</text:p>
          </table:table-cell>
          <table:table-cell table:style-name="ce32" office:value-type="string" calcext:value-type="string">
            <text:p>Locomotion by natural gestures for immersive virtual environments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4994877280&amp;doi=10.1145%2f2983298.2983307&amp;partnerID=40&amp;md5=d4fac3dd7bd55d6973ec8a6c12775cdd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4, 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Elliman J., Loizou M., Loizides F.</text:p>
          </table:table-cell>
          <table:table-cell table:style-name="ce31" office:value-type="string" calcext:value-type="string">
            <text:p>Virtual reality simulation training for student nurse education</text:p>
          </table:table-cell>
          <table:table-cell table:style-name="ce35" office:value-type="float" office:value="2016" calcext:value-type="float">
            <text:p>2016</text:p>
          </table:table-cell>
          <table:table-cell table:style-name="ce40" office:value-type="string" calcext:value-type="string">
            <text:p>https://www.scopus.com/inward/record.uri?eid=2-s2.0-85013141940&amp;doi=10.1109%2fVS-GAMES.2016.7590377&amp;partnerID=40&amp;md5=63a745f72c177fc7a69585e0557a0830</text:p>
          </table:table-cell>
          <table:table-cell table:style-name="ce44" table:content-validation-name="val1" office:value-type="string" calcext:value-type="string">
            <text:p>CI2, CI3, CI4.</text:p>
          </table:table-cell>
          <table:table-cell table:style-name="ce48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Makarov I., Tokmakov M., Polyakov P., Zyuzin P., Martynov M., Konoplya O., Kuznetsov G., Guschenko-Cheverda I., Uriev M., Mokeev I., Gerasimova O., Tokmakova L., Kosmachev A.</text:p>
          </table:table-cell>
          <table:table-cell table:style-name="ce32" office:value-type="string" calcext:value-type="string">
            <text:p>First-person shooter game for virtual reality headset with advanced multi-agent intelligent system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4994580018&amp;doi=10.1145%2f2964284.2973826&amp;partnerID=40&amp;md5=dda040d508e81f08934925464c2c64c6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Cochrane T.</text:p>
          </table:table-cell>
          <table:table-cell table:style-name="ce31" office:value-type="string" calcext:value-type="string">
            <text:p>Mobile VR in education: From the fringe to the mainstream</text:p>
          </table:table-cell>
          <table:table-cell table:style-name="ce35" office:value-type="float" office:value="2016" calcext:value-type="float">
            <text:p>2016</text:p>
          </table:table-cell>
          <table:table-cell table:style-name="ce40" office:value-type="string" calcext:value-type="string">
            <text:p>https://www.scopus.com/inward/record.uri?eid=2-s2.0-84987638609&amp;doi=10.4018%2fIJMBL.2016100104&amp;partnerID=40&amp;md5=b2d2b7023089cfc1175cf0b3930af88b</text:p>
          </table:table-cell>
          <table:table-cell table:style-name="ce44" table:content-validation-name="val1"/>
          <table:table-cell table:style-name="ce48" table:content-validation-name="val1"/>
          <table:table-cell table:style-name="ce50" table:content-validation-name="val2" office:value-type="string" calcext:value-type="string">
            <text:p>Duplic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Cochrane T.</text:p>
          </table:table-cell>
          <table:table-cell table:style-name="ce32" office:value-type="string" calcext:value-type="string">
            <text:p>Mobile VR in education: From the fringe to the mainstream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4985038554&amp;doi=10.4018%2fIJMBL.2016100104&amp;partnerID=40&amp;md5=8ec8e4bc04ba63379d8cdcd4d37f7dfe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4, 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Gradl S., Eskofier B.M., Eskofier D., Mutschler C., Otto S.</text:p>
          </table:table-cell>
          <table:table-cell table:style-name="ce31" office:value-type="string" calcext:value-type="string">
            <text:p>Virtual and augmented reality in sports-an overview and acceptance study</text:p>
          </table:table-cell>
          <table:table-cell table:style-name="ce35" office:value-type="float" office:value="2016" calcext:value-type="float">
            <text:p>2016</text:p>
          </table:table-cell>
          <table:table-cell table:style-name="ce40" office:value-type="string" calcext:value-type="string">
            <text:p>https://www.scopus.com/inward/record.uri?eid=2-s2.0-84991059639&amp;doi=10.1145%2f2968219.2968572&amp;partnerID=40&amp;md5=6f3307164f508e08e1bb1aaef48dac57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4, 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Maines C.L., Tang S., Llewellyn-Jones D.</text:p>
          </table:table-cell>
          <table:table-cell table:style-name="ce32" office:value-type="string" calcext:value-type="string">
            <text:p>VICTour 1.1: Introducing Virtual Learning Environments and Gamification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91111381&amp;doi=10.1109%2fDeSE.2015.66&amp;partnerID=40&amp;md5=327dce1fd74e5d630393221ca5bd54b1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4, 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Knote A., Edenhofer S., Mammen S.V.</text:p>
          </table:table-cell>
          <table:table-cell table:style-name="ce31" office:value-type="string" calcext:value-type="string">
            <text:p>Neozoa: An immersive, interactive sandbox for the study of competing</text:p>
          </table:table-cell>
          <table:table-cell table:style-name="ce35" office:value-type="float" office:value="2016" calcext:value-type="float">
            <text:p>2016</text:p>
          </table:table-cell>
          <table:table-cell table:style-name="ce40" office:value-type="string" calcext:value-type="string">
            <text:p>https://www.scopus.com/inward/record.uri?eid=2-s2.0-84994431005&amp;doi=10.1109%2fKELVAR.2016.7563675&amp;partnerID=40&amp;md5=ca085b2cea0942ed0eada74548ef7007</text:p>
          </table:table-cell>
          <table:table-cell table:style-name="ce44" table:content-validation-name="val1" office:value-type="string" calcext:value-type="string">
            <text:p>CI4.</text:p>
          </table:table-cell>
          <table:table-cell table:style-name="ce48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Reddy S., Rao G.S.S.S., Hegde R.M.</text:p>
          </table:table-cell>
          <table:table-cell table:style-name="ce32" office:value-type="string" calcext:value-type="string">
            <text:p>On the development of a dynamic virtual reality system using audio and visual scenes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4988909542&amp;doi=10.1109%2fNCC.2016.7561204&amp;partnerID=40&amp;md5=9798724ec6c9da4d18947af74cd5fb08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Wang Y., Liu W., Meng X., Fu H., Zhang D., Kang Y., Feng R., Wei Z., Zhu X., Jiang G.</text:p>
          </table:table-cell>
          <table:table-cell table:style-name="ce31" office:value-type="string" calcext:value-type="string">
            <text:p>Development of an immersive virtual reality head-mounted display with high performance</text:p>
          </table:table-cell>
          <table:table-cell table:style-name="ce35" office:value-type="float" office:value="2016" calcext:value-type="float">
            <text:p>2016</text:p>
          </table:table-cell>
          <table:table-cell table:style-name="ce40" office:value-type="string" calcext:value-type="string">
            <text:p>https://www.scopus.com/inward/record.uri?eid=2-s2.0-84987638645&amp;doi=10.1364%2fAO.55.006969&amp;partnerID=40&amp;md5=1a87e5243f3419de69d0c09581bc243e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Parmar D., Bertrand J., Babu S.V., Madathil K., Zelaya M., Wang T., Wagner J., Gramopadhye A.K., Frady K.</text:p>
          </table:table-cell>
          <table:table-cell table:style-name="ce32" office:value-type="string" calcext:value-type="string">
            <text:p>A comparative evaluation of viewing metaphors on psychophysical skills education in an interactive virtual environment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4968615896&amp;doi=10.1007%2fs10055-016-0287-7&amp;partnerID=40&amp;md5=47cbe7a3220c952ca5a9cf9edaa08990</text:p>
          </table:table-cell>
          <table:table-cell table:style-name="ce43" table:content-validation-name="val1" office:value-type="string" calcext:value-type="string">
            <text:p>CI5</text:p>
          </table:table-cell>
          <table:table-cell table:style-name="ce47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Chen Y.-L.</text:p>
          </table:table-cell>
          <table:table-cell table:style-name="ce31" office:value-type="string" calcext:value-type="string">
            <text:p>The Effects of Virtual Reality Learning Environment on Student Cognitive and Linguistic Development</text:p>
          </table:table-cell>
          <table:table-cell table:style-name="ce35" office:value-type="float" office:value="2016" calcext:value-type="float">
            <text:p>2016</text:p>
          </table:table-cell>
          <table:table-cell table:style-name="ce40" office:value-type="string" calcext:value-type="string">
            <text:p>https://www.scopus.com/inward/record.uri?eid=2-s2.0-84978129550&amp;doi=10.1007%2fs40299-016-0293-2&amp;partnerID=40&amp;md5=840bb782c184f68cc7e33f7469bf61cd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Tanaka Y., Hirakawa M.</text:p>
          </table:table-cell>
          <table:table-cell table:style-name="ce32" office:value-type="string" calcext:value-type="string">
            <text:p>Efficient strength training in a virtual world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4983483171&amp;doi=10.1109%2fICCE-TW.2016.7521030&amp;partnerID=40&amp;md5=bf803390a14be47bb4eb690c4a0d0129</text:p>
          </table:table-cell>
          <table:table-cell table:style-name="ce43" table:content-validation-name="val1" office:value-type="string" calcext:value-type="string">
            <text:p>CI4.</text:p>
          </table:table-cell>
          <table:table-cell table:style-name="ce47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Du R., Varshney A.</text:p>
          </table:table-cell>
          <table:table-cell table:style-name="ce31" office:value-type="string" calcext:value-type="string">
            <text:p>Social street view: Blending immersive street views with geo-Tagged social media</text:p>
          </table:table-cell>
          <table:table-cell table:style-name="ce35" office:value-type="float" office:value="2016" calcext:value-type="float">
            <text:p>2016</text:p>
          </table:table-cell>
          <table:table-cell table:style-name="ce40" office:value-type="string" calcext:value-type="string">
            <text:p>https://www.scopus.com/inward/record.uri?eid=2-s2.0-84983548896&amp;doi=10.1145%2f2945292.2945294&amp;partnerID=40&amp;md5=b5a96caef95ff52d2901add03784f8af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De Oliveira E.C., Bertrand P., Lesur M.E.R., Palomo P., Demarzo M., Cebolla A., Banos R., Tori R.</text:p>
          </table:table-cell>
          <table:table-cell table:style-name="ce32" office:value-type="string" calcext:value-type="string">
            <text:p>Virtual Body Swap: A New Feasible Tool to Be Explored in Health and Education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4986222491&amp;doi=10.1109%2fSVR.2016.23&amp;partnerID=40&amp;md5=a758137b363aad1bf1a98e4070e0db45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Krum D.M., Kang S.-H., Phan T., Dukes L.C., Bolas M.</text:p>
          </table:table-cell>
          <table:table-cell table:style-name="ce31" office:value-type="string" calcext:value-type="string">
            <text:p>Head mounted projection for enhanced gaze in social interactions</text:p>
          </table:table-cell>
          <table:table-cell table:style-name="ce35" office:value-type="float" office:value="2016" calcext:value-type="float">
            <text:p>2016</text:p>
          </table:table-cell>
          <table:table-cell table:style-name="ce40" office:value-type="string" calcext:value-type="string">
            <text:p>https://www.scopus.com/inward/record.uri?eid=2-s2.0-84979763449&amp;doi=10.1109%2fVR.2016.7504727&amp;partnerID=40&amp;md5=fdc3ef29f0bdbae207c49dcdaa75dd14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Robert M.T., Ballaz L., Lemay M.</text:p>
          </table:table-cell>
          <table:table-cell table:style-name="ce32" office:value-type="string" calcext:value-type="string">
            <text:p>The effect of viewing a virtual environment through a head-mounted display on balance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4975514595&amp;doi=10.1016%2fj.gaitpost.2016.06.010&amp;partnerID=40&amp;md5=0cabad7d94ae9b1f30b2ad7ef39c073c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Ebert D., Gupta S., Makedon F.</text:p>
          </table:table-cell>
          <table:table-cell table:style-name="ce31" office:value-type="string" calcext:value-type="string">
            <text:p>Ogma - A virtual reality language acquisition system</text:p>
          </table:table-cell>
          <table:table-cell table:style-name="ce35" office:value-type="float" office:value="2016" calcext:value-type="float">
            <text:p>2016</text:p>
          </table:table-cell>
          <table:table-cell table:style-name="ce40" office:value-type="string" calcext:value-type="string">
            <text:p>https://www.scopus.com/inward/record.uri?eid=2-s2.0-85006054089&amp;doi=10.1145%2f2910674.2910681&amp;partnerID=40&amp;md5=0fd2d0bcd4fda635496b1bc7636f8102</text:p>
          </table:table-cell>
          <table:table-cell table:style-name="ce44" table:content-validation-name="val1" office:value-type="string" calcext:value-type="string">
            <text:p>CI4, CI6.</text:p>
          </table:table-cell>
          <table:table-cell table:style-name="ce48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El-Mounayri H.A., Rogers C., Fernandez E., Satterwhite J.C.</text:p>
          </table:table-cell>
          <table:table-cell table:style-name="ce32" office:value-type="string" calcext:value-type="string">
            <text:p>Assessment of STEM e-Learning in an immersive virtual reality (VR) Environment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4983339214&amp;partnerID=40&amp;md5=02da9841cb106deed5db75fbfbc6a983</text:p>
          </table:table-cell>
          <table:table-cell table:style-name="ce43" table:content-validation-name="val1" office:value-type="string" calcext:value-type="string">
            <text:p>CI4.</text:p>
          </table:table-cell>
          <table:table-cell table:style-name="ce47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Ritter K.A., III, Chambers T.L., Borst C.W.</text:p>
          </table:table-cell>
          <table:table-cell table:style-name="ce31" office:value-type="string" calcext:value-type="string">
            <text:p>Work in progress: Networked virtual reality environment for teaching concentrating solar power technology</text:p>
          </table:table-cell>
          <table:table-cell table:style-name="ce35" office:value-type="float" office:value="2016" calcext:value-type="float">
            <text:p>2016</text:p>
          </table:table-cell>
          <table:table-cell table:style-name="ce40" office:value-type="string" calcext:value-type="string">
            <text:p>https://www.scopus.com/inward/record.uri?eid=2-s2.0-84983350807&amp;partnerID=40&amp;md5=7878f6fa0ddb6f6144ecac4a76ff3ae5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4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Kallioniemi P., Sharma S., Hakulinen J., Turunen M.</text:p>
          </table:table-cell>
          <table:table-cell table:style-name="ce32" office:value-type="string" calcext:value-type="string">
            <text:p>Collaborative conversational language learning with CityCompass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4985993678&amp;doi=10.1145%2f2930674.2938612&amp;partnerID=40&amp;md5=98698b99b1a179cf63d9059bc762b555</text:p>
          </table:table-cell>
          <table:table-cell table:style-name="ce43" table:content-validation-name="val1" office:value-type="string" calcext:value-type="string">
            <text:p>CI4.</text:p>
          </table:table-cell>
          <table:table-cell table:style-name="ce47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Stavroulia K.-E., Ruiz-Harisiou A., Manouchou E., Georgiou K., Sella F., Lanitis A.</text:p>
          </table:table-cell>
          <table:table-cell table:style-name="ce31" office:value-type="string" calcext:value-type="string">
            <text:p>A 3D virtual environment for training teachers to identify bullying</text:p>
          </table:table-cell>
          <table:table-cell table:style-name="ce35" office:value-type="float" office:value="2016" calcext:value-type="float">
            <text:p>2016</text:p>
          </table:table-cell>
          <table:table-cell table:style-name="ce40" office:value-type="string" calcext:value-type="string">
            <text:p>https://www.scopus.com/inward/record.uri?eid=2-s2.0-84979294107&amp;doi=10.1109%2fMELCON.2016.7495417&amp;partnerID=40&amp;md5=eacdd2a766348e79674e96d332efc690</text:p>
          </table:table-cell>
          <table:table-cell table:style-name="ce44" table:content-validation-name="val1" office:value-type="string" calcext:value-type="string">
            <text:p>CI2, CI4.</text:p>
          </table:table-cell>
          <table:table-cell table:style-name="ce48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Garzotto F., Gelsomini M., Clasadonte F., Montesano D., Occhiuto D.</text:p>
          </table:table-cell>
          <table:table-cell table:style-name="ce32" office:value-type="string" calcext:value-type="string">
            <text:p>Wearable immersive storytelling for disabled children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4977147450&amp;doi=10.1145%2f2909132.2909256&amp;partnerID=40&amp;md5=4750ece7c54719d9141aab0e3cb4eefc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6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Patrao B., Seabra J., Pedro S., Menezes P.</text:p>
          </table:table-cell>
          <table:table-cell table:style-name="ce31" office:value-type="string" calcext:value-type="string">
            <text:p>An affective interaction system to learn about physiological signals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73652542&amp;doi=10.1109%2fEXPAT.2015.7463287&amp;partnerID=40&amp;md5=947334e861684e498225992ec98ceb72</text:p>
          </table:table-cell>
          <table:table-cell table:style-name="ce44" table:content-validation-name="val1" office:value-type="string" calcext:value-type="string">
            <text:p>CI4.</text:p>
          </table:table-cell>
          <table:table-cell table:style-name="ce48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Smith M.L., Foley M.R.</text:p>
          </table:table-cell>
          <table:table-cell table:style-name="ce32" office:value-type="string" calcext:value-type="string">
            <text:p>Transforming clinical education in obstetrics and gynecology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4960153817&amp;doi=10.1097%2fAOG.0000000000001356&amp;partnerID=40&amp;md5=b05e2305cd9899fae18fdd26cc48da9c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Lu X., Shen J., Perugini S., Yang J.</text:p>
          </table:table-cell>
          <table:table-cell table:style-name="ce31" office:value-type="string" calcext:value-type="string">
            <text:p>An Immersive Telepresence System Using RGB-D Sensors and Head Mounted Display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69705731&amp;doi=10.1109%2fISM.2015.108&amp;partnerID=40&amp;md5=0477521cb67505d71e05dfceb55dbf0a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McCaffery J., Miller A., Vermehren A., Fabola A.</text:p>
          </table:table-cell>
          <table:table-cell table:style-name="ce32" office:value-type="string" calcext:value-type="string">
            <text:p>The Virtual Museums of Caen: A case study on modes of representation of digital historical content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65178564&amp;doi=10.1109%2fDigitalHeritage.2015.7419571&amp;partnerID=40&amp;md5=a1f8293a2e0afc057bb4add46a5c16d9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Zapf M.P.H., Boon M.-Y., Lovell N.H., Suaning G.J.</text:p>
          </table:table-cell>
          <table:table-cell table:style-name="ce31" office:value-type="string" calcext:value-type="string">
            <text:p>Assistive peripheral phosphene arrays deliver advantages in obstacle avoidance in simulated end-stage retinitis pigmentosa: A virtual-reality study</text:p>
          </table:table-cell>
          <table:table-cell table:style-name="ce35" office:value-type="float" office:value="2016" calcext:value-type="float">
            <text:p>2016</text:p>
          </table:table-cell>
          <table:table-cell table:style-name="ce40" office:value-type="string" calcext:value-type="string">
            <text:p>https://www.scopus.com/inward/record.uri?eid=2-s2.0-84962359209&amp;doi=10.1088%2f1741-2560%2f13%2f2%2f026022&amp;partnerID=40&amp;md5=0b77c5c71fdaef4816250deb2f5bc086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Wu Z., Feng G., Luo H., Wu X.</text:p>
          </table:table-cell>
          <table:table-cell table:style-name="ce32" office:value-type="string" calcext:value-type="string">
            <text:p>Development of a Visual Reality Headset and Its Applications in 3D Interactive Bike Race Games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63876909&amp;doi=10.1109%2fIIH-MSP.2015.107&amp;partnerID=40&amp;md5=05c0f740337e32f371164b21b6556f6e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Li Y., Elmaghraby A.S., El-Baz A., Sokhadze E.M.</text:p>
          </table:table-cell>
          <table:table-cell table:style-name="ce31" office:value-type="string" calcext:value-type="string">
            <text:p>Using physiological signal analysis to design affective VR games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63877331&amp;doi=10.1109%2fISSPIT.2015.7394401&amp;partnerID=40&amp;md5=5adc8c84bdf06fd251e1ef2712ed894c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Crespo R., García R., Quiroz S.</text:p>
          </table:table-cell>
          <table:table-cell table:style-name="ce32" office:value-type="string" calcext:value-type="string">
            <text:p>Virtual reality simulator for robotics learning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63743789&amp;doi=10.1109%2fICBL.2015.7387635&amp;partnerID=40&amp;md5=66f88b345a0befbcc4745aa26992ae99</text:p>
          </table:table-cell>
          <table:table-cell table:style-name="ce43" table:content-validation-name="val1" office:value-type="string" calcext:value-type="string">
            <text:p>CI2, CI4.</text:p>
          </table:table-cell>
          <table:table-cell table:style-name="ce47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Andersson N., Argyrou A., Nägele F., Ubis F., Campos U.E., Zarate M.O.D., Wilterdink R.</text:p>
          </table:table-cell>
          <table:table-cell table:style-name="ce31" office:value-type="string" calcext:value-type="string">
            <text:p>AR-Enhanced Human-Robot-Interaction - Methodologies, Algorithms, Tools</text:p>
          </table:table-cell>
          <table:table-cell table:style-name="ce35" office:value-type="float" office:value="2016" calcext:value-type="float">
            <text:p>2016</text:p>
          </table:table-cell>
          <table:table-cell table:style-name="ce40" office:value-type="string" calcext:value-type="string">
            <text:p>https://www.scopus.com/inward/record.uri?eid=2-s2.0-84994120856&amp;doi=10.1016%2fj.procir.2016.03.022&amp;partnerID=40&amp;md5=8ad534943ed9c63f75ee512af3f2acb7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1, CE4, 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Vourvopoulos A., Ferreira A., Badia S.B.I.</text:p>
          </table:table-cell>
          <table:table-cell table:style-name="ce32" office:value-type="string" calcext:value-type="string">
            <text:p>NeuRow: An immersive VR environment for motor-imagery training with the use of Brain-Computer Interfaces and vibrotactile feedback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4991072811&amp;partnerID=40&amp;md5=edfbb96ea7bf510ffe8ec59d0bff1a60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Freina L., Bottino R.</text:p>
          </table:table-cell>
          <table:table-cell table:style-name="ce31" office:value-type="string" calcext:value-type="string">
            <text:p>A visual thinking skills training in support of STEM education</text:p>
          </table:table-cell>
          <table:table-cell table:style-name="ce35" office:value-type="float" office:value="2016" calcext:value-type="float">
            <text:p>2016</text:p>
          </table:table-cell>
          <table:table-cell table:style-name="ce40" office:value-type="string" calcext:value-type="string">
            <text:p>https://www.scopus.com/inward/record.uri?eid=2-s2.0-84996993132&amp;partnerID=40&amp;md5=a694312fbfa2a8426588e955b0adf50f</text:p>
          </table:table-cell>
          <table:table-cell table:style-name="ce44" table:content-validation-name="val1" office:value-type="string" calcext:value-type="string">
            <text:p>CI4.</text:p>
          </table:table-cell>
          <table:table-cell table:style-name="ce48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Zikas P., Bachlitzanakis V., Papaefthymiou M., Kateros S., Georgiou S., Lydatakis N., Papagiannakis G.</text:p>
          </table:table-cell>
          <table:table-cell table:style-name="ce32" office:value-type="string" calcext:value-type="string">
            <text:p>Mixed reality serious games and gamification for smart education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4996606770&amp;partnerID=40&amp;md5=8044618b388cb350682760849ea01241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Kesselman M.</text:p>
          </table:table-cell>
          <table:table-cell table:style-name="ce31" office:value-type="string" calcext:value-type="string">
            <text:p>Current CITE-ings from the popular and trade computing literature: Google Cardboard – virtual reality for everyone</text:p>
          </table:table-cell>
          <table:table-cell table:style-name="ce35" office:value-type="float" office:value="2016" calcext:value-type="float">
            <text:p>2016</text:p>
          </table:table-cell>
          <table:table-cell table:style-name="ce40" office:value-type="string" calcext:value-type="string">
            <text:p>https://www.scopus.com/inward/record.uri?eid=2-s2.0-84977538341&amp;doi=10.1108%2fLHTN-04-2016-0020&amp;partnerID=40&amp;md5=e313a3991a93b2699b671b7be1d750d8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Hilfert T., Teizer J., König M.</text:p>
          </table:table-cell>
          <table:table-cell table:style-name="ce32" office:value-type="string" calcext:value-type="string">
            <text:p>First person virtual reality for evaluation and learning of construction site safety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4994322776&amp;partnerID=40&amp;md5=a93a91e2292418adc834498c39e28da8</text:p>
          </table:table-cell>
          <table:table-cell table:style-name="ce43" table:content-validation-name="val1" office:value-type="string" calcext:value-type="string">
            <text:p>CI2, CI4.</text:p>
          </table:table-cell>
          <table:table-cell table:style-name="ce47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Kunz A., Zank M., Nescher T., Wegener K.</text:p>
          </table:table-cell>
          <table:table-cell table:style-name="ce31" office:value-type="string" calcext:value-type="string">
            <text:p>Virtual Reality Based Time and Motion Study with Support for Real Walking</text:p>
          </table:table-cell>
          <table:table-cell table:style-name="ce35" office:value-type="float" office:value="2016" calcext:value-type="float">
            <text:p>2016</text:p>
          </table:table-cell>
          <table:table-cell table:style-name="ce40" office:value-type="string" calcext:value-type="string">
            <text:p>https://www.scopus.com/inward/record.uri?eid=2-s2.0-85006990447&amp;doi=10.1016%2fj.procir.2016.11.053&amp;partnerID=40&amp;md5=d106b5c1c94a7491bcae954a78013b2b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[No author name available]</text:p>
          </table:table-cell>
          <table:table-cell table:style-name="ce32" office:value-type="string" calcext:value-type="string">
            <text:p>Formal modeling of accidents and automatic generation of tutoring scenarios for intelligent safety training of process operators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4983627651&amp;partnerID=40&amp;md5=383dec4000708647042cb554a084fee5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Mentzelopoulos M., Tarpini F., Emanuele A., Protopsaltis A.</text:p>
          </table:table-cell>
          <table:table-cell table:style-name="ce31" office:value-type="string" calcext:value-type="string">
            <text:p>Hardware interfaces for VR applications: Evaluation on prototypes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64226737&amp;doi=10.1109%2fCIT%2fIUCC%2fDASC%2fPICOM.2015.237&amp;partnerID=40&amp;md5=f7cac10662a7ef3c9e7ac5747b70ef14</text:p>
          </table:table-cell>
          <table:table-cell table:style-name="ce44" table:content-validation-name="val1" office:value-type="string" calcext:value-type="string">
            <text:p>CI5.</text:p>
          </table:table-cell>
          <table:table-cell table:style-name="ce48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Allain K., Dado B., Gelderen M.V., Hokke O., Oliveira M., Bidarra R., Gaubitch N.D., Hendriks R.C., Kybartas B.</text:p>
          </table:table-cell>
          <table:table-cell table:style-name="ce32" office:value-type="string" calcext:value-type="string">
            <text:p>An audio game for training navigation skills of blind children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63935798&amp;doi=10.1109%2fSIVE.2015.7361292&amp;partnerID=40&amp;md5=41ebe438968f6467bd23d886adbdf9b1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6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Rasheed F., Onkar P., Narula M.</text:p>
          </table:table-cell>
          <table:table-cell table:style-name="ce31" office:value-type="string" calcext:value-type="string">
            <text:p>Immersive virtual reality to enhance the spatial awareness of students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59298853&amp;doi=10.1145%2f2835966.2836288&amp;partnerID=40&amp;md5=6462e23a110bd5ceaff69b5a641e624a</text:p>
          </table:table-cell>
          <table:table-cell table:style-name="ce44" table:content-validation-name="val1" office:value-type="string" calcext:value-type="string">
            <text:p>CI6.</text:p>
          </table:table-cell>
          <table:table-cell table:style-name="ce48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Restivo M.T., Urbano D., Chouzal F.</text:p>
          </table:table-cell>
          <table:table-cell table:style-name="ce32" office:value-type="string" calcext:value-type="string">
            <text:p>Hi kids: That's funny! Mechanics 3D Virtual lab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62429268&amp;doi=10.1109%2fIMCTL.2015.7359593&amp;partnerID=40&amp;md5=5973a4e86cb8ae82d699b0de881af7e0</text:p>
          </table:table-cell>
          <table:table-cell table:style-name="ce43" table:content-validation-name="val1" office:value-type="string" calcext:value-type="string">
            <text:p>CI4.</text:p>
          </table:table-cell>
          <table:table-cell table:style-name="ce47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Araullo J., Potter L.E.</text:p>
          </table:table-cell>
          <table:table-cell table:style-name="ce31" office:value-type="string" calcext:value-type="string">
            <text:p>The emerging technology consumer: Designing NUI interaction for learning and retention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63623644&amp;doi=10.1145%2f2838739.2838830&amp;partnerID=40&amp;md5=d15b74da8cfa970973d237893c44c85a</text:p>
          </table:table-cell>
          <table:table-cell table:style-name="ce44" table:content-validation-name="val1" office:value-type="string" calcext:value-type="string">
            <text:p>CI5.</text:p>
          </table:table-cell>
          <table:table-cell table:style-name="ce48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Norrby M., Grebner C., Eriksson J., Boström J.</text:p>
          </table:table-cell>
          <table:table-cell table:style-name="ce32" office:value-type="string" calcext:value-type="string">
            <text:p>Molecular Rift: Virtual Reality for Drug Designers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47967391&amp;doi=10.1021%2facs.jcim.5b00544&amp;partnerID=40&amp;md5=4c9b39329eca2d6679a8a9355a0a5f42</text:p>
          </table:table-cell>
          <table:table-cell table:style-name="ce43" table:content-validation-name="val1" office:value-type="string" calcext:value-type="string">
            <text:p>CI4.</text:p>
          </table:table-cell>
          <table:table-cell table:style-name="ce47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Kayatt P., Nakamura R.</text:p>
          </table:table-cell>
          <table:table-cell table:style-name="ce31" office:value-type="string" calcext:value-type="string">
            <text:p>Influence of a head-mounted display on user experience and performance in a virtual reality-based sports application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79700592&amp;doi=10.1145%2f2824893.2824895&amp;partnerID=40&amp;md5=207afbf6ffd7e1cf313ec9397a9e37f4</text:p>
          </table:table-cell>
          <table:table-cell table:style-name="ce44" table:content-validation-name="val1" office:value-type="string" calcext:value-type="string">
            <text:p>CI5.</text:p>
          </table:table-cell>
          <table:table-cell table:style-name="ce48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Itoh Y., Klinker G.</text:p>
          </table:table-cell>
          <table:table-cell table:style-name="ce32" office:value-type="string" calcext:value-type="string">
            <text:p>Simultaneous direct and augmented view distortion calibration of optical see-through head-mounted displays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62306738&amp;doi=10.1109%2fISMAR.2015.14&amp;partnerID=40&amp;md5=d43bd2890a60564fd8c15d67dd51b771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Huang Y.-H., Yu T.-C., Tsai P.-H., Wang Y.-X., Yang W.-L., Ouhyoung M.</text:p>
          </table:table-cell>
          <table:table-cell table:style-name="ce31" office:value-type="string" calcext:value-type="string">
            <text:p>Scope+: A stereoscopic video see-through augmented reality microscope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62808726&amp;doi=10.1145%2f2815585.2817775&amp;partnerID=40&amp;md5=3d6be0daa835a14b57f15df8b453afc6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1, CE4, 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Emanuele R., Filippo B., Alessandro F., Alberto A.C.</text:p>
          </table:table-cell>
          <table:table-cell table:style-name="ce32" office:value-type="string" calcext:value-type="string">
            <text:p>Co-located haptic interaction for virtual USG exploration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53283008&amp;doi=10.1109%2fEMBC.2015.7318667&amp;partnerID=40&amp;md5=a16690fce10cb61aa38df844ca0c3a47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, CE6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Hodgkinson G.</text:p>
          </table:table-cell>
          <table:table-cell table:style-name="ce31" office:value-type="string" calcext:value-type="string">
            <text:p>Taking animation project learning into the virtual environment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75749535&amp;doi=10.1145%2f2818498.2818506&amp;partnerID=40&amp;md5=48f40f297900ba856dab9b74f3ba8412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Sun J., Zhang Q., Huang D., Zhang L.</text:p>
          </table:table-cell>
          <table:table-cell table:style-name="ce32" office:value-type="string" calcext:value-type="string">
            <text:p>A Novel Networked Marine Engine Simulator for Crew Operation Examination with Auto Evaluation Using Virtual Reality Technology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62194591&amp;doi=10.1109%2fICVRV.2014.61&amp;partnerID=40&amp;md5=7175d6c186eafbc1ccdbea7572adbee9</text:p>
          </table:table-cell>
          <table:table-cell table:style-name="ce43" table:content-validation-name="val1" office:value-type="string" calcext:value-type="string">
            <text:p>CI4.</text:p>
          </table:table-cell>
          <table:table-cell table:style-name="ce47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Li Y., Elmaghraby A.S., Sokhadze E.M.</text:p>
          </table:table-cell>
          <table:table-cell table:style-name="ce31" office:value-type="string" calcext:value-type="string">
            <text:p>Designing immersive affective environments with biofeedback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62269741&amp;doi=10.1109%2fCGames.2015.7272965&amp;partnerID=40&amp;md5=bfb4cd0328f2b2ba7a2f720ccdccd229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Sridharan S., Pieszala J., Bailey R.</text:p>
          </table:table-cell>
          <table:table-cell table:style-name="ce32" office:value-type="string" calcext:value-type="string">
            <text:p>Depth-based subtle gaze guidance in virtual reality environments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55617680&amp;doi=10.1145%2f2804408.2814187&amp;partnerID=40&amp;md5=7b8c71eea6f260915d000b8c6b72867b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Pore M., Sadeghi K., Chakati V., Banerjee A., Gupta S.K.S.</text:p>
          </table:table-cell>
          <table:table-cell table:style-name="ce31" office:value-type="string" calcext:value-type="string">
            <text:p>Enabling real-time collaborative brain-mobile interactive applications on volunteer mobile devices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63783965&amp;doi=10.1145%2f2799650.2799660&amp;partnerID=40&amp;md5=0876549411be50f32ec1a4d328b5a267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Xie B., Zhou Q., Yu L.</text:p>
          </table:table-cell>
          <table:table-cell table:style-name="ce32" office:value-type="string" calcext:value-type="string">
            <text:p>A real-time welding training system base on virtual reality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54473454&amp;doi=10.1109%2fVR.2015.7223419&amp;partnerID=40&amp;md5=c9cfb8de393fd7b68b5045619813aca2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4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Phelan I., Arden M., Garcia C., Roast C.</text:p>
          </table:table-cell>
          <table:table-cell table:style-name="ce31" office:value-type="string" calcext:value-type="string">
            <text:p>Exploring virtual reality and prosthetic training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54549019&amp;doi=10.1109%2fVR.2015.7223441&amp;partnerID=40&amp;md5=a6f7d097ff4ad25efd8f846285fa718b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6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Mathur A.S.</text:p>
          </table:table-cell>
          <table:table-cell table:style-name="ce32" office:value-type="string" calcext:value-type="string">
            <text:p>Low cost virtual reality for medical training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54483974&amp;doi=10.1109%2fVR.2015.7223437&amp;partnerID=40&amp;md5=669b6ae9b3f3186c56fc8249ff46c9d5</text:p>
          </table:table-cell>
          <table:table-cell table:style-name="ce43" table:content-validation-name="val1" office:value-type="string" calcext:value-type="string">
            <text:p>CI4.</text:p>
          </table:table-cell>
          <table:table-cell table:style-name="ce47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Sharma S., Rajeev S.P., Devearux P.</text:p>
          </table:table-cell>
          <table:table-cell table:style-name="ce31" office:value-type="string" calcext:value-type="string">
            <text:p>An immersive collaborative virtual environment of a university campus for performing virtual campus evacuation drills and tours for campus safety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59453510&amp;doi=10.1109%2fCTS.2015.7210404&amp;partnerID=40&amp;md5=45d81d47f0417c4df424bc4c6850dc16</text:p>
          </table:table-cell>
          <table:table-cell table:style-name="ce44" table:content-validation-name="val1" office:value-type="string" calcext:value-type="string">
            <text:p>CI4.</text:p>
          </table:table-cell>
          <table:table-cell table:style-name="ce48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Andrews S., Vincent J.B., McCormick J.</text:p>
          </table:table-cell>
          <table:table-cell table:style-name="ce32" office:value-type="string" calcext:value-type="string">
            <text:p>Duet: Improvising spatial dialogues with an artificially intelligent agent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61205751&amp;doi=10.1145%2f2788940.2788952&amp;partnerID=40&amp;md5=217ef1efc54e66e4387fe530c4afaac3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Golodetz S., Prisacariu V.A., Sapienza M., Kahler O., Murray D.W., Valentin J.P.C., Ren C.Y., Izadi S., Vineet V., Arnab A., Torr P.H.S., Cheng M.-M., Hicks S.L.</text:p>
          </table:table-cell>
          <table:table-cell table:style-name="ce31" office:value-type="string" calcext:value-type="string">
            <text:p>SemanticPaint: Interactive segmentation and learning of 3D worlds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57932823&amp;doi=10.1145%2f2782782.2792488&amp;partnerID=40&amp;md5=ddd5f907327c0d9ad6adcb5c77f03f2b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Valentin J., Kohli P., Vineet V., Nießner M., Cheng M.-M., Criminisi A., Kim D., Izadi S., Shotton J., Torr P.</text:p>
          </table:table-cell>
          <table:table-cell table:style-name="ce32" office:value-type="string" calcext:value-type="string">
            <text:p>SemanticPaint: Interactive segmentation and learning of 3D world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57940038&amp;doi=10.1145%2f2775280.2792589&amp;partnerID=40&amp;md5=0405706bf6885988a36e0e586f2a9e63</text:p>
          </table:table-cell>
          <table:table-cell table:style-name="ce43" table:content-validation-name="val1"/>
          <table:table-cell table:style-name="ce47" table:content-validation-name="val1"/>
          <table:table-cell table:style-name="ce50" table:content-validation-name="val2" office:value-type="string" calcext:value-type="string">
            <text:p>Duplic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Bleser G., Damen D., Behera A., Hendeby G., Mura K., Miezal M., Gee A., Petersen N., Maçães G., Domingues H., Gorecky D., Almeida L., Mayol-Cuevas W., Calway A., Cohn A.G., Hogg D.C., Stricker D.</text:p>
          </table:table-cell>
          <table:table-cell table:style-name="ce31" office:value-type="string" calcext:value-type="string">
            <text:p>Cognitive learning, monitoring and assistance of industrial workflows using egocentric sensor networks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38704361&amp;doi=10.1371%2fjournal.pone.0127769&amp;partnerID=40&amp;md5=e5314c0fab73a82e8d2900fcea2fd628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Aiken M.P., Berry M.J.</text:p>
          </table:table-cell>
          <table:table-cell table:style-name="ce32" office:value-type="string" calcext:value-type="string">
            <text:p>Posttraumatic stress disorder: possibilities for olfaction and virtual reality exposure therapy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30542325&amp;doi=10.1007%2fs10055-015-0260-x&amp;partnerID=40&amp;md5=eef1e57f31a0ccae66fc74c232ed64b5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6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Wang J., Lindeman R.</text:p>
          </table:table-cell>
          <table:table-cell table:style-name="ce31" office:value-type="string" calcext:value-type="string">
            <text:p>Coordinated hybrid virtual environments: Seamless interaction contexts for effective virtual reality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37760758&amp;doi=10.1016%2fj.cag.2015.02.007&amp;partnerID=40&amp;md5=76f31a2c83eb95869066b3007d812fb0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Huang Y., Churches L., Reilly B.</text:p>
          </table:table-cell>
          <table:table-cell table:style-name="ce32" office:value-type="string" calcext:value-type="string">
            <text:p>A Case Study on Virtual Reality American Football Training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84920603&amp;doi=10.1145%2f2806173.2806178&amp;partnerID=40&amp;md5=512524bca7607b4ad6e046d15df6cedf</text:p>
          </table:table-cell>
          <table:table-cell table:style-name="ce43" table:content-validation-name="val1" office:value-type="string" calcext:value-type="string">
            <text:p>CI4.</text:p>
          </table:table-cell>
          <table:table-cell table:style-name="ce47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Grabowski A., Jankowski J.</text:p>
          </table:table-cell>
          <table:table-cell table:style-name="ce31" office:value-type="string" calcext:value-type="string">
            <text:p>Virtual Reality-based pilot training for underground coal miners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08577504&amp;doi=10.1016%2fj.ssci.2014.09.017&amp;partnerID=40&amp;md5=814a4e335d2f10703a2f90f14b63d308</text:p>
          </table:table-cell>
          <table:table-cell table:style-name="ce44" table:content-validation-name="val1" office:value-type="string" calcext:value-type="string">
            <text:p>CI4, CI6.</text:p>
          </table:table-cell>
          <table:table-cell table:style-name="ce48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Li H., Trutoiu L., Olszewski K., Wei L., Trutna T., Hsieh P.-L., Nicholls A., Ma C.</text:p>
          </table:table-cell>
          <table:table-cell table:style-name="ce32" office:value-type="string" calcext:value-type="string">
            <text:p>Facial performance sensing head-mounted display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45212482&amp;doi=10.1145%2f2766939&amp;partnerID=40&amp;md5=f9c5fa0d501794fc87dc2fb4322b72b3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Quishpe-Armas J.A., Cedeño-Viveros L.D., Meléndez-Campos J., Suárez-Mora C.A., Camacho-Leon S.</text:p>
          </table:table-cell>
          <table:table-cell table:style-name="ce31" office:value-type="string" calcext:value-type="string">
            <text:p>An Immersive 3D Virtual Learning Environment for Analyzing the Atomic Structure of MEMS-Relevant Materials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64053023&amp;doi=10.1016%2fj.procs.2015.12.265&amp;partnerID=40&amp;md5=6a87f094957bf7993565e78a4328f54e</text:p>
          </table:table-cell>
          <table:table-cell table:style-name="ce44" table:content-validation-name="val1" office:value-type="string" calcext:value-type="string">
            <text:p>CI4.</text:p>
          </table:table-cell>
          <table:table-cell table:style-name="ce48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Tanaka E.H., Paludo J.A., Cordeiro C.S., Domingues L.R., Gadbem E.V., Euflausino A.</text:p>
          </table:table-cell>
          <table:table-cell table:style-name="ce32" office:value-type="string" calcext:value-type="string">
            <text:p>Using immersive virtual reality for electrical substation training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64931451&amp;partnerID=40&amp;md5=712583dc1f5fe9575c175d2f12520ea2</text:p>
          </table:table-cell>
          <table:table-cell table:style-name="ce43" table:content-validation-name="val1" office:value-type="string" calcext:value-type="string">
            <text:p>CI2, CI4.</text:p>
          </table:table-cell>
          <table:table-cell table:style-name="ce47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Liu J., Lockhart T.E., Parijat P., McIntosh J.D., Chiu Y.-P.</text:p>
          </table:table-cell>
          <table:table-cell table:style-name="ce31" office:value-type="string" calcext:value-type="string">
            <text:p>Comparison of slip training in vr environment and on moveable platform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43411059&amp;partnerID=40&amp;md5=06668b1125df989d6299bec05383a47f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5, CE6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Bharathi A.K.B.G., Tucker C.S.</text:p>
          </table:table-cell>
          <table:table-cell table:style-name="ce32" office:value-type="string" calcext:value-type="string">
            <text:p>Investigating the impact of interactive immersive virtual reality environments in enhancing task performance in online engineering design activities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79021234&amp;doi=10.1115%2fDETC2015-47388&amp;partnerID=40&amp;md5=8f1d67a725b3b5bd8d2b090c7f842367</text:p>
          </table:table-cell>
          <table:table-cell table:style-name="ce43" table:content-validation-name="val1" office:value-type="string" calcext:value-type="string">
            <text:p>CI1, CI4.</text:p>
          </table:table-cell>
          <table:table-cell table:style-name="ce47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Liu Y.</text:p>
          </table:table-cell>
          <table:table-cell table:style-name="ce31" office:value-type="string" calcext:value-type="string">
            <text:p>Virtual neurosurgical education for image-guided deep brain stimulation neurosurgery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22571930&amp;doi=10.1109%2fICALIP.2014.7009869&amp;partnerID=40&amp;md5=e0847eec0a609a60d6d1ac9c21e454cf</text:p>
          </table:table-cell>
          <table:table-cell table:style-name="ce44" table:content-validation-name="val1" office:value-type="string" calcext:value-type="string">
            <text:p>CI2, CI4.</text:p>
          </table:table-cell>
          <table:table-cell table:style-name="ce48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Fogarty J., El-Tawil S., McCormick J.</text:p>
          </table:table-cell>
          <table:table-cell table:style-name="ce32" office:value-type="string" calcext:value-type="string">
            <text:p>Exploring structural behavior and component detailing in virtual reality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29245516&amp;doi=10.1061%2f9780784479117.221&amp;partnerID=40&amp;md5=51616eb46472be04a0ee13b40c921bc4</text:p>
          </table:table-cell>
          <table:table-cell table:style-name="ce43" table:content-validation-name="val1" office:value-type="string" calcext:value-type="string">
            <text:p>CI4.</text:p>
          </table:table-cell>
          <table:table-cell table:style-name="ce47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Moreland J., Zaraliakos J.E., Campbell W., Nakayama S., Zhang J., Arteaga N., Zhou C.Q.</text:p>
          </table:table-cell>
          <table:table-cell table:style-name="ce31" office:value-type="string" calcext:value-type="string">
            <text:p>Interactive incident visualization for steel industry safety training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40403844&amp;partnerID=40&amp;md5=e9b96c800c8532a9bae8684a6ad985e1</text:p>
          </table:table-cell>
          <table:table-cell table:style-name="ce44" table:content-validation-name="val1" office:value-type="string" calcext:value-type="string">
            <text:p>CI4.</text:p>
          </table:table-cell>
          <table:table-cell table:style-name="ce48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Satoh Y., Li Y., Zhu X., Rizwan-uddin</text:p>
          </table:table-cell>
          <table:table-cell table:style-name="ce32" office:value-type="string" calcext:value-type="string">
            <text:p>3D virtual facilities with interactive instructions for nuclear education and training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59065458&amp;partnerID=40&amp;md5=bcac0bea6de9e812a5b1152267c43483</text:p>
          </table:table-cell>
          <table:table-cell table:style-name="ce43" table:content-validation-name="val1" office:value-type="string" calcext:value-type="string">
            <text:p>CI1, CI4.</text:p>
          </table:table-cell>
          <table:table-cell table:style-name="ce47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Gong X., Liu Y., Jiao Y., Wang B., Zhou J., Yu H.</text:p>
          </table:table-cell>
          <table:table-cell table:style-name="ce31" office:value-type="string" calcext:value-type="string">
            <text:p>A novel earthquake education system based on virtual reality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48800076&amp;doi=10.1587%2ftransinf.2015EDP7165&amp;partnerID=40&amp;md5=ad13cd276fd22f1e0b57b4a9c25e7d0f</text:p>
          </table:table-cell>
          <table:table-cell table:style-name="ce44" table:content-validation-name="val1" office:value-type="string" calcext:value-type="string">
            <text:p>CI1, CI4.</text:p>
          </table:table-cell>
          <table:table-cell table:style-name="ce48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Lai C., McMahan R.P.</text:p>
          </table:table-cell>
          <table:table-cell table:style-name="ce32" office:value-type="string" calcext:value-type="string">
            <text:p>Virtual reality ladder climbing for mine safety training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54289498&amp;partnerID=40&amp;md5=349caf4ab7ec778af080b15a3dd47fb8</text:p>
          </table:table-cell>
          <table:table-cell table:style-name="ce43" table:content-validation-name="val1" office:value-type="string" calcext:value-type="string">
            <text:p>CI2, CI4.</text:p>
          </table:table-cell>
          <table:table-cell table:style-name="ce47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Leyrer M., Linkenauger S.A., Bülthoff H.H., Mohler B.J.</text:p>
          </table:table-cell>
          <table:table-cell table:style-name="ce31" office:value-type="string" calcext:value-type="string">
            <text:p>Eye height manipulations: A possible solution to reduce underestimation of egocentric distances in head-mounted displays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23493932&amp;doi=10.1145%2f2699254&amp;partnerID=40&amp;md5=d7e7f7d4cdab20f678a76a09b738d786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Geuss M.N., Stefanucci J.K., Creem-Regehr S.H., Thompson W.B., Mohler B.J.</text:p>
          </table:table-cell>
          <table:table-cell table:style-name="ce32" office:value-type="string" calcext:value-type="string">
            <text:p>Effect of display technology on perceived scale of space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44325683&amp;doi=10.1177%2f0018720815590300&amp;partnerID=40&amp;md5=55d0cbad328c9d6ca2084afb10194a48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Abed H., Pernelle P., Carron T., Benamar C., Kechiche M., Baert P.</text:p>
          </table:table-cell>
          <table:table-cell table:style-name="ce31" office:value-type="string" calcext:value-type="string">
            <text:p>Serious game framework focusing on industrial traing: Application to steel industry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55134969&amp;partnerID=40&amp;md5=34cec6144ed65704c9435f52ce269e5f</text:p>
          </table:table-cell>
          <table:table-cell table:style-name="ce44" table:content-validation-name="val1" office:value-type="string" calcext:value-type="string">
            <text:p>CI3, CI4.</text:p>
          </table:table-cell>
          <table:table-cell table:style-name="ce48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Moesgaard T., Witt M., Fiss J., Warming C., Klubien J., Schoenau-Fog H.</text:p>
          </table:table-cell>
          <table:table-cell table:style-name="ce32" office:value-type="string" calcext:value-type="string">
            <text:p>Implicit and explicit information mediation in a virtual reality museum installation and its effects on retention and learning outcomes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55098026&amp;partnerID=40&amp;md5=40c7e19cf2f0aa648ca359df6fc262ba</text:p>
          </table:table-cell>
          <table:table-cell table:style-name="ce43" table:content-validation-name="val1" office:value-type="string" calcext:value-type="string">
            <text:p>CI4.</text:p>
          </table:table-cell>
          <table:table-cell table:style-name="ce47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Brodsky Y., Carbognani F., Melotti E.</text:p>
          </table:table-cell>
          <table:table-cell table:style-name="ce31" office:value-type="string" calcext:value-type="string">
            <text:p>The use of immersive virtual reality and motion tracking in astronaut training and space system design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91434562&amp;partnerID=40&amp;md5=b9d54fe08e9951d58366ca0c73f628bc</text:p>
          </table:table-cell>
          <table:table-cell table:style-name="ce44" table:content-validation-name="val1" office:value-type="string" calcext:value-type="string">
            <text:p>CI2, CI4.</text:p>
          </table:table-cell>
          <table:table-cell table:style-name="ce48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Freina L., Canessa A.</text:p>
          </table:table-cell>
          <table:table-cell table:style-name="ce32" office:value-type="string" calcext:value-type="string">
            <text:p>Immersive vs desktop virtual reality in game based learning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55151400&amp;partnerID=40&amp;md5=f62727021ff0a306eef5ab32c8a4bce7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6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Cheng Y., Huang C.-L., Yang C.-S.</text:p>
          </table:table-cell>
          <table:table-cell table:style-name="ce31" office:value-type="string" calcext:value-type="string">
            <text:p>Using a 3D immersive virtual environment system to enhance social understanding and social skills for children with autism spectrum disorders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46077122&amp;doi=10.1177%2f1088357615583473&amp;partnerID=40&amp;md5=6681909c826e2eeb77fc05101df515ed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6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Ball S., Bluteau P., Clouder L., Adefila A., Graham S.</text:p>
          </table:table-cell>
          <table:table-cell table:style-name="ce32" office:value-type="string" calcext:value-type="string">
            <text:p>MyShoes: An immersive simulation of dementia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40646342&amp;partnerID=40&amp;md5=108c428b3d958654cd39c7d5de2ea41d</text:p>
          </table:table-cell>
          <table:table-cell table:style-name="ce43" table:content-validation-name="val1" office:value-type="string" calcext:value-type="string">
            <text:p>CI2, CI4.</text:p>
          </table:table-cell>
          <table:table-cell table:style-name="ce47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Górski F., Buń P., Wichniarek R., Zawadzki P., Hamrol A.</text:p>
          </table:table-cell>
          <table:table-cell table:style-name="ce31" office:value-type="string" calcext:value-type="string">
            <text:p>Immersive City Bus Configuration System for Marketing and Sales Education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63997690&amp;doi=10.1016%2fj.procs.2015.12.230&amp;partnerID=40&amp;md5=619cb885adfd5099da93bf3ddd796aa8</text:p>
          </table:table-cell>
          <table:table-cell table:style-name="ce44" table:content-validation-name="val1" office:value-type="string" calcext:value-type="string">
            <text:p>CI1, CI4.</text:p>
          </table:table-cell>
          <table:table-cell table:style-name="ce48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Buń P., Górski F., Wichniarek R., Kuczko W., Hamrol A., Zawadzki P.</text:p>
          </table:table-cell>
          <table:table-cell table:style-name="ce32" office:value-type="string" calcext:value-type="string">
            <text:p>Application of Professional and Low-cost Head Mounted Devices in Immersive Educational Application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64047403&amp;doi=10.1016%2fj.procs.2015.12.235&amp;partnerID=40&amp;md5=7bb519717b83db581cb311069a04315f</text:p>
          </table:table-cell>
          <table:table-cell table:style-name="ce43" table:content-validation-name="val1" office:value-type="string" calcext:value-type="string">
            <text:p>CI4.</text:p>
          </table:table-cell>
          <table:table-cell table:style-name="ce47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Yang K.-J., Chen Y.-J., Xu K.-W., Chen W.W.</text:p>
          </table:table-cell>
          <table:table-cell table:style-name="ce31" office:value-type="string" calcext:value-type="string">
            <text:p>Application of google cardboard in fire hazard simulation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63995260&amp;partnerID=40&amp;md5=ecc070c559c93d84bb577bc6ed5a0d5e</text:p>
          </table:table-cell>
          <table:table-cell table:style-name="ce44" table:content-validation-name="val1" office:value-type="string" calcext:value-type="string">
            <text:p>CI4.</text:p>
          </table:table-cell>
          <table:table-cell table:style-name="ce48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Wen X., Duan F., Yu Y., Tan J.T.C., Cheng X.</text:p>
          </table:table-cell>
          <table:table-cell table:style-name="ce32" office:value-type="string" calcext:value-type="string">
            <text:p>Design of a multi-functional system based on virtual reality for stroke rehabilitation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32082833&amp;doi=10.1109%2fWCICA.2014.7053099&amp;partnerID=40&amp;md5=53904e2f9da196f8ada9b86dfdd61629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6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Merta M., Kelling N.</text:p>
          </table:table-cell>
          <table:table-cell table:style-name="ce31" office:value-type="string" calcext:value-type="string">
            <text:p>Effects of level of control on simulator sickness using a virtual reality head mounted device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81727616&amp;doi=10.1177%2f1541931215591237&amp;partnerID=40&amp;md5=7c3ac23bbf6a9e74e4085469695ac940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4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Crespo R., García R., Quiroz S.</text:p>
          </table:table-cell>
          <table:table-cell table:style-name="ce32" office:value-type="string" calcext:value-type="string">
            <text:p>Virtual Reality Application for Simulation and Off-line Programming of the Mitsubishi Movemaster RV-M1 Robot Integrated with the Oculus Rift to Improve Students Training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64068311&amp;doi=10.1016%2fj.procs.2015.12.226&amp;partnerID=40&amp;md5=379b1e6c4f60904cc8ae95de2d128585</text:p>
          </table:table-cell>
          <table:table-cell table:style-name="ce43" table:content-validation-name="val1" office:value-type="string" calcext:value-type="string">
            <text:p>CI2, CI4.</text:p>
          </table:table-cell>
          <table:table-cell table:style-name="ce47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Grajewski D., Górski F., Hamrol A., Zawadzki P.</text:p>
          </table:table-cell>
          <table:table-cell table:style-name="ce31" office:value-type="string" calcext:value-type="string">
            <text:p>Immersive and Haptic Educational Simulations of Assembly Workplace Conditions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64076339&amp;doi=10.1016%2fj.procs.2015.12.258&amp;partnerID=40&amp;md5=68418c68cc45af74bcc0be15b0c95744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Hodgson E., Bachmann E.R., Vincent D., Zmuda M., Waller D., Calusdian J.</text:p>
          </table:table-cell>
          <table:table-cell table:style-name="ce32" office:value-type="string" calcext:value-type="string">
            <text:p>WeaVR: a self-contained and wearable immersive virtual environment simulation system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38056639&amp;doi=10.3758%2fs13428-014-0463-1&amp;partnerID=40&amp;md5=c8b4624d3b7bd12e0a81481cfcb459bd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Byun J., Loh C.S.</text:p>
          </table:table-cell>
          <table:table-cell table:style-name="ce31" office:value-type="string" calcext:value-type="string">
            <text:p>Audial engagement: Effects of game sound on learner engagement in digital game-based learning environments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21726789&amp;doi=10.1016%2fj.chb.2014.12.052&amp;partnerID=40&amp;md5=e23fdb586230bb53fc145234f3023a88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Chiarovano E., de Waele C., MacDougall H.G., Rogers S.J., Burgess A.M., Curthoys I.S.</text:p>
          </table:table-cell>
          <table:table-cell table:style-name="ce32" office:value-type="string" calcext:value-type="string">
            <text:p>Maintaining balance when looking at a virtual reality three-dimensional display of a field of moving dots or at a virtual reality scene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40044819&amp;doi=10.3389%2ffneur.2015.00164&amp;partnerID=40&amp;md5=9fd2beae19381c44ded920f46c32d93a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Iwamoto K., Tokunaga H., Okane T.</text:p>
          </table:table-cell>
          <table:table-cell table:style-name="ce31" office:value-type="string" calcext:value-type="string">
            <text:p>Training support for pouring task in casting process using stereoscopic video see-through display - Presentation of molten metal flow simulation based on captured task motion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27949384&amp;doi=10.1109%2fICITACEE.2014.7065729&amp;partnerID=40&amp;md5=4e19cae7f759e7a5008a624ec2798c31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Greuter S., Roberts D.J.</text:p>
          </table:table-cell>
          <table:table-cell table:style-name="ce32" office:value-type="string" calcext:value-type="string">
            <text:p>SpaceWalk: Movement and interaction in virtual space with commodity hardware</text:p>
          </table:table-cell>
          <table:table-cell table:style-name="ce34" office:value-type="float" office:value="2014" calcext:value-type="float">
            <text:p>2014</text:p>
          </table:table-cell>
          <table:table-cell table:style-name="ce41" office:value-type="string" calcext:value-type="string">
            <text:p>https://www.scopus.com/inward/record.uri?eid=2-s2.0-84955612659&amp;doi=10.1145%2f2677758.2677781&amp;partnerID=40&amp;md5=218128ae9bcf1419a92e8fe5df451ca4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Davis S., Nesbitt K., Nalivaiko E.</text:p>
          </table:table-cell>
          <table:table-cell table:style-name="ce31" office:value-type="string" calcext:value-type="string">
            <text:p>Systematic review of cybersickness</text:p>
          </table:table-cell>
          <table:table-cell table:style-name="ce35" office:value-type="float" office:value="2014" calcext:value-type="float">
            <text:p>2014</text:p>
          </table:table-cell>
          <table:table-cell table:style-name="ce40" office:value-type="string" calcext:value-type="string">
            <text:p>https://www.scopus.com/inward/record.uri?eid=2-s2.0-84955562915&amp;doi=10.1145%2f2677758.2677780&amp;partnerID=40&amp;md5=b75892690810eb5cfbaa4239a56f885a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Jeon B., Cho S., Lee J.-H.</text:p>
          </table:table-cell>
          <table:table-cell table:style-name="ce32" office:value-type="string" calcext:value-type="string">
            <text:p>Application of virtual body swapping to patients with complex regional pain syndrome: A pilot study</text:p>
          </table:table-cell>
          <table:table-cell table:style-name="ce34" office:value-type="float" office:value="2014" calcext:value-type="float">
            <text:p>2014</text:p>
          </table:table-cell>
          <table:table-cell table:style-name="ce41" office:value-type="string" calcext:value-type="string">
            <text:p>https://www.scopus.com/inward/record.uri?eid=2-s2.0-84901942909&amp;doi=10.1089%2fcyber.2014.0046&amp;partnerID=40&amp;md5=c2581f1d97d75743ec2d56a39f1aeae4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, CE6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Gatica-Rojas V., Méndez-Rebolledo G.</text:p>
          </table:table-cell>
          <table:table-cell table:style-name="ce31" office:value-type="string" calcext:value-type="string">
            <text:p>Virtual reality interface devices in the reorganization of neural networks in the brain of patients with neurological diseases</text:p>
          </table:table-cell>
          <table:table-cell table:style-name="ce35" office:value-type="float" office:value="2014" calcext:value-type="float">
            <text:p>2014</text:p>
          </table:table-cell>
          <table:table-cell table:style-name="ce40" office:value-type="string" calcext:value-type="string">
            <text:p>https://www.scopus.com/inward/record.uri?eid=2-s2.0-84901802970&amp;doi=10.4103%2f1673-5374.131612&amp;partnerID=40&amp;md5=f3ce4f6a39033ff08595966df5d16804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5, CE6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Gamito P., Oliveira J., Santos N., Pacheco J., Morais D., Saraiva T., Soares F., Mayor C.S., Barata A.F.</text:p>
          </table:table-cell>
          <table:table-cell table:style-name="ce32" office:value-type="string" calcext:value-type="string">
            <text:p>Virtual exercises to promote cognitive recovery in stroke patients: The comparison between head mounted displays versus screen exposure methods</text:p>
          </table:table-cell>
          <table:table-cell table:style-name="ce34" office:value-type="float" office:value="2014" calcext:value-type="float">
            <text:p>2014</text:p>
          </table:table-cell>
          <table:table-cell table:style-name="ce41" office:value-type="string" calcext:value-type="string">
            <text:p>https://www.scopus.com/inward/record.uri?eid=2-s2.0-84925583927&amp;doi=10.1515%2fijdhd-2014-0325&amp;partnerID=40&amp;md5=380df89d98040444361efff6f98d87ba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, CE6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Bastiaens T.J., Wood L.C., Reiners T.</text:p>
          </table:table-cell>
          <table:table-cell table:style-name="ce31" office:value-type="string" calcext:value-type="string">
            <text:p>New landscapes and new eyes: The role of virtual world design for supply Chain education</text:p>
          </table:table-cell>
          <table:table-cell table:style-name="ce35" office:value-type="float" office:value="2014" calcext:value-type="float">
            <text:p>2014</text:p>
          </table:table-cell>
          <table:table-cell table:style-name="ce40" office:value-type="string" calcext:value-type="string">
            <text:p>https://www.scopus.com/inward/record.uri?eid=2-s2.0-84899879605&amp;partnerID=40&amp;md5=c06fcf2cb4a42945ccfc9814d457dcf4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5, CE6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Kleven N.F., Prasolova-Førland E., Fominykh M., Hansen A., Rasmussen G., Sagberg L.M., Lindseth F.</text:p>
          </table:table-cell>
          <table:table-cell table:style-name="ce32" office:value-type="string" calcext:value-type="string">
            <text:p>Training nurses and educating the public using a virtual operating room with Oculus Rift</text:p>
          </table:table-cell>
          <table:table-cell table:style-name="ce34" office:value-type="float" office:value="2014" calcext:value-type="float">
            <text:p>2014</text:p>
          </table:table-cell>
          <table:table-cell table:style-name="ce41" office:value-type="string" calcext:value-type="string">
            <text:p>https://www.scopus.com/inward/record.uri?eid=2-s2.0-84939609522&amp;doi=10.1109%2fVSMM.2014.7136687&amp;partnerID=40&amp;md5=194f19ac594a3221ca785442549c1173</text:p>
          </table:table-cell>
          <table:table-cell table:style-name="ce43" table:content-validation-name="val1" office:value-type="string" calcext:value-type="string">
            <text:p>CI2, CI3.</text:p>
          </table:table-cell>
          <table:table-cell table:style-name="ce47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Jones M., Bench N., Ferons S.</text:p>
          </table:table-cell>
          <table:table-cell table:style-name="ce31" office:value-type="string" calcext:value-type="string">
            <text:p>Vocabulary acquisition for deaf readers using augmented technology</text:p>
          </table:table-cell>
          <table:table-cell table:style-name="ce35" office:value-type="float" office:value="2014" calcext:value-type="float">
            <text:p>2014</text:p>
          </table:table-cell>
          <table:table-cell table:style-name="ce40" office:value-type="string" calcext:value-type="string">
            <text:p>https://www.scopus.com/inward/record.uri?eid=2-s2.0-84900035634&amp;doi=10.1109%2fVAAT.2014.6799461&amp;partnerID=40&amp;md5=1990cf6d0c0aca36ccac862c0162fcde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5, CE6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Bernacki B.E., Evans A., Tang E.</text:p>
          </table:table-cell>
          <table:table-cell table:style-name="ce32" office:value-type="string" calcext:value-type="string">
            <text:p>Virtual reality 3D headset based on DMD light modulators</text:p>
          </table:table-cell>
          <table:table-cell table:style-name="ce34" office:value-type="float" office:value="2014" calcext:value-type="float">
            <text:p>2014</text:p>
          </table:table-cell>
          <table:table-cell table:style-name="ce41" office:value-type="string" calcext:value-type="string">
            <text:p>https://www.scopus.com/inward/record.uri?eid=2-s2.0-84906214714&amp;doi=10.1117%2f12.2053789&amp;partnerID=40&amp;md5=fcc00daeb8204485c28a54848a867e47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Lanman D., Fuchs H., Mine M., McDowall I., Abrash M.</text:p>
          </table:table-cell>
          <table:table-cell table:style-name="ce31" office:value-type="string" calcext:value-type="string">
            <text:p>Put on your 3D glasses now: The past, present, and future of virtual and augmented reality</text:p>
          </table:table-cell>
          <table:table-cell table:style-name="ce35" office:value-type="float" office:value="2014" calcext:value-type="float">
            <text:p>2014</text:p>
          </table:table-cell>
          <table:table-cell table:style-name="ce40" office:value-type="string" calcext:value-type="string">
            <text:p>https://www.scopus.com/inward/record.uri?eid=2-s2.0-84906215588&amp;doi=10.1145%2f2614028.2628332&amp;partnerID=40&amp;md5=595f4e3ec56e0b1ba796c5aedf74be41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Trojan J., Diers M., Fuchs X., Bach F., Bekrater-Bodmann R., Foell J., Kamping S., Rance M., Maaß H., Flor H.</text:p>
          </table:table-cell>
          <table:table-cell table:style-name="ce32" office:value-type="string" calcext:value-type="string">
            <text:p>An augmented reality home-training system based on the mirror training and imagery approach</text:p>
          </table:table-cell>
          <table:table-cell table:style-name="ce34" office:value-type="float" office:value="2014" calcext:value-type="float">
            <text:p>2014</text:p>
          </table:table-cell>
          <table:table-cell table:style-name="ce41" office:value-type="string" calcext:value-type="string">
            <text:p>https://www.scopus.com/inward/record.uri?eid=2-s2.0-84904767056&amp;doi=10.3758%2fs13428-013-0412-4&amp;partnerID=40&amp;md5=fe577624a9748b6fbfbe2bdb194b15b8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4, CE5, CE6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Arora T.</text:p>
          </table:table-cell>
          <table:table-cell table:style-name="ce31" office:value-type="string" calcext:value-type="string">
            <text:p>Title: Experimental game design with the Oculus Rift</text:p>
          </table:table-cell>
          <table:table-cell table:style-name="ce35" office:value-type="float" office:value="2014" calcext:value-type="float">
            <text:p>2014</text:p>
          </table:table-cell>
          <table:table-cell table:style-name="ce40" office:value-type="string" calcext:value-type="string">
            <text:p>https://www.scopus.com/inward/record.uri?eid=2-s2.0-84900546158&amp;doi=10.1109%2fVR.2014.6802119&amp;partnerID=40&amp;md5=16fd9a44e5b8b334dbef696a5d408d2e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Beneš F., Kodym O.</text:p>
          </table:table-cell>
          <table:table-cell table:style-name="ce32" office:value-type="string" calcext:value-type="string">
            <text:p>Application of augmented reality in mining industry</text:p>
          </table:table-cell>
          <table:table-cell table:style-name="ce34" office:value-type="float" office:value="2014" calcext:value-type="float">
            <text:p>2014</text:p>
          </table:table-cell>
          <table:table-cell table:style-name="ce41" office:value-type="string" calcext:value-type="string">
            <text:p>https://www.scopus.com/inward/record.uri?eid=2-s2.0-84946762596&amp;partnerID=40&amp;md5=4993cddc67dc66ea12b61ed83a8e1d5b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Wang J., Lindeman R.</text:p>
          </table:table-cell>
          <table:table-cell table:style-name="ce31" office:value-type="string" calcext:value-type="string">
            <text:p>Coordinated 3D interaction in tablet- and HMD-based hybrid virtual environments</text:p>
          </table:table-cell>
          <table:table-cell table:style-name="ce35" office:value-type="float" office:value="2014" calcext:value-type="float">
            <text:p>2014</text:p>
          </table:table-cell>
          <table:table-cell table:style-name="ce40" office:value-type="string" calcext:value-type="string">
            <text:p>https://www.scopus.com/inward/record.uri?eid=2-s2.0-84910639276&amp;doi=10.1145%2f2659766.2659777&amp;partnerID=40&amp;md5=9d38b92740ef53bc973d83b8c71d48fc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Villagrasa S., Fonseca D., Redondo E., Duran J.</text:p>
          </table:table-cell>
          <table:table-cell table:style-name="ce32" office:value-type="string" calcext:value-type="string">
            <text:p>Teaching case of gamification and visual technologies for education</text:p>
          </table:table-cell>
          <table:table-cell table:style-name="ce34" office:value-type="float" office:value="2014" calcext:value-type="float">
            <text:p>2014</text:p>
          </table:table-cell>
          <table:table-cell table:style-name="ce41" office:value-type="string" calcext:value-type="string">
            <text:p>https://www.scopus.com/inward/record.uri?eid=2-s2.0-84928017583&amp;doi=10.4018%2fjcit.2014100104&amp;partnerID=40&amp;md5=918f3c83f6f8b24ae87cac09bac07109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Ruparel R.K., Brahmbhatt R.D., Dove J.C., Hutchinson R.C., Stauffer J.A., Bowers S.P., Richie E., Lannen A.M., Thiel D.D.</text:p>
          </table:table-cell>
          <table:table-cell table:style-name="ce31" office:value-type="string" calcext:value-type="string">
            <text:p>"ITrainers" - Novel and inexpensive alternatives to traditional laparoscopic box trainers</text:p>
          </table:table-cell>
          <table:table-cell table:style-name="ce35" office:value-type="float" office:value="2014" calcext:value-type="float">
            <text:p>2014</text:p>
          </table:table-cell>
          <table:table-cell table:style-name="ce40" office:value-type="string" calcext:value-type="string">
            <text:p>https://www.scopus.com/inward/record.uri?eid=2-s2.0-84891276716&amp;doi=10.1016%2fj.urology.2013.09.030&amp;partnerID=40&amp;md5=e68ca31e5cf279b0ca36c900d68d8fc9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4, 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Carozza L., Bosché F., Abdel-Wahab M.</text:p>
          </table:table-cell>
          <table:table-cell table:style-name="ce32" office:value-type="string" calcext:value-type="string">
            <text:p>Robust 6-DOF immersive navigation using commodity hardware</text:p>
          </table:table-cell>
          <table:table-cell table:style-name="ce34" office:value-type="float" office:value="2014" calcext:value-type="float">
            <text:p>2014</text:p>
          </table:table-cell>
          <table:table-cell table:style-name="ce41" office:value-type="string" calcext:value-type="string">
            <text:p>https://www.scopus.com/inward/record.uri?eid=2-s2.0-84911072045&amp;doi=10.1145%2f2671015.2671115&amp;partnerID=40&amp;md5=8432776e980fa66b87c47b572481fcdd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Patrão B., Menezes P.</text:p>
          </table:table-cell>
          <table:table-cell table:style-name="ce31" office:value-type="string" calcext:value-type="string">
            <text:p>An immersive system for the training of tower crane operators</text:p>
          </table:table-cell>
          <table:table-cell table:style-name="ce35" office:value-type="float" office:value="2013" calcext:value-type="float">
            <text:p>2013</text:p>
          </table:table-cell>
          <table:table-cell table:style-name="ce40" office:value-type="string" calcext:value-type="string">
            <text:p>https://www.scopus.com/inward/record.uri?eid=2-s2.0-84893950481&amp;doi=10.1109%2fExpAt.2013.6703052&amp;partnerID=40&amp;md5=6108e6c4a3001d3fcf108305e1c8f74b</text:p>
          </table:table-cell>
          <table:table-cell table:style-name="ce44" table:content-validation-name="val1" office:value-type="string" calcext:value-type="string">
            <text:p>CI3, CI4.</text:p>
          </table:table-cell>
          <table:table-cell table:style-name="ce48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Patrão B., Menezes P.</text:p>
          </table:table-cell>
          <table:table-cell table:style-name="ce32" office:value-type="string" calcext:value-type="string">
            <text:p>A virtual reality system for training operators</text:p>
          </table:table-cell>
          <table:table-cell table:style-name="ce34" office:value-type="float" office:value="2013" calcext:value-type="float">
            <text:p>2013</text:p>
          </table:table-cell>
          <table:table-cell table:style-name="ce41" office:value-type="string" calcext:value-type="string">
            <text:p>https://www.scopus.com/inward/record.uri?eid=2-s2.0-84900369473&amp;doi=10.3991%2fijoe.v9iS8.3383&amp;partnerID=40&amp;md5=346860a71a5484fffe5086764522e7cd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7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Johnson A.S., Sun Y.</text:p>
          </table:table-cell>
          <table:table-cell table:style-name="ce31" office:value-type="string" calcext:value-type="string">
            <text:p>Exploration of spatial augmented reality on person</text:p>
          </table:table-cell>
          <table:table-cell table:style-name="ce35" office:value-type="float" office:value="2013" calcext:value-type="float">
            <text:p>2013</text:p>
          </table:table-cell>
          <table:table-cell table:style-name="ce40" office:value-type="string" calcext:value-type="string">
            <text:p>https://www.scopus.com/inward/record.uri?eid=2-s2.0-84884843341&amp;doi=10.1109%2fVR.2013.6549362&amp;partnerID=40&amp;md5=994b03ab2fd33b40e854db64095f8dcd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4, 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[No author name available]</text:p>
          </table:table-cell>
          <table:table-cell table:style-name="ce32" office:value-type="string" calcext:value-type="string">
            <text:p>Intensifying learner's experience by incorporating the virtual theatre into engineering education</text:p>
          </table:table-cell>
          <table:table-cell table:style-name="ce34" office:value-type="float" office:value="2013" calcext:value-type="float">
            <text:p>2013</text:p>
          </table:table-cell>
          <table:table-cell table:style-name="ce41" office:value-type="string" calcext:value-type="string">
            <text:p>https://www.scopus.com/inward/record.uri?eid=2-s2.0-84880972403&amp;doi=10.1109%2fEduCon.2013.6530107&amp;partnerID=40&amp;md5=c62f1b811d858ebf77ea883747e19963</text:p>
          </table:table-cell>
          <table:table-cell table:style-name="ce43" table:content-validation-name="val1" office:value-type="string" calcext:value-type="string">
            <text:p>CI4.</text:p>
          </table:table-cell>
          <table:table-cell table:style-name="ce47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Lin Q., Xu Z., Li B., Baucom R., Poulose B., Landman B.A., Bodenheimer R.E.</text:p>
          </table:table-cell>
          <table:table-cell table:style-name="ce31" office:value-type="string" calcext:value-type="string">
            <text:p>Immersive virtual reality for visualization of abdominal CT</text:p>
          </table:table-cell>
          <table:table-cell table:style-name="ce35" office:value-type="float" office:value="2013" calcext:value-type="float">
            <text:p>2013</text:p>
          </table:table-cell>
          <table:table-cell table:style-name="ce40" office:value-type="string" calcext:value-type="string">
            <text:p>https://www.scopus.com/inward/record.uri?eid=2-s2.0-84878771553&amp;doi=10.1117%2f12.2008050&amp;partnerID=40&amp;md5=690c8b12af78016453c783fb48dafdfd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6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Wright W.G., Agah M.R., Darvish K., Keshner E.A.</text:p>
          </table:table-cell>
          <table:table-cell table:style-name="ce32" office:value-type="string" calcext:value-type="string">
            <text:p>Head stabilization shows visual and inertial dependence during passive stimulation: Implications for virtual rehabilitation</text:p>
          </table:table-cell>
          <table:table-cell table:style-name="ce34" office:value-type="float" office:value="2013" calcext:value-type="float">
            <text:p>2013</text:p>
          </table:table-cell>
          <table:table-cell table:style-name="ce41" office:value-type="string" calcext:value-type="string">
            <text:p>https://www.scopus.com/inward/record.uri?eid=2-s2.0-84874825245&amp;doi=10.1109%2fTNSRE.2012.2237040&amp;partnerID=40&amp;md5=681e88d422614d2ca01db9bc3253120f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6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Carlozzi N.E., Gade V., Rizzo A.., Tulsky D.S.</text:p>
          </table:table-cell>
          <table:table-cell table:style-name="ce31" office:value-type="string" calcext:value-type="string">
            <text:p>Using virtual reality driving simulators in persons with spinal cord injury: Three screen display versus head mounted display</text:p>
          </table:table-cell>
          <table:table-cell table:style-name="ce35" office:value-type="float" office:value="2013" calcext:value-type="float">
            <text:p>2013</text:p>
          </table:table-cell>
          <table:table-cell table:style-name="ce40" office:value-type="string" calcext:value-type="string">
            <text:p>https://www.scopus.com/inward/record.uri?eid=2-s2.0-84873290676&amp;doi=10.3109%2f17483107.2012.699990&amp;partnerID=40&amp;md5=600f77bf83a34d1a9e78e76b5bf540c4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6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Taqvi Z.</text:p>
          </table:table-cell>
          <table:table-cell table:style-name="ce32" office:value-type="string" calcext:value-type="string">
            <text:p>Reality and perception: Utilization of many facets of augmented reality</text:p>
          </table:table-cell>
          <table:table-cell table:style-name="ce34" office:value-type="float" office:value="2013" calcext:value-type="float">
            <text:p>2013</text:p>
          </table:table-cell>
          <table:table-cell table:style-name="ce41" office:value-type="string" calcext:value-type="string">
            <text:p>https://www.scopus.com/inward/record.uri?eid=2-s2.0-84894435379&amp;partnerID=40&amp;md5=0a6b9052ba99ccbc0761f3221e647e61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4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Li H., Giudice N.A.</text:p>
          </table:table-cell>
          <table:table-cell table:style-name="ce31" office:value-type="string" calcext:value-type="string">
            <text:p>The effects of immersion and body-based rotation on learning multi-level indoor virtual environments</text:p>
          </table:table-cell>
          <table:table-cell table:style-name="ce35" office:value-type="float" office:value="2013" calcext:value-type="float">
            <text:p>2013</text:p>
          </table:table-cell>
          <table:table-cell table:style-name="ce40" office:value-type="string" calcext:value-type="string">
            <text:p>https://www.scopus.com/inward/record.uri?eid=2-s2.0-84898952975&amp;doi=10.1145%2f2533810.2533811&amp;partnerID=40&amp;md5=4088024a6fbae302306bc9b351a04df1</text:p>
          </table:table-cell>
          <table:table-cell table:style-name="ce44" table:content-validation-name="val1" office:value-type="string" calcext:value-type="string">
            <text:p>CI5.</text:p>
          </table:table-cell>
          <table:table-cell table:style-name="ce48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SpringerLink</text:p>
          </table:table-cell>
          <table:table-cell table:style-name="ce20" office:value-type="string" calcext:value-type="string">
            <text:p>Dhaval ParmarJeffrey BertrandSabarish V. BabuKapil MadathilMelissa ZelayaTianwei WangJohn WagnerAnand K. GramopadhyeKristin Frady</text:p>
          </table:table-cell>
          <table:table-cell table:style-name="ce32" office:value-type="string" calcext:value-type="string">
            <text:p>A comparative evaluation of viewing metaphors on psychophysical skills education in an interactive virtual environment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://link.springer.com/article/10.1007/s10055-016-0287-7</text:p>
          </table:table-cell>
          <table:table-cell table:style-name="ce43" table:content-validation-name="val1"/>
          <table:table-cell table:style-name="ce47" table:content-validation-name="val1"/>
          <table:table-cell table:style-name="ce50" table:content-validation-name="val2" office:value-type="string" calcext:value-type="string">
            <text:p>Duplic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pringerLink</text:p>
          </table:table-cell>
          <table:table-cell table:style-name="ce21" office:value-type="string" calcext:value-type="string">
            <text:p>Emanuele ArgentoGeorge PapagiannakisEva BakaMichail ManiadakisPanos TrahaniasMichael SfakianakisIoannis Nestoros</text:p>
          </table:table-cell>
          <table:table-cell table:style-name="ce31" office:value-type="string" calcext:value-type="string">
            <text:p>Augmented Cognition via Brainwave Entrainment in Virtual Reality: An Open, Integrated Brain Augmentation in a Neuroscience System Approach</text:p>
          </table:table-cell>
          <table:table-cell table:style-name="ce35" office:value-type="float" office:value="2017" calcext:value-type="float">
            <text:p>2017</text:p>
          </table:table-cell>
          <table:table-cell table:style-name="ce40" office:value-type="string" calcext:value-type="string">
            <text:p>http://link.springer.com/article/10.1007/s41133-017-0005-3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pringerLink</text:p>
          </table:table-cell>
          <table:table-cell table:style-name="ce20" office:value-type="string" calcext:value-type="string">
            <text:p>Leah T. RitzAlan R. Buss</text:p>
          </table:table-cell>
          <table:table-cell table:style-name="ce32" office:value-type="string" calcext:value-type="string">
            <text:p>A Framework for Aligning Instructional Design Strategies with Affordances of CAVE Immersive Virtual Reality Systems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://link.springer.com/article/10.1007/s11528-016-0085-9</text:p>
          </table:table-cell>
          <table:table-cell table:style-name="ce43" table:content-validation-name="val1"/>
          <table:table-cell table:style-name="ce47" table:content-validation-name="val1"/>
          <table:table-cell table:style-name="ce50" table:content-validation-name="val2" office:value-type="string" calcext:value-type="string">
            <text:p>Duplic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pringerLink</text:p>
          </table:table-cell>
          <table:table-cell table:style-name="ce21" office:value-type="string" calcext:value-type="string">
            <text:p>Aram KimNora DarakjianJames M. Finley</text:p>
          </table:table-cell>
          <table:table-cell table:style-name="ce31" office:value-type="string" calcext:value-type="string">
            <text:p>Walking in fully immersive virtual environments: an evaluation of potential adverse effects in older adults and individuals with Parkinson’s disease</text:p>
          </table:table-cell>
          <table:table-cell table:style-name="ce35" office:value-type="float" office:value="2017" calcext:value-type="float">
            <text:p>2017</text:p>
          </table:table-cell>
          <table:table-cell table:style-name="ce40" office:value-type="string" calcext:value-type="string">
            <text:p>http://link.springer.com/article/10.1186/s12984-017-0225-2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6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pringerLink</text:p>
          </table:table-cell>
          <table:table-cell table:style-name="ce20" office:value-type="string" calcext:value-type="string">
            <text:p>Álvaro SeguraJavier BarandiaranAitor MorenoIñigo BarandiaranJulián Flórez</text:p>
          </table:table-cell>
          <table:table-cell table:style-name="ce32" office:value-type="string" calcext:value-type="string">
            <text:p>Improved virtual reality perception with calibrated stereo and variable focus for industrial use</text:p>
          </table:table-cell>
          <table:table-cell table:style-name="ce34" office:value-type="float" office:value="2017" calcext:value-type="float">
            <text:p>2017</text:p>
          </table:table-cell>
          <table:table-cell table:style-name="ce41" office:value-type="string" calcext:value-type="string">
            <text:p>http://link.springer.com/article/10.1007/s12008-017-0377-0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6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pringerLink</text:p>
          </table:table-cell>
          <table:table-cell table:style-name="ce21" office:value-type="string" calcext:value-type="string">
            <text:p>Yu-Li Chen</text:p>
          </table:table-cell>
          <table:table-cell table:style-name="ce31" office:value-type="string" calcext:value-type="string">
            <text:p>The Effects of Virtual Reality Learning Environment on Student Cognitive and Linguistic Development</text:p>
          </table:table-cell>
          <table:table-cell table:style-name="ce35" office:value-type="float" office:value="2016" calcext:value-type="float">
            <text:p>2016</text:p>
          </table:table-cell>
          <table:table-cell table:style-name="ce40" office:value-type="string" calcext:value-type="string">
            <text:p>http://link.springer.com/article/10.1007/s40299-016-0293-2</text:p>
          </table:table-cell>
          <table:table-cell table:style-name="ce44" table:content-validation-name="val1"/>
          <table:table-cell table:style-name="ce48" table:content-validation-name="val1"/>
          <table:table-cell table:style-name="ce50" table:content-validation-name="val2" office:value-type="string" calcext:value-type="string">
            <text:p>Duplicado</text:p>
          </table:table-cell>
          <table:table-cell table:number-columns-repeated="1016"/>
        </table:table-row>
        <table:table-row table:style-name="ro4">
          <table:table-cell table:style-name="ce10" office:value-type="string" calcext:value-type="string">
            <text:p>ScienceDirect</text:p>
          </table:table-cell>
          <table:table-cell table:style-name="ce20" office:value-type="string" calcext:value-type="string">
            <text:p>Abdulaziz Alshaer and Holger Regenbrecht and David O’Hare</text:p>
          </table:table-cell>
          <table:table-cell table:style-name="ce32" office:value-type="string" calcext:value-type="string">
            <text:p>Immersion factors affecting perception and behaviour in a virtual reality power wheelchair simulator</text:p>
          </table:table-cell>
          <table:table-cell table:style-name="ce34" office:value-type="string" calcext:value-type="string">
            <text:p>2017</text:p>
          </table:table-cell>
          <table:table-cell table:style-name="ce41" office:value-type="string" calcext:value-type="string">
            <text:p>http://www.sciencedirect.com/science/article/pii/S0003687016300904</text:p>
          </table:table-cell>
          <table:table-cell table:style-name="ce43" table:content-validation-name="val1" office:value-type="string" calcext:value-type="string">
            <text:p>CI2, CI4.</text:p>
          </table:table-cell>
          <table:table-cell table:style-name="ce47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ienceDirect</text:p>
          </table:table-cell>
          <table:table-cell table:style-name="ce21" office:value-type="string" calcext:value-type="string">
            <text:p>Nils Andersson and Angelos Argyrou and Frank Nägele and Fernando Ubis and Urko Esnaola Campos and Maite Ortiz de Zarate and Robert Wilterdink</text:p>
          </table:table-cell>
          <table:table-cell table:style-name="ce31" office:value-type="string" calcext:value-type="string">
            <text:p>AR-Enhanced Human-Robot-Interaction - Methodologies, Algorithms, Tools</text:p>
          </table:table-cell>
          <table:table-cell table:style-name="ce35" office:value-type="string" calcext:value-type="string">
            <text:p>2016</text:p>
          </table:table-cell>
          <table:table-cell table:style-name="ce40" office:value-type="string" calcext:value-type="string">
            <text:p>http://www.sciencedirect.com/science/article/pii/S2212827116007241</text:p>
          </table:table-cell>
          <table:table-cell table:style-name="ce44" table:content-validation-name="val1"/>
          <table:table-cell table:style-name="ce48" table:content-validation-name="val1"/>
          <table:table-cell table:style-name="ce50" table:content-validation-name="val2" office:value-type="string" calcext:value-type="string">
            <text:p>Duplic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ienceDirect</text:p>
          </table:table-cell>
          <table:table-cell table:style-name="ce20" office:value-type="string" calcext:value-type="string">
            <text:p>Paweł Buń and Filip Górski and Radosław Wichniarek and Wiesław Kuczko and Adam Hamrol and Przemysław Zawadzki</text:p>
          </table:table-cell>
          <table:table-cell table:style-name="ce32" office:value-type="string" calcext:value-type="string">
            <text:p>Application of Professional and Low-cost Head Mounted Devices in Immersive Educational Application</text:p>
          </table:table-cell>
          <table:table-cell table:style-name="ce34" office:value-type="string" calcext:value-type="string">
            <text:p>2015</text:p>
          </table:table-cell>
          <table:table-cell table:style-name="ce41" office:value-type="string" calcext:value-type="string">
            <text:p>http://www.sciencedirect.com/science/article/pii/S1877050915036960</text:p>
          </table:table-cell>
          <table:table-cell table:style-name="ce43" table:content-validation-name="val1"/>
          <table:table-cell table:style-name="ce47" table:content-validation-name="val1"/>
          <table:table-cell table:style-name="ce50" table:content-validation-name="val2" office:value-type="string" calcext:value-type="string">
            <text:p>Duplic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ienceDirect</text:p>
          </table:table-cell>
          <table:table-cell table:style-name="ce21" office:value-type="string" calcext:value-type="string">
            <text:p>JaeHwan Byun and Christian S. Loh</text:p>
          </table:table-cell>
          <table:table-cell table:style-name="ce31" office:value-type="string" calcext:value-type="string">
            <text:p>Audial engagement: Effects of game sound on learner engagement in digital game-based learning environments</text:p>
          </table:table-cell>
          <table:table-cell table:style-name="ce35" office:value-type="string" calcext:value-type="string">
            <text:p>2015</text:p>
          </table:table-cell>
          <table:table-cell table:style-name="ce40" office:value-type="string" calcext:value-type="string">
            <text:p>http://www.sciencedirect.com/science/article/pii/S0747563215000084</text:p>
          </table:table-cell>
          <table:table-cell table:style-name="ce44" table:content-validation-name="val1"/>
          <table:table-cell table:style-name="ce48" table:content-validation-name="val1"/>
          <table:table-cell table:style-name="ce50" table:content-validation-name="val2" office:value-type="string" calcext:value-type="string">
            <text:p>Duplic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ienceDirect</text:p>
          </table:table-cell>
          <table:table-cell table:style-name="ce20" office:value-type="string" calcext:value-type="string">
            <text:p>Raúl Crespo and René García and Samuel Quiroz</text:p>
          </table:table-cell>
          <table:table-cell table:style-name="ce32" office:value-type="string" calcext:value-type="string">
            <text:p>Virtual Reality Application for Simulation and Off-line Programming of the Mitsubishi Movemaster RV-M1 Robot Integrated with the Oculus Rift to Improve Students Training</text:p>
          </table:table-cell>
          <table:table-cell table:style-name="ce34" office:value-type="string" calcext:value-type="string">
            <text:p>2015</text:p>
          </table:table-cell>
          <table:table-cell table:style-name="ce41" office:value-type="string" calcext:value-type="string">
            <text:p>http://www.sciencedirect.com/science/article/pii/S187705091503687X</text:p>
          </table:table-cell>
          <table:table-cell table:style-name="ce43" table:content-validation-name="val1"/>
          <table:table-cell table:style-name="ce47" table:content-validation-name="val1"/>
          <table:table-cell table:style-name="ce50" table:content-validation-name="val2" office:value-type="string" calcext:value-type="string">
            <text:p>Duplic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ienceDirect</text:p>
          </table:table-cell>
          <table:table-cell table:style-name="ce21" office:value-type="string" calcext:value-type="string">
            <text:p>Mikhail Fominykh and Ekaterina Prasolova-Førland and Mikhail Morozov and Andrey Smorkalov and Judith Molka-Danielsen</text:p>
          </table:table-cell>
          <table:table-cell table:style-name="ce31" office:value-type="string" calcext:value-type="string">
            <text:p>Increasing Immersiveness into a 3D Virtual World: Motion-tracking and Natural Navigation in vAcademia</text:p>
          </table:table-cell>
          <table:table-cell table:style-name="ce35" office:value-type="string" calcext:value-type="string">
            <text:p>2014</text:p>
          </table:table-cell>
          <table:table-cell table:style-name="ce40" office:value-type="string" calcext:value-type="string">
            <text:p>http://www.sciencedirect.com/science/article/pii/S2212667814000264</text:p>
          </table:table-cell>
          <table:table-cell table:style-name="ce44" table:content-validation-name="val1" office:value-type="string" calcext:value-type="string">
            <text:p>CI4.</text:p>
          </table:table-cell>
          <table:table-cell table:style-name="ce48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ienceDirect</text:p>
          </table:table-cell>
          <table:table-cell table:style-name="ce20" office:value-type="string" calcext:value-type="string">
            <text:p>Filip Górski and Paweł Buń and Radosław Wichniarek and Przemysław Zawadzki and Adam Hamrol</text:p>
          </table:table-cell>
          <table:table-cell table:style-name="ce32" office:value-type="string" calcext:value-type="string">
            <text:p>Immersive City Bus Configuration System for Marketing and Sales Education</text:p>
          </table:table-cell>
          <table:table-cell table:style-name="ce34" office:value-type="string" calcext:value-type="string">
            <text:p>2015</text:p>
          </table:table-cell>
          <table:table-cell table:style-name="ce41" office:value-type="string" calcext:value-type="string">
            <text:p>http://www.sciencedirect.com/science/article/pii/S1877050915036911</text:p>
          </table:table-cell>
          <table:table-cell table:style-name="ce43" table:content-validation-name="val1"/>
          <table:table-cell table:style-name="ce47" table:content-validation-name="val1"/>
          <table:table-cell table:style-name="ce50" table:content-validation-name="val2" office:value-type="string" calcext:value-type="string">
            <text:p>Duplic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ienceDirect</text:p>
          </table:table-cell>
          <table:table-cell table:style-name="ce21" office:value-type="string" calcext:value-type="string">
            <text:p>Andrzej Grabowski and Jarosław Jankowski</text:p>
          </table:table-cell>
          <table:table-cell table:style-name="ce31" office:value-type="string" calcext:value-type="string">
            <text:p>Virtual Reality-based pilot training for underground coal miners</text:p>
          </table:table-cell>
          <table:table-cell table:style-name="ce35" office:value-type="string" calcext:value-type="string">
            <text:p>2015</text:p>
          </table:table-cell>
          <table:table-cell table:style-name="ce40" office:value-type="string" calcext:value-type="string">
            <text:p>http://www.sciencedirect.com/science/article/pii/S0925753514002276</text:p>
          </table:table-cell>
          <table:table-cell table:style-name="ce44" table:content-validation-name="val1"/>
          <table:table-cell table:style-name="ce48" table:content-validation-name="val1"/>
          <table:table-cell table:style-name="ce50" table:content-validation-name="val2" office:value-type="string" calcext:value-type="string">
            <text:p>Duplic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ienceDirect</text:p>
          </table:table-cell>
          <table:table-cell table:style-name="ce20" office:value-type="string" calcext:value-type="string">
            <text:p>Damian Grajewski and Filip Górski and Adam Hamrol and Przemysław Zawadzki</text:p>
          </table:table-cell>
          <table:table-cell table:style-name="ce32" office:value-type="string" calcext:value-type="string">
            <text:p>Immersive and Haptic Educational Simulations of Assembly Workplace Conditions</text:p>
          </table:table-cell>
          <table:table-cell table:style-name="ce34" office:value-type="string" calcext:value-type="string">
            <text:p>2015</text:p>
          </table:table-cell>
          <table:table-cell table:style-name="ce41" office:value-type="string" calcext:value-type="string">
            <text:p>http://www.sciencedirect.com/science/article/pii/S1877050915037199</text:p>
          </table:table-cell>
          <table:table-cell table:style-name="ce43" table:content-validation-name="val1"/>
          <table:table-cell table:style-name="ce47" table:content-validation-name="val1"/>
          <table:table-cell table:style-name="ce50" table:content-validation-name="val2" office:value-type="string" calcext:value-type="string">
            <text:p>Duplic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ienceDirect</text:p>
          </table:table-cell>
          <table:table-cell table:style-name="ce21" office:value-type="string" calcext:value-type="string">
            <text:p>Cuan M. Harrington and Dara O. Kavanagh and John F. Quinlan and Donncha Ryan and Patrick Dicker and Dara O'Keeffe and Oscar Traynor and Sean Tierney</text:p>
          </table:table-cell>
          <table:table-cell table:style-name="ce31" office:value-type="string" calcext:value-type="string">
            <text:p>Development and evaluation of a trauma decision-making simulator in Oculus virtual reality</text:p>
          </table:table-cell>
          <table:table-cell table:style-name="ce35" office:value-type="string" calcext:value-type="string">
            <text:p>2017</text:p>
          </table:table-cell>
          <table:table-cell table:style-name="ce40" office:value-type="string" calcext:value-type="string">
            <text:p>http://www.sciencedirect.com/science/article/pii/S0002961017300405</text:p>
          </table:table-cell>
          <table:table-cell table:style-name="ce44" table:content-validation-name="val1" office:value-type="string" calcext:value-type="string">
            <text:p>CI2, CI4.</text:p>
          </table:table-cell>
          <table:table-cell table:style-name="ce48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ienceDirect</text:p>
          </table:table-cell>
          <table:table-cell table:style-name="ce20" office:value-type="string" calcext:value-type="string">
            <text:p>Andreas Kunz and Markus Zank and Thomas Nescher and Konrad Wegener</text:p>
          </table:table-cell>
          <table:table-cell table:style-name="ce32" office:value-type="string" calcext:value-type="string">
            <text:p>Virtual Reality Based Time and Motion Study with Support for Real Walking</text:p>
          </table:table-cell>
          <table:table-cell table:style-name="ce34" office:value-type="string" calcext:value-type="string">
            <text:p>2016</text:p>
          </table:table-cell>
          <table:table-cell table:style-name="ce41" office:value-type="string" calcext:value-type="string">
            <text:p>http://www.sciencedirect.com/science/article/pii/S2212827116312070</text:p>
          </table:table-cell>
          <table:table-cell table:style-name="ce43" table:content-validation-name="val1"/>
          <table:table-cell table:style-name="ce47" table:content-validation-name="val1"/>
          <table:table-cell table:style-name="ce50" table:content-validation-name="val2" office:value-type="string" calcext:value-type="string">
            <text:p>Duplic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ienceDirect</text:p>
          </table:table-cell>
          <table:table-cell table:style-name="ce21" office:value-type="string" calcext:value-type="string">
            <text:p>Zhihan Lv and Xiaoming Li and Wenbin Li</text:p>
          </table:table-cell>
          <table:table-cell table:style-name="ce31" office:value-type="string" calcext:value-type="string">
            <text:p>Virtual Reality Geographical Interactive Scene Semantics Research for Immersive Geography Learning</text:p>
          </table:table-cell>
          <table:table-cell table:style-name="ce35" office:value-type="string" calcext:value-type="string">
            <text:p>2017</text:p>
          </table:table-cell>
          <table:table-cell table:style-name="ce40" office:value-type="string" calcext:value-type="string">
            <text:p>http://www.sciencedirect.com/science/article/pii/S0925231217304046</text:p>
          </table:table-cell>
          <table:table-cell table:style-name="ce44" table:content-validation-name="val1" office:value-type="string" calcext:value-type="string">
            <text:p>CI4.</text:p>
          </table:table-cell>
          <table:table-cell table:style-name="ce48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ienceDirect</text:p>
          </table:table-cell>
          <table:table-cell table:style-name="ce20" office:value-type="string" calcext:value-type="string">
            <text:p>Jorge A. Quishpe-Armas and Luis D. Cedeño-Viveros and Javier Meléndez-Campos and Carlos A. Suárez-Mora and Sergio Camacho-Leon</text:p>
          </table:table-cell>
          <table:table-cell table:style-name="ce32" office:value-type="string" calcext:value-type="string">
            <text:p>An Immersive 3D Virtual Learning Environment for Analyzing the Atomic Structure of MEMS-Relevant Materials</text:p>
          </table:table-cell>
          <table:table-cell table:style-name="ce34" office:value-type="string" calcext:value-type="string">
            <text:p>2015</text:p>
          </table:table-cell>
          <table:table-cell table:style-name="ce41" office:value-type="string" calcext:value-type="string">
            <text:p>http://www.sciencedirect.com/science/article/pii/S1877050915037266</text:p>
          </table:table-cell>
          <table:table-cell table:style-name="ce43" table:content-validation-name="val1"/>
          <table:table-cell table:style-name="ce47" table:content-validation-name="val1"/>
          <table:table-cell table:style-name="ce50" table:content-validation-name="val2" office:value-type="string" calcext:value-type="string">
            <text:p>Duplic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ienceDirect</text:p>
          </table:table-cell>
          <table:table-cell table:style-name="ce21" office:value-type="string" calcext:value-type="string">
            <text:p>Maxime T. Robert and Laurent Ballaz and Martin Lemay</text:p>
          </table:table-cell>
          <table:table-cell table:style-name="ce31" office:value-type="string" calcext:value-type="string">
            <text:p>The effect of viewing a virtual environment through a head-mounted display on balance</text:p>
          </table:table-cell>
          <table:table-cell table:style-name="ce35" office:value-type="string" calcext:value-type="string">
            <text:p>2016</text:p>
          </table:table-cell>
          <table:table-cell table:style-name="ce40" office:value-type="string" calcext:value-type="string">
            <text:p>http://www.sciencedirect.com/science/article/pii/S0966636216300893</text:p>
          </table:table-cell>
          <table:table-cell table:style-name="ce44" table:content-validation-name="val1"/>
          <table:table-cell table:style-name="ce48" table:content-validation-name="val1"/>
          <table:table-cell table:style-name="ce50" table:content-validation-name="val2" office:value-type="string" calcext:value-type="string">
            <text:p>Duplic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ienceDirect</text:p>
          </table:table-cell>
          <table:table-cell table:style-name="ce20" office:value-type="string" calcext:value-type="string">
            <text:p>Verónica Robles-García and Yoanna Corral-Bergantiños and Nelson Espinosa and Carlos García-Sancho and Gabriel Sanmartín and Julián Flores and Javier Cudeiro and Pablo Arias</text:p>
          </table:table-cell>
          <table:table-cell table:style-name="ce32" office:value-type="string" calcext:value-type="string">
            <text:p>Effects of movement imitation training in Parkinson's disease: A virtual reality pilot study </text:p>
          </table:table-cell>
          <table:table-cell table:style-name="ce34" office:value-type="string" calcext:value-type="string">
            <text:p>2016</text:p>
          </table:table-cell>
          <table:table-cell table:style-name="ce41" office:value-type="string" calcext:value-type="string">
            <text:p>http://www.sciencedirect.com/science/article/pii/S1353802016300505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6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ienceDirect</text:p>
          </table:table-cell>
          <table:table-cell table:style-name="ce21" office:value-type="string" calcext:value-type="string">
            <text:p>M. Ros and J.-V. Trives and N. Lonjon</text:p>
          </table:table-cell>
          <table:table-cell table:style-name="ce31" office:value-type="string" calcext:value-type="string">
            <text:p>From stereoscopic recording to virtual reality headsets: Designing a new way to learn surgery</text:p>
          </table:table-cell>
          <table:table-cell table:style-name="ce35" office:value-type="string" calcext:value-type="string">
            <text:p>2017</text:p>
          </table:table-cell>
          <table:table-cell table:style-name="ce40" office:value-type="string" calcext:value-type="string">
            <text:p>http://www.sciencedirect.com/science/article/pii/S0028377016301230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ienceDirect</text:p>
          </table:table-cell>
          <table:table-cell table:style-name="ce20" office:value-type="string" calcext:value-type="string">
            <text:p>Jia Wang and Robert Lindeman</text:p>
          </table:table-cell>
          <table:table-cell table:style-name="ce32" office:value-type="string" calcext:value-type="string">
            <text:p>Coordinated hybrid virtual environments: Seamless interaction contexts for effective virtual reality</text:p>
          </table:table-cell>
          <table:table-cell table:style-name="ce34" office:value-type="string" calcext:value-type="string">
            <text:p>2015</text:p>
          </table:table-cell>
          <table:table-cell table:style-name="ce41" office:value-type="string" calcext:value-type="string">
            <text:p>http://www.sciencedirect.com/science/article/pii/S0097849315000151</text:p>
          </table:table-cell>
          <table:table-cell table:style-name="ce43" table:content-validation-name="val1"/>
          <table:table-cell table:style-name="ce47" table:content-validation-name="val1"/>
          <table:table-cell table:style-name="ce50" table:content-validation-name="val2" office:value-type="string" calcext:value-type="string">
            <text:p>Duplicado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Manual SBGames</text:p>
          </table:table-cell>
          <table:table-cell table:style-name="ce21" office:value-type="string" calcext:value-type="string">
            <text:p>Alexandre Ribeiro Silva Esteban Clua, Luis Valente Bruno Feijó</text:p>
          </table:table-cell>
          <table:table-cell table:style-name="ce31" office:value-type="string" calcext:value-type="string">
            <text:p>An indoor navigation system for live-action virtual reality games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://www.sbgames.org/sbgames2015/anaispdf/computacao-full/147445.pdf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5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Manual SBGames</text:p>
          </table:table-cell>
          <table:table-cell table:style-name="ce20" office:value-type="string" calcext:value-type="string">
            <text:p>Silva, Alexandre Carvalho and Mattioli, Leandro and Peres, Isabela and Cardoso, Alexandre and Lamounier, Edgard and Prado, Paulo Roberto and de Oliveira, Luciene Chagas and de Paula J{\'u}nior, Gesmar and de Lima, Gerson Fl{\'a}vio Mendes</text:p>
          </table:table-cell>
          <table:table-cell table:style-name="ce32" office:value-type="string" calcext:value-type="string">
            <text:p>Adequação de uma Engine de Jogos Visando a Construçãoo de Sistemas de Realidade Virtual para o Treinamento de Operadores e Controle de Subestações de Energia Elétrica</text:p>
          </table:table-cell>
          <table:table-cell table:style-name="ce34" office:value-type="float" office:value="2013" calcext:value-type="float">
            <text:p>2013</text:p>
          </table:table-cell>
          <table:table-cell table:style-name="ce41" office:value-type="string" calcext:value-type="string">
            <text:p>http://www.sbgames.org/sbgames2013/proceedings/workshop/WorkshopVAR-9_Full.pdf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1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Manual SBGames</text:p>
          </table:table-cell>
          <table:table-cell table:style-name="ce21" office:value-type="string" calcext:value-type="string">
            <text:p>Ulysses Rocha João Gonçalves Italo Bruno Matheus Martins João Frota Bruno Martins</text:p>
          </table:table-cell>
          <table:table-cell table:style-name="ce31" office:value-type="string" calcext:value-type="string">
            <text:p>Concepc¸ao e Desenvolvimento de Jogos S ˜ erios para Terapia Ocupacional ´</text:p>
            <text:p>e Treino de Marcha e Equil´ıbrio</text:p>
          </table:table-cell>
          <table:table-cell table:style-name="ce35" office:value-type="float" office:value="2015" calcext:value-type="float">
            <text:p>2015</text:p>
          </table:table-cell>
          <table:table-cell table:style-name="ce42" office:value-type="string" calcext:value-type="string">
            <text:p>http://www.sbgames.org/sbgames2015/anaispdf/computacao-short/147889.pdf</text:p>
          </table:table-cell>
          <table:table-cell table:style-name="ce44" table:content-validation-name="val1"/>
          <table:table-cell table:style-name="ce48" table:content-validation-name="val1" office:value-type="string" calcext:value-type="string">
            <text:p>CE6.</text:p>
          </table:table-cell>
          <table:table-cell table:style-name="ce50" table:content-validation-name="val2" office:value-type="string" calcext:value-type="string">
            <text:p>Recusado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Manual SVR</text:p>
          </table:table-cell>
          <table:table-cell table:style-name="ce20" office:value-type="string" calcext:value-type="string">
            <text:p>T. Mota and M. Mello and L. Nedel and A. Maciel and F. Faria</text:p>
          </table:table-cell>
          <table:table-cell table:style-name="ce32" office:value-type="string" calcext:value-type="string">
            <text:p>Mobile Simulator for Risk Analysis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://ieeexplore.ieee.org/document/7300736/</text:p>
          </table:table-cell>
          <table:table-cell table:style-name="ce43" table:content-validation-name="val1" office:value-type="string" calcext:value-type="string">
            <text:p>CI2.</text:p>
          </table:table-cell>
          <table:table-cell table:style-name="ce47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Manual SVR</text:p>
          </table:table-cell>
          <table:table-cell table:style-name="ce21" office:value-type="string" calcext:value-type="string">
            <text:p>C. Cordeiro and J. Paludo and E. Tanaka and L. Domingues and E. Gadbem and A. Euflausino</text:p>
          </table:table-cell>
          <table:table-cell table:style-name="ce31" office:value-type="string" calcext:value-type="string">
            <text:p>Development of Immersive Virtual Reality Environment to Train Electricians to Work on Substations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://ieeexplore.ieee.org/document/7300740/</text:p>
          </table:table-cell>
          <table:table-cell table:style-name="ce44" table:content-validation-name="val1" office:value-type="string" calcext:value-type="string">
            <text:p>CI2.</text:p>
          </table:table-cell>
          <table:table-cell table:style-name="ce48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Manual SVR</text:p>
          </table:table-cell>
          <table:table-cell table:style-name="ce20" office:value-type="string" calcext:value-type="string">
            <text:p>P. R. J. d. Reis and C. E. F. Matos and P. S. Diniz and D. M. Silva and W. Dantas and G. Braz and A. C. d. Paiva and A. S. Araújo</text:p>
          </table:table-cell>
          <table:table-cell table:style-name="ce32" office:value-type="string" calcext:value-type="string">
            <text:p>An Immersive Virtual Reality Application for Collaborative Training of Power Systems Operators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://ieeexplore.ieee.org/document/6913090/</text:p>
          </table:table-cell>
          <table:table-cell table:style-name="ce43" table:content-validation-name="val1" office:value-type="string" calcext:value-type="string">
            <text:p>CI2, CI3.</text:p>
          </table:table-cell>
          <table:table-cell table:style-name="ce47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13" office:value-type="string" calcext:value-type="string">
            <text:p>Manual SBIE</text:p>
          </table:table-cell>
          <table:table-cell table:style-name="ce21" office:value-type="string" calcext:value-type="string">
            <text:p>Romero Tori, Gustavo Ziyu Wang1, Lucas Henna Sallaberry1, Allan Amaral Tori, Elen Collac¸o de Oliveira, Maria Ap. de A. M. Machado</text:p>
          </table:table-cell>
          <table:table-cell table:style-name="ce31" office:value-type="string" calcext:value-type="string">
            <text:p>Treinamento Odontologico Imersivo por meio de Realidade Virtual</text:p>
          </table:table-cell>
          <table:table-cell table:style-name="ce35" office:value-type="float" office:value="2016" calcext:value-type="float">
            <text:p>2016</text:p>
          </table:table-cell>
          <table:table-cell table:style-name="ce40" office:value-type="string" calcext:value-type="string">
            <text:p>http://www.br-ie.org/pub/index.php/sbie/article/view/6721/4608</text:p>
          </table:table-cell>
          <table:table-cell table:style-name="ce44" table:content-validation-name="val1" office:value-type="string" calcext:value-type="string">
            <text:p>CI2, CI3.</text:p>
          </table:table-cell>
          <table:table-cell table:style-name="ce48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Manual SBIE</text:p>
          </table:table-cell>
          <table:table-cell table:style-name="ce20" office:value-type="string" calcext:value-type="string">
            <text:p>Paulo Muggler Moreira, Elen Collac¸o de Oliveira, Romero Tori</text:p>
          </table:table-cell>
          <table:table-cell table:style-name="ce32" office:value-type="string" calcext:value-type="string">
            <text:p>Impact of Immersive Technology Applied in Computer Graphics Learning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://www.br-ie.org/pub/index.php/sbie/article/view/6722/4609</text:p>
          </table:table-cell>
          <table:table-cell table:style-name="ce43" table:content-validation-name="val1" office:value-type="string" calcext:value-type="string">
            <text:p>CI5, CI6.</text:p>
          </table:table-cell>
          <table:table-cell table:style-name="ce47" table:content-validation-name="val1"/>
          <table:table-cell table:style-name="ce50" table:content-validation-name="val2" office:value-type="string" calcext:value-type="string">
            <text:p>Aceito</text:p>
          </table:table-cell>
          <table:table-cell table:number-columns-repeated="1016"/>
        </table:table-row>
        <table:table-row table:style-name="ro5" table:number-rows-repeated="3">
          <table:table-cell table:number-columns-repeated="1024"/>
        </table:table-row>
        <table:table-row table:style-name="ro6">
          <table:table-cell table:style-name="ce15" office:value-type="string" calcext:value-type="string" table:number-columns-spanned="8" table:number-rows-spanned="1">
            <text:p>Critérios de inclusão</text:p>
          </table:table-cell>
          <table:covered-table-cell table:style-name="ce22"/>
          <table:covered-table-cell table:number-columns-repeated="6"/>
          <table:table-cell table:number-columns-repeated="1016"/>
        </table:table-row>
        <table:table-row table:style-name="ro7">
          <table:table-cell table:style-name="ce16" office:value-type="string" calcext:value-type="string">
            <text:p>CI1</text:p>
          </table:table-cell>
          <table:table-cell table:style-name="ce23" office:value-type="string" calcext:value-type="string" table:number-columns-spanned="7" table:number-rows-spanned="1">
            <text:p>Serão incluídos artigos que apresentam laboratórios virtuais que utilizam óculos de RV.</text:p>
          </table:table-cell>
          <table:covered-table-cell table:number-columns-repeated="6" table:style-name="ce33"/>
          <table:table-cell table:number-columns-repeated="1016"/>
        </table:table-row>
        <table:table-row table:style-name="ro7">
          <table:table-cell table:style-name="ce17" office:value-type="string" calcext:value-type="string">
            <text:p>CI2</text:p>
          </table:table-cell>
          <table:table-cell table:style-name="ce24" office:value-type="string" calcext:value-type="string" table:number-columns-spanned="7" table:number-rows-spanned="1">
            <text:p>Serão incluídos artigos que apresentam simuladores que utilizam óculos de RV.</text:p>
          </table:table-cell>
          <table:covered-table-cell table:number-columns-repeated="6" table:style-name="ce33"/>
          <table:table-cell table:number-columns-repeated="1016"/>
        </table:table-row>
        <table:table-row table:style-name="ro7">
          <table:table-cell table:style-name="ce16" office:value-type="string" calcext:value-type="string">
            <text:p>CI3</text:p>
          </table:table-cell>
          <table:table-cell table:style-name="ce23" office:value-type="string" calcext:value-type="string" table:number-columns-spanned="7" table:number-rows-spanned="1">
            <text:p>Serão incluídos artigos que apresentam jogos que utilizam óculos de RV.</text:p>
          </table:table-cell>
          <table:covered-table-cell table:number-columns-repeated="6" table:style-name="ce33"/>
          <table:table-cell table:number-columns-repeated="1016"/>
        </table:table-row>
        <table:table-row table:style-name="ro7">
          <table:table-cell table:style-name="ce17" office:value-type="string" calcext:value-type="string">
            <text:p>CI4</text:p>
          </table:table-cell>
          <table:table-cell table:style-name="ce24" office:value-type="string" calcext:value-type="string" table:number-columns-spanned="7" table:number-rows-spanned="1">
            <text:p>Serão incluídos trabalhos que apresentam aplicações educacionais ou de treinamento que utilizam óculos de RV.</text:p>
          </table:table-cell>
          <table:covered-table-cell table:number-columns-repeated="6" table:style-name="ce33"/>
          <table:table-cell table:number-columns-repeated="1016"/>
        </table:table-row>
        <table:table-row table:style-name="ro7">
          <table:table-cell table:style-name="ce16" office:value-type="string" calcext:value-type="string">
            <text:p>CI5</text:p>
          </table:table-cell>
          <table:table-cell table:style-name="ce23" office:value-type="string" calcext:value-type="string" table:number-columns-spanned="7" table:number-rows-spanned="1">
            <text:p>Serão incluídos trabalhos que fazem análise ou comparações de interação imersiva com RV.</text:p>
          </table:table-cell>
          <table:covered-table-cell table:number-columns-repeated="6" table:style-name="ce33"/>
          <table:table-cell table:number-columns-repeated="1016"/>
        </table:table-row>
        <table:table-row table:style-name="ro7">
          <table:table-cell table:style-name="ce17" office:value-type="string" calcext:value-type="string">
            <text:p>CI6</text:p>
          </table:table-cell>
          <table:table-cell table:style-name="ce24" office:value-type="string" calcext:value-type="string" table:number-columns-spanned="7" table:number-rows-spanned="1">
            <text:p>Serão incluídos trabalhos que fazem estudos sobre o aplicações RV com a educação.</text:p>
          </table:table-cell>
          <table:covered-table-cell table:number-columns-repeated="6" table:style-name="ce33"/>
          <table:table-cell table:number-columns-repeated="1016"/>
        </table:table-row>
        <table:table-row table:style-name="ro5">
          <table:table-cell table:style-name="Default"/>
          <table:table-cell table:number-columns-repeated="1023"/>
        </table:table-row>
        <table:table-row table:style-name="ro6">
          <table:table-cell table:style-name="ce18" office:value-type="string" calcext:value-type="string" table:number-columns-spanned="8" table:number-rows-spanned="1">
            <text:p>Critérios de exclusão</text:p>
          </table:table-cell>
          <table:covered-table-cell table:style-name="ce22"/>
          <table:covered-table-cell table:number-columns-repeated="6"/>
          <table:table-cell table:number-columns-repeated="1016"/>
        </table:table-row>
        <table:table-row table:style-name="ro7">
          <table:table-cell table:style-name="ce17" office:value-type="string" calcext:value-type="string">
            <text:p>CE1</text:p>
          </table:table-cell>
          <table:table-cell table:style-name="ce24" office:value-type="string" calcext:value-type="string" table:number-columns-spanned="7" table:number-rows-spanned="1">
            <text:p>Serão excluídos trabalhos de RV que não abordam o óculos de RV.</text:p>
          </table:table-cell>
          <table:covered-table-cell table:number-columns-repeated="6" table:style-name="ce33"/>
          <table:table-cell table:number-columns-repeated="1016"/>
        </table:table-row>
        <table:table-row table:style-name="ro7">
          <table:table-cell table:style-name="ce19" office:value-type="string" calcext:value-type="string">
            <text:p>CE2</text:p>
          </table:table-cell>
          <table:table-cell table:style-name="ce25" office:value-type="string" calcext:value-type="string" table:number-columns-spanned="7" table:number-rows-spanned="1">
            <text:p>Serão excluídos trabalhos que apenas comentam sobre a utilização de óculos de RV mas não apresentam alguma característica como (modelo, custo, testes com usuário, etc).</text:p>
          </table:table-cell>
          <table:covered-table-cell table:number-columns-repeated="6" table:style-name="ce33"/>
          <table:table-cell table:number-columns-repeated="1016"/>
        </table:table-row>
        <table:table-row table:style-name="ro7">
          <table:table-cell table:style-name="ce17" office:value-type="string" calcext:value-type="string">
            <text:p>CE3</text:p>
          </table:table-cell>
          <table:table-cell table:style-name="ce24" office:value-type="string" calcext:value-type="string" table:number-columns-spanned="7" table:number-rows-spanned="1">
            <text:p>Serão excluídos trabalhos que não são de ambientes tridimensionais.</text:p>
          </table:table-cell>
          <table:covered-table-cell table:number-columns-repeated="6" table:style-name="ce33"/>
          <table:table-cell table:number-columns-repeated="1016"/>
        </table:table-row>
        <table:table-row table:style-name="ro7">
          <table:table-cell table:style-name="ce19" office:value-type="string" calcext:value-type="string">
            <text:p>CE4</text:p>
          </table:table-cell>
          <table:table-cell table:style-name="ce25" office:value-type="string" calcext:value-type="string" table:number-columns-spanned="7" table:number-rows-spanned="1">
            <text:p>Serão excluídos trabalhos que não apresentam uma aplicação utilizando o óculos de RV.</text:p>
          </table:table-cell>
          <table:covered-table-cell table:number-columns-repeated="6" table:style-name="ce33"/>
          <table:table-cell table:number-columns-repeated="1016"/>
        </table:table-row>
        <table:table-row table:style-name="ro7">
          <table:table-cell table:style-name="ce17" office:value-type="string" calcext:value-type="string">
            <text:p>CE5</text:p>
          </table:table-cell>
          <table:table-cell table:style-name="ce24" office:value-type="string" calcext:value-type="string" table:number-columns-spanned="7" table:number-rows-spanned="1">
            <text:p>Serão excluídos trabalhos que não apresentem aplicações de RV para educação ou treinamento.</text:p>
          </table:table-cell>
          <table:covered-table-cell table:number-columns-repeated="6" table:style-name="ce33"/>
          <table:table-cell table:number-columns-repeated="1016"/>
        </table:table-row>
        <table:table-row table:style-name="ro7">
          <table:table-cell table:style-name="ce19" office:value-type="string" calcext:value-type="string">
            <text:p>CE6</text:p>
          </table:table-cell>
          <table:table-cell table:style-name="ce25" office:value-type="string" calcext:value-type="string" table:number-columns-spanned="7" table:number-rows-spanned="1">
            <text:p>Serão excluídos trabalhos com foco em tratamento de doença, reabilitação, terapia, na área de saúde em geral sem o contexto educacional.</text:p>
          </table:table-cell>
          <table:covered-table-cell table:number-columns-repeated="6" table:style-name="ce33"/>
          <table:table-cell table:number-columns-repeated="1016"/>
        </table:table-row>
        <table:table-row table:style-name="ro7">
          <table:table-cell table:style-name="ce17" office:value-type="string" calcext:value-type="string">
            <text:p>CE7</text:p>
          </table:table-cell>
          <table:table-cell table:style-name="ce24" office:value-type="string" calcext:value-type="string" table:number-columns-spanned="7" table:number-rows-spanned="1">
            <text:p>Serão excluídos trabalhos que apresentam a mesma aplicação de outro artigo.</text:p>
          </table:table-cell>
          <table:covered-table-cell table:number-columns-repeated="6" table:style-name="ce33"/>
          <table:table-cell table:number-columns-repeated="1016"/>
        </table:table-row>
        <table:table-row table:style-name="ro7">
          <table:table-cell table:style-name="ce19" office:value-type="string" calcext:value-type="string">
            <text:p>CE8</text:p>
          </table:table-cell>
          <table:table-cell table:style-name="ce25" office:value-type="string" calcext:value-type="string" table:number-columns-spanned="7" table:number-rows-spanned="1">
            <text:p>Serão excluídos trabalhos de revisão que fogem do escopo da pesquisa.</text:p>
          </table:table-cell>
          <table:covered-table-cell table:number-columns-repeated="6"/>
          <table:table-cell table:number-columns-repeated="1016"/>
        </table:table-row>
        <table:table-row table:style-name="ro8">
          <table:table-cell table:style-name="ce17" office:value-type="string" calcext:value-type="string">
            <text:p>CE9</text:p>
          </table:table-cell>
          <table:table-cell table:style-name="ce26" office:value-type="string" calcext:value-type="string" table:number-columns-spanned="7" table:number-rows-spanned="1">
            <text:p>Serão excluídos trabalhos que não se tem acesso, como artigos não disponíveis online pela assinatura da universidade.</text:p>
          </table:table-cell>
          <table:covered-table-cell table:number-columns-repeated="6" table:style-name="ce33"/>
          <table:table-cell table:number-columns-repeated="1016"/>
        </table:table-row>
        <table:table-row table:style-name="ro5" table:number-rows-repeated="1048351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Todos.H5:Todos.H203">
            <calcext:condition calcext:apply-style-name="Aceito" calcext:value="=&quot;Aceito&quot;" calcext:base-cell-address="Todos.H5"/>
            <calcext:condition calcext:apply-style-name="Recusado" calcext:value="=&quot;Recusado&quot;" calcext:base-cell-address="Todos.H5"/>
            <calcext:condition calcext:apply-style-name="Duvida" calcext:value="=&quot;Dúvida&quot;" calcext:base-cell-address="Todos.H5"/>
            <calcext:condition calcext:apply-style-name="Duplicado" calcext:value="=&quot;Duplicado&quot;" calcext:base-cell-address="Todos.H5"/>
          </calcext:conditional-format>
        </calcext:conditional-formats>
      </table:table>
      <table:table table:name="Duplicados" table:style-name="ta1">
        <office:forms form:automatic-focus="false" form:apply-design-mode="false"/>
        <table:table-column table:style-name="co8" table:default-cell-style-name="ce7"/>
        <table:table-column table:style-name="co14" table:default-cell-style-name="ce20"/>
        <table:table-column table:style-name="co15" table:default-cell-style-name="ce32"/>
        <table:table-column table:style-name="co13" table:default-cell-style-name="ce34"/>
        <table:table-column table:style-name="co16" table:default-cell-style-name="ce38"/>
        <table:table-column table:style-name="co17" table:default-cell-style-name="ce43"/>
        <table:table-column table:style-name="co18" table:default-cell-style-name="ce47"/>
        <table:table-column table:style-name="co13" table:default-cell-style-name="ce57"/>
        <table:table-row table:style-name="ro9">
          <table:table-cell table:style-name="ce54" office:value-type="string" calcext:value-type="string" table:number-columns-spanned="6" table:number-rows-spanned="1">
            <text:p>Todos Artigos DUPLICADOS</text:p>
          </table:table-cell>
          <table:covered-table-cell table:number-columns-repeated="5" table:style-name="Default"/>
          <table:table-cell table:style-name="ce55" table:content-validation-name="val2" office:value-type="string" calcext:value-type="string">
            <text:p>Total: </text:p>
          </table:table-cell>
          <table:table-cell table:style-name="ce56" table:formula="of:=COUNTIF([.H3:.H37];&quot;Duplicado&quot;)" office:value-type="float" office:value="35" calcext:value-type="float">
            <text:p>35</text:p>
          </table:table-cell>
        </table:table-row>
        <table:table-row table:style-name="ro9"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Autor</text:p>
          </table:table-cell>
          <table:table-cell table:style-name="ce4" office:value-type="string" calcext:value-type="string">
            <text:p>Título</text:p>
          </table:table-cell>
          <table:table-cell table:style-name="ce4" office:value-type="string" calcext:value-type="string">
            <text:p>Ano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Critérios Inclusão</text:p>
          </table:table-cell>
          <table:table-cell table:style-name="ce4" office:value-type="string" calcext:value-type="string">
            <text:p>Critérios Exclusão</text:p>
          </table:table-cell>
          <table:table-cell table:style-name="ce4" office:value-type="string" calcext:value-type="string">
            <text:p>Estado</text:p>
          </table:table-cell>
        </table:table-row>
        <table:table-row table:style-name="ro4">
          <table:table-cell table:style-name="ce5" office:value-type="string" calcext:value-type="string">
            <text:p>ACM</text:p>
          </table:table-cell>
          <table:table-cell office:value-type="string" calcext:value-type="string">
            <text:p>Stefan <text:s/>Greuter and David J. Roberts</text:p>
          </table:table-cell>
          <table:table-cell table:style-name="ce27" office:value-type="string" calcext:value-type="string">
            <text:p>SpaceWalk: Movement and Interaction in Virtual Space with Commodity Hardware</text:p>
          </table:table-cell>
          <table:table-cell office:value-type="float" office:value="2014" calcext:value-type="float">
            <text:p>2014</text:p>
          </table:table-cell>
          <table:table-cell/>
          <table:table-cell table:content-validation-name="val1" table:number-columns-repeated="2"/>
          <table:table-cell table:content-validation-name="val2" office:value-type="string" calcext:value-type="string">
            <text:p>Duplicado</text:p>
          </table:table-cell>
        </table:table-row>
        <table:table-row table:style-name="ro4">
          <table:table-cell table:style-name="ce6" office:value-type="string" calcext:value-type="string">
            <text:p>ACM</text:p>
          </table:table-cell>
          <table:table-cell table:style-name="ce21" office:value-type="string" calcext:value-type="string">
            <text:p>Jake <text:s/>Araullo and Leigh Ellen Potter</text:p>
          </table:table-cell>
          <table:table-cell table:style-name="ce28" office:value-type="string" calcext:value-type="string">
            <text:p>The Emerging Technology Consumer: Designing NUI Interaction for Learning and Retention</text:p>
          </table:table-cell>
          <table:table-cell table:style-name="ce35" office:value-type="float" office:value="2015" calcext:value-type="float">
            <text:p>2015</text:p>
          </table:table-cell>
          <table:table-cell table:style-name="ce39"/>
          <table:table-cell table:style-name="ce44" table:content-validation-name="val1"/>
          <table:table-cell table:style-name="ce48" table:content-validation-name="val1"/>
          <table:table-cell table:content-validation-name="val2" office:value-type="string" calcext:value-type="string">
            <text:p>Duplicado</text:p>
          </table:table-cell>
        </table:table-row>
        <table:table-row table:style-name="ro4">
          <table:table-cell office:value-type="string" calcext:value-type="string">
            <text:p>ACM</text:p>
          </table:table-cell>
          <table:table-cell office:value-type="string" calcext:value-type="string">
            <text:p>Thuong N. Hoang and Martin <text:s/>Reinoso and Frank <text:s/>Vetere and Egemen <text:s/>Tanin</text:p>
          </table:table-cell>
          <table:table-cell table:style-name="ce29" office:value-type="string" calcext:value-type="string">
            <text:p>Onebody: Remote Posture Guidance System Using First Person View in Virtual Environment</text:p>
          </table:table-cell>
          <table:table-cell office:value-type="float" office:value="2016" calcext:value-type="float">
            <text:p>2016</text:p>
          </table:table-cell>
          <table:table-cell/>
          <table:table-cell table:content-validation-name="val1" table:number-columns-repeated="2"/>
          <table:table-cell table:content-validation-name="val2" office:value-type="string" calcext:value-type="string">
            <text:p>Duplicado</text:p>
          </table:table-cell>
        </table:table-row>
        <table:table-row table:style-name="ro4">
          <table:table-cell table:style-name="ce6" office:value-type="string" calcext:value-type="string">
            <text:p>ACM</text:p>
          </table:table-cell>
          <table:table-cell table:style-name="ce21" office:value-type="string" calcext:value-type="string">
            <text:p>Stefan <text:s/>Gradl and Bjoern M. Eskofier and Dominic <text:s/>Eskofier and Christopher <text:s/>Mutschler and Stephan <text:s/>Otto</text:p>
          </table:table-cell>
          <table:table-cell table:style-name="ce30" office:value-type="string" calcext:value-type="string">
            <text:p>Virtual and Augmented Reality in Sports: An Overview and Acceptance Study</text:p>
          </table:table-cell>
          <table:table-cell table:style-name="ce35" office:value-type="float" office:value="2016" calcext:value-type="float">
            <text:p>2016</text:p>
          </table:table-cell>
          <table:table-cell table:style-name="ce39"/>
          <table:table-cell table:style-name="ce44" table:content-validation-name="val1"/>
          <table:table-cell table:style-name="ce48" table:content-validation-name="val1"/>
          <table:table-cell table:content-validation-name="val2" office:value-type="string" calcext:value-type="string">
            <text:p>Duplicado</text:p>
          </table:table-cell>
        </table:table-row>
        <table:table-row table:style-name="ro4">
          <table:table-cell office:value-type="string" calcext:value-type="string">
            <text:p>ACM</text:p>
          </table:table-cell>
          <table:table-cell office:value-type="string" calcext:value-type="string">
            <text:p>Srinivas <text:s/>Sridharan and James <text:s/>Pieszala and Reynold <text:s/>Bailey</text:p>
          </table:table-cell>
          <table:table-cell table:style-name="ce29" office:value-type="string" calcext:value-type="string">
            <text:p>Depth-based Subtle Gaze Guidance in Virtual Reality Environments</text:p>
          </table:table-cell>
          <table:table-cell office:value-type="float" office:value="2015" calcext:value-type="float">
            <text:p>2015</text:p>
          </table:table-cell>
          <table:table-cell/>
          <table:table-cell table:content-validation-name="val1" table:number-columns-repeated="2"/>
          <table:table-cell table:content-validation-name="val2" office:value-type="string" calcext:value-type="string">
            <text:p>Duplicado</text:p>
          </table:table-cell>
        </table:table-row>
        <table:table-row table:style-name="ro4">
          <table:table-cell table:style-name="ce6" office:value-type="string" calcext:value-type="string">
            <text:p>ACM</text:p>
          </table:table-cell>
          <table:table-cell table:style-name="ce21" office:value-type="string" calcext:value-type="string">
            <text:p>Yazhou <text:s/>Huang and Lloyd <text:s/>Churches and Brendan <text:s/>Reilly</text:p>
          </table:table-cell>
          <table:table-cell table:style-name="ce30" office:value-type="string" calcext:value-type="string">
            <text:p>A Case Study on Virtual Reality American Football Training</text:p>
          </table:table-cell>
          <table:table-cell table:style-name="ce35" office:value-type="float" office:value="2015" calcext:value-type="float">
            <text:p>2015</text:p>
          </table:table-cell>
          <table:table-cell table:style-name="ce39"/>
          <table:table-cell table:style-name="ce44" table:content-validation-name="val1"/>
          <table:table-cell table:style-name="ce48" table:content-validation-name="val1"/>
          <table:table-cell table:content-validation-name="val2" office:value-type="string" calcext:value-type="string">
            <text:p>Duplicado</text:p>
          </table:table-cell>
        </table:table-row>
        <table:table-row table:style-name="ro4">
          <table:table-cell office:value-type="string" calcext:value-type="string">
            <text:p>ACM</text:p>
          </table:table-cell>
          <table:table-cell office:value-type="string" calcext:value-type="string">
            <text:p>Juan Antonio Juanes and Pablo <text:s/>Ruisoto and Laura <text:s/>Briz-Ponce</text:p>
          </table:table-cell>
          <table:table-cell table:style-name="ce29" office:value-type="string" calcext:value-type="string">
            <text:p>Immersive Visualization Anatomical Environment Using Virtual Reality Devices</text:p>
          </table:table-cell>
          <table:table-cell office:value-type="float" office:value="2016" calcext:value-type="float">
            <text:p>2016</text:p>
          </table:table-cell>
          <table:table-cell/>
          <table:table-cell table:content-validation-name="val1" table:number-columns-repeated="2"/>
          <table:table-cell table:content-validation-name="val2" office:value-type="string" calcext:value-type="string">
            <text:p>Duplicado</text:p>
          </table:table-cell>
        </table:table-row>
        <table:table-row table:style-name="ro4">
          <table:table-cell table:style-name="ce6" office:value-type="string" calcext:value-type="string">
            <text:p>ACM</text:p>
          </table:table-cell>
          <table:table-cell table:style-name="ce21" office:value-type="string" calcext:value-type="string">
            <text:p>Marc Erich Latoschik and Jean-Luc <text:s/>Lugrin and Michael <text:s/>Habel and Daniel <text:s/>Roth and Christian <text:s/>Seufert and Silke <text:s/>Grafe</text:p>
          </table:table-cell>
          <table:table-cell table:style-name="ce30" office:value-type="string" calcext:value-type="string">
            <text:p>Breaking Bad Behavior: Immersive Training of Class Room Management</text:p>
          </table:table-cell>
          <table:table-cell table:style-name="ce35" office:value-type="float" office:value="2016" calcext:value-type="float">
            <text:p>2016</text:p>
          </table:table-cell>
          <table:table-cell table:style-name="ce39"/>
          <table:table-cell table:style-name="ce44" table:content-validation-name="val1"/>
          <table:table-cell table:style-name="ce48" table:content-validation-name="val1"/>
          <table:table-cell table:content-validation-name="val2" office:value-type="string" calcext:value-type="string">
            <text:p>Duplicado</text:p>
          </table:table-cell>
        </table:table-row>
        <table:table-row table:style-name="ro4">
          <table:table-cell office:value-type="string" calcext:value-type="string">
            <text:p>ACM</text:p>
          </table:table-cell>
          <table:table-cell office:value-type="string" calcext:value-type="string">
            <text:p>Hao <text:s/>Li and Laura <text:s/>Trutoiu and Kyle <text:s/>Olszewski and Lingyu <text:s/>Wei and Tristan <text:s/>Trutna and Pei-Lun <text:s/>Hsieh and Aaron <text:s/>Nicholls and Chongyang <text:s/>Ma</text:p>
          </table:table-cell>
          <table:table-cell table:style-name="ce29" office:value-type="string" calcext:value-type="string">
            <text:p>Facial Performance Sensing Head-mounted Display</text:p>
          </table:table-cell>
          <table:table-cell office:value-type="float" office:value="2015" calcext:value-type="float">
            <text:p>2015</text:p>
          </table:table-cell>
          <table:table-cell/>
          <table:table-cell table:content-validation-name="val1" table:number-columns-repeated="2"/>
          <table:table-cell table:content-validation-name="val2" office:value-type="string" calcext:value-type="string">
            <text:p>Duplicado</text:p>
          </table:table-cell>
        </table:table-row>
        <table:table-row table:style-name="ro4">
          <table:table-cell office:value-type="string" calcext:value-type="string">
            <text:p>ACM</text:p>
          </table:table-cell>
          <table:table-cell office:value-type="string" calcext:value-type="string">
            <text:p>Pekka <text:s/>Kallioniemi and Sumita <text:s/>Sharma and Jaakko <text:s/>Hakulinen and Markku <text:s/>Turunen</text:p>
          </table:table-cell>
          <table:table-cell table:style-name="ce29" office:value-type="string" calcext:value-type="string">
            <text:p>Collaborative Conversational Language Learning with CityCompass</text:p>
          </table:table-cell>
          <table:table-cell office:value-type="float" office:value="2016" calcext:value-type="float">
            <text:p>2016</text:p>
          </table:table-cell>
          <table:table-cell/>
          <table:table-cell table:content-validation-name="val1" table:number-columns-repeated="2"/>
          <table:table-cell table:style-name="ce58" table:content-validation-name="val2" office:value-type="string" calcext:value-type="string">
            <text:p>Duplicado</text:p>
          </table:table-cell>
        </table:table-row>
        <table:table-row table:style-name="ro4">
          <table:table-cell office:value-type="string" calcext:value-type="string">
            <text:p>ACM</text:p>
          </table:table-cell>
          <table:table-cell office:value-type="string" calcext:value-type="string">
            <text:p>Stephanie <text:s/>Andrews and Jordan Beth <text:s/>Vincent and John <text:s/>McCormick</text:p>
          </table:table-cell>
          <table:table-cell table:style-name="ce29" office:value-type="string" calcext:value-type="string">
            <text:p>Duet: Improvising Spatial Dialogues with an Artificially Intelligent Agent</text:p>
          </table:table-cell>
          <table:table-cell office:value-type="float" office:value="2015" calcext:value-type="float">
            <text:p>2015</text:p>
          </table:table-cell>
          <table:table-cell/>
          <table:table-cell table:content-validation-name="val1" table:number-columns-repeated="2"/>
          <table:table-cell table:style-name="ce59" table:content-validation-name="val2" office:value-type="string" calcext:value-type="string">
            <text:p>Duplicado</text:p>
          </table:table-cell>
        </table:table-row>
        <table:table-row table:style-name="ro4">
          <table:table-cell table:style-name="ce6" office:value-type="string" calcext:value-type="string">
            <text:p>ACM</text:p>
          </table:table-cell>
          <table:table-cell table:style-name="ce21" office:value-type="string" calcext:value-type="string">
            <text:p>Markus <text:s/>Leyrer and Sally A. <text:s/>Linkenauger and Heinrich H. <text:s/>B&amp;#252;lthoff and Betty J. <text:s/>Mohler</text:p>
          </table:table-cell>
          <table:table-cell table:style-name="ce30" office:value-type="string" calcext:value-type="string">
            <text:p>Eye Height Manipulations: A Possible Solution to Reduce Underestimation of Egocentric Distances in Head-Mounted Displays</text:p>
          </table:table-cell>
          <table:table-cell table:style-name="ce35" office:value-type="float" office:value="2015" calcext:value-type="float">
            <text:p>2015</text:p>
          </table:table-cell>
          <table:table-cell table:style-name="ce39"/>
          <table:table-cell table:style-name="ce44" table:content-validation-name="val1"/>
          <table:table-cell table:style-name="ce48" table:content-validation-name="val1"/>
          <table:table-cell table:style-name="ce59" table:content-validation-name="val2" office:value-type="string" calcext:value-type="string">
            <text:p>Duplicado</text:p>
          </table:table-cell>
        </table:table-row>
        <table:table-row table:style-name="ro4">
          <table:table-cell office:value-type="string" calcext:value-type="string">
            <text:p>ACM</text:p>
          </table:table-cell>
          <table:table-cell office:value-type="string" calcext:value-type="string">
            <text:p>Christian <text:s/>Moro and Zane <text:s/>Stromberga and Athanasios <text:s/>Raikos and Allan <text:s/>Stirling</text:p>
          </table:table-cell>
          <table:table-cell table:style-name="ce29" office:value-type="string" calcext:value-type="string">
            <text:p>Combining Virtual (Oculus Rift &amp;#38; Gear VR) and Augmented Reality with Interactive Applications to Enhance Tertiary Medical and Biomedical Curricula</text:p>
          </table:table-cell>
          <table:table-cell office:value-type="float" office:value="2016" calcext:value-type="float">
            <text:p>2016</text:p>
          </table:table-cell>
          <table:table-cell/>
          <table:table-cell table:content-validation-name="val1" table:number-columns-repeated="2"/>
          <table:table-cell table:style-name="ce59" table:content-validation-name="val2" office:value-type="string" calcext:value-type="string">
            <text:p>Duplicado</text:p>
          </table:table-cell>
        </table:table-row>
        <table:table-row table:style-name="ro4">
          <table:table-cell table:style-name="ce6" office:value-type="string" calcext:value-type="string">
            <text:p>ACM</text:p>
          </table:table-cell>
          <table:table-cell table:style-name="ce21" office:value-type="string" calcext:value-type="string">
            <text:p>Stuart <text:s/>Golodetz and Michael <text:s/>Sapienza and Julien P. C. Valentin and Vibhav <text:s/>Vineet and Ming-Ming <text:s/>Cheng and Victor A. Prisacariu and Olaf <text:s/>K&amp;#228;hler and Carl Yuheng Ren and Anurag <text:s/>Arnab and Stephen L. Hicks and David W. Murray and Shahram <text:s/>Izadi and Philip H. S. Torr</text:p>
          </table:table-cell>
          <table:table-cell table:style-name="ce30" office:value-type="string" calcext:value-type="string">
            <text:p>SemanticPaint: Interactive Segmentation and Learning of 3D Worlds</text:p>
          </table:table-cell>
          <table:table-cell table:style-name="ce35" office:value-type="float" office:value="2015" calcext:value-type="float">
            <text:p>2015</text:p>
          </table:table-cell>
          <table:table-cell table:style-name="ce39"/>
          <table:table-cell table:style-name="ce44" table:content-validation-name="val1"/>
          <table:table-cell table:style-name="ce48" table:content-validation-name="val1"/>
          <table:table-cell table:style-name="ce59" table:content-validation-name="val2" office:value-type="string" calcext:value-type="string">
            <text:p>Duplicado</text:p>
          </table:table-cell>
        </table:table-row>
        <table:table-row table:style-name="ro4">
          <table:table-cell office:value-type="string" calcext:value-type="string">
            <text:p>ACM</text:p>
          </table:table-cell>
          <table:table-cell office:value-type="string" calcext:value-type="string">
            <text:p>Julien <text:s/>Valentin and Vibhav <text:s/>Vineet and Ming-Ming <text:s/>Cheng and David <text:s/>Kim and Jamie <text:s/>Shotton and Pushmeet <text:s/>Kohli and Matthias <text:s/>Nie&amp;#223;ner and Antonio <text:s/>Criminisi and Shahram <text:s/>Izadi and Philip <text:s/>Torr</text:p>
          </table:table-cell>
          <table:table-cell table:style-name="ce29" office:value-type="string" calcext:value-type="string">
            <text:p>SemanticPaint: Interactive Segmentation and Learning of 3D World</text:p>
          </table:table-cell>
          <table:table-cell office:value-type="float" office:value="2015" calcext:value-type="float">
            <text:p>2015</text:p>
          </table:table-cell>
          <table:table-cell/>
          <table:table-cell table:content-validation-name="val1" table:number-columns-repeated="2"/>
          <table:table-cell table:style-name="ce59" table:content-validation-name="val2" office:value-type="string" calcext:value-type="string">
            <text:p>Duplicado</text:p>
          </table:table-cell>
        </table:table-row>
        <table:table-row table:style-name="ro4">
          <table:table-cell table:style-name="ce6" office:value-type="string" calcext:value-type="string">
            <text:p>ACM</text:p>
          </table:table-cell>
          <table:table-cell table:style-name="ce21" office:value-type="string" calcext:value-type="string">
            <text:p>Dylan <text:s/>Ebert and Sanika <text:s/>Gupta and Fillia <text:s/>Makedon</text:p>
          </table:table-cell>
          <table:table-cell table:style-name="ce30" office:value-type="string" calcext:value-type="string">
            <text:p>Ogma: A Virtual Reality Language Acquisition System</text:p>
          </table:table-cell>
          <table:table-cell table:style-name="ce35" office:value-type="float" office:value="2016" calcext:value-type="float">
            <text:p>2016</text:p>
          </table:table-cell>
          <table:table-cell table:style-name="ce39"/>
          <table:table-cell table:style-name="ce44" table:content-validation-name="val1"/>
          <table:table-cell table:style-name="ce48" table:content-validation-name="val1"/>
          <table:table-cell table:style-name="ce59" table:content-validation-name="val2" office:value-type="string" calcext:value-type="string">
            <text:p>Duplicado</text:p>
          </table:table-cell>
        </table:table-row>
        <table:table-row table:style-name="ro4">
          <table:table-cell table:style-name="ce6" office:value-type="string" calcext:value-type="string">
            <text:p>ACM</text:p>
          </table:table-cell>
          <table:table-cell table:style-name="ce21" office:value-type="string" calcext:value-type="string">
            <text:p>Franca <text:s/>Garzotto and Mirko <text:s/>Gelsomini and Francesco <text:s/>Clasadonte and Daniele <text:s/>Montesano and Daniele <text:s/>Occhiuto</text:p>
          </table:table-cell>
          <table:table-cell table:style-name="ce30" office:value-type="string" calcext:value-type="string">
            <text:p>Wearable Immersive Storytelling for Disabled Children</text:p>
          </table:table-cell>
          <table:table-cell table:style-name="ce35" office:value-type="float" office:value="2016" calcext:value-type="float">
            <text:p>2016</text:p>
          </table:table-cell>
          <table:table-cell table:style-name="ce39"/>
          <table:table-cell table:style-name="ce44" table:content-validation-name="val1"/>
          <table:table-cell table:style-name="ce48" table:content-validation-name="val1"/>
          <table:table-cell table:style-name="ce60" table:content-validation-name="val2" office:value-type="string" calcext:value-type="string">
            <text:p>Duplicado</text:p>
          </table:table-cell>
        </table:table-row>
        <table:table-row table:style-name="ro4">
          <table:table-cell office:value-type="string" calcext:value-type="string">
            <text:p>ACM</text:p>
          </table:table-cell>
          <table:table-cell office:value-type="string" calcext:value-type="string">
            <text:p>Madhurima <text:s/>Pore and Koosha <text:s/>Sadeghi and Vinaya <text:s/>Chakati and Ayan <text:s/>Banerjee and Sandeep K.S. Gupta</text:p>
          </table:table-cell>
          <table:table-cell table:style-name="ce29" office:value-type="string" calcext:value-type="string">
            <text:p>Enabling Real-Time Collaborative Brain-Mobile Interactive Applications on Volunteer Mobile Devices</text:p>
          </table:table-cell>
          <table:table-cell office:value-type="float" office:value="2015" calcext:value-type="float">
            <text:p>2015</text:p>
          </table:table-cell>
          <table:table-cell/>
          <table:table-cell table:content-validation-name="val1" table:number-columns-repeated="2"/>
          <table:table-cell table:style-name="ce60" table:content-validation-name="val2" office:value-type="string" calcext:value-type="string">
            <text:p>Duplicado</text:p>
          </table:table-cell>
        </table:table-row>
        <table:table-row table:style-name="ro4">
          <table:table-cell table:style-name="ce6" office:value-type="string" calcext:value-type="string">
            <text:p>ACM</text:p>
          </table:table-cell>
          <table:table-cell table:style-name="ce21" office:value-type="string" calcext:value-type="string">
            <text:p>Jia <text:s/>Wang and Robert <text:s/>Lindeman</text:p>
          </table:table-cell>
          <table:table-cell table:style-name="ce30" office:value-type="string" calcext:value-type="string">
            <text:p>Coordinated 3D Interaction in Tablet- and HMD-based Hybrid Virtual Environments</text:p>
          </table:table-cell>
          <table:table-cell table:style-name="ce35" office:value-type="float" office:value="2014" calcext:value-type="float">
            <text:p>2014</text:p>
          </table:table-cell>
          <table:table-cell table:style-name="ce39"/>
          <table:table-cell table:style-name="ce44" table:content-validation-name="val1"/>
          <table:table-cell table:style-name="ce48" table:content-validation-name="val1"/>
          <table:table-cell table:style-name="ce60" table:content-validation-name="val2" office:value-type="string" calcext:value-type="string">
            <text:p>Duplicado</text:p>
          </table:table-cell>
        </table:table-row>
        <table:table-row table:style-name="ro4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Cochrane T.</text:p>
          </table:table-cell>
          <table:table-cell table:style-name="ce31" office:value-type="string" calcext:value-type="string">
            <text:p>Mobile VR in education: From the fringe to the mainstream</text:p>
          </table:table-cell>
          <table:table-cell table:style-name="ce35" office:value-type="float" office:value="2016" calcext:value-type="float">
            <text:p>2016</text:p>
          </table:table-cell>
          <table:table-cell table:style-name="ce40" office:value-type="string" calcext:value-type="string">
            <text:p>https://www.scopus.com/inward/record.uri?eid=2-s2.0-84987638609&amp;doi=10.4018%2fIJMBL.2016100104&amp;partnerID=40&amp;md5=b2d2b7023089cfc1175cf0b3930af88b</text:p>
          </table:table-cell>
          <table:table-cell table:style-name="ce44" table:content-validation-name="val1"/>
          <table:table-cell table:style-name="ce48" table:content-validation-name="val1"/>
          <table:table-cell table:style-name="ce61" table:content-validation-name="val2" office:value-type="string" calcext:value-type="string">
            <text:p>Duplicado</text:p>
          </table:table-cell>
        </table:table-row>
        <table:table-row table:style-name="ro4">
          <table:table-cell office:value-type="string" calcext:value-type="string">
            <text:p>SCOPUS</text:p>
          </table:table-cell>
          <table:table-cell office:value-type="string" calcext:value-type="string">
            <text:p>Valentin J., Kohli P., Vineet V., Nießner M., Cheng M.-M., Criminisi A., Kim D., Izadi S., Shotton J., Torr P.</text:p>
          </table:table-cell>
          <table:table-cell office:value-type="string" calcext:value-type="string">
            <text:p>SemanticPaint: Interactive segmentation and learning of 3D world</text:p>
          </table:table-cell>
          <table:table-cell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57940038&amp;doi=10.1145%2f2775280.2792589&amp;partnerID=40&amp;md5=0405706bf6885988a36e0e586f2a9e63</text:p>
          </table:table-cell>
          <table:table-cell table:content-validation-name="val1" table:number-columns-repeated="2"/>
          <table:table-cell table:style-name="ce62" table:content-validation-name="val2" office:value-type="string" calcext:value-type="string">
            <text:p>Duplicado</text:p>
          </table:table-cell>
        </table:table-row>
        <table:table-row table:style-name="ro4">
          <table:table-cell table:style-name="ce9" office:value-type="string" calcext:value-type="string">
            <text:p>SpringerLink</text:p>
          </table:table-cell>
          <table:table-cell office:value-type="string" calcext:value-type="string">
            <text:p>Dhaval ParmarJeffrey BertrandSabarish V. BabuKapil MadathilMelissa ZelayaTianwei WangJohn WagnerAnand K. GramopadhyeKristin Frady</text:p>
          </table:table-cell>
          <table:table-cell office:value-type="string" calcext:value-type="string">
            <text:p>A comparative evaluation of viewing metaphors on psychophysical skills education in an interactive virtual environment</text:p>
          </table:table-cell>
          <table:table-cell office:value-type="float" office:value="2016" calcext:value-type="float">
            <text:p>2016</text:p>
          </table:table-cell>
          <table:table-cell table:style-name="ce41" office:value-type="string" calcext:value-type="string">
            <text:p>http://link.springer.com/article/10.1007/s10055-016-0287-7</text:p>
          </table:table-cell>
          <table:table-cell table:content-validation-name="val1" table:number-columns-repeated="2"/>
          <table:table-cell table:style-name="ce63" table:content-validation-name="val2" office:value-type="string" calcext:value-type="string">
            <text:p>Duplicado</text:p>
          </table:table-cell>
        </table:table-row>
        <table:table-row table:style-name="ro4">
          <table:table-cell office:value-type="string" calcext:value-type="string">
            <text:p>SpringerLink</text:p>
          </table:table-cell>
          <table:table-cell office:value-type="string" calcext:value-type="string">
            <text:p>Leah T. RitzAlan R. Buss</text:p>
          </table:table-cell>
          <table:table-cell office:value-type="string" calcext:value-type="string">
            <text:p>A Framework for Aligning Instructional Design Strategies with Affordances of CAVE Immersive Virtual Reality Systems</text:p>
          </table:table-cell>
          <table:table-cell office:value-type="float" office:value="2016" calcext:value-type="float">
            <text:p>2016</text:p>
          </table:table-cell>
          <table:table-cell table:style-name="ce41" office:value-type="string" calcext:value-type="string">
            <text:p>http://link.springer.com/article/10.1007/s11528-016-0085-9</text:p>
          </table:table-cell>
          <table:table-cell table:content-validation-name="val1" table:number-columns-repeated="2"/>
          <table:table-cell table:style-name="ce64" table:content-validation-name="val2" office:value-type="string" calcext:value-type="string">
            <text:p>Duplicado</text:p>
          </table:table-cell>
        </table:table-row>
        <table:table-row table:style-name="ro4">
          <table:table-cell table:style-name="ce6" office:value-type="string" calcext:value-type="string">
            <text:p>SpringerLink</text:p>
          </table:table-cell>
          <table:table-cell table:style-name="ce21" office:value-type="string" calcext:value-type="string">
            <text:p>Yu-Li Chen</text:p>
          </table:table-cell>
          <table:table-cell table:style-name="ce31" office:value-type="string" calcext:value-type="string">
            <text:p>The Effects of Virtual Reality Learning Environment on Student Cognitive and Linguistic Development</text:p>
          </table:table-cell>
          <table:table-cell table:style-name="ce35" office:value-type="float" office:value="2016" calcext:value-type="float">
            <text:p>2016</text:p>
          </table:table-cell>
          <table:table-cell table:style-name="ce40" office:value-type="string" calcext:value-type="string">
            <text:p>http://link.springer.com/article/10.1007/s40299-016-0293-2</text:p>
          </table:table-cell>
          <table:table-cell table:style-name="ce44" table:content-validation-name="val1"/>
          <table:table-cell table:style-name="ce48" table:content-validation-name="val1"/>
          <table:table-cell table:style-name="ce65" table:content-validation-name="val2" office:value-type="string" calcext:value-type="string">
            <text:p>Duplicado</text:p>
          </table:table-cell>
        </table:table-row>
        <table:table-row table:style-name="ro4">
          <table:table-cell table:style-name="ce6" office:value-type="string" calcext:value-type="string">
            <text:p>ScienceDirect</text:p>
          </table:table-cell>
          <table:table-cell table:style-name="ce21" office:value-type="string" calcext:value-type="string">
            <text:p>Nils Andersson and Angelos Argyrou and Frank Nägele and Fernando Ubis and Urko Esnaola Campos and Maite Ortiz de Zarate and Robert Wilterdink</text:p>
          </table:table-cell>
          <table:table-cell table:style-name="ce31" office:value-type="string" calcext:value-type="string">
            <text:p>AR-Enhanced Human-Robot-Interaction - Methodologies, Algorithms, Tools</text:p>
          </table:table-cell>
          <table:table-cell table:style-name="ce35" office:value-type="string" calcext:value-type="string">
            <text:p>2016</text:p>
          </table:table-cell>
          <table:table-cell table:style-name="ce40" office:value-type="string" calcext:value-type="string">
            <text:p>http://www.sciencedirect.com/science/article/pii/S2212827116007241</text:p>
          </table:table-cell>
          <table:table-cell table:style-name="ce44" table:content-validation-name="val1"/>
          <table:table-cell table:style-name="ce48" table:content-validation-name="val1"/>
          <table:table-cell table:style-name="ce66" table:content-validation-name="val2" office:value-type="string" calcext:value-type="string">
            <text:p>Duplicado</text:p>
          </table:table-cell>
        </table:table-row>
        <table:table-row table:style-name="ro4">
          <table:table-cell office:value-type="string" calcext:value-type="string">
            <text:p>ScienceDirect</text:p>
          </table:table-cell>
          <table:table-cell office:value-type="string" calcext:value-type="string">
            <text:p>Paweł Buń and Filip Górski and Radosław Wichniarek and Wiesław Kuczko and Adam Hamrol and Przemysław Zawadzki</text:p>
          </table:table-cell>
          <table:table-cell office:value-type="string" calcext:value-type="string">
            <text:p>Application of Professional and Low-cost Head Mounted Devices in Immersive Educational Application</text:p>
          </table:table-cell>
          <table:table-cell office:value-type="string" calcext:value-type="string">
            <text:p>2015</text:p>
          </table:table-cell>
          <table:table-cell table:style-name="ce41" office:value-type="string" calcext:value-type="string">
            <text:p>http://www.sciencedirect.com/science/article/pii/S1877050915036960</text:p>
          </table:table-cell>
          <table:table-cell table:content-validation-name="val1" table:number-columns-repeated="2"/>
          <table:table-cell table:style-name="ce66" table:content-validation-name="val2" office:value-type="string" calcext:value-type="string">
            <text:p>Duplicado</text:p>
          </table:table-cell>
        </table:table-row>
        <table:table-row table:style-name="ro4">
          <table:table-cell table:style-name="ce6" office:value-type="string" calcext:value-type="string">
            <text:p>ScienceDirect</text:p>
          </table:table-cell>
          <table:table-cell table:style-name="ce21" office:value-type="string" calcext:value-type="string">
            <text:p>JaeHwan Byun and Christian S. Loh</text:p>
          </table:table-cell>
          <table:table-cell table:style-name="ce31" office:value-type="string" calcext:value-type="string">
            <text:p>Audial engagement: Effects of game sound on learner engagement in digital game-based learning environments</text:p>
          </table:table-cell>
          <table:table-cell table:style-name="ce35" office:value-type="string" calcext:value-type="string">
            <text:p>2015</text:p>
          </table:table-cell>
          <table:table-cell table:style-name="ce40" office:value-type="string" calcext:value-type="string">
            <text:p>http://www.sciencedirect.com/science/article/pii/S0747563215000084</text:p>
          </table:table-cell>
          <table:table-cell table:style-name="ce44" table:content-validation-name="val1"/>
          <table:table-cell table:style-name="ce48" table:content-validation-name="val1"/>
          <table:table-cell table:style-name="ce66" table:content-validation-name="val2" office:value-type="string" calcext:value-type="string">
            <text:p>Duplicado</text:p>
          </table:table-cell>
        </table:table-row>
        <table:table-row table:style-name="ro4">
          <table:table-cell office:value-type="string" calcext:value-type="string">
            <text:p>ScienceDirect</text:p>
          </table:table-cell>
          <table:table-cell office:value-type="string" calcext:value-type="string">
            <text:p>Raúl Crespo and René García and Samuel Quiroz</text:p>
          </table:table-cell>
          <table:table-cell office:value-type="string" calcext:value-type="string">
            <text:p>Virtual Reality Application for Simulation and Off-line Programming of the Mitsubishi Movemaster RV-M1 Robot Integrated with the Oculus Rift to Improve Students Training</text:p>
          </table:table-cell>
          <table:table-cell office:value-type="string" calcext:value-type="string">
            <text:p>2015</text:p>
          </table:table-cell>
          <table:table-cell table:style-name="ce41" office:value-type="string" calcext:value-type="string">
            <text:p>http://www.sciencedirect.com/science/article/pii/S187705091503687X</text:p>
          </table:table-cell>
          <table:table-cell table:content-validation-name="val1" table:number-columns-repeated="2"/>
          <table:table-cell table:style-name="ce66" table:content-validation-name="val2" office:value-type="string" calcext:value-type="string">
            <text:p>Duplicado</text:p>
          </table:table-cell>
        </table:table-row>
        <table:table-row table:style-name="ro4">
          <table:table-cell office:value-type="string" calcext:value-type="string">
            <text:p>ScienceDirect</text:p>
          </table:table-cell>
          <table:table-cell office:value-type="string" calcext:value-type="string">
            <text:p>Filip Górski and Paweł Buń and Radosław Wichniarek and Przemysław Zawadzki and Adam Hamrol</text:p>
          </table:table-cell>
          <table:table-cell office:value-type="string" calcext:value-type="string">
            <text:p>Immersive City Bus Configuration System for Marketing and Sales Education</text:p>
          </table:table-cell>
          <table:table-cell office:value-type="string" calcext:value-type="string">
            <text:p>2015</text:p>
          </table:table-cell>
          <table:table-cell table:style-name="ce41" office:value-type="string" calcext:value-type="string">
            <text:p>http://www.sciencedirect.com/science/article/pii/S1877050915036911</text:p>
          </table:table-cell>
          <table:table-cell table:content-validation-name="val1" table:number-columns-repeated="2"/>
          <table:table-cell table:style-name="ce67" table:content-validation-name="val2" office:value-type="string" calcext:value-type="string">
            <text:p>Duplicado</text:p>
          </table:table-cell>
        </table:table-row>
        <table:table-row table:style-name="ro4">
          <table:table-cell table:style-name="ce6" office:value-type="string" calcext:value-type="string">
            <text:p>ScienceDirect</text:p>
          </table:table-cell>
          <table:table-cell table:style-name="ce21" office:value-type="string" calcext:value-type="string">
            <text:p>Andrzej Grabowski and Jarosław Jankowski</text:p>
          </table:table-cell>
          <table:table-cell table:style-name="ce31" office:value-type="string" calcext:value-type="string">
            <text:p>Virtual Reality-based pilot training for underground coal miners</text:p>
          </table:table-cell>
          <table:table-cell table:style-name="ce35" office:value-type="string" calcext:value-type="string">
            <text:p>2015</text:p>
          </table:table-cell>
          <table:table-cell table:style-name="ce40" office:value-type="string" calcext:value-type="string">
            <text:p>http://www.sciencedirect.com/science/article/pii/S0925753514002276</text:p>
          </table:table-cell>
          <table:table-cell table:style-name="ce44" table:content-validation-name="val1"/>
          <table:table-cell table:style-name="ce48" table:content-validation-name="val1"/>
          <table:table-cell table:style-name="ce67" table:content-validation-name="val2" office:value-type="string" calcext:value-type="string">
            <text:p>Duplicado</text:p>
          </table:table-cell>
        </table:table-row>
        <table:table-row table:style-name="ro4">
          <table:table-cell office:value-type="string" calcext:value-type="string">
            <text:p>ScienceDirect</text:p>
          </table:table-cell>
          <table:table-cell office:value-type="string" calcext:value-type="string">
            <text:p>Damian Grajewski and Filip Górski and Adam Hamrol and Przemysław Zawadzki</text:p>
          </table:table-cell>
          <table:table-cell office:value-type="string" calcext:value-type="string">
            <text:p>Immersive and Haptic Educational Simulations of Assembly Workplace Conditions</text:p>
          </table:table-cell>
          <table:table-cell office:value-type="string" calcext:value-type="string">
            <text:p>2015</text:p>
          </table:table-cell>
          <table:table-cell table:style-name="ce41" office:value-type="string" calcext:value-type="string">
            <text:p>http://www.sciencedirect.com/science/article/pii/S1877050915037199</text:p>
          </table:table-cell>
          <table:table-cell table:content-validation-name="val1" table:number-columns-repeated="2"/>
          <table:table-cell table:style-name="ce67" table:content-validation-name="val2" office:value-type="string" calcext:value-type="string">
            <text:p>Duplicado</text:p>
          </table:table-cell>
        </table:table-row>
        <table:table-row table:style-name="ro4">
          <table:table-cell office:value-type="string" calcext:value-type="string">
            <text:p>ScienceDirect</text:p>
          </table:table-cell>
          <table:table-cell office:value-type="string" calcext:value-type="string">
            <text:p>Andreas Kunz and Markus Zank and Thomas Nescher and Konrad Wegener</text:p>
          </table:table-cell>
          <table:table-cell office:value-type="string" calcext:value-type="string">
            <text:p>Virtual Reality Based Time and Motion Study with Support for Real Walking</text:p>
          </table:table-cell>
          <table:table-cell office:value-type="string" calcext:value-type="string">
            <text:p>2016</text:p>
          </table:table-cell>
          <table:table-cell table:style-name="ce41" office:value-type="string" calcext:value-type="string">
            <text:p>http://www.sciencedirect.com/science/article/pii/S2212827116312070</text:p>
          </table:table-cell>
          <table:table-cell table:content-validation-name="val1" table:number-columns-repeated="2"/>
          <table:table-cell table:style-name="ce68" table:content-validation-name="val2" office:value-type="string" calcext:value-type="string">
            <text:p>Duplicado</text:p>
          </table:table-cell>
        </table:table-row>
        <table:table-row table:style-name="ro4">
          <table:table-cell office:value-type="string" calcext:value-type="string">
            <text:p>ScienceDirect</text:p>
          </table:table-cell>
          <table:table-cell office:value-type="string" calcext:value-type="string">
            <text:p>Jorge A. Quishpe-Armas and Luis D. Cedeño-Viveros and Javier Meléndez-Campos and Carlos A. Suárez-Mora and Sergio Camacho-Leon</text:p>
          </table:table-cell>
          <table:table-cell office:value-type="string" calcext:value-type="string">
            <text:p>An Immersive 3D Virtual Learning Environment for Analyzing the Atomic Structure of MEMS-Relevant Materials</text:p>
          </table:table-cell>
          <table:table-cell office:value-type="string" calcext:value-type="string">
            <text:p>2015</text:p>
          </table:table-cell>
          <table:table-cell table:style-name="ce41" office:value-type="string" calcext:value-type="string">
            <text:p>http://www.sciencedirect.com/science/article/pii/S1877050915037266</text:p>
          </table:table-cell>
          <table:table-cell table:content-validation-name="val1" table:number-columns-repeated="2"/>
          <table:table-cell table:style-name="ce69" table:content-validation-name="val2" office:value-type="string" calcext:value-type="string">
            <text:p>Duplicado</text:p>
          </table:table-cell>
        </table:table-row>
        <table:table-row table:style-name="ro4">
          <table:table-cell table:style-name="ce6" office:value-type="string" calcext:value-type="string">
            <text:p>ScienceDirect</text:p>
          </table:table-cell>
          <table:table-cell table:style-name="ce21" office:value-type="string" calcext:value-type="string">
            <text:p>Maxime T. Robert and Laurent Ballaz and Martin Lemay</text:p>
          </table:table-cell>
          <table:table-cell table:style-name="ce31" office:value-type="string" calcext:value-type="string">
            <text:p>The effect of viewing a virtual environment through a head-mounted display on balance</text:p>
          </table:table-cell>
          <table:table-cell table:style-name="ce35" office:value-type="string" calcext:value-type="string">
            <text:p>2016</text:p>
          </table:table-cell>
          <table:table-cell table:style-name="ce40" office:value-type="string" calcext:value-type="string">
            <text:p>http://www.sciencedirect.com/science/article/pii/S0966636216300893</text:p>
          </table:table-cell>
          <table:table-cell table:style-name="ce44" table:content-validation-name="val1"/>
          <table:table-cell table:style-name="ce48" table:content-validation-name="val1"/>
          <table:table-cell table:style-name="ce69" table:content-validation-name="val2" office:value-type="string" calcext:value-type="string">
            <text:p>Duplicado</text:p>
          </table:table-cell>
        </table:table-row>
        <table:table-row table:style-name="ro4">
          <table:table-cell office:value-type="string" calcext:value-type="string">
            <text:p>ScienceDirect</text:p>
          </table:table-cell>
          <table:table-cell office:value-type="string" calcext:value-type="string">
            <text:p>Jia Wang and Robert Lindeman</text:p>
          </table:table-cell>
          <table:table-cell office:value-type="string" calcext:value-type="string">
            <text:p>Coordinated hybrid virtual environments: Seamless interaction contexts for effective virtual reality</text:p>
          </table:table-cell>
          <table:table-cell office:value-type="string" calcext:value-type="string">
            <text:p>2015</text:p>
          </table:table-cell>
          <table:table-cell table:style-name="ce41" office:value-type="string" calcext:value-type="string">
            <text:p>http://www.sciencedirect.com/science/article/pii/S0097849315000151</text:p>
          </table:table-cell>
          <table:table-cell table:content-validation-name="val1" table:number-columns-repeated="2"/>
          <table:table-cell table:style-name="ce70" table:content-validation-name="val2" office:value-type="string" calcext:value-type="string">
            <text:p>Duplicado</text:p>
          </table:table-cell>
        </table:table-row>
        <calcext:conditional-formats>
          <calcext:conditional-format calcext:target-range-address="Duplicados.H3:Duplicados.H11">
            <calcext:condition calcext:apply-style-name="Aceito" calcext:value="=&quot;Aceito&quot;" calcext:base-cell-address="Duplicados.H3"/>
            <calcext:condition calcext:apply-style-name="Recusado" calcext:value="=&quot;Recusado&quot;" calcext:base-cell-address="Duplicados.H3"/>
            <calcext:condition calcext:apply-style-name="Duvida" calcext:value="=&quot;Dúvida&quot;" calcext:base-cell-address="Duplicados.H3"/>
            <calcext:condition calcext:apply-style-name="Duplicado" calcext:value="=&quot;Duplicado&quot;" calcext:base-cell-address="Duplicados.H3"/>
          </calcext:conditional-format>
          <calcext:conditional-format calcext:target-range-address="Duplicados.H12:Duplicados.H12">
            <calcext:condition calcext:apply-style-name="Aceito" calcext:value="=&quot;Aceito&quot;" calcext:base-cell-address="Duplicados.H12"/>
            <calcext:condition calcext:apply-style-name="Recusado" calcext:value="=&quot;Recusado&quot;" calcext:base-cell-address="Duplicados.H12"/>
            <calcext:condition calcext:apply-style-name="Duvida" calcext:value="=&quot;Dúvida&quot;" calcext:base-cell-address="Duplicados.H12"/>
            <calcext:condition calcext:apply-style-name="Duplicado" calcext:value="=&quot;Duplicado&quot;" calcext:base-cell-address="Duplicados.H12"/>
          </calcext:conditional-format>
          <calcext:conditional-format calcext:target-range-address="Duplicados.H13:Duplicados.H18">
            <calcext:condition calcext:apply-style-name="Aceito" calcext:value="=&quot;Aceito&quot;" calcext:base-cell-address="Duplicados.H13"/>
            <calcext:condition calcext:apply-style-name="Recusado" calcext:value="=&quot;Recusado&quot;" calcext:base-cell-address="Duplicados.H13"/>
            <calcext:condition calcext:apply-style-name="Duvida" calcext:value="=&quot;Dúvida&quot;" calcext:base-cell-address="Duplicados.H13"/>
            <calcext:condition calcext:apply-style-name="Duplicado" calcext:value="=&quot;Duplicado&quot;" calcext:base-cell-address="Duplicados.H13"/>
          </calcext:conditional-format>
          <calcext:conditional-format calcext:target-range-address="Duplicados.H19:Duplicados.H21">
            <calcext:condition calcext:apply-style-name="Aceito" calcext:value="=&quot;Aceito&quot;" calcext:base-cell-address="Duplicados.H19"/>
            <calcext:condition calcext:apply-style-name="Recusado" calcext:value="=&quot;Recusado&quot;" calcext:base-cell-address="Duplicados.H19"/>
            <calcext:condition calcext:apply-style-name="Duvida" calcext:value="=&quot;Dúvida&quot;" calcext:base-cell-address="Duplicados.H19"/>
            <calcext:condition calcext:apply-style-name="Duplicado" calcext:value="=&quot;Duplicado&quot;" calcext:base-cell-address="Duplicados.H19"/>
          </calcext:conditional-format>
          <calcext:conditional-format calcext:target-range-address="Duplicados.H22:Duplicados.H22">
            <calcext:condition calcext:apply-style-name="Aceito" calcext:value="=&quot;Aceito&quot;" calcext:base-cell-address="Duplicados.H22"/>
            <calcext:condition calcext:apply-style-name="Recusado" calcext:value="=&quot;Recusado&quot;" calcext:base-cell-address="Duplicados.H22"/>
            <calcext:condition calcext:apply-style-name="Duvida" calcext:value="=&quot;Dúvida&quot;" calcext:base-cell-address="Duplicados.H22"/>
            <calcext:condition calcext:apply-style-name="Duplicado" calcext:value="=&quot;Duplicado&quot;" calcext:base-cell-address="Duplicados.H22"/>
          </calcext:conditional-format>
          <calcext:conditional-format calcext:target-range-address="Duplicados.H23:Duplicados.H23">
            <calcext:condition calcext:apply-style-name="Aceito" calcext:value="=&quot;Aceito&quot;" calcext:base-cell-address="Duplicados.H23"/>
            <calcext:condition calcext:apply-style-name="Recusado" calcext:value="=&quot;Recusado&quot;" calcext:base-cell-address="Duplicados.H23"/>
            <calcext:condition calcext:apply-style-name="Duvida" calcext:value="=&quot;Dúvida&quot;" calcext:base-cell-address="Duplicados.H23"/>
            <calcext:condition calcext:apply-style-name="Duplicado" calcext:value="=&quot;Duplicado&quot;" calcext:base-cell-address="Duplicados.H23"/>
          </calcext:conditional-format>
          <calcext:conditional-format calcext:target-range-address="Duplicados.H24:Duplicados.H24">
            <calcext:condition calcext:apply-style-name="Aceito" calcext:value="=&quot;Aceito&quot;" calcext:base-cell-address="Duplicados.H24"/>
            <calcext:condition calcext:apply-style-name="Recusado" calcext:value="=&quot;Recusado&quot;" calcext:base-cell-address="Duplicados.H24"/>
            <calcext:condition calcext:apply-style-name="Duvida" calcext:value="=&quot;Dúvida&quot;" calcext:base-cell-address="Duplicados.H24"/>
            <calcext:condition calcext:apply-style-name="Duplicado" calcext:value="=&quot;Duplicado&quot;" calcext:base-cell-address="Duplicados.H24"/>
          </calcext:conditional-format>
          <calcext:conditional-format calcext:target-range-address="Duplicados.H25:Duplicados.H25">
            <calcext:condition calcext:apply-style-name="Aceito" calcext:value="=&quot;Aceito&quot;" calcext:base-cell-address="Duplicados.H25"/>
            <calcext:condition calcext:apply-style-name="Recusado" calcext:value="=&quot;Recusado&quot;" calcext:base-cell-address="Duplicados.H25"/>
            <calcext:condition calcext:apply-style-name="Duvida" calcext:value="=&quot;Dúvida&quot;" calcext:base-cell-address="Duplicados.H25"/>
            <calcext:condition calcext:apply-style-name="Duplicado" calcext:value="=&quot;Duplicado&quot;" calcext:base-cell-address="Duplicados.H25"/>
          </calcext:conditional-format>
          <calcext:conditional-format calcext:target-range-address="Duplicados.H26:Duplicados.H26">
            <calcext:condition calcext:apply-style-name="Aceito" calcext:value="=&quot;Aceito&quot;" calcext:base-cell-address="Duplicados.H26"/>
            <calcext:condition calcext:apply-style-name="Recusado" calcext:value="=&quot;Recusado&quot;" calcext:base-cell-address="Duplicados.H26"/>
            <calcext:condition calcext:apply-style-name="Duvida" calcext:value="=&quot;Dúvida&quot;" calcext:base-cell-address="Duplicados.H26"/>
            <calcext:condition calcext:apply-style-name="Duplicado" calcext:value="=&quot;Duplicado&quot;" calcext:base-cell-address="Duplicados.H26"/>
          </calcext:conditional-format>
          <calcext:conditional-format calcext:target-range-address="Duplicados.H27:Duplicados.H30">
            <calcext:condition calcext:apply-style-name="Aceito" calcext:value="=&quot;Aceito&quot;" calcext:base-cell-address="Duplicados.H27"/>
            <calcext:condition calcext:apply-style-name="Recusado" calcext:value="=&quot;Recusado&quot;" calcext:base-cell-address="Duplicados.H27"/>
            <calcext:condition calcext:apply-style-name="Duvida" calcext:value="=&quot;Dúvida&quot;" calcext:base-cell-address="Duplicados.H27"/>
            <calcext:condition calcext:apply-style-name="Duplicado" calcext:value="=&quot;Duplicado&quot;" calcext:base-cell-address="Duplicados.H27"/>
          </calcext:conditional-format>
          <calcext:conditional-format calcext:target-range-address="Duplicados.H31:Duplicados.H33">
            <calcext:condition calcext:apply-style-name="Aceito" calcext:value="=&quot;Aceito&quot;" calcext:base-cell-address="Duplicados.H31"/>
            <calcext:condition calcext:apply-style-name="Recusado" calcext:value="=&quot;Recusado&quot;" calcext:base-cell-address="Duplicados.H31"/>
            <calcext:condition calcext:apply-style-name="Duvida" calcext:value="=&quot;Dúvida&quot;" calcext:base-cell-address="Duplicados.H31"/>
            <calcext:condition calcext:apply-style-name="Duplicado" calcext:value="=&quot;Duplicado&quot;" calcext:base-cell-address="Duplicados.H31"/>
          </calcext:conditional-format>
          <calcext:conditional-format calcext:target-range-address="Duplicados.H34:Duplicados.H34">
            <calcext:condition calcext:apply-style-name="Aceito" calcext:value="=&quot;Aceito&quot;" calcext:base-cell-address="Duplicados.H34"/>
            <calcext:condition calcext:apply-style-name="Recusado" calcext:value="=&quot;Recusado&quot;" calcext:base-cell-address="Duplicados.H34"/>
            <calcext:condition calcext:apply-style-name="Duvida" calcext:value="=&quot;Dúvida&quot;" calcext:base-cell-address="Duplicados.H34"/>
            <calcext:condition calcext:apply-style-name="Duplicado" calcext:value="=&quot;Duplicado&quot;" calcext:base-cell-address="Duplicados.H34"/>
          </calcext:conditional-format>
          <calcext:conditional-format calcext:target-range-address="Duplicados.H35:Duplicados.H36">
            <calcext:condition calcext:apply-style-name="Aceito" calcext:value="=&quot;Aceito&quot;" calcext:base-cell-address="Duplicados.H35"/>
            <calcext:condition calcext:apply-style-name="Recusado" calcext:value="=&quot;Recusado&quot;" calcext:base-cell-address="Duplicados.H35"/>
            <calcext:condition calcext:apply-style-name="Duvida" calcext:value="=&quot;Dúvida&quot;" calcext:base-cell-address="Duplicados.H35"/>
            <calcext:condition calcext:apply-style-name="Duplicado" calcext:value="=&quot;Duplicado&quot;" calcext:base-cell-address="Duplicados.H35"/>
          </calcext:conditional-format>
          <calcext:conditional-format calcext:target-range-address="Duplicados.H37:Duplicados.H37">
            <calcext:condition calcext:apply-style-name="Aceito" calcext:value="=&quot;Aceito&quot;" calcext:base-cell-address="Duplicados.H37"/>
            <calcext:condition calcext:apply-style-name="Recusado" calcext:value="=&quot;Recusado&quot;" calcext:base-cell-address="Duplicados.H37"/>
            <calcext:condition calcext:apply-style-name="Duvida" calcext:value="=&quot;Dúvida&quot;" calcext:base-cell-address="Duplicados.H37"/>
            <calcext:condition calcext:apply-style-name="Duplicado" calcext:value="=&quot;Duplicado&quot;" calcext:base-cell-address="Duplicados.H37"/>
          </calcext:conditional-format>
          <calcext:conditional-format calcext:target-range-address="Duplicados.G1:Duplicados.G1">
            <calcext:condition calcext:apply-style-name="Aceito" calcext:value="=&quot;Aceito&quot;" calcext:base-cell-address="Duplicados.G1"/>
            <calcext:condition calcext:apply-style-name="Recusado" calcext:value="=&quot;Recusado&quot;" calcext:base-cell-address="Duplicados.G1"/>
            <calcext:condition calcext:apply-style-name="Duvida" calcext:value="=&quot;Dúvida&quot;" calcext:base-cell-address="Duplicados.G1"/>
            <calcext:condition calcext:apply-style-name="Duplicado" calcext:value="=&quot;Duplicado&quot;" calcext:base-cell-address="Duplicados.G1"/>
          </calcext:conditional-format>
        </calcext:conditional-formats>
      </table:table>
      <table:table table:name="Aceitos" table:style-name="ta1">
        <office:forms form:automatic-focus="false" form:apply-design-mode="false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row table:style-name="ro9">
          <table:table-cell table:style-name="ce5" office:value-type="string" calcext:value-type="string" table:number-columns-spanned="6" table:number-rows-spanned="1">
            <text:p>Todos Artigos ACEITOS</text:p>
          </table:table-cell>
          <table:covered-table-cell table:number-columns-repeated="5"/>
          <table:table-cell table:style-name="ce71" table:content-validation-name="val2" office:value-type="string" calcext:value-type="string">
            <text:p>Total: </text:p>
          </table:table-cell>
          <table:table-cell table:style-name="ce72" table:content-validation-name="val2" table:formula="of:=COUNTIF([.H3:.H67];&quot;Aceito&quot;)" office:value-type="float" office:value="65" calcext:value-type="float">
            <text:p>65</text:p>
          </table:table-cell>
        </table:table-row>
        <table:table-row table:style-name="ro9"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Autor</text:p>
          </table:table-cell>
          <table:table-cell table:style-name="ce4" office:value-type="string" calcext:value-type="string">
            <text:p>Título</text:p>
          </table:table-cell>
          <table:table-cell table:style-name="ce4" office:value-type="string" calcext:value-type="string">
            <text:p>Ano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Critérios Inclusão</text:p>
          </table:table-cell>
          <table:table-cell table:style-name="ce4" office:value-type="string" calcext:value-type="string">
            <text:p>Critérios Exclusão</text:p>
          </table:table-cell>
          <table:table-cell table:style-name="ce4" office:value-type="string" calcext:value-type="string">
            <text:p>Estado</text:p>
          </table:table-cell>
        </table:table-row>
        <table:table-row table:style-name="ro9">
          <table:table-cell table:style-name="ce6" office:value-type="string" calcext:value-type="string">
            <text:p>ACM</text:p>
          </table:table-cell>
          <table:table-cell table:style-name="ce21" office:value-type="string" calcext:value-type="string">
            <text:p>Sergi <text:s/>Villagrasa and David <text:s/>Fonseca and Jaume <text:s/>Dur&amp;#225;n</text:p>
          </table:table-cell>
          <table:table-cell table:style-name="ce30" office:value-type="string" calcext:value-type="string">
            <text:p>Teaching Case: Applying Gamification Techniques and Virtual Reality for Learning Building Engineering 3D Arts</text:p>
          </table:table-cell>
          <table:table-cell table:style-name="ce35" office:value-type="float" office:value="2014" calcext:value-type="float">
            <text:p>2014</text:p>
          </table:table-cell>
          <table:table-cell table:style-name="ce39"/>
          <table:table-cell table:style-name="ce44" table:content-validation-name="val1" office:value-type="string" calcext:value-type="string">
            <text:p>CI4.</text:p>
          </table:table-cell>
          <table:table-cell table:style-name="ce48" table:content-validation-name="val1"/>
          <table:table-cell table:style-name="ce73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7" office:value-type="string" calcext:value-type="string">
            <text:p>ACM</text:p>
          </table:table-cell>
          <table:table-cell table:style-name="ce20" office:value-type="string" calcext:value-type="string">
            <text:p>Eduardo Zilles Borba and Marcio <text:s/>Cabral and Andre <text:s/>Montes and Olavo <text:s/>Belloc and Marcelo <text:s/>Zuffo</text:p>
          </table:table-cell>
          <table:table-cell table:style-name="ce29" office:value-type="string" calcext:value-type="string">
            <text:p>Immersive and Interactive Procedure Training Simulator for High Risk Power Line Maintenance</text:p>
          </table:table-cell>
          <table:table-cell table:style-name="ce34" office:value-type="float" office:value="2016" calcext:value-type="float">
            <text:p>2016</text:p>
          </table:table-cell>
          <table:table-cell table:style-name="ce38"/>
          <table:table-cell table:style-name="ce43" table:content-validation-name="val1" office:value-type="string" calcext:value-type="string">
            <text:p>CI2.</text:p>
          </table:table-cell>
          <table:table-cell table:style-name="ce47" table:content-validation-name="val1"/>
          <table:table-cell table:style-name="ce74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Ray A.B., Deb S.</text:p>
          </table:table-cell>
          <table:table-cell table:style-name="ce32" office:value-type="string" calcext:value-type="string">
            <text:p>Smartphone Based Virtual Reality Systems in Classroom Teaching - A Study on the Effects of Learning Outcome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5013300861&amp;doi=10.1109%2fT4E.2016.022&amp;partnerID=40&amp;md5=12bda50af16a1bc1a475ca2a81b69683</text:p>
          </table:table-cell>
          <table:table-cell table:style-name="ce43" table:content-validation-name="val1" office:value-type="string" calcext:value-type="string">
            <text:p>CI6.</text:p>
          </table:table-cell>
          <table:table-cell table:style-name="ce47" table:content-validation-name="val1"/>
          <table:table-cell table:style-name="ce75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McGhee J., Bailey B., Parton R.G., Ariotti N., Johnston A.</text:p>
          </table:table-cell>
          <table:table-cell table:style-name="ce32" office:value-type="string" calcext:value-type="string">
            <text:p>Journey to the Centre of the cell (JTCC)∗: A 3D VR experience derived from migratory breast cancer cell image data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5006965758&amp;doi=10.1145%2f2996376.2996385&amp;partnerID=40&amp;md5=0f17ac3fee3c4508479d9ea59dea6cf3</text:p>
          </table:table-cell>
          <table:table-cell table:style-name="ce43" table:content-validation-name="val1" office:value-type="string" calcext:value-type="string">
            <text:p>CI4.</text:p>
          </table:table-cell>
          <table:table-cell table:style-name="ce47" table:content-validation-name="val1"/>
          <table:table-cell table:style-name="ce76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Vichitvejpaisal P., Yamee N., Marsertsri P.</text:p>
          </table:table-cell>
          <table:table-cell table:style-name="ce31" office:value-type="string" calcext:value-type="string">
            <text:p>Firefighting simulation on virtual reality platform</text:p>
          </table:table-cell>
          <table:table-cell table:style-name="ce35" office:value-type="float" office:value="2016" calcext:value-type="float">
            <text:p>2016</text:p>
          </table:table-cell>
          <table:table-cell table:style-name="ce40" office:value-type="string" calcext:value-type="string">
            <text:p>https://www.scopus.com/inward/record.uri?eid=2-s2.0-85006940249&amp;doi=10.1109%2fJCSSE.2016.7748912&amp;partnerID=40&amp;md5=1c7f17ba248b566ea2bfd5769b178245</text:p>
          </table:table-cell>
          <table:table-cell table:style-name="ce44" table:content-validation-name="val1" office:value-type="string" calcext:value-type="string">
            <text:p>CI2, CI4.</text:p>
          </table:table-cell>
          <table:table-cell table:style-name="ce48" table:content-validation-name="val1"/>
          <table:table-cell table:style-name="ce77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Latoschik M.E., Lugrin J.-L., Habel M., Roth D., Seufert C., Grafe S.</text:p>
          </table:table-cell>
          <table:table-cell table:style-name="ce31" office:value-type="string" calcext:value-type="string">
            <text:p>Breaking bad behavior: Immersive training of class room management</text:p>
          </table:table-cell>
          <table:table-cell table:style-name="ce35" office:value-type="float" office:value="2016" calcext:value-type="float">
            <text:p>2016</text:p>
          </table:table-cell>
          <table:table-cell table:style-name="ce40" office:value-type="string" calcext:value-type="string">
            <text:p>https://www.scopus.com/inward/record.uri?eid=2-s2.0-84998704927&amp;doi=10.1145%2f2993369.2996308&amp;partnerID=40&amp;md5=29d1d5b1e46c48d608183a9df3d40df2</text:p>
          </table:table-cell>
          <table:table-cell table:style-name="ce44" table:content-validation-name="val1" office:value-type="string" calcext:value-type="string">
            <text:p>CI2, CI4.</text:p>
          </table:table-cell>
          <table:table-cell table:style-name="ce48" table:content-validation-name="val1"/>
          <table:table-cell table:style-name="ce78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Laura B.-P., Juanes J.A., Ruisoto P.</text:p>
          </table:table-cell>
          <table:table-cell table:style-name="ce32" office:value-type="string" calcext:value-type="string">
            <text:p>Immersive visualization anatomical environment using virtual reality devices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5008221212&amp;doi=10.1145%2f3012430.3012559&amp;partnerID=40&amp;md5=da200223388bf7d4d4dc53e082c5a9fd</text:p>
          </table:table-cell>
          <table:table-cell table:style-name="ce43" table:content-validation-name="val1" office:value-type="string" calcext:value-type="string">
            <text:p>CI4.</text:p>
          </table:table-cell>
          <table:table-cell table:style-name="ce47" table:content-validation-name="val1"/>
          <table:table-cell table:style-name="ce78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Ha G., Lee H., Lee S., Cha J., Kim S.</text:p>
          </table:table-cell>
          <table:table-cell table:style-name="ce31" office:value-type="string" calcext:value-type="string">
            <text:p>A VR serious game for fire evacuation drill with synchronized tele-collaboration among users</text:p>
          </table:table-cell>
          <table:table-cell table:style-name="ce35" office:value-type="float" office:value="2016" calcext:value-type="float">
            <text:p>2016</text:p>
          </table:table-cell>
          <table:table-cell table:style-name="ce40" office:value-type="string" calcext:value-type="string">
            <text:p>https://www.scopus.com/inward/record.uri?eid=2-s2.0-84998591738&amp;doi=10.1145%2f2993369.2996306&amp;partnerID=40&amp;md5=219e08c794a673374636ca58a454e8fc</text:p>
          </table:table-cell>
          <table:table-cell table:style-name="ce44" table:content-validation-name="val1" office:value-type="string" calcext:value-type="string">
            <text:p>CI3.</text:p>
          </table:table-cell>
          <table:table-cell table:style-name="ce48" table:content-validation-name="val1"/>
          <table:table-cell table:style-name="ce78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Alhalabi W.S.</text:p>
          </table:table-cell>
          <table:table-cell table:style-name="ce32" office:value-type="string" calcext:value-type="string">
            <text:p>Virtual reality systems enhance students’ achievements in engineering education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4979662972&amp;doi=10.1080%2f0144929X.2016.1212931&amp;partnerID=40&amp;md5=3445122f2191056d55c26b9024456ab5</text:p>
          </table:table-cell>
          <table:table-cell table:style-name="ce43" table:content-validation-name="val1" office:value-type="string" calcext:value-type="string">
            <text:p>CI4, CI5.</text:p>
          </table:table-cell>
          <table:table-cell table:style-name="ce47" table:content-validation-name="val1"/>
          <table:table-cell table:style-name="ce78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Tsaramirsis G., Buhari S.M., Al-Shammari K.O., Ghazi S., Nazmudeen M.S., Tsaramirsis K.</text:p>
          </table:table-cell>
          <table:table-cell table:style-name="ce32" office:value-type="string" calcext:value-type="string">
            <text:p>Towards simulation of the classroom learning experience: Virtual reality approach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4997471051&amp;partnerID=40&amp;md5=83a5367da13bd1f4031106562393fc6b</text:p>
          </table:table-cell>
          <table:table-cell table:style-name="ce43" table:content-validation-name="val1" office:value-type="string" calcext:value-type="string">
            <text:p>CI2, CI4.</text:p>
          </table:table-cell>
          <table:table-cell table:style-name="ce47" table:content-validation-name="val1"/>
          <table:table-cell table:style-name="ce79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Hu X., Su R., He L.</text:p>
          </table:table-cell>
          <table:table-cell table:style-name="ce32" office:value-type="string" calcext:value-type="string">
            <text:p>The Design and Implementation of the 3D Educational Game Based on VR Headsets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4999273702&amp;doi=10.1109%2fISET.2016.15&amp;partnerID=40&amp;md5=10dbba1b79a65bd8fe06cfa4e8c54b26</text:p>
          </table:table-cell>
          <table:table-cell table:style-name="ce43" table:content-validation-name="val1" office:value-type="string" calcext:value-type="string">
            <text:p>CI3.</text:p>
          </table:table-cell>
          <table:table-cell table:style-name="ce47" table:content-validation-name="val1"/>
          <table:table-cell table:style-name="ce80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Hoang T.N., Reinoso M., Vetere F., Tanin E.</text:p>
          </table:table-cell>
          <table:table-cell table:style-name="ce32" office:value-type="string" calcext:value-type="string">
            <text:p>Onebody: Remote posture guidance system using first person view in virtual environment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4997079952&amp;doi=10.1145%2f2971485.2971521&amp;partnerID=40&amp;md5=d37f6166772fdaaee530c2be34d75310</text:p>
          </table:table-cell>
          <table:table-cell table:style-name="ce43" table:content-validation-name="val1" office:value-type="string" calcext:value-type="string">
            <text:p>CI4.</text:p>
          </table:table-cell>
          <table:table-cell table:style-name="ce47" table:content-validation-name="val1"/>
          <table:table-cell table:style-name="ce81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Elliman J., Loizou M., Loizides F.</text:p>
          </table:table-cell>
          <table:table-cell table:style-name="ce31" office:value-type="string" calcext:value-type="string">
            <text:p>Virtual reality simulation training for student nurse education</text:p>
          </table:table-cell>
          <table:table-cell table:style-name="ce35" office:value-type="float" office:value="2016" calcext:value-type="float">
            <text:p>2016</text:p>
          </table:table-cell>
          <table:table-cell table:style-name="ce40" office:value-type="string" calcext:value-type="string">
            <text:p>https://www.scopus.com/inward/record.uri?eid=2-s2.0-85013141940&amp;doi=10.1109%2fVS-GAMES.2016.7590377&amp;partnerID=40&amp;md5=63a745f72c177fc7a69585e0557a0830</text:p>
          </table:table-cell>
          <table:table-cell table:style-name="ce44" table:content-validation-name="val1" office:value-type="string" calcext:value-type="string">
            <text:p>CI2, CI3, CI4.</text:p>
          </table:table-cell>
          <table:table-cell table:style-name="ce48" table:content-validation-name="val1"/>
          <table:table-cell table:style-name="ce82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Knote A., Edenhofer S., Mammen S.V.</text:p>
          </table:table-cell>
          <table:table-cell table:style-name="ce31" office:value-type="string" calcext:value-type="string">
            <text:p>Neozoa: An immersive, interactive sandbox for the study of competing</text:p>
          </table:table-cell>
          <table:table-cell table:style-name="ce35" office:value-type="float" office:value="2016" calcext:value-type="float">
            <text:p>2016</text:p>
          </table:table-cell>
          <table:table-cell table:style-name="ce40" office:value-type="string" calcext:value-type="string">
            <text:p>https://www.scopus.com/inward/record.uri?eid=2-s2.0-84994431005&amp;doi=10.1109%2fKELVAR.2016.7563675&amp;partnerID=40&amp;md5=ca085b2cea0942ed0eada74548ef7007</text:p>
          </table:table-cell>
          <table:table-cell table:style-name="ce44" table:content-validation-name="val1" office:value-type="string" calcext:value-type="string">
            <text:p>CI4.</text:p>
          </table:table-cell>
          <table:table-cell table:style-name="ce48" table:content-validation-name="val1"/>
          <table:table-cell table:style-name="ce83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Parmar D., Bertrand J., Babu S.V., Madathil K., Zelaya M., Wang T., Wagner J., Gramopadhye A.K., Frady K.</text:p>
          </table:table-cell>
          <table:table-cell table:style-name="ce32" office:value-type="string" calcext:value-type="string">
            <text:p>A comparative evaluation of viewing metaphors on psychophysical skills education in an interactive virtual environment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4968615896&amp;doi=10.1007%2fs10055-016-0287-7&amp;partnerID=40&amp;md5=47cbe7a3220c952ca5a9cf9edaa08990</text:p>
          </table:table-cell>
          <table:table-cell table:style-name="ce43" table:content-validation-name="val1" office:value-type="string" calcext:value-type="string">
            <text:p>CI5</text:p>
          </table:table-cell>
          <table:table-cell table:style-name="ce47" table:content-validation-name="val1"/>
          <table:table-cell table:style-name="ce84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Tanaka Y., Hirakawa M.</text:p>
          </table:table-cell>
          <table:table-cell table:style-name="ce32" office:value-type="string" calcext:value-type="string">
            <text:p>Efficient strength training in a virtual world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4983483171&amp;doi=10.1109%2fICCE-TW.2016.7521030&amp;partnerID=40&amp;md5=bf803390a14be47bb4eb690c4a0d0129</text:p>
          </table:table-cell>
          <table:table-cell table:style-name="ce43" table:content-validation-name="val1" office:value-type="string" calcext:value-type="string">
            <text:p>CI4.</text:p>
          </table:table-cell>
          <table:table-cell table:style-name="ce47" table:content-validation-name="val1"/>
          <table:table-cell table:style-name="ce85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Ebert D., Gupta S., Makedon F.</text:p>
          </table:table-cell>
          <table:table-cell table:style-name="ce31" office:value-type="string" calcext:value-type="string">
            <text:p>Ogma - A virtual reality language acquisition system</text:p>
          </table:table-cell>
          <table:table-cell table:style-name="ce35" office:value-type="float" office:value="2016" calcext:value-type="float">
            <text:p>2016</text:p>
          </table:table-cell>
          <table:table-cell table:style-name="ce40" office:value-type="string" calcext:value-type="string">
            <text:p>https://www.scopus.com/inward/record.uri?eid=2-s2.0-85006054089&amp;doi=10.1145%2f2910674.2910681&amp;partnerID=40&amp;md5=0fd2d0bcd4fda635496b1bc7636f8102</text:p>
          </table:table-cell>
          <table:table-cell table:style-name="ce44" table:content-validation-name="val1" office:value-type="string" calcext:value-type="string">
            <text:p>CI4, CI6.</text:p>
          </table:table-cell>
          <table:table-cell table:style-name="ce48" table:content-validation-name="val1"/>
          <table:table-cell table:style-name="ce86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El-Mounayri H.A., Rogers C., Fernandez E., Satterwhite J.C.</text:p>
          </table:table-cell>
          <table:table-cell table:style-name="ce32" office:value-type="string" calcext:value-type="string">
            <text:p>Assessment of STEM e-Learning in an immersive virtual reality (VR) Environment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4983339214&amp;partnerID=40&amp;md5=02da9841cb106deed5db75fbfbc6a983</text:p>
          </table:table-cell>
          <table:table-cell table:style-name="ce43" table:content-validation-name="val1" office:value-type="string" calcext:value-type="string">
            <text:p>CI4.</text:p>
          </table:table-cell>
          <table:table-cell table:style-name="ce47" table:content-validation-name="val1"/>
          <table:table-cell table:style-name="ce86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Kallioniemi P., Sharma S., Hakulinen J., Turunen M.</text:p>
          </table:table-cell>
          <table:table-cell table:style-name="ce32" office:value-type="string" calcext:value-type="string">
            <text:p>Collaborative conversational language learning with CityCompass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4985993678&amp;doi=10.1145%2f2930674.2938612&amp;partnerID=40&amp;md5=98698b99b1a179cf63d9059bc762b555</text:p>
          </table:table-cell>
          <table:table-cell table:style-name="ce43" table:content-validation-name="val1" office:value-type="string" calcext:value-type="string">
            <text:p>CI4.</text:p>
          </table:table-cell>
          <table:table-cell table:style-name="ce47" table:content-validation-name="val1"/>
          <table:table-cell table:style-name="ce87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Stavroulia K.-E., Ruiz-Harisiou A., Manouchou E., Georgiou K., Sella F., Lanitis A.</text:p>
          </table:table-cell>
          <table:table-cell table:style-name="ce31" office:value-type="string" calcext:value-type="string">
            <text:p>A 3D virtual environment for training teachers to identify bullying</text:p>
          </table:table-cell>
          <table:table-cell table:style-name="ce35" office:value-type="float" office:value="2016" calcext:value-type="float">
            <text:p>2016</text:p>
          </table:table-cell>
          <table:table-cell table:style-name="ce40" office:value-type="string" calcext:value-type="string">
            <text:p>https://www.scopus.com/inward/record.uri?eid=2-s2.0-84979294107&amp;doi=10.1109%2fMELCON.2016.7495417&amp;partnerID=40&amp;md5=eacdd2a766348e79674e96d332efc690</text:p>
          </table:table-cell>
          <table:table-cell table:style-name="ce44" table:content-validation-name="val1" office:value-type="string" calcext:value-type="string">
            <text:p>CI2, CI4.</text:p>
          </table:table-cell>
          <table:table-cell table:style-name="ce48" table:content-validation-name="val1"/>
          <table:table-cell table:style-name="ce87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Patrao B., Seabra J., Pedro S., Menezes P.</text:p>
          </table:table-cell>
          <table:table-cell table:style-name="ce31" office:value-type="string" calcext:value-type="string">
            <text:p>An affective interaction system to learn about physiological signals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73652542&amp;doi=10.1109%2fEXPAT.2015.7463287&amp;partnerID=40&amp;md5=947334e861684e498225992ec98ceb72</text:p>
          </table:table-cell>
          <table:table-cell table:style-name="ce44" table:content-validation-name="val1" office:value-type="string" calcext:value-type="string">
            <text:p>CI4.</text:p>
          </table:table-cell>
          <table:table-cell table:style-name="ce48" table:content-validation-name="val1"/>
          <table:table-cell table:style-name="ce88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Freina L., Bottino R.</text:p>
          </table:table-cell>
          <table:table-cell table:style-name="ce31" office:value-type="string" calcext:value-type="string">
            <text:p>A visual thinking skills training in support of STEM education</text:p>
          </table:table-cell>
          <table:table-cell table:style-name="ce35" office:value-type="float" office:value="2016" calcext:value-type="float">
            <text:p>2016</text:p>
          </table:table-cell>
          <table:table-cell table:style-name="ce40" office:value-type="string" calcext:value-type="string">
            <text:p>https://www.scopus.com/inward/record.uri?eid=2-s2.0-84996993132&amp;partnerID=40&amp;md5=a694312fbfa2a8426588e955b0adf50f</text:p>
          </table:table-cell>
          <table:table-cell table:style-name="ce44" table:content-validation-name="val1" office:value-type="string" calcext:value-type="string">
            <text:p>CI4.</text:p>
          </table:table-cell>
          <table:table-cell table:style-name="ce48" table:content-validation-name="val1"/>
          <table:table-cell table:style-name="ce89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Hilfert T., Teizer J., König M.</text:p>
          </table:table-cell>
          <table:table-cell table:style-name="ce32" office:value-type="string" calcext:value-type="string">
            <text:p>First person virtual reality for evaluation and learning of construction site safety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4994322776&amp;partnerID=40&amp;md5=a93a91e2292418adc834498c39e28da8</text:p>
          </table:table-cell>
          <table:table-cell table:style-name="ce43" table:content-validation-name="val1" office:value-type="string" calcext:value-type="string">
            <text:p>CI2, CI4.</text:p>
          </table:table-cell>
          <table:table-cell table:style-name="ce47" table:content-validation-name="val1"/>
          <table:table-cell table:style-name="ce90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Mentzelopoulos M., Tarpini F., Emanuele A., Protopsaltis A.</text:p>
          </table:table-cell>
          <table:table-cell table:style-name="ce31" office:value-type="string" calcext:value-type="string">
            <text:p>Hardware interfaces for VR applications: Evaluation on prototypes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64226737&amp;doi=10.1109%2fCIT%2fIUCC%2fDASC%2fPICOM.2015.237&amp;partnerID=40&amp;md5=f7cac10662a7ef3c9e7ac5747b70ef14</text:p>
          </table:table-cell>
          <table:table-cell table:style-name="ce44" table:content-validation-name="val1" office:value-type="string" calcext:value-type="string">
            <text:p>CI5.</text:p>
          </table:table-cell>
          <table:table-cell table:style-name="ce48" table:content-validation-name="val1"/>
          <table:table-cell table:style-name="ce91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Rasheed F., Onkar P., Narula M.</text:p>
          </table:table-cell>
          <table:table-cell table:style-name="ce31" office:value-type="string" calcext:value-type="string">
            <text:p>Immersive virtual reality to enhance the spatial awareness of students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59298853&amp;doi=10.1145%2f2835966.2836288&amp;partnerID=40&amp;md5=6462e23a110bd5ceaff69b5a641e624a</text:p>
          </table:table-cell>
          <table:table-cell table:style-name="ce44" table:content-validation-name="val1" office:value-type="string" calcext:value-type="string">
            <text:p>CI6.</text:p>
          </table:table-cell>
          <table:table-cell table:style-name="ce48" table:content-validation-name="val1"/>
          <table:table-cell table:style-name="ce92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Restivo M.T., Urbano D., Chouzal F.</text:p>
          </table:table-cell>
          <table:table-cell table:style-name="ce32" office:value-type="string" calcext:value-type="string">
            <text:p>Hi kids: That's funny! Mechanics 3D Virtual lab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62429268&amp;doi=10.1109%2fIMCTL.2015.7359593&amp;partnerID=40&amp;md5=5973a4e86cb8ae82d699b0de881af7e0</text:p>
          </table:table-cell>
          <table:table-cell table:style-name="ce43" table:content-validation-name="val1" office:value-type="string" calcext:value-type="string">
            <text:p>CI4.</text:p>
          </table:table-cell>
          <table:table-cell table:style-name="ce47" table:content-validation-name="val1"/>
          <table:table-cell table:style-name="ce92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Araullo J., Potter L.E.</text:p>
          </table:table-cell>
          <table:table-cell table:style-name="ce31" office:value-type="string" calcext:value-type="string">
            <text:p>The emerging technology consumer: Designing NUI interaction for learning and retention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63623644&amp;doi=10.1145%2f2838739.2838830&amp;partnerID=40&amp;md5=d15b74da8cfa970973d237893c44c85a</text:p>
          </table:table-cell>
          <table:table-cell table:style-name="ce44" table:content-validation-name="val1" office:value-type="string" calcext:value-type="string">
            <text:p>CI5.</text:p>
          </table:table-cell>
          <table:table-cell table:style-name="ce48" table:content-validation-name="val1"/>
          <table:table-cell table:style-name="ce92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Norrby M., Grebner C., Eriksson J., Boström J.</text:p>
          </table:table-cell>
          <table:table-cell table:style-name="ce32" office:value-type="string" calcext:value-type="string">
            <text:p>Molecular Rift: Virtual Reality for Drug Designers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47967391&amp;doi=10.1021%2facs.jcim.5b00544&amp;partnerID=40&amp;md5=4c9b39329eca2d6679a8a9355a0a5f42</text:p>
          </table:table-cell>
          <table:table-cell table:style-name="ce43" table:content-validation-name="val1" office:value-type="string" calcext:value-type="string">
            <text:p>CI4.</text:p>
          </table:table-cell>
          <table:table-cell table:style-name="ce47" table:content-validation-name="val1"/>
          <table:table-cell table:style-name="ce92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Kayatt P., Nakamura R.</text:p>
          </table:table-cell>
          <table:table-cell table:style-name="ce31" office:value-type="string" calcext:value-type="string">
            <text:p>Influence of a head-mounted display on user experience and performance in a virtual reality-based sports application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79700592&amp;doi=10.1145%2f2824893.2824895&amp;partnerID=40&amp;md5=207afbf6ffd7e1cf313ec9397a9e37f4</text:p>
          </table:table-cell>
          <table:table-cell table:style-name="ce44" table:content-validation-name="val1" office:value-type="string" calcext:value-type="string">
            <text:p>CI5.</text:p>
          </table:table-cell>
          <table:table-cell table:style-name="ce48" table:content-validation-name="val1"/>
          <table:table-cell table:style-name="ce92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Sun J., Zhang Q., Huang D., Zhang L.</text:p>
          </table:table-cell>
          <table:table-cell table:style-name="ce32" office:value-type="string" calcext:value-type="string">
            <text:p>A Novel Networked Marine Engine Simulator for Crew Operation Examination with Auto Evaluation Using Virtual Reality Technology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62194591&amp;doi=10.1109%2fICVRV.2014.61&amp;partnerID=40&amp;md5=7175d6c186eafbc1ccdbea7572adbee9</text:p>
          </table:table-cell>
          <table:table-cell table:style-name="ce43" table:content-validation-name="val1" office:value-type="string" calcext:value-type="string">
            <text:p>CI4.</text:p>
          </table:table-cell>
          <table:table-cell table:style-name="ce47" table:content-validation-name="val1"/>
          <table:table-cell table:style-name="ce93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Mathur A.S.</text:p>
          </table:table-cell>
          <table:table-cell table:style-name="ce32" office:value-type="string" calcext:value-type="string">
            <text:p>Low cost virtual reality for medical training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54483974&amp;doi=10.1109%2fVR.2015.7223437&amp;partnerID=40&amp;md5=669b6ae9b3f3186c56fc8249ff46c9d5</text:p>
          </table:table-cell>
          <table:table-cell table:style-name="ce43" table:content-validation-name="val1" office:value-type="string" calcext:value-type="string">
            <text:p>CI4.</text:p>
          </table:table-cell>
          <table:table-cell table:style-name="ce47" table:content-validation-name="val1"/>
          <table:table-cell table:style-name="ce94" table:content-validation-name="val2" office:value-type="string" calcext:value-type="string">
            <text:p>Aceito</text:p>
          </table:table-cell>
        </table:table-row>
        <table:table-row table:style-name="ro7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Crespo R., García R., Quiroz S.</text:p>
          </table:table-cell>
          <table:table-cell table:style-name="ce32" office:value-type="string" calcext:value-type="string">
            <text:p>Virtual reality simulator for robotics learning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63743789&amp;doi=10.1109%2fICBL.2015.7387635&amp;partnerID=40&amp;md5=66f88b345a0befbcc4745aa26992ae99</text:p>
          </table:table-cell>
          <table:table-cell table:style-name="ce43" table:content-validation-name="val1" office:value-type="string" calcext:value-type="string">
            <text:p>CI2, CI4.</text:p>
          </table:table-cell>
          <table:table-cell table:style-name="ce47" table:content-validation-name="val1"/>
          <table:table-cell table:style-name="ce95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Sharma S., Rajeev S.P., Devearux P.</text:p>
          </table:table-cell>
          <table:table-cell table:style-name="ce31" office:value-type="string" calcext:value-type="string">
            <text:p>An immersive collaborative virtual environment of a university campus for performing virtual campus evacuation drills and tours for campus safety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59453510&amp;doi=10.1109%2fCTS.2015.7210404&amp;partnerID=40&amp;md5=45d81d47f0417c4df424bc4c6850dc16</text:p>
          </table:table-cell>
          <table:table-cell table:style-name="ce44" table:content-validation-name="val1" office:value-type="string" calcext:value-type="string">
            <text:p>CI4.</text:p>
          </table:table-cell>
          <table:table-cell table:style-name="ce48" table:content-validation-name="val1"/>
          <table:table-cell table:style-name="ce94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Huang Y., Churches L., Reilly B.</text:p>
          </table:table-cell>
          <table:table-cell table:style-name="ce32" office:value-type="string" calcext:value-type="string">
            <text:p>A Case Study on Virtual Reality American Football Training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84920603&amp;doi=10.1145%2f2806173.2806178&amp;partnerID=40&amp;md5=512524bca7607b4ad6e046d15df6cedf</text:p>
          </table:table-cell>
          <table:table-cell table:style-name="ce43" table:content-validation-name="val1" office:value-type="string" calcext:value-type="string">
            <text:p>CI4.</text:p>
          </table:table-cell>
          <table:table-cell table:style-name="ce47" table:content-validation-name="val1"/>
          <table:table-cell table:style-name="ce96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Grabowski A., Jankowski J.</text:p>
          </table:table-cell>
          <table:table-cell table:style-name="ce31" office:value-type="string" calcext:value-type="string">
            <text:p>Virtual Reality-based pilot training for underground coal miners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08577504&amp;doi=10.1016%2fj.ssci.2014.09.017&amp;partnerID=40&amp;md5=814a4e335d2f10703a2f90f14b63d308</text:p>
          </table:table-cell>
          <table:table-cell table:style-name="ce44" table:content-validation-name="val1" office:value-type="string" calcext:value-type="string">
            <text:p>CI4, CI6.</text:p>
          </table:table-cell>
          <table:table-cell table:style-name="ce48" table:content-validation-name="val1"/>
          <table:table-cell table:style-name="ce96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Quishpe-Armas J.A., Cedeño-Viveros L.D., Meléndez-Campos J., Suárez-Mora C.A., Camacho-Leon S.</text:p>
          </table:table-cell>
          <table:table-cell table:style-name="ce31" office:value-type="string" calcext:value-type="string">
            <text:p>An Immersive 3D Virtual Learning Environment for Analyzing the Atomic Structure of MEMS-Relevant Materials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64053023&amp;doi=10.1016%2fj.procs.2015.12.265&amp;partnerID=40&amp;md5=6a87f094957bf7993565e78a4328f54e</text:p>
          </table:table-cell>
          <table:table-cell table:style-name="ce44" table:content-validation-name="val1" office:value-type="string" calcext:value-type="string">
            <text:p>CI4.</text:p>
          </table:table-cell>
          <table:table-cell table:style-name="ce48" table:content-validation-name="val1"/>
          <table:table-cell table:style-name="ce97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Tanaka E.H., Paludo J.A., Cordeiro C.S., Domingues L.R., Gadbem E.V., Euflausino A.</text:p>
          </table:table-cell>
          <table:table-cell table:style-name="ce32" office:value-type="string" calcext:value-type="string">
            <text:p>Using immersive virtual reality for electrical substation training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64931451&amp;partnerID=40&amp;md5=712583dc1f5fe9575c175d2f12520ea2</text:p>
          </table:table-cell>
          <table:table-cell table:style-name="ce43" table:content-validation-name="val1" office:value-type="string" calcext:value-type="string">
            <text:p>CI2, CI4.</text:p>
          </table:table-cell>
          <table:table-cell table:style-name="ce47" table:content-validation-name="val1"/>
          <table:table-cell table:style-name="ce97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Bharathi A.K.B.G., Tucker C.S.</text:p>
          </table:table-cell>
          <table:table-cell table:style-name="ce32" office:value-type="string" calcext:value-type="string">
            <text:p>Investigating the impact of interactive immersive virtual reality environments in enhancing task performance in online engineering design activities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79021234&amp;doi=10.1115%2fDETC2015-47388&amp;partnerID=40&amp;md5=8f1d67a725b3b5bd8d2b090c7f842367</text:p>
          </table:table-cell>
          <table:table-cell table:style-name="ce43" table:content-validation-name="val1" office:value-type="string" calcext:value-type="string">
            <text:p>CI1, CI4.</text:p>
          </table:table-cell>
          <table:table-cell table:style-name="ce47" table:content-validation-name="val1"/>
          <table:table-cell table:style-name="ce98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Liu Y.</text:p>
          </table:table-cell>
          <table:table-cell table:style-name="ce31" office:value-type="string" calcext:value-type="string">
            <text:p>Virtual neurosurgical education for image-guided deep brain stimulation neurosurgery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22571930&amp;doi=10.1109%2fICALIP.2014.7009869&amp;partnerID=40&amp;md5=e0847eec0a609a60d6d1ac9c21e454cf</text:p>
          </table:table-cell>
          <table:table-cell table:style-name="ce44" table:content-validation-name="val1" office:value-type="string" calcext:value-type="string">
            <text:p>CI2, CI4.</text:p>
          </table:table-cell>
          <table:table-cell table:style-name="ce48" table:content-validation-name="val1"/>
          <table:table-cell table:style-name="ce98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Fogarty J., El-Tawil S., McCormick J.</text:p>
          </table:table-cell>
          <table:table-cell table:style-name="ce32" office:value-type="string" calcext:value-type="string">
            <text:p>Exploring structural behavior and component detailing in virtual reality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29245516&amp;doi=10.1061%2f9780784479117.221&amp;partnerID=40&amp;md5=51616eb46472be04a0ee13b40c921bc4</text:p>
          </table:table-cell>
          <table:table-cell table:style-name="ce43" table:content-validation-name="val1" office:value-type="string" calcext:value-type="string">
            <text:p>CI4.</text:p>
          </table:table-cell>
          <table:table-cell table:style-name="ce47" table:content-validation-name="val1"/>
          <table:table-cell table:style-name="ce98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Moreland J., Zaraliakos J.E., Campbell W., Nakayama S., Zhang J., Arteaga N., Zhou C.Q.</text:p>
          </table:table-cell>
          <table:table-cell table:style-name="ce31" office:value-type="string" calcext:value-type="string">
            <text:p>Interactive incident visualization for steel industry safety training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40403844&amp;partnerID=40&amp;md5=e9b96c800c8532a9bae8684a6ad985e1</text:p>
          </table:table-cell>
          <table:table-cell table:style-name="ce44" table:content-validation-name="val1" office:value-type="string" calcext:value-type="string">
            <text:p>CI4.</text:p>
          </table:table-cell>
          <table:table-cell table:style-name="ce48" table:content-validation-name="val1"/>
          <table:table-cell table:style-name="ce98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Satoh Y., Li Y., Zhu X., Rizwan-uddin</text:p>
          </table:table-cell>
          <table:table-cell table:style-name="ce32" office:value-type="string" calcext:value-type="string">
            <text:p>3D virtual facilities with interactive instructions for nuclear education and training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59065458&amp;partnerID=40&amp;md5=bcac0bea6de9e812a5b1152267c43483</text:p>
          </table:table-cell>
          <table:table-cell table:style-name="ce43" table:content-validation-name="val1" office:value-type="string" calcext:value-type="string">
            <text:p>CI1, CI4.</text:p>
          </table:table-cell>
          <table:table-cell table:style-name="ce47" table:content-validation-name="val1"/>
          <table:table-cell table:style-name="ce98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Gong X., Liu Y., Jiao Y., Wang B., Zhou J., Yu H.</text:p>
          </table:table-cell>
          <table:table-cell table:style-name="ce31" office:value-type="string" calcext:value-type="string">
            <text:p>A novel earthquake education system based on virtual reality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48800076&amp;doi=10.1587%2ftransinf.2015EDP7165&amp;partnerID=40&amp;md5=ad13cd276fd22f1e0b57b4a9c25e7d0f</text:p>
          </table:table-cell>
          <table:table-cell table:style-name="ce44" table:content-validation-name="val1" office:value-type="string" calcext:value-type="string">
            <text:p>CI1, CI4.</text:p>
          </table:table-cell>
          <table:table-cell table:style-name="ce48" table:content-validation-name="val1"/>
          <table:table-cell table:style-name="ce98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Lai C., McMahan R.P.</text:p>
          </table:table-cell>
          <table:table-cell table:style-name="ce32" office:value-type="string" calcext:value-type="string">
            <text:p>Virtual reality ladder climbing for mine safety training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54289498&amp;partnerID=40&amp;md5=349caf4ab7ec778af080b15a3dd47fb8</text:p>
          </table:table-cell>
          <table:table-cell table:style-name="ce43" table:content-validation-name="val1" office:value-type="string" calcext:value-type="string">
            <text:p>CI2, CI4.</text:p>
          </table:table-cell>
          <table:table-cell table:style-name="ce47" table:content-validation-name="val1"/>
          <table:table-cell table:style-name="ce98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Abed H., Pernelle P., Carron T., Benamar C., Kechiche M., Baert P.</text:p>
          </table:table-cell>
          <table:table-cell table:style-name="ce31" office:value-type="string" calcext:value-type="string">
            <text:p>Serious game framework focusing on industrial traing: Application to steel industry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55134969&amp;partnerID=40&amp;md5=34cec6144ed65704c9435f52ce269e5f</text:p>
          </table:table-cell>
          <table:table-cell table:style-name="ce44" table:content-validation-name="val1" office:value-type="string" calcext:value-type="string">
            <text:p>CI3, CI4.</text:p>
          </table:table-cell>
          <table:table-cell table:style-name="ce48" table:content-validation-name="val1"/>
          <table:table-cell table:style-name="ce99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Moesgaard T., Witt M., Fiss J., Warming C., Klubien J., Schoenau-Fog H.</text:p>
          </table:table-cell>
          <table:table-cell table:style-name="ce32" office:value-type="string" calcext:value-type="string">
            <text:p>Implicit and explicit information mediation in a virtual reality museum installation and its effects on retention and learning outcomes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55098026&amp;partnerID=40&amp;md5=40c7e19cf2f0aa648ca359df6fc262ba</text:p>
          </table:table-cell>
          <table:table-cell table:style-name="ce43" table:content-validation-name="val1" office:value-type="string" calcext:value-type="string">
            <text:p>CI4.</text:p>
          </table:table-cell>
          <table:table-cell table:style-name="ce47" table:content-validation-name="val1"/>
          <table:table-cell table:style-name="ce99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Brodsky Y., Carbognani F., Melotti E.</text:p>
          </table:table-cell>
          <table:table-cell table:style-name="ce31" office:value-type="string" calcext:value-type="string">
            <text:p>The use of immersive virtual reality and motion tracking in astronaut training and space system design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91434562&amp;partnerID=40&amp;md5=b9d54fe08e9951d58366ca0c73f628bc</text:p>
          </table:table-cell>
          <table:table-cell table:style-name="ce44" table:content-validation-name="val1" office:value-type="string" calcext:value-type="string">
            <text:p>CI2, CI4.</text:p>
          </table:table-cell>
          <table:table-cell table:style-name="ce48" table:content-validation-name="val1"/>
          <table:table-cell table:style-name="ce99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Ball S., Bluteau P., Clouder L., Adefila A., Graham S.</text:p>
          </table:table-cell>
          <table:table-cell table:style-name="ce32" office:value-type="string" calcext:value-type="string">
            <text:p>MyShoes: An immersive simulation of dementia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40646342&amp;partnerID=40&amp;md5=108c428b3d958654cd39c7d5de2ea41d</text:p>
          </table:table-cell>
          <table:table-cell table:style-name="ce43" table:content-validation-name="val1" office:value-type="string" calcext:value-type="string">
            <text:p>CI2, CI4.</text:p>
          </table:table-cell>
          <table:table-cell table:style-name="ce47" table:content-validation-name="val1"/>
          <table:table-cell table:style-name="ce100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Górski F., Buń P., Wichniarek R., Zawadzki P., Hamrol A.</text:p>
          </table:table-cell>
          <table:table-cell table:style-name="ce31" office:value-type="string" calcext:value-type="string">
            <text:p>Immersive City Bus Configuration System for Marketing and Sales Education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63997690&amp;doi=10.1016%2fj.procs.2015.12.230&amp;partnerID=40&amp;md5=619cb885adfd5099da93bf3ddd796aa8</text:p>
          </table:table-cell>
          <table:table-cell table:style-name="ce44" table:content-validation-name="val1" office:value-type="string" calcext:value-type="string">
            <text:p>CI1, CI4.</text:p>
          </table:table-cell>
          <table:table-cell table:style-name="ce48" table:content-validation-name="val1"/>
          <table:table-cell table:style-name="ce100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Buń P., Górski F., Wichniarek R., Kuczko W., Hamrol A., Zawadzki P.</text:p>
          </table:table-cell>
          <table:table-cell table:style-name="ce32" office:value-type="string" calcext:value-type="string">
            <text:p>Application of Professional and Low-cost Head Mounted Devices in Immersive Educational Application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64047403&amp;doi=10.1016%2fj.procs.2015.12.235&amp;partnerID=40&amp;md5=7bb519717b83db581cb311069a04315f</text:p>
          </table:table-cell>
          <table:table-cell table:style-name="ce43" table:content-validation-name="val1" office:value-type="string" calcext:value-type="string">
            <text:p>CI4.</text:p>
          </table:table-cell>
          <table:table-cell table:style-name="ce47" table:content-validation-name="val1"/>
          <table:table-cell table:style-name="ce100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Yang K.-J., Chen Y.-J., Xu K.-W., Chen W.W.</text:p>
          </table:table-cell>
          <table:table-cell table:style-name="ce31" office:value-type="string" calcext:value-type="string">
            <text:p>Application of google cardboard in fire hazard simulation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s://www.scopus.com/inward/record.uri?eid=2-s2.0-84963995260&amp;partnerID=40&amp;md5=ecc070c559c93d84bb577bc6ed5a0d5e</text:p>
          </table:table-cell>
          <table:table-cell table:style-name="ce44" table:content-validation-name="val1" office:value-type="string" calcext:value-type="string">
            <text:p>CI4.</text:p>
          </table:table-cell>
          <table:table-cell table:style-name="ce48" table:content-validation-name="val1"/>
          <table:table-cell table:style-name="ce100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Crespo R., García R., Quiroz S.</text:p>
          </table:table-cell>
          <table:table-cell table:style-name="ce32" office:value-type="string" calcext:value-type="string">
            <text:p>Virtual Reality Application for Simulation and Off-line Programming of the Mitsubishi Movemaster RV-M1 Robot Integrated with the Oculus Rift to Improve Students Training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64068311&amp;doi=10.1016%2fj.procs.2015.12.226&amp;partnerID=40&amp;md5=379b1e6c4f60904cc8ae95de2d128585</text:p>
          </table:table-cell>
          <table:table-cell table:style-name="ce43" table:content-validation-name="val1" office:value-type="string" calcext:value-type="string">
            <text:p>CI2, CI4.</text:p>
          </table:table-cell>
          <table:table-cell table:style-name="ce47" table:content-validation-name="val1"/>
          <table:table-cell table:style-name="ce101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Kleven N.F., Prasolova-Førland E., Fominykh M., Hansen A., Rasmussen G., Sagberg L.M., Lindseth F.</text:p>
          </table:table-cell>
          <table:table-cell table:style-name="ce32" office:value-type="string" calcext:value-type="string">
            <text:p>Training nurses and educating the public using a virtual operating room with Oculus Rift</text:p>
          </table:table-cell>
          <table:table-cell table:style-name="ce34" office:value-type="float" office:value="2014" calcext:value-type="float">
            <text:p>2014</text:p>
          </table:table-cell>
          <table:table-cell table:style-name="ce41" office:value-type="string" calcext:value-type="string">
            <text:p>https://www.scopus.com/inward/record.uri?eid=2-s2.0-84939609522&amp;doi=10.1109%2fVSMM.2014.7136687&amp;partnerID=40&amp;md5=194f19ac594a3221ca785442549c1173</text:p>
          </table:table-cell>
          <table:table-cell table:style-name="ce43" table:content-validation-name="val1" office:value-type="string" calcext:value-type="string">
            <text:p>CI2, CI3.</text:p>
          </table:table-cell>
          <table:table-cell table:style-name="ce47" table:content-validation-name="val1"/>
          <table:table-cell table:style-name="ce102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Patrão B., Menezes P.</text:p>
          </table:table-cell>
          <table:table-cell table:style-name="ce31" office:value-type="string" calcext:value-type="string">
            <text:p>An immersive system for the training of tower crane operators</text:p>
          </table:table-cell>
          <table:table-cell table:style-name="ce35" office:value-type="float" office:value="2013" calcext:value-type="float">
            <text:p>2013</text:p>
          </table:table-cell>
          <table:table-cell table:style-name="ce40" office:value-type="string" calcext:value-type="string">
            <text:p>https://www.scopus.com/inward/record.uri?eid=2-s2.0-84893950481&amp;doi=10.1109%2fExpAt.2013.6703052&amp;partnerID=40&amp;md5=6108e6c4a3001d3fcf108305e1c8f74b</text:p>
          </table:table-cell>
          <table:table-cell table:style-name="ce44" table:content-validation-name="val1" office:value-type="string" calcext:value-type="string">
            <text:p>CI3, CI4.</text:p>
          </table:table-cell>
          <table:table-cell table:style-name="ce48" table:content-validation-name="val1"/>
          <table:table-cell table:style-name="ce103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[No author name available]</text:p>
          </table:table-cell>
          <table:table-cell table:style-name="ce32" office:value-type="string" calcext:value-type="string">
            <text:p>Intensifying learner's experience by incorporating the virtual theatre into engineering education</text:p>
          </table:table-cell>
          <table:table-cell table:style-name="ce34" office:value-type="float" office:value="2013" calcext:value-type="float">
            <text:p>2013</text:p>
          </table:table-cell>
          <table:table-cell table:style-name="ce41" office:value-type="string" calcext:value-type="string">
            <text:p>https://www.scopus.com/inward/record.uri?eid=2-s2.0-84880972403&amp;doi=10.1109%2fEduCon.2013.6530107&amp;partnerID=40&amp;md5=c62f1b811d858ebf77ea883747e19963</text:p>
          </table:table-cell>
          <table:table-cell table:style-name="ce43" table:content-validation-name="val1" office:value-type="string" calcext:value-type="string">
            <text:p>CI4.</text:p>
          </table:table-cell>
          <table:table-cell table:style-name="ce47" table:content-validation-name="val1"/>
          <table:table-cell table:style-name="ce104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6" office:value-type="string" calcext:value-type="string">
            <text:p>SCOPUS</text:p>
          </table:table-cell>
          <table:table-cell table:style-name="ce21" office:value-type="string" calcext:value-type="string">
            <text:p>Li H., Giudice N.A.</text:p>
          </table:table-cell>
          <table:table-cell table:style-name="ce31" office:value-type="string" calcext:value-type="string">
            <text:p>The effects of immersion and body-based rotation on learning multi-level indoor virtual environments</text:p>
          </table:table-cell>
          <table:table-cell table:style-name="ce35" office:value-type="float" office:value="2013" calcext:value-type="float">
            <text:p>2013</text:p>
          </table:table-cell>
          <table:table-cell table:style-name="ce40" office:value-type="string" calcext:value-type="string">
            <text:p>https://www.scopus.com/inward/record.uri?eid=2-s2.0-84898952975&amp;doi=10.1145%2f2533810.2533811&amp;partnerID=40&amp;md5=4088024a6fbae302306bc9b351a04df1</text:p>
          </table:table-cell>
          <table:table-cell table:style-name="ce44" table:content-validation-name="val1" office:value-type="string" calcext:value-type="string">
            <text:p>CI5.</text:p>
          </table:table-cell>
          <table:table-cell table:style-name="ce48" table:content-validation-name="val1"/>
          <table:table-cell table:style-name="ce105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10" office:value-type="string" calcext:value-type="string">
            <text:p>ScienceDirect</text:p>
          </table:table-cell>
          <table:table-cell table:style-name="ce20" office:value-type="string" calcext:value-type="string">
            <text:p>Abdulaziz Alshaer and Holger Regenbrecht and David O’Hare</text:p>
          </table:table-cell>
          <table:table-cell table:style-name="ce32" office:value-type="string" calcext:value-type="string">
            <text:p>Immersion factors affecting perception and behaviour in a virtual reality power wheelchair simulator</text:p>
          </table:table-cell>
          <table:table-cell table:style-name="ce34" office:value-type="string" calcext:value-type="string">
            <text:p>2017</text:p>
          </table:table-cell>
          <table:table-cell table:style-name="ce41" office:value-type="string" calcext:value-type="string">
            <text:p>http://www.sciencedirect.com/science/article/pii/S0003687016300904</text:p>
          </table:table-cell>
          <table:table-cell table:style-name="ce43" table:content-validation-name="val1" office:value-type="string" calcext:value-type="string">
            <text:p>CI2, CI4.</text:p>
          </table:table-cell>
          <table:table-cell table:style-name="ce47" table:content-validation-name="val1"/>
          <table:table-cell table:style-name="ce106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6" office:value-type="string" calcext:value-type="string">
            <text:p>ScienceDirect</text:p>
          </table:table-cell>
          <table:table-cell table:style-name="ce21" office:value-type="string" calcext:value-type="string">
            <text:p>Mikhail Fominykh and Ekaterina Prasolova-Førland and Mikhail Morozov and Andrey Smorkalov and Judith Molka-Danielsen</text:p>
          </table:table-cell>
          <table:table-cell table:style-name="ce31" office:value-type="string" calcext:value-type="string">
            <text:p>Increasing Immersiveness into a 3D Virtual World: Motion-tracking and Natural Navigation in vAcademia</text:p>
          </table:table-cell>
          <table:table-cell table:style-name="ce35" office:value-type="string" calcext:value-type="string">
            <text:p>2014</text:p>
          </table:table-cell>
          <table:table-cell table:style-name="ce40" office:value-type="string" calcext:value-type="string">
            <text:p>http://www.sciencedirect.com/science/article/pii/S2212667814000264</text:p>
          </table:table-cell>
          <table:table-cell table:style-name="ce44" table:content-validation-name="val1" office:value-type="string" calcext:value-type="string">
            <text:p>CI4.</text:p>
          </table:table-cell>
          <table:table-cell table:style-name="ce48" table:content-validation-name="val1"/>
          <table:table-cell table:style-name="ce107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6" office:value-type="string" calcext:value-type="string">
            <text:p>ScienceDirect</text:p>
          </table:table-cell>
          <table:table-cell table:style-name="ce21" office:value-type="string" calcext:value-type="string">
            <text:p>Cuan M. Harrington and Dara O. Kavanagh and John F. Quinlan and Donncha Ryan and Patrick Dicker and Dara O'Keeffe and Oscar Traynor and Sean Tierney</text:p>
          </table:table-cell>
          <table:table-cell table:style-name="ce31" office:value-type="string" calcext:value-type="string">
            <text:p>Development and evaluation of a trauma decision-making simulator in Oculus virtual reality</text:p>
          </table:table-cell>
          <table:table-cell table:style-name="ce35" office:value-type="string" calcext:value-type="string">
            <text:p>2017</text:p>
          </table:table-cell>
          <table:table-cell table:style-name="ce40" office:value-type="string" calcext:value-type="string">
            <text:p>http://www.sciencedirect.com/science/article/pii/S0002961017300405</text:p>
          </table:table-cell>
          <table:table-cell table:style-name="ce44" table:content-validation-name="val1" office:value-type="string" calcext:value-type="string">
            <text:p>CI2, CI4.</text:p>
          </table:table-cell>
          <table:table-cell table:style-name="ce48" table:content-validation-name="val1"/>
          <table:table-cell table:style-name="ce108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6" office:value-type="string" calcext:value-type="string">
            <text:p>ScienceDirect</text:p>
          </table:table-cell>
          <table:table-cell table:style-name="ce21" office:value-type="string" calcext:value-type="string">
            <text:p>Zhihan Lv and Xiaoming Li and Wenbin Li</text:p>
          </table:table-cell>
          <table:table-cell table:style-name="ce31" office:value-type="string" calcext:value-type="string">
            <text:p>Virtual Reality Geographical Interactive Scene Semantics Research for Immersive Geography Learning</text:p>
          </table:table-cell>
          <table:table-cell table:style-name="ce35" office:value-type="string" calcext:value-type="string">
            <text:p>2017</text:p>
          </table:table-cell>
          <table:table-cell table:style-name="ce40" office:value-type="string" calcext:value-type="string">
            <text:p>http://www.sciencedirect.com/science/article/pii/S0925231217304046</text:p>
          </table:table-cell>
          <table:table-cell table:style-name="ce44" table:content-validation-name="val1" office:value-type="string" calcext:value-type="string">
            <text:p>CI4.</text:p>
          </table:table-cell>
          <table:table-cell table:style-name="ce48" table:content-validation-name="val1"/>
          <table:table-cell table:style-name="ce109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12" office:value-type="string" calcext:value-type="string">
            <text:p>Manual SVR</text:p>
          </table:table-cell>
          <table:table-cell table:style-name="ce20" office:value-type="string" calcext:value-type="string">
            <text:p>T. Mota and M. Mello and L. Nedel and A. Maciel and F. Faria</text:p>
          </table:table-cell>
          <table:table-cell table:style-name="ce32" office:value-type="string" calcext:value-type="string">
            <text:p>Mobile Simulator for Risk Analysis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://ieeexplore.ieee.org/document/7300736/</text:p>
          </table:table-cell>
          <table:table-cell table:style-name="ce43" table:content-validation-name="val1" office:value-type="string" calcext:value-type="string">
            <text:p>CI2.</text:p>
          </table:table-cell>
          <table:table-cell table:style-name="ce47" table:content-validation-name="val1"/>
          <table:table-cell table:style-name="ce110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6" office:value-type="string" calcext:value-type="string">
            <text:p>Manual SVR</text:p>
          </table:table-cell>
          <table:table-cell table:style-name="ce21" office:value-type="string" calcext:value-type="string">
            <text:p>C. Cordeiro and J. Paludo and E. Tanaka and L. Domingues and E. Gadbem and A. Euflausino</text:p>
          </table:table-cell>
          <table:table-cell table:style-name="ce31" office:value-type="string" calcext:value-type="string">
            <text:p>Development of Immersive Virtual Reality Environment to Train Electricians to Work on Substations</text:p>
          </table:table-cell>
          <table:table-cell table:style-name="ce35" office:value-type="float" office:value="2015" calcext:value-type="float">
            <text:p>2015</text:p>
          </table:table-cell>
          <table:table-cell table:style-name="ce40" office:value-type="string" calcext:value-type="string">
            <text:p>http://ieeexplore.ieee.org/document/7300740/</text:p>
          </table:table-cell>
          <table:table-cell table:style-name="ce44" table:content-validation-name="val1" office:value-type="string" calcext:value-type="string">
            <text:p>CI2.</text:p>
          </table:table-cell>
          <table:table-cell table:style-name="ce48" table:content-validation-name="val1"/>
          <table:table-cell table:style-name="ce110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7" office:value-type="string" calcext:value-type="string">
            <text:p>Manual SVR</text:p>
          </table:table-cell>
          <table:table-cell table:style-name="ce20" office:value-type="string" calcext:value-type="string">
            <text:p>P. R. J. d. Reis and C. E. F. Matos and P. S. Diniz and D. M. Silva and W. Dantas and G. Braz and A. C. d. Paiva and A. S. Araújo</text:p>
          </table:table-cell>
          <table:table-cell table:style-name="ce32" office:value-type="string" calcext:value-type="string">
            <text:p>An Immersive Virtual Reality Application for Collaborative Training of Power Systems Operators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://ieeexplore.ieee.org/document/6913090/</text:p>
          </table:table-cell>
          <table:table-cell table:style-name="ce43" table:content-validation-name="val1" office:value-type="string" calcext:value-type="string">
            <text:p>CI2, CI3.</text:p>
          </table:table-cell>
          <table:table-cell table:style-name="ce47" table:content-validation-name="val1"/>
          <table:table-cell table:style-name="ce110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13" office:value-type="string" calcext:value-type="string">
            <text:p>Manual SBIE</text:p>
          </table:table-cell>
          <table:table-cell table:style-name="ce21" office:value-type="string" calcext:value-type="string">
            <text:p>Romero Tori, Gustavo Ziyu Wang1, Lucas Henna Sallaberry1, Allan Amaral Tori, Elen Collac¸o de Oliveira, Maria Ap. de A. M. Machado</text:p>
          </table:table-cell>
          <table:table-cell table:style-name="ce31" office:value-type="string" calcext:value-type="string">
            <text:p>Treinamento Odontologico Imersivo por meio de Realidade Virtual</text:p>
          </table:table-cell>
          <table:table-cell table:style-name="ce35" office:value-type="float" office:value="2016" calcext:value-type="float">
            <text:p>2016</text:p>
          </table:table-cell>
          <table:table-cell table:style-name="ce40" office:value-type="string" calcext:value-type="string">
            <text:p>http://www.br-ie.org/pub/index.php/sbie/article/view/6721/4608</text:p>
          </table:table-cell>
          <table:table-cell table:style-name="ce44" table:content-validation-name="val1" office:value-type="string" calcext:value-type="string">
            <text:p>CI2, CI3.</text:p>
          </table:table-cell>
          <table:table-cell table:style-name="ce48" table:content-validation-name="val1"/>
          <table:table-cell table:style-name="ce110" table:content-validation-name="val2" office:value-type="string" calcext:value-type="string">
            <text:p>Aceito</text:p>
          </table:table-cell>
        </table:table-row>
        <table:table-row table:style-name="ro9">
          <table:table-cell table:style-name="ce7" office:value-type="string" calcext:value-type="string">
            <text:p>Manual SBIE</text:p>
          </table:table-cell>
          <table:table-cell table:style-name="ce20" office:value-type="string" calcext:value-type="string">
            <text:p>Paulo Muggler Moreira, Elen Collac¸o de Oliveira, Romero Tori</text:p>
          </table:table-cell>
          <table:table-cell table:style-name="ce32" office:value-type="string" calcext:value-type="string">
            <text:p>Impact of Immersive Technology Applied in Computer Graphics Learning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://www.br-ie.org/pub/index.php/sbie/article/view/6722/4609</text:p>
          </table:table-cell>
          <table:table-cell table:style-name="ce43" table:content-validation-name="val1" office:value-type="string" calcext:value-type="string">
            <text:p>CI5, CI6.</text:p>
          </table:table-cell>
          <table:table-cell table:style-name="ce47" table:content-validation-name="val1"/>
          <table:table-cell table:style-name="ce110" table:content-validation-name="val2" office:value-type="string" calcext:value-type="string">
            <text:p>Aceito</text:p>
          </table:table-cell>
        </table:table-row>
        <table:table-row table:style-name="ro9" table:number-rows-repeated="1048508">
          <table:table-cell table:number-columns-repeated="8"/>
        </table:table-row>
        <table:table-row table:style-name="ro9">
          <table:table-cell table:number-columns-repeated="8"/>
        </table:table-row>
        <calcext:conditional-formats>
          <calcext:conditional-format calcext:target-range-address="Aceitos.H3:Aceitos.H3">
            <calcext:condition calcext:apply-style-name="Aceito" calcext:value="=&quot;Aceito&quot;" calcext:base-cell-address="Aceitos.H3"/>
            <calcext:condition calcext:apply-style-name="Recusado" calcext:value="=&quot;Recusado&quot;" calcext:base-cell-address="Aceitos.H3"/>
            <calcext:condition calcext:apply-style-name="Duvida" calcext:value="=&quot;Dúvida&quot;" calcext:base-cell-address="Aceitos.H3"/>
            <calcext:condition calcext:apply-style-name="Duplicado" calcext:value="=&quot;Duplicado&quot;" calcext:base-cell-address="Aceitos.H3"/>
          </calcext:conditional-format>
          <calcext:conditional-format calcext:target-range-address="Aceitos.H4:Aceitos.H4">
            <calcext:condition calcext:apply-style-name="Aceito" calcext:value="=&quot;Aceito&quot;" calcext:base-cell-address="Aceitos.H4"/>
            <calcext:condition calcext:apply-style-name="Recusado" calcext:value="=&quot;Recusado&quot;" calcext:base-cell-address="Aceitos.H4"/>
            <calcext:condition calcext:apply-style-name="Duvida" calcext:value="=&quot;Dúvida&quot;" calcext:base-cell-address="Aceitos.H4"/>
            <calcext:condition calcext:apply-style-name="Duplicado" calcext:value="=&quot;Duplicado&quot;" calcext:base-cell-address="Aceitos.H4"/>
          </calcext:conditional-format>
          <calcext:conditional-format calcext:target-range-address="Aceitos.H5:Aceitos.H5">
            <calcext:condition calcext:apply-style-name="Aceito" calcext:value="=&quot;Aceito&quot;" calcext:base-cell-address="Aceitos.H5"/>
            <calcext:condition calcext:apply-style-name="Recusado" calcext:value="=&quot;Recusado&quot;" calcext:base-cell-address="Aceitos.H5"/>
            <calcext:condition calcext:apply-style-name="Duvida" calcext:value="=&quot;Dúvida&quot;" calcext:base-cell-address="Aceitos.H5"/>
            <calcext:condition calcext:apply-style-name="Duplicado" calcext:value="=&quot;Duplicado&quot;" calcext:base-cell-address="Aceitos.H5"/>
          </calcext:conditional-format>
          <calcext:conditional-format calcext:target-range-address="Aceitos.H6:Aceitos.H6">
            <calcext:condition calcext:apply-style-name="Aceito" calcext:value="=&quot;Aceito&quot;" calcext:base-cell-address="Aceitos.H6"/>
            <calcext:condition calcext:apply-style-name="Recusado" calcext:value="=&quot;Recusado&quot;" calcext:base-cell-address="Aceitos.H6"/>
            <calcext:condition calcext:apply-style-name="Duvida" calcext:value="=&quot;Dúvida&quot;" calcext:base-cell-address="Aceitos.H6"/>
            <calcext:condition calcext:apply-style-name="Duplicado" calcext:value="=&quot;Duplicado&quot;" calcext:base-cell-address="Aceitos.H6"/>
          </calcext:conditional-format>
          <calcext:conditional-format calcext:target-range-address="Aceitos.H7:Aceitos.H7">
            <calcext:condition calcext:apply-style-name="Aceito" calcext:value="=&quot;Aceito&quot;" calcext:base-cell-address="Aceitos.H7"/>
            <calcext:condition calcext:apply-style-name="Recusado" calcext:value="=&quot;Recusado&quot;" calcext:base-cell-address="Aceitos.H7"/>
            <calcext:condition calcext:apply-style-name="Duvida" calcext:value="=&quot;Dúvida&quot;" calcext:base-cell-address="Aceitos.H7"/>
            <calcext:condition calcext:apply-style-name="Duplicado" calcext:value="=&quot;Duplicado&quot;" calcext:base-cell-address="Aceitos.H7"/>
          </calcext:conditional-format>
          <calcext:conditional-format calcext:target-range-address="Aceitos.H8:Aceitos.H11">
            <calcext:condition calcext:apply-style-name="Aceito" calcext:value="=&quot;Aceito&quot;" calcext:base-cell-address="Aceitos.H8"/>
            <calcext:condition calcext:apply-style-name="Recusado" calcext:value="=&quot;Recusado&quot;" calcext:base-cell-address="Aceitos.H8"/>
            <calcext:condition calcext:apply-style-name="Duvida" calcext:value="=&quot;Dúvida&quot;" calcext:base-cell-address="Aceitos.H8"/>
            <calcext:condition calcext:apply-style-name="Duplicado" calcext:value="=&quot;Duplicado&quot;" calcext:base-cell-address="Aceitos.H8"/>
          </calcext:conditional-format>
          <calcext:conditional-format calcext:target-range-address="Aceitos.H12:Aceitos.H12">
            <calcext:condition calcext:apply-style-name="Aceito" calcext:value="=&quot;Aceito&quot;" calcext:base-cell-address="Aceitos.H12"/>
            <calcext:condition calcext:apply-style-name="Recusado" calcext:value="=&quot;Recusado&quot;" calcext:base-cell-address="Aceitos.H12"/>
            <calcext:condition calcext:apply-style-name="Duvida" calcext:value="=&quot;Dúvida&quot;" calcext:base-cell-address="Aceitos.H12"/>
            <calcext:condition calcext:apply-style-name="Duplicado" calcext:value="=&quot;Duplicado&quot;" calcext:base-cell-address="Aceitos.H12"/>
          </calcext:conditional-format>
          <calcext:conditional-format calcext:target-range-address="Aceitos.H13:Aceitos.H13">
            <calcext:condition calcext:apply-style-name="Aceito" calcext:value="=&quot;Aceito&quot;" calcext:base-cell-address="Aceitos.H13"/>
            <calcext:condition calcext:apply-style-name="Recusado" calcext:value="=&quot;Recusado&quot;" calcext:base-cell-address="Aceitos.H13"/>
            <calcext:condition calcext:apply-style-name="Duvida" calcext:value="=&quot;Dúvida&quot;" calcext:base-cell-address="Aceitos.H13"/>
            <calcext:condition calcext:apply-style-name="Duplicado" calcext:value="=&quot;Duplicado&quot;" calcext:base-cell-address="Aceitos.H13"/>
          </calcext:conditional-format>
          <calcext:conditional-format calcext:target-range-address="Aceitos.H14:Aceitos.H14">
            <calcext:condition calcext:apply-style-name="Aceito" calcext:value="=&quot;Aceito&quot;" calcext:base-cell-address="Aceitos.H14"/>
            <calcext:condition calcext:apply-style-name="Recusado" calcext:value="=&quot;Recusado&quot;" calcext:base-cell-address="Aceitos.H14"/>
            <calcext:condition calcext:apply-style-name="Duvida" calcext:value="=&quot;Dúvida&quot;" calcext:base-cell-address="Aceitos.H14"/>
            <calcext:condition calcext:apply-style-name="Duplicado" calcext:value="=&quot;Duplicado&quot;" calcext:base-cell-address="Aceitos.H14"/>
          </calcext:conditional-format>
          <calcext:conditional-format calcext:target-range-address="Aceitos.H15:Aceitos.H15">
            <calcext:condition calcext:apply-style-name="Aceito" calcext:value="=&quot;Aceito&quot;" calcext:base-cell-address="Aceitos.H15"/>
            <calcext:condition calcext:apply-style-name="Recusado" calcext:value="=&quot;Recusado&quot;" calcext:base-cell-address="Aceitos.H15"/>
            <calcext:condition calcext:apply-style-name="Duvida" calcext:value="=&quot;Dúvida&quot;" calcext:base-cell-address="Aceitos.H15"/>
            <calcext:condition calcext:apply-style-name="Duplicado" calcext:value="=&quot;Duplicado&quot;" calcext:base-cell-address="Aceitos.H15"/>
          </calcext:conditional-format>
          <calcext:conditional-format calcext:target-range-address="Aceitos.H16:Aceitos.H16">
            <calcext:condition calcext:apply-style-name="Aceito" calcext:value="=&quot;Aceito&quot;" calcext:base-cell-address="Aceitos.H16"/>
            <calcext:condition calcext:apply-style-name="Recusado" calcext:value="=&quot;Recusado&quot;" calcext:base-cell-address="Aceitos.H16"/>
            <calcext:condition calcext:apply-style-name="Duvida" calcext:value="=&quot;Dúvida&quot;" calcext:base-cell-address="Aceitos.H16"/>
            <calcext:condition calcext:apply-style-name="Duplicado" calcext:value="=&quot;Duplicado&quot;" calcext:base-cell-address="Aceitos.H16"/>
          </calcext:conditional-format>
          <calcext:conditional-format calcext:target-range-address="Aceitos.H17:Aceitos.H17">
            <calcext:condition calcext:apply-style-name="Aceito" calcext:value="=&quot;Aceito&quot;" calcext:base-cell-address="Aceitos.H17"/>
            <calcext:condition calcext:apply-style-name="Recusado" calcext:value="=&quot;Recusado&quot;" calcext:base-cell-address="Aceitos.H17"/>
            <calcext:condition calcext:apply-style-name="Duvida" calcext:value="=&quot;Dúvida&quot;" calcext:base-cell-address="Aceitos.H17"/>
            <calcext:condition calcext:apply-style-name="Duplicado" calcext:value="=&quot;Duplicado&quot;" calcext:base-cell-address="Aceitos.H17"/>
          </calcext:conditional-format>
          <calcext:conditional-format calcext:target-range-address="Aceitos.H18:Aceitos.H18">
            <calcext:condition calcext:apply-style-name="Aceito" calcext:value="=&quot;Aceito&quot;" calcext:base-cell-address="Aceitos.H18"/>
            <calcext:condition calcext:apply-style-name="Recusado" calcext:value="=&quot;Recusado&quot;" calcext:base-cell-address="Aceitos.H18"/>
            <calcext:condition calcext:apply-style-name="Duvida" calcext:value="=&quot;Dúvida&quot;" calcext:base-cell-address="Aceitos.H18"/>
            <calcext:condition calcext:apply-style-name="Duplicado" calcext:value="=&quot;Duplicado&quot;" calcext:base-cell-address="Aceitos.H18"/>
          </calcext:conditional-format>
          <calcext:conditional-format calcext:target-range-address="Aceitos.H19:Aceitos.H20">
            <calcext:condition calcext:apply-style-name="Aceito" calcext:value="=&quot;Aceito&quot;" calcext:base-cell-address="Aceitos.H19"/>
            <calcext:condition calcext:apply-style-name="Recusado" calcext:value="=&quot;Recusado&quot;" calcext:base-cell-address="Aceitos.H19"/>
            <calcext:condition calcext:apply-style-name="Duvida" calcext:value="=&quot;Dúvida&quot;" calcext:base-cell-address="Aceitos.H19"/>
            <calcext:condition calcext:apply-style-name="Duplicado" calcext:value="=&quot;Duplicado&quot;" calcext:base-cell-address="Aceitos.H19"/>
          </calcext:conditional-format>
          <calcext:conditional-format calcext:target-range-address="Aceitos.H21:Aceitos.H22">
            <calcext:condition calcext:apply-style-name="Aceito" calcext:value="=&quot;Aceito&quot;" calcext:base-cell-address="Aceitos.H21"/>
            <calcext:condition calcext:apply-style-name="Recusado" calcext:value="=&quot;Recusado&quot;" calcext:base-cell-address="Aceitos.H21"/>
            <calcext:condition calcext:apply-style-name="Duvida" calcext:value="=&quot;Dúvida&quot;" calcext:base-cell-address="Aceitos.H21"/>
            <calcext:condition calcext:apply-style-name="Duplicado" calcext:value="=&quot;Duplicado&quot;" calcext:base-cell-address="Aceitos.H21"/>
          </calcext:conditional-format>
          <calcext:conditional-format calcext:target-range-address="Aceitos.H23:Aceitos.H23">
            <calcext:condition calcext:apply-style-name="Aceito" calcext:value="=&quot;Aceito&quot;" calcext:base-cell-address="Aceitos.H23"/>
            <calcext:condition calcext:apply-style-name="Recusado" calcext:value="=&quot;Recusado&quot;" calcext:base-cell-address="Aceitos.H23"/>
            <calcext:condition calcext:apply-style-name="Duvida" calcext:value="=&quot;Dúvida&quot;" calcext:base-cell-address="Aceitos.H23"/>
            <calcext:condition calcext:apply-style-name="Duplicado" calcext:value="=&quot;Duplicado&quot;" calcext:base-cell-address="Aceitos.H23"/>
          </calcext:conditional-format>
          <calcext:conditional-format calcext:target-range-address="Aceitos.H24:Aceitos.H24">
            <calcext:condition calcext:apply-style-name="Aceito" calcext:value="=&quot;Aceito&quot;" calcext:base-cell-address="Aceitos.H24"/>
            <calcext:condition calcext:apply-style-name="Recusado" calcext:value="=&quot;Recusado&quot;" calcext:base-cell-address="Aceitos.H24"/>
            <calcext:condition calcext:apply-style-name="Duvida" calcext:value="=&quot;Dúvida&quot;" calcext:base-cell-address="Aceitos.H24"/>
            <calcext:condition calcext:apply-style-name="Duplicado" calcext:value="=&quot;Duplicado&quot;" calcext:base-cell-address="Aceitos.H24"/>
          </calcext:conditional-format>
          <calcext:conditional-format calcext:target-range-address="Aceitos.H25:Aceitos.H25">
            <calcext:condition calcext:apply-style-name="Aceito" calcext:value="=&quot;Aceito&quot;" calcext:base-cell-address="Aceitos.H25"/>
            <calcext:condition calcext:apply-style-name="Recusado" calcext:value="=&quot;Recusado&quot;" calcext:base-cell-address="Aceitos.H25"/>
            <calcext:condition calcext:apply-style-name="Duvida" calcext:value="=&quot;Dúvida&quot;" calcext:base-cell-address="Aceitos.H25"/>
            <calcext:condition calcext:apply-style-name="Duplicado" calcext:value="=&quot;Duplicado&quot;" calcext:base-cell-address="Aceitos.H25"/>
          </calcext:conditional-format>
          <calcext:conditional-format calcext:target-range-address="Aceitos.H26:Aceitos.H26">
            <calcext:condition calcext:apply-style-name="Aceito" calcext:value="=&quot;Aceito&quot;" calcext:base-cell-address="Aceitos.H26"/>
            <calcext:condition calcext:apply-style-name="Recusado" calcext:value="=&quot;Recusado&quot;" calcext:base-cell-address="Aceitos.H26"/>
            <calcext:condition calcext:apply-style-name="Duvida" calcext:value="=&quot;Dúvida&quot;" calcext:base-cell-address="Aceitos.H26"/>
            <calcext:condition calcext:apply-style-name="Duplicado" calcext:value="=&quot;Duplicado&quot;" calcext:base-cell-address="Aceitos.H26"/>
          </calcext:conditional-format>
          <calcext:conditional-format calcext:target-range-address="Aceitos.H27:Aceitos.H31">
            <calcext:condition calcext:apply-style-name="Aceito" calcext:value="=&quot;Aceito&quot;" calcext:base-cell-address="Aceitos.H27"/>
            <calcext:condition calcext:apply-style-name="Recusado" calcext:value="=&quot;Recusado&quot;" calcext:base-cell-address="Aceitos.H27"/>
            <calcext:condition calcext:apply-style-name="Duvida" calcext:value="=&quot;Dúvida&quot;" calcext:base-cell-address="Aceitos.H27"/>
            <calcext:condition calcext:apply-style-name="Duplicado" calcext:value="=&quot;Duplicado&quot;" calcext:base-cell-address="Aceitos.H27"/>
          </calcext:conditional-format>
          <calcext:conditional-format calcext:target-range-address="Aceitos.H32:Aceitos.H32">
            <calcext:condition calcext:apply-style-name="Aceito" calcext:value="=&quot;Aceito&quot;" calcext:base-cell-address="Aceitos.H32"/>
            <calcext:condition calcext:apply-style-name="Recusado" calcext:value="=&quot;Recusado&quot;" calcext:base-cell-address="Aceitos.H32"/>
            <calcext:condition calcext:apply-style-name="Duvida" calcext:value="=&quot;Dúvida&quot;" calcext:base-cell-address="Aceitos.H32"/>
            <calcext:condition calcext:apply-style-name="Duplicado" calcext:value="=&quot;Duplicado&quot;" calcext:base-cell-address="Aceitos.H32"/>
          </calcext:conditional-format>
          <calcext:conditional-format calcext:target-range-address="Aceitos.H35:Aceitos.H35 Aceitos.H33:Aceitos.H33">
            <calcext:condition calcext:apply-style-name="Aceito" calcext:value="=&quot;Aceito&quot;" calcext:base-cell-address="Aceitos.H33"/>
            <calcext:condition calcext:apply-style-name="Recusado" calcext:value="=&quot;Recusado&quot;" calcext:base-cell-address="Aceitos.H33"/>
            <calcext:condition calcext:apply-style-name="Duvida" calcext:value="=&quot;Dúvida&quot;" calcext:base-cell-address="Aceitos.H33"/>
            <calcext:condition calcext:apply-style-name="Duplicado" calcext:value="=&quot;Duplicado&quot;" calcext:base-cell-address="Aceitos.H33"/>
          </calcext:conditional-format>
          <calcext:conditional-format calcext:target-range-address="Aceitos.H36:Aceitos.H37">
            <calcext:condition calcext:apply-style-name="Aceito" calcext:value="=&quot;Aceito&quot;" calcext:base-cell-address="Aceitos.H36"/>
            <calcext:condition calcext:apply-style-name="Recusado" calcext:value="=&quot;Recusado&quot;" calcext:base-cell-address="Aceitos.H36"/>
            <calcext:condition calcext:apply-style-name="Duvida" calcext:value="=&quot;Dúvida&quot;" calcext:base-cell-address="Aceitos.H36"/>
            <calcext:condition calcext:apply-style-name="Duplicado" calcext:value="=&quot;Duplicado&quot;" calcext:base-cell-address="Aceitos.H36"/>
          </calcext:conditional-format>
          <calcext:conditional-format calcext:target-range-address="Aceitos.H38:Aceitos.H39">
            <calcext:condition calcext:apply-style-name="Aceito" calcext:value="=&quot;Aceito&quot;" calcext:base-cell-address="Aceitos.H38"/>
            <calcext:condition calcext:apply-style-name="Recusado" calcext:value="=&quot;Recusado&quot;" calcext:base-cell-address="Aceitos.H38"/>
            <calcext:condition calcext:apply-style-name="Duvida" calcext:value="=&quot;Dúvida&quot;" calcext:base-cell-address="Aceitos.H38"/>
            <calcext:condition calcext:apply-style-name="Duplicado" calcext:value="=&quot;Duplicado&quot;" calcext:base-cell-address="Aceitos.H38"/>
          </calcext:conditional-format>
          <calcext:conditional-format calcext:target-range-address="Aceitos.H40:Aceitos.H46">
            <calcext:condition calcext:apply-style-name="Aceito" calcext:value="=&quot;Aceito&quot;" calcext:base-cell-address="Aceitos.H40"/>
            <calcext:condition calcext:apply-style-name="Recusado" calcext:value="=&quot;Recusado&quot;" calcext:base-cell-address="Aceitos.H40"/>
            <calcext:condition calcext:apply-style-name="Duvida" calcext:value="=&quot;Dúvida&quot;" calcext:base-cell-address="Aceitos.H40"/>
            <calcext:condition calcext:apply-style-name="Duplicado" calcext:value="=&quot;Duplicado&quot;" calcext:base-cell-address="Aceitos.H40"/>
          </calcext:conditional-format>
          <calcext:conditional-format calcext:target-range-address="Aceitos.H47:Aceitos.H49">
            <calcext:condition calcext:apply-style-name="Aceito" calcext:value="=&quot;Aceito&quot;" calcext:base-cell-address="Aceitos.H47"/>
            <calcext:condition calcext:apply-style-name="Recusado" calcext:value="=&quot;Recusado&quot;" calcext:base-cell-address="Aceitos.H47"/>
            <calcext:condition calcext:apply-style-name="Duvida" calcext:value="=&quot;Dúvida&quot;" calcext:base-cell-address="Aceitos.H47"/>
            <calcext:condition calcext:apply-style-name="Duplicado" calcext:value="=&quot;Duplicado&quot;" calcext:base-cell-address="Aceitos.H47"/>
          </calcext:conditional-format>
          <calcext:conditional-format calcext:target-range-address="Aceitos.H50:Aceitos.H53">
            <calcext:condition calcext:apply-style-name="Aceito" calcext:value="=&quot;Aceito&quot;" calcext:base-cell-address="Aceitos.H50"/>
            <calcext:condition calcext:apply-style-name="Recusado" calcext:value="=&quot;Recusado&quot;" calcext:base-cell-address="Aceitos.H50"/>
            <calcext:condition calcext:apply-style-name="Duvida" calcext:value="=&quot;Dúvida&quot;" calcext:base-cell-address="Aceitos.H50"/>
            <calcext:condition calcext:apply-style-name="Duplicado" calcext:value="=&quot;Duplicado&quot;" calcext:base-cell-address="Aceitos.H50"/>
          </calcext:conditional-format>
          <calcext:conditional-format calcext:target-range-address="Aceitos.H54:Aceitos.H54">
            <calcext:condition calcext:apply-style-name="Aceito" calcext:value="=&quot;Aceito&quot;" calcext:base-cell-address="Aceitos.H54"/>
            <calcext:condition calcext:apply-style-name="Recusado" calcext:value="=&quot;Recusado&quot;" calcext:base-cell-address="Aceitos.H54"/>
            <calcext:condition calcext:apply-style-name="Duvida" calcext:value="=&quot;Dúvida&quot;" calcext:base-cell-address="Aceitos.H54"/>
            <calcext:condition calcext:apply-style-name="Duplicado" calcext:value="=&quot;Duplicado&quot;" calcext:base-cell-address="Aceitos.H54"/>
          </calcext:conditional-format>
          <calcext:conditional-format calcext:target-range-address="Aceitos.H55:Aceitos.H55">
            <calcext:condition calcext:apply-style-name="Aceito" calcext:value="=&quot;Aceito&quot;" calcext:base-cell-address="Aceitos.H55"/>
            <calcext:condition calcext:apply-style-name="Recusado" calcext:value="=&quot;Recusado&quot;" calcext:base-cell-address="Aceitos.H55"/>
            <calcext:condition calcext:apply-style-name="Duvida" calcext:value="=&quot;Dúvida&quot;" calcext:base-cell-address="Aceitos.H55"/>
            <calcext:condition calcext:apply-style-name="Duplicado" calcext:value="=&quot;Duplicado&quot;" calcext:base-cell-address="Aceitos.H55"/>
          </calcext:conditional-format>
          <calcext:conditional-format calcext:target-range-address="Aceitos.H56:Aceitos.H56">
            <calcext:condition calcext:apply-style-name="Aceito" calcext:value="=&quot;Aceito&quot;" calcext:base-cell-address="Aceitos.H56"/>
            <calcext:condition calcext:apply-style-name="Recusado" calcext:value="=&quot;Recusado&quot;" calcext:base-cell-address="Aceitos.H56"/>
            <calcext:condition calcext:apply-style-name="Duvida" calcext:value="=&quot;Dúvida&quot;" calcext:base-cell-address="Aceitos.H56"/>
            <calcext:condition calcext:apply-style-name="Duplicado" calcext:value="=&quot;Duplicado&quot;" calcext:base-cell-address="Aceitos.H56"/>
          </calcext:conditional-format>
          <calcext:conditional-format calcext:target-range-address="Aceitos.H57:Aceitos.H57">
            <calcext:condition calcext:apply-style-name="Aceito" calcext:value="=&quot;Aceito&quot;" calcext:base-cell-address="Aceitos.H57"/>
            <calcext:condition calcext:apply-style-name="Recusado" calcext:value="=&quot;Recusado&quot;" calcext:base-cell-address="Aceitos.H57"/>
            <calcext:condition calcext:apply-style-name="Duvida" calcext:value="=&quot;Dúvida&quot;" calcext:base-cell-address="Aceitos.H57"/>
            <calcext:condition calcext:apply-style-name="Duplicado" calcext:value="=&quot;Duplicado&quot;" calcext:base-cell-address="Aceitos.H57"/>
          </calcext:conditional-format>
          <calcext:conditional-format calcext:target-range-address="Aceitos.H58:Aceitos.H58">
            <calcext:condition calcext:apply-style-name="Aceito" calcext:value="=&quot;Aceito&quot;" calcext:base-cell-address="Aceitos.H58"/>
            <calcext:condition calcext:apply-style-name="Recusado" calcext:value="=&quot;Recusado&quot;" calcext:base-cell-address="Aceitos.H58"/>
            <calcext:condition calcext:apply-style-name="Duvida" calcext:value="=&quot;Dúvida&quot;" calcext:base-cell-address="Aceitos.H58"/>
            <calcext:condition calcext:apply-style-name="Duplicado" calcext:value="=&quot;Duplicado&quot;" calcext:base-cell-address="Aceitos.H58"/>
          </calcext:conditional-format>
          <calcext:conditional-format calcext:target-range-address="Aceitos.H59:Aceitos.H59">
            <calcext:condition calcext:apply-style-name="Aceito" calcext:value="=&quot;Aceito&quot;" calcext:base-cell-address="Aceitos.H59"/>
            <calcext:condition calcext:apply-style-name="Recusado" calcext:value="=&quot;Recusado&quot;" calcext:base-cell-address="Aceitos.H59"/>
            <calcext:condition calcext:apply-style-name="Duvida" calcext:value="=&quot;Dúvida&quot;" calcext:base-cell-address="Aceitos.H59"/>
            <calcext:condition calcext:apply-style-name="Duplicado" calcext:value="=&quot;Duplicado&quot;" calcext:base-cell-address="Aceitos.H59"/>
          </calcext:conditional-format>
          <calcext:conditional-format calcext:target-range-address="Aceitos.H60:Aceitos.H60">
            <calcext:condition calcext:apply-style-name="Aceito" calcext:value="=&quot;Aceito&quot;" calcext:base-cell-address="Aceitos.H60"/>
            <calcext:condition calcext:apply-style-name="Recusado" calcext:value="=&quot;Recusado&quot;" calcext:base-cell-address="Aceitos.H60"/>
            <calcext:condition calcext:apply-style-name="Duvida" calcext:value="=&quot;Dúvida&quot;" calcext:base-cell-address="Aceitos.H60"/>
            <calcext:condition calcext:apply-style-name="Duplicado" calcext:value="=&quot;Duplicado&quot;" calcext:base-cell-address="Aceitos.H60"/>
          </calcext:conditional-format>
          <calcext:conditional-format calcext:target-range-address="Aceitos.H61:Aceitos.H61">
            <calcext:condition calcext:apply-style-name="Aceito" calcext:value="=&quot;Aceito&quot;" calcext:base-cell-address="Aceitos.H61"/>
            <calcext:condition calcext:apply-style-name="Recusado" calcext:value="=&quot;Recusado&quot;" calcext:base-cell-address="Aceitos.H61"/>
            <calcext:condition calcext:apply-style-name="Duvida" calcext:value="=&quot;Dúvida&quot;" calcext:base-cell-address="Aceitos.H61"/>
            <calcext:condition calcext:apply-style-name="Duplicado" calcext:value="=&quot;Duplicado&quot;" calcext:base-cell-address="Aceitos.H61"/>
          </calcext:conditional-format>
          <calcext:conditional-format calcext:target-range-address="Aceitos.H62:Aceitos.H62">
            <calcext:condition calcext:apply-style-name="Aceito" calcext:value="=&quot;Aceito&quot;" calcext:base-cell-address="Aceitos.H62"/>
            <calcext:condition calcext:apply-style-name="Recusado" calcext:value="=&quot;Recusado&quot;" calcext:base-cell-address="Aceitos.H62"/>
            <calcext:condition calcext:apply-style-name="Duvida" calcext:value="=&quot;Dúvida&quot;" calcext:base-cell-address="Aceitos.H62"/>
            <calcext:condition calcext:apply-style-name="Duplicado" calcext:value="=&quot;Duplicado&quot;" calcext:base-cell-address="Aceitos.H62"/>
          </calcext:conditional-format>
          <calcext:conditional-format calcext:target-range-address="Aceitos.H63:Aceitos.H67">
            <calcext:condition calcext:apply-style-name="Aceito" calcext:value="=&quot;Aceito&quot;" calcext:base-cell-address="Aceitos.H63"/>
            <calcext:condition calcext:apply-style-name="Recusado" calcext:value="=&quot;Recusado&quot;" calcext:base-cell-address="Aceitos.H63"/>
            <calcext:condition calcext:apply-style-name="Duvida" calcext:value="=&quot;Dúvida&quot;" calcext:base-cell-address="Aceitos.H63"/>
            <calcext:condition calcext:apply-style-name="Duplicado" calcext:value="=&quot;Duplicado&quot;" calcext:base-cell-address="Aceitos.H63"/>
          </calcext:conditional-format>
          <calcext:conditional-format calcext:target-range-address="Aceitos.G1:Aceitos.G1">
            <calcext:condition calcext:apply-style-name="Aceito" calcext:value="=&quot;Aceito&quot;" calcext:base-cell-address="Aceitos.G1"/>
            <calcext:condition calcext:apply-style-name="Recusado" calcext:value="=&quot;Recusado&quot;" calcext:base-cell-address="Aceitos.G1"/>
            <calcext:condition calcext:apply-style-name="Duvida" calcext:value="=&quot;Dúvida&quot;" calcext:base-cell-address="Aceitos.G1"/>
            <calcext:condition calcext:apply-style-name="Duplicado" calcext:value="=&quot;Duplicado&quot;" calcext:base-cell-address="Aceitos.G1"/>
          </calcext:conditional-format>
          <calcext:conditional-format calcext:target-range-address="Aceitos.H1:Aceitos.H1">
            <calcext:condition calcext:apply-style-name="Aceito" calcext:value="=&quot;Aceito&quot;" calcext:base-cell-address="Aceitos.H1"/>
            <calcext:condition calcext:apply-style-name="Recusado" calcext:value="=&quot;Recusado&quot;" calcext:base-cell-address="Aceitos.H1"/>
            <calcext:condition calcext:apply-style-name="Duvida" calcext:value="=&quot;Dúvida&quot;" calcext:base-cell-address="Aceitos.H1"/>
            <calcext:condition calcext:apply-style-name="Duplicado" calcext:value="=&quot;Duplicado&quot;" calcext:base-cell-address="Aceitos.H1"/>
          </calcext:conditional-format>
          <calcext:conditional-format calcext:target-range-address="Aceitos.H34:Aceitos.H34">
            <calcext:condition calcext:apply-style-name="Aceito" calcext:value="=&quot;Aceito&quot;" calcext:base-cell-address="Aceitos.H34"/>
            <calcext:condition calcext:apply-style-name="Recusado" calcext:value="=&quot;Recusado&quot;" calcext:base-cell-address="Aceitos.H34"/>
            <calcext:condition calcext:apply-style-name="Duvida" calcext:value="=&quot;Dúvida&quot;" calcext:base-cell-address="Aceitos.H34"/>
            <calcext:condition calcext:apply-style-name="Duplicado" calcext:value="=&quot;Duplicado&quot;" calcext:base-cell-address="Aceitos.H34"/>
          </calcext:conditional-format>
        </calcext:conditional-formats>
      </table:table>
      <table:table table:name="Recusados" table:style-name="ta1">
        <table:table-column table:style-name="co13" table:default-cell-style-name="ce6"/>
        <table:table-column table:style-name="co13" table:default-cell-style-name="ce21"/>
        <table:table-column table:style-name="co13" table:default-cell-style-name="ce31"/>
        <table:table-column table:style-name="co13" table:default-cell-style-name="ce35"/>
        <table:table-column table:style-name="co13" table:default-cell-style-name="ce40"/>
        <table:table-column table:style-name="co21" table:default-cell-style-name="ce44"/>
        <table:table-column table:style-name="co22" table:default-cell-style-name="ce48"/>
        <table:table-column table:style-name="co13" table:default-cell-style-name="ce143"/>
        <table:table-row table:style-name="ro7">
          <table:table-cell table:style-name="ce111" office:value-type="string" calcext:value-type="string" table:number-columns-spanned="6" table:number-rows-spanned="1">
            <text:p>Todos Artigos RECUSADOS</text:p>
          </table:table-cell>
          <table:covered-table-cell table:number-columns-repeated="5" table:style-name="Default"/>
          <table:table-cell table:style-name="ce112" office:value-type="string" calcext:value-type="string">
            <text:p>Total</text:p>
          </table:table-cell>
          <table:table-cell table:style-name="ce113" table:formula="of:=COUNTIF([.H3:.H101];&quot;Recusado&quot;)" office:value-type="float" office:value="99" calcext:value-type="float">
            <text:p>99</text:p>
          </table:table-cell>
        </table:table-row>
        <table:table-row table:style-name="ro7"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Autor</text:p>
          </table:table-cell>
          <table:table-cell table:style-name="ce4" office:value-type="string" calcext:value-type="string">
            <text:p>Título</text:p>
          </table:table-cell>
          <table:table-cell table:style-name="ce4" office:value-type="string" calcext:value-type="string">
            <text:p>Ano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Critérios Inclusão</text:p>
          </table:table-cell>
          <table:table-cell table:style-name="ce4" office:value-type="string" calcext:value-type="string">
            <text:p>Critérios Exclusão</text:p>
          </table:table-cell>
          <table:table-cell table:style-name="ce4" office:value-type="string" calcext:value-type="string">
            <text:p>Estado</text:p>
          </table:table-cell>
        </table:table-row>
        <table:table-row table:style-name="ro7">
          <table:table-cell office:value-type="string" calcext:value-type="string">
            <text:p>ACM</text:p>
          </table:table-cell>
          <table:table-cell office:value-type="string" calcext:value-type="string">
            <text:p>Simon <text:s/>Davis and Keith <text:s/>Nesbitt and Eugene <text:s/>Nalivaiko</text:p>
          </table:table-cell>
          <table:table-cell table:style-name="ce30" office:value-type="string" calcext:value-type="string">
            <text:p>A Systematic Review of Cybersickness</text:p>
          </table:table-cell>
          <table:table-cell office:value-type="float" office:value="2014" calcext:value-type="float">
            <text:p>2014</text:p>
          </table:table-cell>
          <table:table-cell table:style-name="ce39"/>
          <table:table-cell table:content-validation-name="val1"/>
          <table:table-cell table:content-validation-name="val1" office:value-type="string" calcext:value-type="string">
            <text:p>CE8.</text:p>
          </table:table-cell>
          <table:table-cell table:style-name="ce114"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ACM</text:p>
          </table:table-cell>
          <table:table-cell table:style-name="ce20" office:value-type="string" calcext:value-type="string">
            <text:p>Kyle <text:s/>Olszewski and Joseph J. Lim and Shunsuke <text:s/>Saito and Hao <text:s/>Li</text:p>
          </table:table-cell>
          <table:table-cell table:style-name="ce29" office:value-type="string" calcext:value-type="string">
            <text:p>High-fidelity Facial and Speech Animation for VR HMDs</text:p>
          </table:table-cell>
          <table:table-cell table:style-name="ce34" office:value-type="float" office:value="2016" calcext:value-type="float">
            <text:p>2016</text:p>
          </table:table-cell>
          <table:table-cell table:style-name="ce38"/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114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ACM</text:p>
          </table:table-cell>
          <table:table-cell office:value-type="string" calcext:value-type="string">
            <text:p>Helge <text:s/>Rhodin and Christian <text:s/>Richardt and Dan <text:s/>Casas and Eldar <text:s/>Insafutdinov and Mohammad <text:s/>Shafiei and Hans-Peter <text:s/>Seidel and Bernt <text:s/>Schiele and Christian <text:s/>Theobalt</text:p>
          </table:table-cell>
          <table:table-cell table:style-name="ce30" office:value-type="string" calcext:value-type="string">
            <text:p>EgoCap: Egocentric Marker-less Motion Capture with Two Fisheye Cameras</text:p>
          </table:table-cell>
          <table:table-cell office:value-type="float" office:value="2016" calcext:value-type="float">
            <text:p>2016</text:p>
          </table:table-cell>
          <table:table-cell table:style-name="ce39"/>
          <table:table-cell table:content-validation-name="val1"/>
          <table:table-cell table:content-validation-name="val1" office:value-type="string" calcext:value-type="string">
            <text:p>CE5.</text:p>
          </table:table-cell>
          <table:table-cell table:style-name="ce114"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ACM</text:p>
          </table:table-cell>
          <table:table-cell table:style-name="ce20" office:value-type="string" calcext:value-type="string">
            <text:p>Beryl <text:s/>Plimmer</text:p>
          </table:table-cell>
          <table:table-cell table:style-name="ce29" office:value-type="string" calcext:value-type="string">
            <text:p>Tangible Interaction: A Case for Light-weight Tangibles</text:p>
          </table:table-cell>
          <table:table-cell table:style-name="ce34" office:value-type="float" office:value="2015" calcext:value-type="float">
            <text:p>2015</text:p>
          </table:table-cell>
          <table:table-cell table:style-name="ce38"/>
          <table:table-cell table:style-name="ce43" table:content-validation-name="val1"/>
          <table:table-cell table:style-name="ce47" table:content-validation-name="val1" office:value-type="string" calcext:value-type="string">
            <text:p>CE4, CE5.</text:p>
          </table:table-cell>
          <table:table-cell table:style-name="ce115"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8" office:value-type="string" calcext:value-type="string">
            <text:p>SCOPUS</text:p>
          </table:table-cell>
          <table:table-cell office:value-type="string" calcext:value-type="string">
            <text:p>Campbell A.G., Santiago K., Hoo D., Mangina E.</text:p>
          </table:table-cell>
          <table:table-cell office:value-type="string" calcext:value-type="string">
            <text:p>Future mixed reality educational spac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scopus.com/inward/record.uri?eid=2-s2.0-85013678954&amp;doi=10.1109%2fFTC.2016.7821738&amp;partnerID=40&amp;md5=a65de845a6eae44d35208ddbc2a04fb4</text:p>
          </table:table-cell>
          <table:table-cell table:content-validation-name="val1"/>
          <table:table-cell table:style-name="ce49" table:content-validation-name="val1" office:value-type="string" calcext:value-type="string">
            <text:p>CE4, CE5.</text:p>
          </table:table-cell>
          <table:table-cell table:style-name="ce115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Lupu R.G., Ungureanu F., Stan A.</text:p>
          </table:table-cell>
          <table:table-cell office:value-type="string" calcext:value-type="string">
            <text:p>A virtual reality system for post stroke recover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scopus.com/inward/record.uri?eid=2-s2.0-85010460375&amp;doi=10.1109%2fICSTCC.2016.7790682&amp;partnerID=40&amp;md5=5d12662e820b7d72edbd1e222124704f</text:p>
          </table:table-cell>
          <table:table-cell table:content-validation-name="val1"/>
          <table:table-cell table:content-validation-name="val1" office:value-type="string" calcext:value-type="string">
            <text:p>CE6.</text:p>
          </table:table-cell>
          <table:table-cell table:style-name="ce116"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Zhu Y., Zhu K., Fu Q., Chen X., Gong H., Yu J.</text:p>
          </table:table-cell>
          <table:table-cell table:style-name="ce32" office:value-type="string" calcext:value-type="string">
            <text:p>SAVE: Shared augmented virtual environment for real-time mixed reality applications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5009742815&amp;doi=10.1145%2f3013971.3013979&amp;partnerID=40&amp;md5=69436c7c31528eee9d00b84a38d40bcf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116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Kavanagh S., Luxton-Reilly A., Wüensche B., Plimmer B.</text:p>
          </table:table-cell>
          <table:table-cell office:value-type="string" calcext:value-type="string">
            <text:p>Creating 360° educational video: A case stud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scopus.com/inward/record.uri?eid=2-s2.0-85012024849&amp;doi=10.1145%2f3010915.3011001&amp;partnerID=40&amp;md5=439cd3bd79531bcf13bd974492e22c8b</text:p>
          </table:table-cell>
          <table:table-cell table:content-validation-name="val1"/>
          <table:table-cell table:content-validation-name="val1" office:value-type="string" calcext:value-type="string">
            <text:p>CE5.</text:p>
          </table:table-cell>
          <table:table-cell table:style-name="ce116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Tsoupikova D., Rettberg S., Coover R., Nishimoto A.</text:p>
          </table:table-cell>
          <table:table-cell office:value-type="string" calcext:value-type="string">
            <text:p>The battle for hearts and minds: Interrogation and torture in the age of war. An adaptation for oculus rif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scopus.com/inward/record.uri?eid=2-s2.0-85006985770&amp;doi=10.1145%2f2996376.2996383&amp;partnerID=40&amp;md5=f119b3458e16eff1bac16857c713507d</text:p>
          </table:table-cell>
          <table:table-cell table:content-validation-name="val1"/>
          <table:table-cell table:content-validation-name="val1" office:value-type="string" calcext:value-type="string">
            <text:p>CE5.</text:p>
          </table:table-cell>
          <table:table-cell table:style-name="ce117"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Moro C., Stromberga Z., Raikos A., Stirling A.</text:p>
          </table:table-cell>
          <table:table-cell table:style-name="ce32" office:value-type="string" calcext:value-type="string">
            <text:p>Combining virtual (Oculus Rift &amp; Gear VR) and augmented reality with interactive applications to enhance tertiary medical and biomedical curricula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5006815864&amp;doi=10.1145%2f2993363.2993364&amp;partnerID=40&amp;md5=c0b64323b9ec29345d89805fc21cdf94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4.</text:p>
          </table:table-cell>
          <table:table-cell table:style-name="ce117"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Peña-Rios A., Hagras H., Gardner M., Owusu G.</text:p>
          </table:table-cell>
          <table:table-cell table:style-name="ce32" office:value-type="string" calcext:value-type="string">
            <text:p>A fuzzy logic based system for mixed reality assistance of remote workforce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5006815328&amp;doi=10.1109%2fFUZZ-IEEE.2016.7737716&amp;partnerID=40&amp;md5=28e451d0fc13568fd09b87e82c41cff3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118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Ritz L.T., Buss A.R.</text:p>
          </table:table-cell>
          <table:table-cell office:value-type="string" calcext:value-type="string">
            <text:p>A Framework for Aligning Instructional Design Strategies with Affordances of CAVE Immersive Virtual Reality System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scopus.com/inward/record.uri?eid=2-s2.0-84970946803&amp;doi=10.1007%2fs11528-016-0085-9&amp;partnerID=40&amp;md5=bda6d6c828043ace0c511fd2e6cbec0b</text:p>
          </table:table-cell>
          <table:table-cell table:content-validation-name="val1"/>
          <table:table-cell table:content-validation-name="val1" office:value-type="string" calcext:value-type="string">
            <text:p>CE1, CE4, CI5.</text:p>
          </table:table-cell>
          <table:table-cell table:style-name="ce119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Kymalainen T.</text:p>
          </table:table-cell>
          <table:table-cell office:value-type="string" calcext:value-type="string">
            <text:p>Introduction to the special session: Design and research for advanced human augmenta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scopus.com/inward/record.uri?eid=2-s2.0-84998849915&amp;doi=10.1109%2fIE.2016.30&amp;partnerID=40&amp;md5=daf931dec57cb54ce2b3c6828e6b2aa8</text:p>
          </table:table-cell>
          <table:table-cell table:content-validation-name="val1"/>
          <table:table-cell table:content-validation-name="val1" office:value-type="string" calcext:value-type="string">
            <text:p>CE4, CE5.</text:p>
          </table:table-cell>
          <table:table-cell table:style-name="ce120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Knierim P., Funk M., Kosch T., Fedosov A., Muller T., Schopf B., Weise M., Schmidt A.</text:p>
          </table:table-cell>
          <table:table-cell office:value-type="string" calcext:value-type="string">
            <text:p>UbiBeam++: Augmenting interactive projection with head-mounted display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scopus.com/inward/record.uri?eid=2-s2.0-84997282697&amp;doi=10.1145%2f2971485.2996747&amp;partnerID=40&amp;md5=2ff4069e170cde8eb70fde036298a5c7</text:p>
          </table:table-cell>
          <table:table-cell table:content-validation-name="val1"/>
          <table:table-cell table:content-validation-name="val1" office:value-type="string" calcext:value-type="string">
            <text:p>CE4, CE5.</text:p>
          </table:table-cell>
          <table:table-cell table:style-name="ce121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Suzuki K., Nakamura F., Otsuka J., Masai K., Itoh Y., Sugiura Y., Sugimoto M.</text:p>
          </table:table-cell>
          <table:table-cell office:value-type="string" calcext:value-type="string">
            <text:p>Facial expression mapping inside head mounted display by embedded optical sensor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scopus.com/inward/record.uri?eid=2-s2.0-84995691175&amp;doi=10.1145%2f2984751.2985714&amp;partnerID=40&amp;md5=ce375879eb9f7434499a50ad69ae5265</text:p>
          </table:table-cell>
          <table:table-cell table:content-validation-name="val1"/>
          <table:table-cell table:content-validation-name="val1" office:value-type="string" calcext:value-type="string">
            <text:p>CE4, CE5.</text:p>
          </table:table-cell>
          <table:table-cell table:style-name="ce122"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Ferracani A., Pezzatini D., Bianchini J., Biscini G., Del Bimbo A.</text:p>
          </table:table-cell>
          <table:table-cell table:style-name="ce32" office:value-type="string" calcext:value-type="string">
            <text:p>Locomotion by natural gestures for immersive virtual environments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4994877280&amp;doi=10.1145%2f2983298.2983307&amp;partnerID=40&amp;md5=d4fac3dd7bd55d6973ec8a6c12775cdd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4, CE5.</text:p>
          </table:table-cell>
          <table:table-cell table:style-name="ce122"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Makarov I., Tokmakov M., Polyakov P., Zyuzin P., Martynov M., Konoplya O., Kuznetsov G., Guschenko-Cheverda I., Uriev M., Mokeev I., Gerasimova O., Tokmakova L., Kosmachev A.</text:p>
          </table:table-cell>
          <table:table-cell table:style-name="ce32" office:value-type="string" calcext:value-type="string">
            <text:p>First-person shooter game for virtual reality headset with advanced multi-agent intelligent system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4994580018&amp;doi=10.1145%2f2964284.2973826&amp;partnerID=40&amp;md5=dda040d508e81f08934925464c2c64c6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123"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Cochrane T.</text:p>
          </table:table-cell>
          <table:table-cell table:style-name="ce32" office:value-type="string" calcext:value-type="string">
            <text:p>Mobile VR in education: From the fringe to the mainstream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4985038554&amp;doi=10.4018%2fIJMBL.2016100104&amp;partnerID=40&amp;md5=8ec8e4bc04ba63379d8cdcd4d37f7dfe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4, CE5.</text:p>
          </table:table-cell>
          <table:table-cell table:style-name="ce124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Gradl S., Eskofier B.M., Eskofier D., Mutschler C., Otto S.</text:p>
          </table:table-cell>
          <table:table-cell office:value-type="string" calcext:value-type="string">
            <text:p>Virtual and augmented reality in sports-an overview and acceptance stud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scopus.com/inward/record.uri?eid=2-s2.0-84991059639&amp;doi=10.1145%2f2968219.2968572&amp;partnerID=40&amp;md5=6f3307164f508e08e1bb1aaef48dac57</text:p>
          </table:table-cell>
          <table:table-cell table:content-validation-name="val1"/>
          <table:table-cell table:content-validation-name="val1" office:value-type="string" calcext:value-type="string">
            <text:p>CE4, CE5.</text:p>
          </table:table-cell>
          <table:table-cell table:style-name="ce124"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Maines C.L., Tang S., Llewellyn-Jones D.</text:p>
          </table:table-cell>
          <table:table-cell table:style-name="ce32" office:value-type="string" calcext:value-type="string">
            <text:p>VICTour 1.1: Introducing Virtual Learning Environments and Gamification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91111381&amp;doi=10.1109%2fDeSE.2015.66&amp;partnerID=40&amp;md5=327dce1fd74e5d630393221ca5bd54b1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4, CE5.</text:p>
          </table:table-cell>
          <table:table-cell table:style-name="ce124"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Reddy S., Rao G.S.S.S., Hegde R.M.</text:p>
          </table:table-cell>
          <table:table-cell table:style-name="ce32" office:value-type="string" calcext:value-type="string">
            <text:p>On the development of a dynamic virtual reality system using audio and visual scenes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4988909542&amp;doi=10.1109%2fNCC.2016.7561204&amp;partnerID=40&amp;md5=9798724ec6c9da4d18947af74cd5fb08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125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Wang Y., Liu W., Meng X., Fu H., Zhang D., Kang Y., Feng R., Wei Z., Zhu X., Jiang G.</text:p>
          </table:table-cell>
          <table:table-cell office:value-type="string" calcext:value-type="string">
            <text:p>Development of an immersive virtual reality head-mounted display with high performanc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scopus.com/inward/record.uri?eid=2-s2.0-84987638645&amp;doi=10.1364%2fAO.55.006969&amp;partnerID=40&amp;md5=1a87e5243f3419de69d0c09581bc243e</text:p>
          </table:table-cell>
          <table:table-cell table:content-validation-name="val1"/>
          <table:table-cell table:content-validation-name="val1" office:value-type="string" calcext:value-type="string">
            <text:p>CE5.</text:p>
          </table:table-cell>
          <table:table-cell table:style-name="ce125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Chen Y.-L.</text:p>
          </table:table-cell>
          <table:table-cell office:value-type="string" calcext:value-type="string">
            <text:p>The Effects of Virtual Reality Learning Environment on Student Cognitive and Linguistic Developmen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scopus.com/inward/record.uri?eid=2-s2.0-84978129550&amp;doi=10.1007%2fs40299-016-0293-2&amp;partnerID=40&amp;md5=840bb782c184f68cc7e33f7469bf61cd</text:p>
          </table:table-cell>
          <table:table-cell table:content-validation-name="val1"/>
          <table:table-cell table:content-validation-name="val1" office:value-type="string" calcext:value-type="string">
            <text:p>CE5.</text:p>
          </table:table-cell>
          <table:table-cell table:style-name="ce126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Du R., Varshney A.</text:p>
          </table:table-cell>
          <table:table-cell office:value-type="string" calcext:value-type="string">
            <text:p>Social street view: Blending immersive street views with geo-Tagged social med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scopus.com/inward/record.uri?eid=2-s2.0-84983548896&amp;doi=10.1145%2f2945292.2945294&amp;partnerID=40&amp;md5=b5a96caef95ff52d2901add03784f8af</text:p>
          </table:table-cell>
          <table:table-cell table:content-validation-name="val1"/>
          <table:table-cell table:content-validation-name="val1" office:value-type="string" calcext:value-type="string">
            <text:p>CE5.</text:p>
          </table:table-cell>
          <table:table-cell table:style-name="ce127"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De Oliveira E.C., Bertrand P., Lesur M.E.R., Palomo P., Demarzo M., Cebolla A., Banos R., Tori R.</text:p>
          </table:table-cell>
          <table:table-cell table:style-name="ce32" office:value-type="string" calcext:value-type="string">
            <text:p>Virtual Body Swap: A New Feasible Tool to Be Explored in Health and Education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4986222491&amp;doi=10.1109%2fSVR.2016.23&amp;partnerID=40&amp;md5=a758137b363aad1bf1a98e4070e0db45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127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Krum D.M., Kang S.-H., Phan T., Dukes L.C., Bolas M.</text:p>
          </table:table-cell>
          <table:table-cell office:value-type="string" calcext:value-type="string">
            <text:p>Head mounted projection for enhanced gaze in social interactio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scopus.com/inward/record.uri?eid=2-s2.0-84979763449&amp;doi=10.1109%2fVR.2016.7504727&amp;partnerID=40&amp;md5=fdc3ef29f0bdbae207c49dcdaa75dd14</text:p>
          </table:table-cell>
          <table:table-cell table:content-validation-name="val1"/>
          <table:table-cell table:content-validation-name="val1" office:value-type="string" calcext:value-type="string">
            <text:p>CE5.</text:p>
          </table:table-cell>
          <table:table-cell table:style-name="ce127"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Robert M.T., Ballaz L., Lemay M.</text:p>
          </table:table-cell>
          <table:table-cell table:style-name="ce32" office:value-type="string" calcext:value-type="string">
            <text:p>The effect of viewing a virtual environment through a head-mounted display on balance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4975514595&amp;doi=10.1016%2fj.gaitpost.2016.06.010&amp;partnerID=40&amp;md5=0cabad7d94ae9b1f30b2ad7ef39c073c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127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Ritter K.A., III, Chambers T.L., Borst C.W.</text:p>
          </table:table-cell>
          <table:table-cell office:value-type="string" calcext:value-type="string">
            <text:p>Work in progress: Networked virtual reality environment for teaching concentrating solar power technolog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scopus.com/inward/record.uri?eid=2-s2.0-84983350807&amp;partnerID=40&amp;md5=7878f6fa0ddb6f6144ecac4a76ff3ae5</text:p>
          </table:table-cell>
          <table:table-cell table:content-validation-name="val1"/>
          <table:table-cell table:content-validation-name="val1" office:value-type="string" calcext:value-type="string">
            <text:p>CE4.</text:p>
          </table:table-cell>
          <table:table-cell table:style-name="ce128"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Garzotto F., Gelsomini M., Clasadonte F., Montesano D., Occhiuto D.</text:p>
          </table:table-cell>
          <table:table-cell table:style-name="ce32" office:value-type="string" calcext:value-type="string">
            <text:p>Wearable immersive storytelling for disabled children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4977147450&amp;doi=10.1145%2f2909132.2909256&amp;partnerID=40&amp;md5=4750ece7c54719d9141aab0e3cb4eefc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6.</text:p>
          </table:table-cell>
          <table:table-cell table:style-name="ce129"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Smith M.L., Foley M.R.</text:p>
          </table:table-cell>
          <table:table-cell table:style-name="ce32" office:value-type="string" calcext:value-type="string">
            <text:p>Transforming clinical education in obstetrics and gynecology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4960153817&amp;doi=10.1097%2fAOG.0000000000001356&amp;partnerID=40&amp;md5=b05e2305cd9899fae18fdd26cc48da9c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130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Lu X., Shen J., Perugini S., Yang J.</text:p>
          </table:table-cell>
          <table:table-cell office:value-type="string" calcext:value-type="string">
            <text:p>An Immersive Telepresence System Using RGB-D Sensors and Head Mounted Displ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69705731&amp;doi=10.1109%2fISM.2015.108&amp;partnerID=40&amp;md5=0477521cb67505d71e05dfceb55dbf0a</text:p>
          </table:table-cell>
          <table:table-cell table:content-validation-name="val1"/>
          <table:table-cell table:content-validation-name="val1" office:value-type="string" calcext:value-type="string">
            <text:p>CE5.</text:p>
          </table:table-cell>
          <table:table-cell table:style-name="ce130"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McCaffery J., Miller A., Vermehren A., Fabola A.</text:p>
          </table:table-cell>
          <table:table-cell table:style-name="ce32" office:value-type="string" calcext:value-type="string">
            <text:p>The Virtual Museums of Caen: A case study on modes of representation of digital historical content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65178564&amp;doi=10.1109%2fDigitalHeritage.2015.7419571&amp;partnerID=40&amp;md5=a1f8293a2e0afc057bb4add46a5c16d9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130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Zapf M.P.H., Boon M.-Y., Lovell N.H., Suaning G.J.</text:p>
          </table:table-cell>
          <table:table-cell office:value-type="string" calcext:value-type="string">
            <text:p>Assistive peripheral phosphene arrays deliver advantages in obstacle avoidance in simulated end-stage retinitis pigmentosa: A virtual-reality stud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scopus.com/inward/record.uri?eid=2-s2.0-84962359209&amp;doi=10.1088%2f1741-2560%2f13%2f2%2f026022&amp;partnerID=40&amp;md5=0b77c5c71fdaef4816250deb2f5bc086</text:p>
          </table:table-cell>
          <table:table-cell table:content-validation-name="val1"/>
          <table:table-cell table:content-validation-name="val1" office:value-type="string" calcext:value-type="string">
            <text:p>CE5.</text:p>
          </table:table-cell>
          <table:table-cell table:style-name="ce130"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Wu Z., Feng G., Luo H., Wu X.</text:p>
          </table:table-cell>
          <table:table-cell table:style-name="ce32" office:value-type="string" calcext:value-type="string">
            <text:p>Development of a Visual Reality Headset and Its Applications in 3D Interactive Bike Race Games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63876909&amp;doi=10.1109%2fIIH-MSP.2015.107&amp;partnerID=40&amp;md5=05c0f740337e32f371164b21b6556f6e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130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Li Y., Elmaghraby A.S., El-Baz A., Sokhadze E.M.</text:p>
          </table:table-cell>
          <table:table-cell office:value-type="string" calcext:value-type="string">
            <text:p>Using physiological signal analysis to design affective VR gam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63877331&amp;doi=10.1109%2fISSPIT.2015.7394401&amp;partnerID=40&amp;md5=5adc8c84bdf06fd251e1ef2712ed894c</text:p>
          </table:table-cell>
          <table:table-cell table:content-validation-name="val1"/>
          <table:table-cell table:content-validation-name="val1" office:value-type="string" calcext:value-type="string">
            <text:p>CE5.</text:p>
          </table:table-cell>
          <table:table-cell table:style-name="ce130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Andersson N., Argyrou A., Nägele F., Ubis F., Campos U.E., Zarate M.O.D., Wilterdink R.</text:p>
          </table:table-cell>
          <table:table-cell office:value-type="string" calcext:value-type="string">
            <text:p>AR-Enhanced Human-Robot-Interaction - Methodologies, Algorithms, Tool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scopus.com/inward/record.uri?eid=2-s2.0-84994120856&amp;doi=10.1016%2fj.procir.2016.03.022&amp;partnerID=40&amp;md5=8ad534943ed9c63f75ee512af3f2acb7</text:p>
          </table:table-cell>
          <table:table-cell table:content-validation-name="val1"/>
          <table:table-cell table:content-validation-name="val1" office:value-type="string" calcext:value-type="string">
            <text:p>CE1, CE4, CE5.</text:p>
          </table:table-cell>
          <table:table-cell table:style-name="ce130"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Vourvopoulos A., Ferreira A., Badia S.B.I.</text:p>
          </table:table-cell>
          <table:table-cell table:style-name="ce32" office:value-type="string" calcext:value-type="string">
            <text:p>NeuRow: An immersive VR environment for motor-imagery training with the use of Brain-Computer Interfaces and vibrotactile feedback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4991072811&amp;partnerID=40&amp;md5=edfbb96ea7bf510ffe8ec59d0bff1a60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130"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Zikas P., Bachlitzanakis V., Papaefthymiou M., Kateros S., Georgiou S., Lydatakis N., Papagiannakis G.</text:p>
          </table:table-cell>
          <table:table-cell table:style-name="ce32" office:value-type="string" calcext:value-type="string">
            <text:p>Mixed reality serious games and gamification for smart education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4996606770&amp;partnerID=40&amp;md5=8044618b388cb350682760849ea01241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131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Kesselman M.</text:p>
          </table:table-cell>
          <table:table-cell office:value-type="string" calcext:value-type="string">
            <text:p>Current CITE-ings from the popular and trade computing literature: Google Cardboard – virtual reality for everyon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scopus.com/inward/record.uri?eid=2-s2.0-84977538341&amp;doi=10.1108%2fLHTN-04-2016-0020&amp;partnerID=40&amp;md5=e313a3991a93b2699b671b7be1d750d8</text:p>
          </table:table-cell>
          <table:table-cell table:content-validation-name="val1"/>
          <table:table-cell table:content-validation-name="val1" office:value-type="string" calcext:value-type="string">
            <text:p>CE5.</text:p>
          </table:table-cell>
          <table:table-cell table:style-name="ce131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Kunz A., Zank M., Nescher T., Wegener K.</text:p>
          </table:table-cell>
          <table:table-cell office:value-type="string" calcext:value-type="string">
            <text:p>Virtual Reality Based Time and Motion Study with Support for Real Walki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scopus.com/inward/record.uri?eid=2-s2.0-85006990447&amp;doi=10.1016%2fj.procir.2016.11.053&amp;partnerID=40&amp;md5=d106b5c1c94a7491bcae954a78013b2b</text:p>
          </table:table-cell>
          <table:table-cell table:content-validation-name="val1"/>
          <table:table-cell table:content-validation-name="val1" office:value-type="string" calcext:value-type="string">
            <text:p>CE5.</text:p>
          </table:table-cell>
          <table:table-cell table:style-name="ce132"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[No author name available]</text:p>
          </table:table-cell>
          <table:table-cell table:style-name="ce32" office:value-type="string" calcext:value-type="string">
            <text:p>Formal modeling of accidents and automatic generation of tutoring scenarios for intelligent safety training of process operators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https://www.scopus.com/inward/record.uri?eid=2-s2.0-84983627651&amp;partnerID=40&amp;md5=383dec4000708647042cb554a084fee5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132"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Allain K., Dado B., Gelderen M.V., Hokke O., Oliveira M., Bidarra R., Gaubitch N.D., Hendriks R.C., Kybartas B.</text:p>
          </table:table-cell>
          <table:table-cell table:style-name="ce32" office:value-type="string" calcext:value-type="string">
            <text:p>An audio game for training navigation skills of blind children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63935798&amp;doi=10.1109%2fSIVE.2015.7361292&amp;partnerID=40&amp;md5=41ebe438968f6467bd23d886adbdf9b1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6.</text:p>
          </table:table-cell>
          <table:table-cell table:style-name="ce133"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Itoh Y., Klinker G.</text:p>
          </table:table-cell>
          <table:table-cell table:style-name="ce32" office:value-type="string" calcext:value-type="string">
            <text:p>Simultaneous direct and augmented view distortion calibration of optical see-through head-mounted displays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62306738&amp;doi=10.1109%2fISMAR.2015.14&amp;partnerID=40&amp;md5=d43bd2890a60564fd8c15d67dd51b771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134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Huang Y.-H., Yu T.-C., Tsai P.-H., Wang Y.-X., Yang W.-L., Ouhyoung M.</text:p>
          </table:table-cell>
          <table:table-cell office:value-type="string" calcext:value-type="string">
            <text:p>Scope+: A stereoscopic video see-through augmented reality microsc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62808726&amp;doi=10.1145%2f2815585.2817775&amp;partnerID=40&amp;md5=3d6be0daa835a14b57f15df8b453afc6</text:p>
          </table:table-cell>
          <table:table-cell table:content-validation-name="val1"/>
          <table:table-cell table:content-validation-name="val1" office:value-type="string" calcext:value-type="string">
            <text:p>CE1, CE4, CE5.</text:p>
          </table:table-cell>
          <table:table-cell table:style-name="ce134"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Emanuele R., Filippo B., Alessandro F., Alberto A.C.</text:p>
          </table:table-cell>
          <table:table-cell table:style-name="ce32" office:value-type="string" calcext:value-type="string">
            <text:p>Co-located haptic interaction for virtual USG exploration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53283008&amp;doi=10.1109%2fEMBC.2015.7318667&amp;partnerID=40&amp;md5=a16690fce10cb61aa38df844ca0c3a47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, CE6.</text:p>
          </table:table-cell>
          <table:table-cell table:style-name="ce134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Hodgkinson G.</text:p>
          </table:table-cell>
          <table:table-cell office:value-type="string" calcext:value-type="string">
            <text:p>Taking animation project learning into the virtual environmen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75749535&amp;doi=10.1145%2f2818498.2818506&amp;partnerID=40&amp;md5=48f40f297900ba856dab9b74f3ba8412</text:p>
          </table:table-cell>
          <table:table-cell table:content-validation-name="val1"/>
          <table:table-cell table:content-validation-name="val1" office:value-type="string" calcext:value-type="string">
            <text:p>CE5.</text:p>
          </table:table-cell>
          <table:table-cell table:style-name="ce134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Li Y., Elmaghraby A.S., Sokhadze E.M.</text:p>
          </table:table-cell>
          <table:table-cell office:value-type="string" calcext:value-type="string">
            <text:p>Designing immersive affective environments with biofeedbac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62269741&amp;doi=10.1109%2fCGames.2015.7272965&amp;partnerID=40&amp;md5=bfb4cd0328f2b2ba7a2f720ccdccd229</text:p>
          </table:table-cell>
          <table:table-cell table:content-validation-name="val1"/>
          <table:table-cell table:content-validation-name="val1" office:value-type="string" calcext:value-type="string">
            <text:p>CE5.</text:p>
          </table:table-cell>
          <table:table-cell table:style-name="ce135"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Sridharan S., Pieszala J., Bailey R.</text:p>
          </table:table-cell>
          <table:table-cell table:style-name="ce32" office:value-type="string" calcext:value-type="string">
            <text:p>Depth-based subtle gaze guidance in virtual reality environments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55617680&amp;doi=10.1145%2f2804408.2814187&amp;partnerID=40&amp;md5=7b8c71eea6f260915d000b8c6b72867b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135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Pore M., Sadeghi K., Chakati V., Banerjee A., Gupta S.K.S.</text:p>
          </table:table-cell>
          <table:table-cell office:value-type="string" calcext:value-type="string">
            <text:p>Enabling real-time collaborative brain-mobile interactive applications on volunteer mobile devic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63783965&amp;doi=10.1145%2f2799650.2799660&amp;partnerID=40&amp;md5=0876549411be50f32ec1a4d328b5a267</text:p>
          </table:table-cell>
          <table:table-cell table:content-validation-name="val1"/>
          <table:table-cell table:content-validation-name="val1" office:value-type="string" calcext:value-type="string">
            <text:p>CE5.</text:p>
          </table:table-cell>
          <table:table-cell table:style-name="ce135"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Xie B., Zhou Q., Yu L.</text:p>
          </table:table-cell>
          <table:table-cell table:style-name="ce32" office:value-type="string" calcext:value-type="string">
            <text:p>A real-time welding training system base on virtual reality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54473454&amp;doi=10.1109%2fVR.2015.7223419&amp;partnerID=40&amp;md5=c9cfb8de393fd7b68b5045619813aca2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4.</text:p>
          </table:table-cell>
          <table:table-cell table:style-name="ce135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Phelan I., Arden M., Garcia C., Roast C.</text:p>
          </table:table-cell>
          <table:table-cell office:value-type="string" calcext:value-type="string">
            <text:p>Exploring virtual reality and prosthetic traini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54549019&amp;doi=10.1109%2fVR.2015.7223441&amp;partnerID=40&amp;md5=a6f7d097ff4ad25efd8f846285fa718b</text:p>
          </table:table-cell>
          <table:table-cell table:content-validation-name="val1"/>
          <table:table-cell table:content-validation-name="val1" office:value-type="string" calcext:value-type="string">
            <text:p>CE6.</text:p>
          </table:table-cell>
          <table:table-cell table:style-name="ce135"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Andrews S., Vincent J.B., McCormick J.</text:p>
          </table:table-cell>
          <table:table-cell table:style-name="ce32" office:value-type="string" calcext:value-type="string">
            <text:p>Duet: Improvising spatial dialogues with an artificially intelligent agent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61205751&amp;doi=10.1145%2f2788940.2788952&amp;partnerID=40&amp;md5=217ef1efc54e66e4387fe530c4afaac3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136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Golodetz S., Prisacariu V.A., Sapienza M., Kahler O., Murray D.W., Valentin J.P.C., Ren C.Y., Izadi S., Vineet V., Arnab A., Torr P.H.S., Cheng M.-M., Hicks S.L.</text:p>
          </table:table-cell>
          <table:table-cell office:value-type="string" calcext:value-type="string">
            <text:p>SemanticPaint: Interactive segmentation and learning of 3D world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57932823&amp;doi=10.1145%2f2782782.2792488&amp;partnerID=40&amp;md5=ddd5f907327c0d9ad6adcb5c77f03f2b</text:p>
          </table:table-cell>
          <table:table-cell table:content-validation-name="val1"/>
          <table:table-cell table:content-validation-name="val1" office:value-type="string" calcext:value-type="string">
            <text:p>CE5.</text:p>
          </table:table-cell>
          <table:table-cell table:style-name="ce136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Bleser G., Damen D., Behera A., Hendeby G., Mura K., Miezal M., Gee A., Petersen N., Maçães G., Domingues H., Gorecky D., Almeida L., Mayol-Cuevas W., Calway A., Cohn A.G., Hogg D.C., Stricker D.</text:p>
          </table:table-cell>
          <table:table-cell office:value-type="string" calcext:value-type="string">
            <text:p>Cognitive learning, monitoring and assistance of industrial workflows using egocentric sensor network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38704361&amp;doi=10.1371%2fjournal.pone.0127769&amp;partnerID=40&amp;md5=e5314c0fab73a82e8d2900fcea2fd628</text:p>
          </table:table-cell>
          <table:table-cell table:content-validation-name="val1"/>
          <table:table-cell table:content-validation-name="val1" office:value-type="string" calcext:value-type="string">
            <text:p>CE5.</text:p>
          </table:table-cell>
          <table:table-cell table:style-name="ce137"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Aiken M.P., Berry M.J.</text:p>
          </table:table-cell>
          <table:table-cell table:style-name="ce32" office:value-type="string" calcext:value-type="string">
            <text:p>Posttraumatic stress disorder: possibilities for olfaction and virtual reality exposure therapy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30542325&amp;doi=10.1007%2fs10055-015-0260-x&amp;partnerID=40&amp;md5=eef1e57f31a0ccae66fc74c232ed64b5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6.</text:p>
          </table:table-cell>
          <table:table-cell table:style-name="ce137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Wang J., Lindeman R.</text:p>
          </table:table-cell>
          <table:table-cell office:value-type="string" calcext:value-type="string">
            <text:p>Coordinated hybrid virtual environments: Seamless interaction contexts for effective virtual realit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37760758&amp;doi=10.1016%2fj.cag.2015.02.007&amp;partnerID=40&amp;md5=76f31a2c83eb95869066b3007d812fb0</text:p>
          </table:table-cell>
          <table:table-cell table:content-validation-name="val1"/>
          <table:table-cell table:content-validation-name="val1" office:value-type="string" calcext:value-type="string">
            <text:p>CE5.</text:p>
          </table:table-cell>
          <table:table-cell table:style-name="ce137"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Li H., Trutoiu L., Olszewski K., Wei L., Trutna T., Hsieh P.-L., Nicholls A., Ma C.</text:p>
          </table:table-cell>
          <table:table-cell table:style-name="ce32" office:value-type="string" calcext:value-type="string">
            <text:p>Facial performance sensing head-mounted display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45212482&amp;doi=10.1145%2f2766939&amp;partnerID=40&amp;md5=f9c5fa0d501794fc87dc2fb4322b72b3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138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Liu J., Lockhart T.E., Parijat P., McIntosh J.D., Chiu Y.-P.</text:p>
          </table:table-cell>
          <table:table-cell office:value-type="string" calcext:value-type="string">
            <text:p>Comparison of slip training in vr environment and on moveable platfor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43411059&amp;partnerID=40&amp;md5=06668b1125df989d6299bec05383a47f</text:p>
          </table:table-cell>
          <table:table-cell table:content-validation-name="val1"/>
          <table:table-cell table:content-validation-name="val1" office:value-type="string" calcext:value-type="string">
            <text:p>CE5, CE6.</text:p>
          </table:table-cell>
          <table:table-cell table:style-name="ce139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Leyrer M., Linkenauger S.A., Bülthoff H.H., Mohler B.J.</text:p>
          </table:table-cell>
          <table:table-cell office:value-type="string" calcext:value-type="string">
            <text:p>Eye height manipulations: A possible solution to reduce underestimation of egocentric distances in head-mounted display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23493932&amp;doi=10.1145%2f2699254&amp;partnerID=40&amp;md5=d7e7f7d4cdab20f678a76a09b738d786</text:p>
          </table:table-cell>
          <table:table-cell table:content-validation-name="val1"/>
          <table:table-cell table:content-validation-name="val1" office:value-type="string" calcext:value-type="string">
            <text:p>CE5.</text:p>
          </table:table-cell>
          <table:table-cell table:style-name="ce140"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Geuss M.N., Stefanucci J.K., Creem-Regehr S.H., Thompson W.B., Mohler B.J.</text:p>
          </table:table-cell>
          <table:table-cell table:style-name="ce32" office:value-type="string" calcext:value-type="string">
            <text:p>Effect of display technology on perceived scale of space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44325683&amp;doi=10.1177%2f0018720815590300&amp;partnerID=40&amp;md5=55d0cbad328c9d6ca2084afb10194a48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140"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Freina L., Canessa A.</text:p>
          </table:table-cell>
          <table:table-cell table:style-name="ce32" office:value-type="string" calcext:value-type="string">
            <text:p>Immersive vs desktop virtual reality in game based learning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55151400&amp;partnerID=40&amp;md5=f62727021ff0a306eef5ab32c8a4bce7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6.</text:p>
          </table:table-cell>
          <table:table-cell table:style-name="ce141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Cheng Y., Huang C.-L., Yang C.-S.</text:p>
          </table:table-cell>
          <table:table-cell office:value-type="string" calcext:value-type="string">
            <text:p>Using a 3D immersive virtual environment system to enhance social understanding and social skills for children with autism spectrum disorder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46077122&amp;doi=10.1177%2f1088357615583473&amp;partnerID=40&amp;md5=6681909c826e2eeb77fc05101df515ed</text:p>
          </table:table-cell>
          <table:table-cell table:content-validation-name="val1"/>
          <table:table-cell table:content-validation-name="val1" office:value-type="string" calcext:value-type="string">
            <text:p>CE6.</text:p>
          </table:table-cell>
          <table:table-cell table:style-name="ce141"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Wen X., Duan F., Yu Y., Tan J.T.C., Cheng X.</text:p>
          </table:table-cell>
          <table:table-cell table:style-name="ce32" office:value-type="string" calcext:value-type="string">
            <text:p>Design of a multi-functional system based on virtual reality for stroke rehabilitation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32082833&amp;doi=10.1109%2fWCICA.2014.7053099&amp;partnerID=40&amp;md5=53904e2f9da196f8ada9b86dfdd61629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6.</text:p>
          </table:table-cell>
          <table:table-cell table:style-name="ce142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Merta M., Kelling N.</text:p>
          </table:table-cell>
          <table:table-cell office:value-type="string" calcext:value-type="string">
            <text:p>Effects of level of control on simulator sickness using a virtual reality head mounted devic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81727616&amp;doi=10.1177%2f1541931215591237&amp;partnerID=40&amp;md5=7c3ac23bbf6a9e74e4085469695ac940</text:p>
          </table:table-cell>
          <table:table-cell table:content-validation-name="val1"/>
          <table:table-cell table:content-validation-name="val1" office:value-type="string" calcext:value-type="string">
            <text:p>CE4.</text:p>
          </table:table-cell>
          <table:table-cell table:style-name="ce142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Grajewski D., Górski F., Hamrol A., Zawadzki P.</text:p>
          </table:table-cell>
          <table:table-cell office:value-type="string" calcext:value-type="string">
            <text:p>Immersive and Haptic Educational Simulations of Assembly Workplace Condition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64076339&amp;doi=10.1016%2fj.procs.2015.12.258&amp;partnerID=40&amp;md5=68418c68cc45af74bcc0be15b0c95744</text:p>
          </table:table-cell>
          <table:table-cell table:content-validation-name="val1"/>
          <table:table-cell table:content-validation-name="val1" office:value-type="string" calcext:value-type="string">
            <text:p>CE5.</text:p>
          </table:table-cell>
          <table:table-cell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Hodgson E., Bachmann E.R., Vincent D., Zmuda M., Waller D., Calusdian J.</text:p>
          </table:table-cell>
          <table:table-cell table:style-name="ce32" office:value-type="string" calcext:value-type="string">
            <text:p>WeaVR: a self-contained and wearable immersive virtual environment simulation system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38056639&amp;doi=10.3758%2fs13428-014-0463-1&amp;partnerID=40&amp;md5=c8b4624d3b7bd12e0a81481cfcb459bd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Byun J., Loh C.S.</text:p>
          </table:table-cell>
          <table:table-cell office:value-type="string" calcext:value-type="string">
            <text:p>Audial engagement: Effects of game sound on learner engagement in digital game-based learning environment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21726789&amp;doi=10.1016%2fj.chb.2014.12.052&amp;partnerID=40&amp;md5=e23fdb586230bb53fc145234f3023a88</text:p>
          </table:table-cell>
          <table:table-cell table:content-validation-name="val1"/>
          <table:table-cell table:content-validation-name="val1" office:value-type="string" calcext:value-type="string">
            <text:p>CE5.</text:p>
          </table:table-cell>
          <table:table-cell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Chiarovano E., de Waele C., MacDougall H.G., Rogers S.J., Burgess A.M., Curthoys I.S.</text:p>
          </table:table-cell>
          <table:table-cell table:style-name="ce32" office:value-type="string" calcext:value-type="string">
            <text:p>Maintaining balance when looking at a virtual reality three-dimensional display of a field of moving dots or at a virtual reality scene</text:p>
          </table:table-cell>
          <table:table-cell table:style-name="ce34" office:value-type="float" office:value="2015" calcext:value-type="float">
            <text:p>2015</text:p>
          </table:table-cell>
          <table:table-cell table:style-name="ce41" office:value-type="string" calcext:value-type="string">
            <text:p>https://www.scopus.com/inward/record.uri?eid=2-s2.0-84940044819&amp;doi=10.3389%2ffneur.2015.00164&amp;partnerID=40&amp;md5=9fd2beae19381c44ded920f46c32d93a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Iwamoto K., Tokunaga H., Okane T.</text:p>
          </table:table-cell>
          <table:table-cell office:value-type="string" calcext:value-type="string">
            <text:p>Training support for pouring task in casting process using stereoscopic video see-through display - Presentation of molten metal flow simulation based on captured task mo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27949384&amp;doi=10.1109%2fICITACEE.2014.7065729&amp;partnerID=40&amp;md5=4e19cae7f759e7a5008a624ec2798c31</text:p>
          </table:table-cell>
          <table:table-cell table:content-validation-name="val1"/>
          <table:table-cell table:content-validation-name="val1" office:value-type="string" calcext:value-type="string">
            <text:p>CE5.</text:p>
          </table:table-cell>
          <table:table-cell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Greuter S., Roberts D.J.</text:p>
          </table:table-cell>
          <table:table-cell table:style-name="ce32" office:value-type="string" calcext:value-type="string">
            <text:p>SpaceWalk: Movement and interaction in virtual space with commodity hardware</text:p>
          </table:table-cell>
          <table:table-cell table:style-name="ce34" office:value-type="float" office:value="2014" calcext:value-type="float">
            <text:p>2014</text:p>
          </table:table-cell>
          <table:table-cell table:style-name="ce41" office:value-type="string" calcext:value-type="string">
            <text:p>https://www.scopus.com/inward/record.uri?eid=2-s2.0-84955612659&amp;doi=10.1145%2f2677758.2677781&amp;partnerID=40&amp;md5=218128ae9bcf1419a92e8fe5df451ca4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Davis S., Nesbitt K., Nalivaiko E.</text:p>
          </table:table-cell>
          <table:table-cell office:value-type="string" calcext:value-type="string">
            <text:p>Systematic review of cybersicknes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ttps://www.scopus.com/inward/record.uri?eid=2-s2.0-84955562915&amp;doi=10.1145%2f2677758.2677780&amp;partnerID=40&amp;md5=b75892690810eb5cfbaa4239a56f885a</text:p>
          </table:table-cell>
          <table:table-cell table:content-validation-name="val1"/>
          <table:table-cell table:content-validation-name="val1" office:value-type="string" calcext:value-type="string">
            <text:p>CE5.</text:p>
          </table:table-cell>
          <table:table-cell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Jeon B., Cho S., Lee J.-H.</text:p>
          </table:table-cell>
          <table:table-cell table:style-name="ce32" office:value-type="string" calcext:value-type="string">
            <text:p>Application of virtual body swapping to patients with complex regional pain syndrome: A pilot study</text:p>
          </table:table-cell>
          <table:table-cell table:style-name="ce34" office:value-type="float" office:value="2014" calcext:value-type="float">
            <text:p>2014</text:p>
          </table:table-cell>
          <table:table-cell table:style-name="ce41" office:value-type="string" calcext:value-type="string">
            <text:p>https://www.scopus.com/inward/record.uri?eid=2-s2.0-84901942909&amp;doi=10.1089%2fcyber.2014.0046&amp;partnerID=40&amp;md5=c2581f1d97d75743ec2d56a39f1aeae4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, CE6.</text:p>
          </table:table-cell>
          <table:table-cell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Gatica-Rojas V., Méndez-Rebolledo G.</text:p>
          </table:table-cell>
          <table:table-cell office:value-type="string" calcext:value-type="string">
            <text:p>Virtual reality interface devices in the reorganization of neural networks in the brain of patients with neurological diseas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ttps://www.scopus.com/inward/record.uri?eid=2-s2.0-84901802970&amp;doi=10.4103%2f1673-5374.131612&amp;partnerID=40&amp;md5=f3ce4f6a39033ff08595966df5d16804</text:p>
          </table:table-cell>
          <table:table-cell table:content-validation-name="val1"/>
          <table:table-cell table:content-validation-name="val1" office:value-type="string" calcext:value-type="string">
            <text:p>CE5, CE6.</text:p>
          </table:table-cell>
          <table:table-cell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Gamito P., Oliveira J., Santos N., Pacheco J., Morais D., Saraiva T., Soares F., Mayor C.S., Barata A.F.</text:p>
          </table:table-cell>
          <table:table-cell table:style-name="ce32" office:value-type="string" calcext:value-type="string">
            <text:p>Virtual exercises to promote cognitive recovery in stroke patients: The comparison between head mounted displays versus screen exposure methods</text:p>
          </table:table-cell>
          <table:table-cell table:style-name="ce34" office:value-type="float" office:value="2014" calcext:value-type="float">
            <text:p>2014</text:p>
          </table:table-cell>
          <table:table-cell table:style-name="ce41" office:value-type="string" calcext:value-type="string">
            <text:p>https://www.scopus.com/inward/record.uri?eid=2-s2.0-84925583927&amp;doi=10.1515%2fijdhd-2014-0325&amp;partnerID=40&amp;md5=380df89d98040444361efff6f98d87ba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, CE6.</text:p>
          </table:table-cell>
          <table:table-cell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Bastiaens T.J., Wood L.C., Reiners T.</text:p>
          </table:table-cell>
          <table:table-cell office:value-type="string" calcext:value-type="string">
            <text:p>New landscapes and new eyes: The role of virtual world design for supply Chain educa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ttps://www.scopus.com/inward/record.uri?eid=2-s2.0-84899879605&amp;partnerID=40&amp;md5=c06fcf2cb4a42945ccfc9814d457dcf4</text:p>
          </table:table-cell>
          <table:table-cell table:content-validation-name="val1"/>
          <table:table-cell table:content-validation-name="val1" office:value-type="string" calcext:value-type="string">
            <text:p>CE5, CE6.</text:p>
          </table:table-cell>
          <table:table-cell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Jones M., Bench N., Ferons S.</text:p>
          </table:table-cell>
          <table:table-cell office:value-type="string" calcext:value-type="string">
            <text:p>Vocabulary acquisition for deaf readers using augmented technolog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ttps://www.scopus.com/inward/record.uri?eid=2-s2.0-84900035634&amp;doi=10.1109%2fVAAT.2014.6799461&amp;partnerID=40&amp;md5=1990cf6d0c0aca36ccac862c0162fcde</text:p>
          </table:table-cell>
          <table:table-cell table:content-validation-name="val1"/>
          <table:table-cell table:content-validation-name="val1" office:value-type="string" calcext:value-type="string">
            <text:p>CE5, CE6.</text:p>
          </table:table-cell>
          <table:table-cell table:style-name="ce144"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Bernacki B.E., Evans A., Tang E.</text:p>
          </table:table-cell>
          <table:table-cell table:style-name="ce32" office:value-type="string" calcext:value-type="string">
            <text:p>Virtual reality 3D headset based on DMD light modulators</text:p>
          </table:table-cell>
          <table:table-cell table:style-name="ce34" office:value-type="float" office:value="2014" calcext:value-type="float">
            <text:p>2014</text:p>
          </table:table-cell>
          <table:table-cell table:style-name="ce41" office:value-type="string" calcext:value-type="string">
            <text:p>https://www.scopus.com/inward/record.uri?eid=2-s2.0-84906214714&amp;doi=10.1117%2f12.2053789&amp;partnerID=40&amp;md5=fcc00daeb8204485c28a54848a867e47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144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Lanman D., Fuchs H., Mine M., McDowall I., Abrash M.</text:p>
          </table:table-cell>
          <table:table-cell office:value-type="string" calcext:value-type="string">
            <text:p>Put on your 3D glasses now: The past, present, and future of virtual and augmented realit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ttps://www.scopus.com/inward/record.uri?eid=2-s2.0-84906215588&amp;doi=10.1145%2f2614028.2628332&amp;partnerID=40&amp;md5=595f4e3ec56e0b1ba796c5aedf74be41</text:p>
          </table:table-cell>
          <table:table-cell table:content-validation-name="val1"/>
          <table:table-cell table:content-validation-name="val1" office:value-type="string" calcext:value-type="string">
            <text:p>CE5.</text:p>
          </table:table-cell>
          <table:table-cell table:style-name="ce144"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Trojan J., Diers M., Fuchs X., Bach F., Bekrater-Bodmann R., Foell J., Kamping S., Rance M., Maaß H., Flor H.</text:p>
          </table:table-cell>
          <table:table-cell table:style-name="ce32" office:value-type="string" calcext:value-type="string">
            <text:p>An augmented reality home-training system based on the mirror training and imagery approach</text:p>
          </table:table-cell>
          <table:table-cell table:style-name="ce34" office:value-type="float" office:value="2014" calcext:value-type="float">
            <text:p>2014</text:p>
          </table:table-cell>
          <table:table-cell table:style-name="ce41" office:value-type="string" calcext:value-type="string">
            <text:p>https://www.scopus.com/inward/record.uri?eid=2-s2.0-84904767056&amp;doi=10.3758%2fs13428-013-0412-4&amp;partnerID=40&amp;md5=fe577624a9748b6fbfbe2bdb194b15b8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4, CE5, CE6.</text:p>
          </table:table-cell>
          <table:table-cell table:style-name="ce144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Arora T.</text:p>
          </table:table-cell>
          <table:table-cell office:value-type="string" calcext:value-type="string">
            <text:p>Title: Experimental game design with the Oculus Rift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ttps://www.scopus.com/inward/record.uri?eid=2-s2.0-84900546158&amp;doi=10.1109%2fVR.2014.6802119&amp;partnerID=40&amp;md5=16fd9a44e5b8b334dbef696a5d408d2e</text:p>
          </table:table-cell>
          <table:table-cell table:content-validation-name="val1"/>
          <table:table-cell table:content-validation-name="val1" office:value-type="string" calcext:value-type="string">
            <text:p>CE5.</text:p>
          </table:table-cell>
          <table:table-cell table:style-name="ce144"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Beneš F., Kodym O.</text:p>
          </table:table-cell>
          <table:table-cell table:style-name="ce32" office:value-type="string" calcext:value-type="string">
            <text:p>Application of augmented reality in mining industry</text:p>
          </table:table-cell>
          <table:table-cell table:style-name="ce34" office:value-type="float" office:value="2014" calcext:value-type="float">
            <text:p>2014</text:p>
          </table:table-cell>
          <table:table-cell table:style-name="ce41" office:value-type="string" calcext:value-type="string">
            <text:p>https://www.scopus.com/inward/record.uri?eid=2-s2.0-84946762596&amp;partnerID=40&amp;md5=4993cddc67dc66ea12b61ed83a8e1d5b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144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Wang J., Lindeman R.</text:p>
          </table:table-cell>
          <table:table-cell office:value-type="string" calcext:value-type="string">
            <text:p>Coordinated 3D interaction in tablet- and HMD-based hybrid virtual environment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ttps://www.scopus.com/inward/record.uri?eid=2-s2.0-84910639276&amp;doi=10.1145%2f2659766.2659777&amp;partnerID=40&amp;md5=9d38b92740ef53bc973d83b8c71d48fc</text:p>
          </table:table-cell>
          <table:table-cell table:content-validation-name="val1"/>
          <table:table-cell table:content-validation-name="val1" office:value-type="string" calcext:value-type="string">
            <text:p>CE5.</text:p>
          </table:table-cell>
          <table:table-cell table:style-name="ce144"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Villagrasa S., Fonseca D., Redondo E., Duran J.</text:p>
          </table:table-cell>
          <table:table-cell table:style-name="ce32" office:value-type="string" calcext:value-type="string">
            <text:p>Teaching case of gamification and visual technologies for education</text:p>
          </table:table-cell>
          <table:table-cell table:style-name="ce34" office:value-type="float" office:value="2014" calcext:value-type="float">
            <text:p>2014</text:p>
          </table:table-cell>
          <table:table-cell table:style-name="ce41" office:value-type="string" calcext:value-type="string">
            <text:p>https://www.scopus.com/inward/record.uri?eid=2-s2.0-84928017583&amp;doi=10.4018%2fjcit.2014100104&amp;partnerID=40&amp;md5=918f3c83f6f8b24ae87cac09bac07109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144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Ruparel R.K., Brahmbhatt R.D., Dove J.C., Hutchinson R.C., Stauffer J.A., Bowers S.P., Richie E., Lannen A.M., Thiel D.D.</text:p>
          </table:table-cell>
          <table:table-cell office:value-type="string" calcext:value-type="string">
            <text:p>"ITrainers" - Novel and inexpensive alternatives to traditional laparoscopic box trainer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ttps://www.scopus.com/inward/record.uri?eid=2-s2.0-84891276716&amp;doi=10.1016%2fj.urology.2013.09.030&amp;partnerID=40&amp;md5=e68ca31e5cf279b0ca36c900d68d8fc9</text:p>
          </table:table-cell>
          <table:table-cell table:content-validation-name="val1"/>
          <table:table-cell table:content-validation-name="val1" office:value-type="string" calcext:value-type="string">
            <text:p>CE4, CE5.</text:p>
          </table:table-cell>
          <table:table-cell table:style-name="ce144"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Carozza L., Bosché F., Abdel-Wahab M.</text:p>
          </table:table-cell>
          <table:table-cell table:style-name="ce32" office:value-type="string" calcext:value-type="string">
            <text:p>Robust 6-DOF immersive navigation using commodity hardware</text:p>
          </table:table-cell>
          <table:table-cell table:style-name="ce34" office:value-type="float" office:value="2014" calcext:value-type="float">
            <text:p>2014</text:p>
          </table:table-cell>
          <table:table-cell table:style-name="ce41" office:value-type="string" calcext:value-type="string">
            <text:p>https://www.scopus.com/inward/record.uri?eid=2-s2.0-84911072045&amp;doi=10.1145%2f2671015.2671115&amp;partnerID=40&amp;md5=8432776e980fa66b87c47b572481fcdd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5.</text:p>
          </table:table-cell>
          <table:table-cell table:style-name="ce144"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Patrão B., Menezes P.</text:p>
          </table:table-cell>
          <table:table-cell table:style-name="ce32" office:value-type="string" calcext:value-type="string">
            <text:p>A virtual reality system for training operators</text:p>
          </table:table-cell>
          <table:table-cell table:style-name="ce34" office:value-type="float" office:value="2013" calcext:value-type="float">
            <text:p>2013</text:p>
          </table:table-cell>
          <table:table-cell table:style-name="ce41" office:value-type="string" calcext:value-type="string">
            <text:p>https://www.scopus.com/inward/record.uri?eid=2-s2.0-84900369473&amp;doi=10.3991%2fijoe.v9iS8.3383&amp;partnerID=40&amp;md5=346860a71a5484fffe5086764522e7cd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7.</text:p>
          </table:table-cell>
          <table:table-cell table:style-name="ce145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Johnson A.S., Sun Y.</text:p>
          </table:table-cell>
          <table:table-cell office:value-type="string" calcext:value-type="string">
            <text:p>Exploration of spatial augmented reality on pers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ttps://www.scopus.com/inward/record.uri?eid=2-s2.0-84884843341&amp;doi=10.1109%2fVR.2013.6549362&amp;partnerID=40&amp;md5=994b03ab2fd33b40e854db64095f8dcd</text:p>
          </table:table-cell>
          <table:table-cell table:content-validation-name="val1"/>
          <table:table-cell table:content-validation-name="val1" office:value-type="string" calcext:value-type="string">
            <text:p>CE4, CE5.</text:p>
          </table:table-cell>
          <table:table-cell table:style-name="ce145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Lin Q., Xu Z., Li B., Baucom R., Poulose B., Landman B.A., Bodenheimer R.E.</text:p>
          </table:table-cell>
          <table:table-cell office:value-type="string" calcext:value-type="string">
            <text:p>Immersive virtual reality for visualization of abdominal C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ttps://www.scopus.com/inward/record.uri?eid=2-s2.0-84878771553&amp;doi=10.1117%2f12.2008050&amp;partnerID=40&amp;md5=690c8b12af78016453c783fb48dafdfd</text:p>
          </table:table-cell>
          <table:table-cell table:content-validation-name="val1"/>
          <table:table-cell table:content-validation-name="val1" office:value-type="string" calcext:value-type="string">
            <text:p>CE6.</text:p>
          </table:table-cell>
          <table:table-cell table:style-name="ce146"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Wright W.G., Agah M.R., Darvish K., Keshner E.A.</text:p>
          </table:table-cell>
          <table:table-cell table:style-name="ce32" office:value-type="string" calcext:value-type="string">
            <text:p>Head stabilization shows visual and inertial dependence during passive stimulation: Implications for virtual rehabilitation</text:p>
          </table:table-cell>
          <table:table-cell table:style-name="ce34" office:value-type="float" office:value="2013" calcext:value-type="float">
            <text:p>2013</text:p>
          </table:table-cell>
          <table:table-cell table:style-name="ce41" office:value-type="string" calcext:value-type="string">
            <text:p>https://www.scopus.com/inward/record.uri?eid=2-s2.0-84874825245&amp;doi=10.1109%2fTNSRE.2012.2237040&amp;partnerID=40&amp;md5=681e88d422614d2ca01db9bc3253120f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6.</text:p>
          </table:table-cell>
          <table:table-cell table:style-name="ce146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OPUS</text:p>
          </table:table-cell>
          <table:table-cell office:value-type="string" calcext:value-type="string">
            <text:p>Carlozzi N.E., Gade V., Rizzo A.., Tulsky D.S.</text:p>
          </table:table-cell>
          <table:table-cell office:value-type="string" calcext:value-type="string">
            <text:p>Using virtual reality driving simulators in persons with spinal cord injury: Three screen display versus head mounted displa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ttps://www.scopus.com/inward/record.uri?eid=2-s2.0-84873290676&amp;doi=10.3109%2f17483107.2012.699990&amp;partnerID=40&amp;md5=600f77bf83a34d1a9e78e76b5bf540c4</text:p>
          </table:table-cell>
          <table:table-cell table:content-validation-name="val1"/>
          <table:table-cell table:content-validation-name="val1" office:value-type="string" calcext:value-type="string">
            <text:p>CE6.</text:p>
          </table:table-cell>
          <table:table-cell table:style-name="ce146"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SCOPUS</text:p>
          </table:table-cell>
          <table:table-cell table:style-name="ce20" office:value-type="string" calcext:value-type="string">
            <text:p>Taqvi Z.</text:p>
          </table:table-cell>
          <table:table-cell table:style-name="ce32" office:value-type="string" calcext:value-type="string">
            <text:p>Reality and perception: Utilization of many facets of augmented reality</text:p>
          </table:table-cell>
          <table:table-cell table:style-name="ce34" office:value-type="float" office:value="2013" calcext:value-type="float">
            <text:p>2013</text:p>
          </table:table-cell>
          <table:table-cell table:style-name="ce41" office:value-type="string" calcext:value-type="string">
            <text:p>https://www.scopus.com/inward/record.uri?eid=2-s2.0-84894435379&amp;partnerID=40&amp;md5=0a6b9052ba99ccbc0761f3221e647e61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4.</text:p>
          </table:table-cell>
          <table:table-cell table:style-name="ce146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pringerLink</text:p>
          </table:table-cell>
          <table:table-cell office:value-type="string" calcext:value-type="string">
            <text:p>Emanuele ArgentoGeorge PapagiannakisEva BakaMichail ManiadakisPanos TrahaniasMichael SfakianakisIoannis Nestoros</text:p>
          </table:table-cell>
          <table:table-cell office:value-type="string" calcext:value-type="string">
            <text:p>Augmented Cognition via Brainwave Entrainment in Virtual Reality: An Open, Integrated Brain Augmentation in a Neuroscience System Approach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ttp://link.springer.com/article/10.1007/s41133-017-0005-3</text:p>
          </table:table-cell>
          <table:table-cell table:content-validation-name="val1"/>
          <table:table-cell table:content-validation-name="val1" office:value-type="string" calcext:value-type="string">
            <text:p>CE5.</text:p>
          </table:table-cell>
          <table:table-cell table:style-name="ce147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pringerLink</text:p>
          </table:table-cell>
          <table:table-cell office:value-type="string" calcext:value-type="string">
            <text:p>Aram KimNora DarakjianJames M. Finley</text:p>
          </table:table-cell>
          <table:table-cell office:value-type="string" calcext:value-type="string">
            <text:p>Walking in fully immersive virtual environments: an evaluation of potential adverse effects in older adults and individuals with Parkinson’s diseas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ttp://link.springer.com/article/10.1186/s12984-017-0225-2</text:p>
          </table:table-cell>
          <table:table-cell table:content-validation-name="val1"/>
          <table:table-cell table:content-validation-name="val1" office:value-type="string" calcext:value-type="string">
            <text:p>CE6.</text:p>
          </table:table-cell>
          <table:table-cell table:style-name="ce148"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SpringerLink</text:p>
          </table:table-cell>
          <table:table-cell table:style-name="ce20" office:value-type="string" calcext:value-type="string">
            <text:p>Álvaro SeguraJavier BarandiaranAitor MorenoIñigo BarandiaranJulián Flórez</text:p>
          </table:table-cell>
          <table:table-cell table:style-name="ce32" office:value-type="string" calcext:value-type="string">
            <text:p>Improved virtual reality perception with calibrated stereo and variable focus for industrial use</text:p>
          </table:table-cell>
          <table:table-cell table:style-name="ce34" office:value-type="float" office:value="2017" calcext:value-type="float">
            <text:p>2017</text:p>
          </table:table-cell>
          <table:table-cell table:style-name="ce41" office:value-type="string" calcext:value-type="string">
            <text:p>http://link.springer.com/article/10.1007/s12008-017-0377-0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6.</text:p>
          </table:table-cell>
          <table:table-cell table:style-name="ce148"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ScienceDirect</text:p>
          </table:table-cell>
          <table:table-cell table:style-name="ce20" office:value-type="string" calcext:value-type="string">
            <text:p>Verónica Robles-García and Yoanna Corral-Bergantiños and Nelson Espinosa and Carlos García-Sancho and Gabriel Sanmartín and Julián Flores and Javier Cudeiro and Pablo Arias</text:p>
          </table:table-cell>
          <table:table-cell table:style-name="ce32" office:value-type="string" calcext:value-type="string">
            <text:p>Effects of movement imitation training in Parkinson's disease: A virtual reality pilot study </text:p>
          </table:table-cell>
          <table:table-cell table:style-name="ce34" office:value-type="string" calcext:value-type="string">
            <text:p>2016</text:p>
          </table:table-cell>
          <table:table-cell table:style-name="ce41" office:value-type="string" calcext:value-type="string">
            <text:p>http://www.sciencedirect.com/science/article/pii/S1353802016300505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6.</text:p>
          </table:table-cell>
          <table:table-cell table:style-name="ce149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ScienceDirect</text:p>
          </table:table-cell>
          <table:table-cell office:value-type="string" calcext:value-type="string">
            <text:p>M. Ros and J.-V. Trives and N. Lonjon</text:p>
          </table:table-cell>
          <table:table-cell office:value-type="string" calcext:value-type="string">
            <text:p>From stereoscopic recording to virtual reality headsets: Designing a new way to learn surgery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http://www.sciencedirect.com/science/article/pii/S0028377016301230</text:p>
          </table:table-cell>
          <table:table-cell table:content-validation-name="val1"/>
          <table:table-cell table:content-validation-name="val1" office:value-type="string" calcext:value-type="string">
            <text:p>CE5.</text:p>
          </table:table-cell>
          <table:table-cell table:style-name="ce149"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11" office:value-type="string" calcext:value-type="string">
            <text:p>Manual SBGames</text:p>
          </table:table-cell>
          <table:table-cell office:value-type="string" calcext:value-type="string">
            <text:p>Alexandre Ribeiro Silva Esteban Clua, Luis Valente Bruno Feijó</text:p>
          </table:table-cell>
          <table:table-cell office:value-type="string" calcext:value-type="string">
            <text:p>An indoor navigation system for live-action virtual reality gam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://www.sbgames.org/sbgames2015/anaispdf/computacao-full/147445.pdf</text:p>
          </table:table-cell>
          <table:table-cell table:content-validation-name="val1"/>
          <table:table-cell table:content-validation-name="val1" office:value-type="string" calcext:value-type="string">
            <text:p>CE5.</text:p>
          </table:table-cell>
          <table:table-cell table:style-name="ce150" table:content-validation-name="val2" office:value-type="string" calcext:value-type="string">
            <text:p>Recusado</text:p>
          </table:table-cell>
        </table:table-row>
        <table:table-row table:style-name="ro7">
          <table:table-cell table:style-name="ce7" office:value-type="string" calcext:value-type="string">
            <text:p>Manual SBGames</text:p>
          </table:table-cell>
          <table:table-cell table:style-name="ce20" office:value-type="string" calcext:value-type="string">
            <text:p>Silva, Alexandre Carvalho and Mattioli, Leandro and Peres, Isabela and Cardoso, Alexandre and Lamounier, Edgard and Prado, Paulo Roberto and de Oliveira, Luciene Chagas and de Paula J{\'u}nior, Gesmar and de Lima, Gerson Fl{\'a}vio Mendes</text:p>
          </table:table-cell>
          <table:table-cell table:style-name="ce32" office:value-type="string" calcext:value-type="string">
            <text:p>Adequação de uma Engine de Jogos Visando a Construçãoo de Sistemas de Realidade Virtual para o Treinamento de Operadores e Controle de Subestações de Energia Elétrica</text:p>
          </table:table-cell>
          <table:table-cell table:style-name="ce34" office:value-type="float" office:value="2013" calcext:value-type="float">
            <text:p>2013</text:p>
          </table:table-cell>
          <table:table-cell table:style-name="ce41" office:value-type="string" calcext:value-type="string">
            <text:p>http://www.sbgames.org/sbgames2013/proceedings/workshop/WorkshopVAR-9_Full.pdf</text:p>
          </table:table-cell>
          <table:table-cell table:style-name="ce43" table:content-validation-name="val1"/>
          <table:table-cell table:style-name="ce47" table:content-validation-name="val1" office:value-type="string" calcext:value-type="string">
            <text:p>CE1.</text:p>
          </table:table-cell>
          <table:table-cell table:style-name="ce150" table:content-validation-name="val2" office:value-type="string" calcext:value-type="string">
            <text:p>Recusado</text:p>
          </table:table-cell>
        </table:table-row>
        <table:table-row table:style-name="ro7">
          <table:table-cell office:value-type="string" calcext:value-type="string">
            <text:p>Manual SBGames</text:p>
          </table:table-cell>
          <table:table-cell office:value-type="string" calcext:value-type="string">
            <text:p>Ulysses Rocha João Gonçalves Italo Bruno Matheus Martins João Frota Bruno Martins</text:p>
          </table:table-cell>
          <table:table-cell office:value-type="string" calcext:value-type="string">
            <text:p>Concepc¸ao e Desenvolvimento de Jogos S ˜ erios para Terapia Ocupacional ´</text:p>
            <text:p>e Treino de Marcha e Equil´ıbrio</text:p>
          </table:table-cell>
          <table:table-cell office:value-type="float" office:value="2015" calcext:value-type="float">
            <text:p>2015</text:p>
          </table:table-cell>
          <table:table-cell table:style-name="ce42" office:value-type="string" calcext:value-type="string">
            <text:p>http://www.sbgames.org/sbgames2015/anaispdf/computacao-short/147889.pdf</text:p>
          </table:table-cell>
          <table:table-cell table:content-validation-name="val1"/>
          <table:table-cell table:content-validation-name="val1" office:value-type="string" calcext:value-type="string">
            <text:p>CE6.</text:p>
          </table:table-cell>
          <table:table-cell table:style-name="ce150" table:content-validation-name="val2" office:value-type="string" calcext:value-type="string">
            <text:p>Recusado</text:p>
          </table:table-cell>
        </table:table-row>
        <table:table-row table:style-name="ro7" table:number-rows-repeated="3">
          <table:table-cell table:style-name="Default" table:number-columns-repeated="8"/>
        </table:table-row>
        <table:table-row table:style-name="ro7">
          <table:table-cell table:style-name="Default" table:number-columns-repeated="8"/>
        </table:table-row>
        <calcext:conditional-formats>
          <calcext:conditional-format calcext:target-range-address="Recusados.H3:Recusados.H5">
            <calcext:condition calcext:apply-style-name="Aceito" calcext:value="=&quot;Aceito&quot;" calcext:base-cell-address="Recusados.H3"/>
            <calcext:condition calcext:apply-style-name="Recusado" calcext:value="=&quot;Recusado&quot;" calcext:base-cell-address="Recusados.H3"/>
            <calcext:condition calcext:apply-style-name="Duvida" calcext:value="=&quot;Dúvida&quot;" calcext:base-cell-address="Recusados.H3"/>
            <calcext:condition calcext:apply-style-name="Duplicado" calcext:value="=&quot;Duplicado&quot;" calcext:base-cell-address="Recusados.H3"/>
          </calcext:conditional-format>
          <calcext:conditional-format calcext:target-range-address="Recusados.H6:Recusados.H7">
            <calcext:condition calcext:apply-style-name="Aceito" calcext:value="=&quot;Aceito&quot;" calcext:base-cell-address="Recusados.H6"/>
            <calcext:condition calcext:apply-style-name="Recusado" calcext:value="=&quot;Recusado&quot;" calcext:base-cell-address="Recusados.H6"/>
            <calcext:condition calcext:apply-style-name="Duvida" calcext:value="=&quot;Dúvida&quot;" calcext:base-cell-address="Recusados.H6"/>
            <calcext:condition calcext:apply-style-name="Duplicado" calcext:value="=&quot;Duplicado&quot;" calcext:base-cell-address="Recusados.H6"/>
          </calcext:conditional-format>
          <calcext:conditional-format calcext:target-range-address="Recusados.H8:Recusados.H10">
            <calcext:condition calcext:apply-style-name="Aceito" calcext:value="=&quot;Aceito&quot;" calcext:base-cell-address="Recusados.H8"/>
            <calcext:condition calcext:apply-style-name="Recusado" calcext:value="=&quot;Recusado&quot;" calcext:base-cell-address="Recusados.H8"/>
            <calcext:condition calcext:apply-style-name="Duvida" calcext:value="=&quot;Dúvida&quot;" calcext:base-cell-address="Recusados.H8"/>
            <calcext:condition calcext:apply-style-name="Duplicado" calcext:value="=&quot;Duplicado&quot;" calcext:base-cell-address="Recusados.H8"/>
          </calcext:conditional-format>
          <calcext:conditional-format calcext:target-range-address="Recusados.H11:Recusados.H12">
            <calcext:condition calcext:apply-style-name="Aceito" calcext:value="=&quot;Aceito&quot;" calcext:base-cell-address="Recusados.H11"/>
            <calcext:condition calcext:apply-style-name="Recusado" calcext:value="=&quot;Recusado&quot;" calcext:base-cell-address="Recusados.H11"/>
            <calcext:condition calcext:apply-style-name="Duvida" calcext:value="=&quot;Dúvida&quot;" calcext:base-cell-address="Recusados.H11"/>
            <calcext:condition calcext:apply-style-name="Duplicado" calcext:value="=&quot;Duplicado&quot;" calcext:base-cell-address="Recusados.H11"/>
          </calcext:conditional-format>
          <calcext:conditional-format calcext:target-range-address="Recusados.H13:Recusados.H13">
            <calcext:condition calcext:apply-style-name="Aceito" calcext:value="=&quot;Aceito&quot;" calcext:base-cell-address="Recusados.H13"/>
            <calcext:condition calcext:apply-style-name="Recusado" calcext:value="=&quot;Recusado&quot;" calcext:base-cell-address="Recusados.H13"/>
            <calcext:condition calcext:apply-style-name="Duvida" calcext:value="=&quot;Dúvida&quot;" calcext:base-cell-address="Recusados.H13"/>
            <calcext:condition calcext:apply-style-name="Duplicado" calcext:value="=&quot;Duplicado&quot;" calcext:base-cell-address="Recusados.H13"/>
          </calcext:conditional-format>
          <calcext:conditional-format calcext:target-range-address="Recusados.H14:Recusados.H14">
            <calcext:condition calcext:apply-style-name="Aceito" calcext:value="=&quot;Aceito&quot;" calcext:base-cell-address="Recusados.H14"/>
            <calcext:condition calcext:apply-style-name="Recusado" calcext:value="=&quot;Recusado&quot;" calcext:base-cell-address="Recusados.H14"/>
            <calcext:condition calcext:apply-style-name="Duvida" calcext:value="=&quot;Dúvida&quot;" calcext:base-cell-address="Recusados.H14"/>
            <calcext:condition calcext:apply-style-name="Duplicado" calcext:value="=&quot;Duplicado&quot;" calcext:base-cell-address="Recusados.H14"/>
          </calcext:conditional-format>
          <calcext:conditional-format calcext:target-range-address="Recusados.H15:Recusados.H15">
            <calcext:condition calcext:apply-style-name="Aceito" calcext:value="=&quot;Aceito&quot;" calcext:base-cell-address="Recusados.H15"/>
            <calcext:condition calcext:apply-style-name="Recusado" calcext:value="=&quot;Recusado&quot;" calcext:base-cell-address="Recusados.H15"/>
            <calcext:condition calcext:apply-style-name="Duvida" calcext:value="=&quot;Dúvida&quot;" calcext:base-cell-address="Recusados.H15"/>
            <calcext:condition calcext:apply-style-name="Duplicado" calcext:value="=&quot;Duplicado&quot;" calcext:base-cell-address="Recusados.H15"/>
          </calcext:conditional-format>
          <calcext:conditional-format calcext:target-range-address="Recusados.H16:Recusados.H16">
            <calcext:condition calcext:apply-style-name="Aceito" calcext:value="=&quot;Aceito&quot;" calcext:base-cell-address="Recusados.H16"/>
            <calcext:condition calcext:apply-style-name="Recusado" calcext:value="=&quot;Recusado&quot;" calcext:base-cell-address="Recusados.H16"/>
            <calcext:condition calcext:apply-style-name="Duvida" calcext:value="=&quot;Dúvida&quot;" calcext:base-cell-address="Recusados.H16"/>
            <calcext:condition calcext:apply-style-name="Duplicado" calcext:value="=&quot;Duplicado&quot;" calcext:base-cell-address="Recusados.H16"/>
          </calcext:conditional-format>
          <calcext:conditional-format calcext:target-range-address="Recusados.H17:Recusados.H18">
            <calcext:condition calcext:apply-style-name="Aceito" calcext:value="=&quot;Aceito&quot;" calcext:base-cell-address="Recusados.H17"/>
            <calcext:condition calcext:apply-style-name="Recusado" calcext:value="=&quot;Recusado&quot;" calcext:base-cell-address="Recusados.H17"/>
            <calcext:condition calcext:apply-style-name="Duvida" calcext:value="=&quot;Dúvida&quot;" calcext:base-cell-address="Recusados.H17"/>
            <calcext:condition calcext:apply-style-name="Duplicado" calcext:value="=&quot;Duplicado&quot;" calcext:base-cell-address="Recusados.H17"/>
          </calcext:conditional-format>
          <calcext:conditional-format calcext:target-range-address="Recusados.H19:Recusados.H19">
            <calcext:condition calcext:apply-style-name="Aceito" calcext:value="=&quot;Aceito&quot;" calcext:base-cell-address="Recusados.H19"/>
            <calcext:condition calcext:apply-style-name="Recusado" calcext:value="=&quot;Recusado&quot;" calcext:base-cell-address="Recusados.H19"/>
            <calcext:condition calcext:apply-style-name="Duvida" calcext:value="=&quot;Dúvida&quot;" calcext:base-cell-address="Recusados.H19"/>
            <calcext:condition calcext:apply-style-name="Duplicado" calcext:value="=&quot;Duplicado&quot;" calcext:base-cell-address="Recusados.H19"/>
          </calcext:conditional-format>
          <calcext:conditional-format calcext:target-range-address="Recusados.H20:Recusados.H22">
            <calcext:condition calcext:apply-style-name="Aceito" calcext:value="=&quot;Aceito&quot;" calcext:base-cell-address="Recusados.H20"/>
            <calcext:condition calcext:apply-style-name="Recusado" calcext:value="=&quot;Recusado&quot;" calcext:base-cell-address="Recusados.H20"/>
            <calcext:condition calcext:apply-style-name="Duvida" calcext:value="=&quot;Dúvida&quot;" calcext:base-cell-address="Recusados.H20"/>
            <calcext:condition calcext:apply-style-name="Duplicado" calcext:value="=&quot;Duplicado&quot;" calcext:base-cell-address="Recusados.H20"/>
          </calcext:conditional-format>
          <calcext:conditional-format calcext:target-range-address="Recusados.H23:Recusados.H24">
            <calcext:condition calcext:apply-style-name="Aceito" calcext:value="=&quot;Aceito&quot;" calcext:base-cell-address="Recusados.H23"/>
            <calcext:condition calcext:apply-style-name="Recusado" calcext:value="=&quot;Recusado&quot;" calcext:base-cell-address="Recusados.H23"/>
            <calcext:condition calcext:apply-style-name="Duvida" calcext:value="=&quot;Dúvida&quot;" calcext:base-cell-address="Recusados.H23"/>
            <calcext:condition calcext:apply-style-name="Duplicado" calcext:value="=&quot;Duplicado&quot;" calcext:base-cell-address="Recusados.H23"/>
          </calcext:conditional-format>
          <calcext:conditional-format calcext:target-range-address="Recusados.H25:Recusados.H25">
            <calcext:condition calcext:apply-style-name="Aceito" calcext:value="=&quot;Aceito&quot;" calcext:base-cell-address="Recusados.H25"/>
            <calcext:condition calcext:apply-style-name="Recusado" calcext:value="=&quot;Recusado&quot;" calcext:base-cell-address="Recusados.H25"/>
            <calcext:condition calcext:apply-style-name="Duvida" calcext:value="=&quot;Dúvida&quot;" calcext:base-cell-address="Recusados.H25"/>
            <calcext:condition calcext:apply-style-name="Duplicado" calcext:value="=&quot;Duplicado&quot;" calcext:base-cell-address="Recusados.H25"/>
          </calcext:conditional-format>
          <calcext:conditional-format calcext:target-range-address="Recusados.H26:Recusados.H29">
            <calcext:condition calcext:apply-style-name="Aceito" calcext:value="=&quot;Aceito&quot;" calcext:base-cell-address="Recusados.H26"/>
            <calcext:condition calcext:apply-style-name="Recusado" calcext:value="=&quot;Recusado&quot;" calcext:base-cell-address="Recusados.H26"/>
            <calcext:condition calcext:apply-style-name="Duvida" calcext:value="=&quot;Dúvida&quot;" calcext:base-cell-address="Recusados.H26"/>
            <calcext:condition calcext:apply-style-name="Duplicado" calcext:value="=&quot;Duplicado&quot;" calcext:base-cell-address="Recusados.H26"/>
          </calcext:conditional-format>
          <calcext:conditional-format calcext:target-range-address="Recusados.H30:Recusados.H30">
            <calcext:condition calcext:apply-style-name="Aceito" calcext:value="=&quot;Aceito&quot;" calcext:base-cell-address="Recusados.H30"/>
            <calcext:condition calcext:apply-style-name="Recusado" calcext:value="=&quot;Recusado&quot;" calcext:base-cell-address="Recusados.H30"/>
            <calcext:condition calcext:apply-style-name="Duvida" calcext:value="=&quot;Dúvida&quot;" calcext:base-cell-address="Recusados.H30"/>
            <calcext:condition calcext:apply-style-name="Duplicado" calcext:value="=&quot;Duplicado&quot;" calcext:base-cell-address="Recusados.H30"/>
          </calcext:conditional-format>
          <calcext:conditional-format calcext:target-range-address="Recusados.H31:Recusados.H31">
            <calcext:condition calcext:apply-style-name="Aceito" calcext:value="=&quot;Aceito&quot;" calcext:base-cell-address="Recusados.H31"/>
            <calcext:condition calcext:apply-style-name="Recusado" calcext:value="=&quot;Recusado&quot;" calcext:base-cell-address="Recusados.H31"/>
            <calcext:condition calcext:apply-style-name="Duvida" calcext:value="=&quot;Dúvida&quot;" calcext:base-cell-address="Recusados.H31"/>
            <calcext:condition calcext:apply-style-name="Duplicado" calcext:value="=&quot;Duplicado&quot;" calcext:base-cell-address="Recusados.H31"/>
          </calcext:conditional-format>
          <calcext:conditional-format calcext:target-range-address="Recusados.H32:Recusados.H39">
            <calcext:condition calcext:apply-style-name="Aceito" calcext:value="=&quot;Aceito&quot;" calcext:base-cell-address="Recusados.H32"/>
            <calcext:condition calcext:apply-style-name="Recusado" calcext:value="=&quot;Recusado&quot;" calcext:base-cell-address="Recusados.H32"/>
            <calcext:condition calcext:apply-style-name="Duvida" calcext:value="=&quot;Dúvida&quot;" calcext:base-cell-address="Recusados.H32"/>
            <calcext:condition calcext:apply-style-name="Duplicado" calcext:value="=&quot;Duplicado&quot;" calcext:base-cell-address="Recusados.H32"/>
          </calcext:conditional-format>
          <calcext:conditional-format calcext:target-range-address="Recusados.H40:Recusados.H41">
            <calcext:condition calcext:apply-style-name="Aceito" calcext:value="=&quot;Aceito&quot;" calcext:base-cell-address="Recusados.H40"/>
            <calcext:condition calcext:apply-style-name="Recusado" calcext:value="=&quot;Recusado&quot;" calcext:base-cell-address="Recusados.H40"/>
            <calcext:condition calcext:apply-style-name="Duvida" calcext:value="=&quot;Dúvida&quot;" calcext:base-cell-address="Recusados.H40"/>
            <calcext:condition calcext:apply-style-name="Duplicado" calcext:value="=&quot;Duplicado&quot;" calcext:base-cell-address="Recusados.H40"/>
          </calcext:conditional-format>
          <calcext:conditional-format calcext:target-range-address="Recusados.H42:Recusados.H43">
            <calcext:condition calcext:apply-style-name="Aceito" calcext:value="=&quot;Aceito&quot;" calcext:base-cell-address="Recusados.H42"/>
            <calcext:condition calcext:apply-style-name="Recusado" calcext:value="=&quot;Recusado&quot;" calcext:base-cell-address="Recusados.H42"/>
            <calcext:condition calcext:apply-style-name="Duvida" calcext:value="=&quot;Dúvida&quot;" calcext:base-cell-address="Recusados.H42"/>
            <calcext:condition calcext:apply-style-name="Duplicado" calcext:value="=&quot;Duplicado&quot;" calcext:base-cell-address="Recusados.H42"/>
          </calcext:conditional-format>
          <calcext:conditional-format calcext:target-range-address="Recusados.H44:Recusados.H44">
            <calcext:condition calcext:apply-style-name="Aceito" calcext:value="=&quot;Aceito&quot;" calcext:base-cell-address="Recusados.H44"/>
            <calcext:condition calcext:apply-style-name="Recusado" calcext:value="=&quot;Recusado&quot;" calcext:base-cell-address="Recusados.H44"/>
            <calcext:condition calcext:apply-style-name="Duvida" calcext:value="=&quot;Dúvida&quot;" calcext:base-cell-address="Recusados.H44"/>
            <calcext:condition calcext:apply-style-name="Duplicado" calcext:value="=&quot;Duplicado&quot;" calcext:base-cell-address="Recusados.H44"/>
          </calcext:conditional-format>
          <calcext:conditional-format calcext:target-range-address="Recusados.H45:Recusados.H48">
            <calcext:condition calcext:apply-style-name="Aceito" calcext:value="=&quot;Aceito&quot;" calcext:base-cell-address="Recusados.H45"/>
            <calcext:condition calcext:apply-style-name="Recusado" calcext:value="=&quot;Recusado&quot;" calcext:base-cell-address="Recusados.H45"/>
            <calcext:condition calcext:apply-style-name="Duvida" calcext:value="=&quot;Dúvida&quot;" calcext:base-cell-address="Recusados.H45"/>
            <calcext:condition calcext:apply-style-name="Duplicado" calcext:value="=&quot;Duplicado&quot;" calcext:base-cell-address="Recusados.H45"/>
          </calcext:conditional-format>
          <calcext:conditional-format calcext:target-range-address="Recusados.H49:Recusados.H53">
            <calcext:condition calcext:apply-style-name="Aceito" calcext:value="=&quot;Aceito&quot;" calcext:base-cell-address="Recusados.H49"/>
            <calcext:condition calcext:apply-style-name="Recusado" calcext:value="=&quot;Recusado&quot;" calcext:base-cell-address="Recusados.H49"/>
            <calcext:condition calcext:apply-style-name="Duvida" calcext:value="=&quot;Dúvida&quot;" calcext:base-cell-address="Recusados.H49"/>
            <calcext:condition calcext:apply-style-name="Duplicado" calcext:value="=&quot;Duplicado&quot;" calcext:base-cell-address="Recusados.H49"/>
          </calcext:conditional-format>
          <calcext:conditional-format calcext:target-range-address="Recusados.H54:Recusados.H55">
            <calcext:condition calcext:apply-style-name="Aceito" calcext:value="=&quot;Aceito&quot;" calcext:base-cell-address="Recusados.H54"/>
            <calcext:condition calcext:apply-style-name="Recusado" calcext:value="=&quot;Recusado&quot;" calcext:base-cell-address="Recusados.H54"/>
            <calcext:condition calcext:apply-style-name="Duvida" calcext:value="=&quot;Dúvida&quot;" calcext:base-cell-address="Recusados.H54"/>
            <calcext:condition calcext:apply-style-name="Duplicado" calcext:value="=&quot;Duplicado&quot;" calcext:base-cell-address="Recusados.H54"/>
          </calcext:conditional-format>
          <calcext:conditional-format calcext:target-range-address="Recusados.H56:Recusados.H58">
            <calcext:condition calcext:apply-style-name="Aceito" calcext:value="=&quot;Aceito&quot;" calcext:base-cell-address="Recusados.H56"/>
            <calcext:condition calcext:apply-style-name="Recusado" calcext:value="=&quot;Recusado&quot;" calcext:base-cell-address="Recusados.H56"/>
            <calcext:condition calcext:apply-style-name="Duvida" calcext:value="=&quot;Dúvida&quot;" calcext:base-cell-address="Recusados.H56"/>
            <calcext:condition calcext:apply-style-name="Duplicado" calcext:value="=&quot;Duplicado&quot;" calcext:base-cell-address="Recusados.H56"/>
          </calcext:conditional-format>
          <calcext:conditional-format calcext:target-range-address="Recusados.H59:Recusados.H59">
            <calcext:condition calcext:apply-style-name="Aceito" calcext:value="=&quot;Aceito&quot;" calcext:base-cell-address="Recusados.H59"/>
            <calcext:condition calcext:apply-style-name="Recusado" calcext:value="=&quot;Recusado&quot;" calcext:base-cell-address="Recusados.H59"/>
            <calcext:condition calcext:apply-style-name="Duvida" calcext:value="=&quot;Dúvida&quot;" calcext:base-cell-address="Recusados.H59"/>
            <calcext:condition calcext:apply-style-name="Duplicado" calcext:value="=&quot;Duplicado&quot;" calcext:base-cell-address="Recusados.H59"/>
          </calcext:conditional-format>
          <calcext:conditional-format calcext:target-range-address="Recusados.H60:Recusados.H60">
            <calcext:condition calcext:apply-style-name="Aceito" calcext:value="=&quot;Aceito&quot;" calcext:base-cell-address="Recusados.H60"/>
            <calcext:condition calcext:apply-style-name="Recusado" calcext:value="=&quot;Recusado&quot;" calcext:base-cell-address="Recusados.H60"/>
            <calcext:condition calcext:apply-style-name="Duvida" calcext:value="=&quot;Dúvida&quot;" calcext:base-cell-address="Recusados.H60"/>
            <calcext:condition calcext:apply-style-name="Duplicado" calcext:value="=&quot;Duplicado&quot;" calcext:base-cell-address="Recusados.H60"/>
          </calcext:conditional-format>
          <calcext:conditional-format calcext:target-range-address="Recusados.H61:Recusados.H62">
            <calcext:condition calcext:apply-style-name="Aceito" calcext:value="=&quot;Aceito&quot;" calcext:base-cell-address="Recusados.H61"/>
            <calcext:condition calcext:apply-style-name="Recusado" calcext:value="=&quot;Recusado&quot;" calcext:base-cell-address="Recusados.H61"/>
            <calcext:condition calcext:apply-style-name="Duvida" calcext:value="=&quot;Dúvida&quot;" calcext:base-cell-address="Recusados.H61"/>
            <calcext:condition calcext:apply-style-name="Duplicado" calcext:value="=&quot;Duplicado&quot;" calcext:base-cell-address="Recusados.H61"/>
          </calcext:conditional-format>
          <calcext:conditional-format calcext:target-range-address="Recusados.H63:Recusados.H64">
            <calcext:condition calcext:apply-style-name="Aceito" calcext:value="=&quot;Aceito&quot;" calcext:base-cell-address="Recusados.H63"/>
            <calcext:condition calcext:apply-style-name="Recusado" calcext:value="=&quot;Recusado&quot;" calcext:base-cell-address="Recusados.H63"/>
            <calcext:condition calcext:apply-style-name="Duvida" calcext:value="=&quot;Dúvida&quot;" calcext:base-cell-address="Recusados.H63"/>
            <calcext:condition calcext:apply-style-name="Duplicado" calcext:value="=&quot;Duplicado&quot;" calcext:base-cell-address="Recusados.H63"/>
          </calcext:conditional-format>
          <calcext:conditional-format calcext:target-range-address="Recusados.H65:Recusados.H66">
            <calcext:condition calcext:apply-style-name="Aceito" calcext:value="=&quot;Aceito&quot;" calcext:base-cell-address="Recusados.H65"/>
            <calcext:condition calcext:apply-style-name="Recusado" calcext:value="=&quot;Recusado&quot;" calcext:base-cell-address="Recusados.H65"/>
            <calcext:condition calcext:apply-style-name="Duvida" calcext:value="=&quot;Dúvida&quot;" calcext:base-cell-address="Recusados.H65"/>
            <calcext:condition calcext:apply-style-name="Duplicado" calcext:value="=&quot;Duplicado&quot;" calcext:base-cell-address="Recusados.H65"/>
          </calcext:conditional-format>
          <calcext:conditional-format calcext:target-range-address="Recusados.H67:Recusados.H77">
            <calcext:condition calcext:apply-style-name="Aceito" calcext:value="=&quot;Aceito&quot;" calcext:base-cell-address="Recusados.H67"/>
            <calcext:condition calcext:apply-style-name="Recusado" calcext:value="=&quot;Recusado&quot;" calcext:base-cell-address="Recusados.H67"/>
            <calcext:condition calcext:apply-style-name="Duvida" calcext:value="=&quot;Dúvida&quot;" calcext:base-cell-address="Recusados.H67"/>
            <calcext:condition calcext:apply-style-name="Duplicado" calcext:value="=&quot;Duplicado&quot;" calcext:base-cell-address="Recusados.H67"/>
          </calcext:conditional-format>
          <calcext:conditional-format calcext:target-range-address="Recusados.H78:Recusados.H87">
            <calcext:condition calcext:apply-style-name="Aceito" calcext:value="=&quot;Aceito&quot;" calcext:base-cell-address="Recusados.H78"/>
            <calcext:condition calcext:apply-style-name="Recusado" calcext:value="=&quot;Recusado&quot;" calcext:base-cell-address="Recusados.H78"/>
            <calcext:condition calcext:apply-style-name="Duvida" calcext:value="=&quot;Dúvida&quot;" calcext:base-cell-address="Recusados.H78"/>
            <calcext:condition calcext:apply-style-name="Duplicado" calcext:value="=&quot;Duplicado&quot;" calcext:base-cell-address="Recusados.H78"/>
          </calcext:conditional-format>
          <calcext:conditional-format calcext:target-range-address="Recusados.H88:Recusados.H89">
            <calcext:condition calcext:apply-style-name="Aceito" calcext:value="=&quot;Aceito&quot;" calcext:base-cell-address="Recusados.H88"/>
            <calcext:condition calcext:apply-style-name="Recusado" calcext:value="=&quot;Recusado&quot;" calcext:base-cell-address="Recusados.H88"/>
            <calcext:condition calcext:apply-style-name="Duvida" calcext:value="=&quot;Dúvida&quot;" calcext:base-cell-address="Recusados.H88"/>
            <calcext:condition calcext:apply-style-name="Duplicado" calcext:value="=&quot;Duplicado&quot;" calcext:base-cell-address="Recusados.H88"/>
          </calcext:conditional-format>
          <calcext:conditional-format calcext:target-range-address="Recusados.H90:Recusados.H93">
            <calcext:condition calcext:apply-style-name="Aceito" calcext:value="=&quot;Aceito&quot;" calcext:base-cell-address="Recusados.H90"/>
            <calcext:condition calcext:apply-style-name="Recusado" calcext:value="=&quot;Recusado&quot;" calcext:base-cell-address="Recusados.H90"/>
            <calcext:condition calcext:apply-style-name="Duvida" calcext:value="=&quot;Dúvida&quot;" calcext:base-cell-address="Recusados.H90"/>
            <calcext:condition calcext:apply-style-name="Duplicado" calcext:value="=&quot;Duplicado&quot;" calcext:base-cell-address="Recusados.H90"/>
          </calcext:conditional-format>
          <calcext:conditional-format calcext:target-range-address="Recusados.H94:Recusados.H94">
            <calcext:condition calcext:apply-style-name="Aceito" calcext:value="=&quot;Aceito&quot;" calcext:base-cell-address="Recusados.H94"/>
            <calcext:condition calcext:apply-style-name="Recusado" calcext:value="=&quot;Recusado&quot;" calcext:base-cell-address="Recusados.H94"/>
            <calcext:condition calcext:apply-style-name="Duvida" calcext:value="=&quot;Dúvida&quot;" calcext:base-cell-address="Recusados.H94"/>
            <calcext:condition calcext:apply-style-name="Duplicado" calcext:value="=&quot;Duplicado&quot;" calcext:base-cell-address="Recusados.H94"/>
          </calcext:conditional-format>
          <calcext:conditional-format calcext:target-range-address="Recusados.H95:Recusados.H96">
            <calcext:condition calcext:apply-style-name="Aceito" calcext:value="=&quot;Aceito&quot;" calcext:base-cell-address="Recusados.H95"/>
            <calcext:condition calcext:apply-style-name="Recusado" calcext:value="=&quot;Recusado&quot;" calcext:base-cell-address="Recusados.H95"/>
            <calcext:condition calcext:apply-style-name="Duvida" calcext:value="=&quot;Dúvida&quot;" calcext:base-cell-address="Recusados.H95"/>
            <calcext:condition calcext:apply-style-name="Duplicado" calcext:value="=&quot;Duplicado&quot;" calcext:base-cell-address="Recusados.H95"/>
          </calcext:conditional-format>
          <calcext:conditional-format calcext:target-range-address="Recusados.H97:Recusados.H98">
            <calcext:condition calcext:apply-style-name="Aceito" calcext:value="=&quot;Aceito&quot;" calcext:base-cell-address="Recusados.H97"/>
            <calcext:condition calcext:apply-style-name="Recusado" calcext:value="=&quot;Recusado&quot;" calcext:base-cell-address="Recusados.H97"/>
            <calcext:condition calcext:apply-style-name="Duvida" calcext:value="=&quot;Dúvida&quot;" calcext:base-cell-address="Recusados.H97"/>
            <calcext:condition calcext:apply-style-name="Duplicado" calcext:value="=&quot;Duplicado&quot;" calcext:base-cell-address="Recusados.H97"/>
          </calcext:conditional-format>
          <calcext:conditional-format calcext:target-range-address="Recusados.H99:Recusados.H101">
            <calcext:condition calcext:apply-style-name="Aceito" calcext:value="=&quot;Aceito&quot;" calcext:base-cell-address="Recusados.H99"/>
            <calcext:condition calcext:apply-style-name="Recusado" calcext:value="=&quot;Recusado&quot;" calcext:base-cell-address="Recusados.H99"/>
            <calcext:condition calcext:apply-style-name="Duvida" calcext:value="=&quot;Dúvida&quot;" calcext:base-cell-address="Recusados.H99"/>
            <calcext:condition calcext:apply-style-name="Duplicado" calcext:value="=&quot;Duplicado&quot;" calcext:base-cell-address="Recusados.H99"/>
          </calcext:conditional-format>
        </calcext:conditional-formats>
      </table:table>
      <table:table table:name="Critérios" table:style-name="ta1">
        <office:forms form:automatic-focus="false" form:apply-design-mode="false"/>
        <table:table-column table:style-name="co13" table:default-cell-style-name="ce152"/>
        <table:table-column table:style-name="co13" table:default-cell-style-name="ce155"/>
        <table:table-column table:style-name="co13" table:number-columns-repeated="6" table:default-cell-style-name="ce158"/>
        <table:table-column table:style-name="co13" table:number-columns-repeated="1016" table:default-cell-style-name="ce159"/>
        <table:table-row table:style-name="ro6">
          <table:table-cell table:style-name="ce15" office:value-type="string" calcext:value-type="string" table:number-columns-spanned="8" table:number-rows-spanned="1">
            <text:p>Critérios de inclusão</text:p>
          </table:table-cell>
          <table:covered-table-cell table:style-name="ce22"/>
          <table:covered-table-cell table:number-columns-repeated="6" table:style-name="Default"/>
          <table:table-cell table:style-name="Default" table:number-columns-repeated="1016"/>
        </table:table-row>
        <table:table-row table:style-name="ro5">
          <table:table-cell table:style-name="ce151" office:value-type="string" calcext:value-type="string">
            <text:p>CI1</text:p>
          </table:table-cell>
          <table:table-cell table:style-name="ce154" office:value-type="string" calcext:value-type="string" table:number-columns-spanned="7" table:number-rows-spanned="1">
            <text:p>Serão incluídos artigos que apresentam laboratórios virtuais que utilizam óculos de RV.</text:p>
          </table:table-cell>
          <table:covered-table-cell table:number-columns-repeated="6"/>
          <table:table-cell table:number-columns-repeated="1016"/>
        </table:table-row>
        <table:table-row table:style-name="ro10">
          <table:table-cell office:value-type="string" calcext:value-type="string">
            <text:p>CI2</text:p>
          </table:table-cell>
          <table:table-cell office:value-type="string" calcext:value-type="string" table:number-columns-spanned="7" table:number-rows-spanned="1">
            <text:p>Serão incluídos artigos que apresentam simuladores que utilizam óculos de RV.</text:p>
          </table:table-cell>
          <table:covered-table-cell table:number-columns-repeated="6"/>
          <table:table-cell table:number-columns-repeated="1016"/>
        </table:table-row>
        <table:table-row table:style-name="ro10">
          <table:table-cell table:style-name="ce151" office:value-type="string" calcext:value-type="string">
            <text:p>CI3</text:p>
          </table:table-cell>
          <table:table-cell table:style-name="ce154" office:value-type="string" calcext:value-type="string" table:number-columns-spanned="7" table:number-rows-spanned="1">
            <text:p>Serão incluídos artigos que apresentam jogos que utilizam óculos de RV.</text:p>
          </table:table-cell>
          <table:covered-table-cell table:number-columns-repeated="6"/>
          <table:table-cell table:number-columns-repeated="1016"/>
        </table:table-row>
        <table:table-row table:style-name="ro11">
          <table:table-cell office:value-type="string" calcext:value-type="string">
            <text:p>CI4</text:p>
          </table:table-cell>
          <table:table-cell office:value-type="string" calcext:value-type="string" table:number-columns-spanned="7" table:number-rows-spanned="1">
            <text:p>Serão incluídos trabalhos que apresentam aplicações educacionais ou de treinamento que utilizam óculos de RV.</text:p>
          </table:table-cell>
          <table:covered-table-cell table:number-columns-repeated="6"/>
          <table:table-cell table:number-columns-repeated="1016"/>
        </table:table-row>
        <table:table-row table:style-name="ro11">
          <table:table-cell table:style-name="ce151" office:value-type="string" calcext:value-type="string">
            <text:p>CI5</text:p>
          </table:table-cell>
          <table:table-cell table:style-name="ce154" office:value-type="string" calcext:value-type="string" table:number-columns-spanned="7" table:number-rows-spanned="1">
            <text:p>Serão incluídos trabalhos que fazem análise ou comparações de interação ou imersão com RV que estejam relacionados com a educação.</text:p>
          </table:table-cell>
          <table:covered-table-cell table:number-columns-repeated="6"/>
          <table:table-cell table:number-columns-repeated="1016"/>
        </table:table-row>
        <table:table-row table:style-name="ro5">
          <table:table-cell office:value-type="string" calcext:value-type="string">
            <text:p>CI6</text:p>
          </table:table-cell>
          <table:table-cell office:value-type="string" calcext:value-type="string" table:number-columns-spanned="7" table:number-rows-spanned="1">
            <text:p>Serão incluídos trabalhos que fazem estudos sobre o aplicações RV com a educação.</text:p>
          </table:table-cell>
          <table:covered-table-cell table:number-columns-repeated="6"/>
          <table:table-cell table:number-columns-repeated="1016"/>
        </table:table-row>
        <table:table-row table:style-name="ro5">
          <table:table-cell table:style-name="Default" table:number-columns-repeated="1024"/>
        </table:table-row>
        <table:table-row table:style-name="ro6">
          <table:table-cell table:style-name="ce18" office:value-type="string" calcext:value-type="string" table:number-columns-spanned="8" table:number-rows-spanned="1">
            <text:p>Critérios de exclusão</text:p>
          </table:table-cell>
          <table:covered-table-cell table:style-name="ce22"/>
          <table:covered-table-cell table:number-columns-repeated="6" table:style-name="Default"/>
          <table:table-cell table:style-name="Default" table:number-columns-repeated="1016"/>
        </table:table-row>
        <table:table-row table:style-name="ro5">
          <table:table-cell office:value-type="string" calcext:value-type="string">
            <text:p>CE1</text:p>
          </table:table-cell>
          <table:table-cell office:value-type="string" calcext:value-type="string" table:number-columns-spanned="7" table:number-rows-spanned="1">
            <text:p>Serão excluídos trabalhos de RV que não abordam o óculos de RV.</text:p>
          </table:table-cell>
          <table:covered-table-cell table:number-columns-repeated="6"/>
          <table:table-cell table:number-columns-repeated="1016"/>
        </table:table-row>
        <table:table-row table:style-name="ro12">
          <table:table-cell table:style-name="ce153" office:value-type="string" calcext:value-type="string">
            <text:p>CE2</text:p>
          </table:table-cell>
          <table:table-cell table:style-name="ce156" office:value-type="string" calcext:value-type="string" table:number-columns-spanned="7" table:number-rows-spanned="1">
            <text:p><text:span text:style-name="T1">Serão excluídos trabalhos que apenas comentem sobre a utilização de óculos de RV e </text:span><text:span text:style-name="T2">não apresentem alguma característica.</text:span></text:p>
          </table:table-cell>
          <table:covered-table-cell table:number-columns-repeated="6"/>
          <table:table-cell table:number-columns-repeated="1016"/>
        </table:table-row>
        <table:table-row table:style-name="ro10">
          <table:table-cell office:value-type="string" calcext:value-type="string">
            <text:p>CE3</text:p>
          </table:table-cell>
          <table:table-cell office:value-type="string" calcext:value-type="string" table:number-columns-spanned="7" table:number-rows-spanned="1">
            <text:p>Serão excluídos trabalhos que não são de ambientes tridimensionais.</text:p>
          </table:table-cell>
          <table:covered-table-cell table:number-columns-repeated="6"/>
          <table:table-cell table:number-columns-repeated="1016"/>
        </table:table-row>
        <table:table-row table:style-name="ro5">
          <table:table-cell table:style-name="ce153" office:value-type="string" calcext:value-type="string">
            <text:p>CE4</text:p>
          </table:table-cell>
          <table:table-cell table:style-name="ce157" office:value-type="string" calcext:value-type="string" table:number-columns-spanned="7" table:number-rows-spanned="1">
            <text:p>Serão excluídos trabalhos que não apresentam uma aplicação utilizando o óculos de RV.</text:p>
          </table:table-cell>
          <table:covered-table-cell table:number-columns-repeated="6"/>
          <table:table-cell table:number-columns-repeated="1016"/>
        </table:table-row>
        <table:table-row table:style-name="ro11">
          <table:table-cell office:value-type="string" calcext:value-type="string">
            <text:p>CE5</text:p>
          </table:table-cell>
          <table:table-cell office:value-type="string" calcext:value-type="string" table:number-columns-spanned="7" table:number-rows-spanned="1">
            <text:p>Serão excluídos trabalhos que não apresentem aplicações de RV para educação ou treinamento.</text:p>
          </table:table-cell>
          <table:covered-table-cell table:number-columns-repeated="6"/>
          <table:table-cell table:number-columns-repeated="1016"/>
        </table:table-row>
        <table:table-row table:style-name="ro11">
          <table:table-cell table:style-name="ce153" office:value-type="string" calcext:value-type="string">
            <text:p>CE6</text:p>
          </table:table-cell>
          <table:table-cell table:style-name="ce157" office:value-type="string" calcext:value-type="string" table:number-columns-spanned="7" table:number-rows-spanned="1">
            <text:p>Serão excluídos trabalhos com foco em tratamento de doença, reabilitação, terapia, na área de saúde em geral sem o contexto educacional.</text:p>
          </table:table-cell>
          <table:covered-table-cell table:number-columns-repeated="6"/>
          <table:table-cell table:number-columns-repeated="1016"/>
        </table:table-row>
        <table:table-row table:style-name="ro5">
          <table:table-cell office:value-type="string" calcext:value-type="string">
            <text:p>CE7</text:p>
          </table:table-cell>
          <table:table-cell office:value-type="string" calcext:value-type="string" table:number-columns-spanned="7" table:number-rows-spanned="1">
            <text:p>Serão excluídos trabalhos que apresentam a mesma aplicação de outro artigo.</text:p>
          </table:table-cell>
          <table:covered-table-cell table:number-columns-repeated="6"/>
          <table:table-cell table:number-columns-repeated="1016"/>
        </table:table-row>
        <table:table-row table:style-name="ro10">
          <table:table-cell table:style-name="ce153" office:value-type="string" calcext:value-type="string">
            <text:p>CE8</text:p>
          </table:table-cell>
          <table:table-cell table:style-name="ce157" office:value-type="string" calcext:value-type="string" table:number-columns-spanned="7" table:number-rows-spanned="1">
            <text:p>Serão excluídos trabalhos de revisão que fogem do escopo da pesquisa.</text:p>
          </table:table-cell>
          <table:covered-table-cell table:number-columns-repeated="6" table:style-name="ce159"/>
          <table:table-cell table:number-columns-repeated="1016"/>
        </table:table-row>
        <table:table-row table:style-name="ro11">
          <table:table-cell office:value-type="string" calcext:value-type="string">
            <text:p>CE9</text:p>
          </table:table-cell>
          <table:table-cell office:value-type="string" calcext:value-type="string" table:number-columns-spanned="7" table:number-rows-spanned="1">
            <text:p>Serão excluídos trabalhos que não se tem acesso, como artigos não disponíveis online pela assinatura da universidade.</text:p>
          </table:table-cell>
          <table:covered-table-cell table:number-columns-repeated="6"/>
          <table:table-cell table:number-columns-repeated="1016"/>
        </table:table-row>
      </table:table>
      <table:table table:name="Porcentegem" table:style-name="ta1">
        <office:forms form:automatic-focus="false" form:apply-design-mode="false"/>
        <table:table-column table:style-name="co23" table:default-cell-style-name="ce161"/>
        <table:table-column table:style-name="co13" table:default-cell-style-name="ce161"/>
        <table:table-column table:style-name="co13" table:default-cell-style-name="ce163"/>
        <table:table-row table:style-name="ro13">
          <table:table-cell table:style-name="ce160" office:value-type="string" calcext:value-type="string">
            <text:p>Base</text:p>
          </table:table-cell>
          <table:table-cell table:style-name="ce160" office:value-type="string" calcext:value-type="string">
            <text:p>Resultado</text:p>
          </table:table-cell>
          <table:table-cell table:style-name="ce162" office:value-type="string" calcext:value-type="string">
            <text:p>%</text:p>
          </table:table-cell>
        </table:table-row>
        <table:table-row table:style-name="ro13">
          <table:table-cell office:value-type="string" calcext:value-type="string">
            <text:p>SCOPUS</text:p>
          </table:table-cell>
          <table:table-cell office:value-type="float" office:value="143" calcext:value-type="float">
            <text:p>143</text:p>
          </table:table-cell>
          <table:table-cell table:formula="of:=([.B2]*[.$C$8])/[.$B$8]" office:value-type="float" office:value="71.8592964824121" calcext:value-type="float">
            <text:p>71,9</text:p>
          </table:table-cell>
        </table:table-row>
        <table:table-row table:style-name="ro13">
          <table:table-cell office:value-type="string" calcext:value-type="string">
            <text:p>Springer Link</text:p>
          </table:table-cell>
          <table:table-cell office:value-type="float" office:value="6" calcext:value-type="float">
            <text:p>6</text:p>
          </table:table-cell>
          <table:table-cell table:formula="of:=([.B3]*[.$C$8])/[.$B$8]" office:value-type="float" office:value="3.01507537688442" calcext:value-type="float">
            <text:p>3,0</text:p>
          </table:table-cell>
        </table:table-row>
        <table:table-row table:style-name="ro13">
          <table:table-cell office:value-type="string" calcext:value-type="string">
            <text:p>ScienceDirect</text:p>
          </table:table-cell>
          <table:table-cell office:value-type="float" office:value="17" calcext:value-type="float">
            <text:p>17</text:p>
          </table:table-cell>
          <table:table-cell table:formula="of:=([.B4]*[.$C$8])/[.$B$8]" office:value-type="float" office:value="8.5427135678392" calcext:value-type="float">
            <text:p>8,5</text:p>
          </table:table-cell>
        </table:table-row>
        <table:table-row table:style-name="ro13">
          <table:table-cell office:value-type="string" calcext:value-type="string">
            <text:p>ACM</text:p>
          </table:table-cell>
          <table:table-cell office:value-type="float" office:value="25" calcext:value-type="float">
            <text:p>25</text:p>
          </table:table-cell>
          <table:table-cell table:formula="of:=([.B5]*[.$C$8])/[.$B$8]" office:value-type="float" office:value="12.5628140703518" calcext:value-type="float">
            <text:p>12,6</text:p>
          </table:table-cell>
        </table:table-row>
        <table:table-row table:style-name="ro13">
          <table:table-cell office:value-type="string" calcext:value-type="string">
            <text:p>IEEE</text:p>
          </table:table-cell>
          <table:table-cell office:value-type="float" office:value="0" calcext:value-type="float">
            <text:p>0</text:p>
          </table:table-cell>
          <table:table-cell table:formula="of:=([.B6]*[.$C$8])/[.$B$8]" office:value-type="float" office:value="0" calcext:value-type="float">
            <text:p>0,0</text:p>
          </table:table-cell>
        </table:table-row>
        <table:table-row table:style-name="ro13">
          <table:table-cell office:value-type="string" calcext:value-type="string">
            <text:p>Busca Manual</text:p>
          </table:table-cell>
          <table:table-cell office:value-type="float" office:value="8" calcext:value-type="float">
            <text:p>8</text:p>
          </table:table-cell>
          <table:table-cell table:formula="of:=([.B7]*[.$C$8])/[.$B$8]" office:value-type="float" office:value="4.02010050251256" calcext:value-type="float">
            <text:p>4,0</text:p>
          </table:table-cell>
        </table:table-row>
        <table:table-row table:style-name="ro13">
          <table:table-cell table:style-name="ce160" office:value-type="string" calcext:value-type="string">
            <text:p>Total</text:p>
          </table:table-cell>
          <table:table-cell table:style-name="ce160" office:value-type="float" office:value="199" calcext:value-type="float">
            <text:p>199</text:p>
          </table:table-cell>
          <table:table-cell table:style-name="ce162" office:value-type="float" office:value="100" calcext:value-type="float">
            <text:p>100</text:p>
          </table:table-cell>
        </table:table-row>
      </table:table>
      <table:named-expressions/>
      <table:database-ranges>
        <table:database-range table:name="__Anonymous_DB__1" table:target-range-address="Todos.A3:Todos.H29" table:contains-header="false" table:orientation="column"/>
        <table:database-range table:name="__Anonymous_Sheet_DB__0" table:target-range-address="Todos.B3:Todos.H2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eito" style:family="table-cell" style:parent-style-name="Default">
      <style:table-cell-properties fo:background-color="#00cc33"/>
      <style:text-properties fo:color="#ffffff" fo:font-size="11pt" fo:font-weight="bold"/>
    </style:style>
    <style:style style:name="Recusado" style:family="table-cell" style:parent-style-name="Default">
      <style:table-cell-properties fo:background-color="#c5000b" loext:vertical-justify="auto"/>
      <style:paragraph-properties css3t:text-justify="auto"/>
      <style:text-properties fo:color="#ffffff" fo:font-size="11pt" fo:font-weight="bold"/>
    </style:style>
    <style:style style:name="Dúvida" style:family="table-cell" style:parent-style-name="Default">
      <style:table-cell-properties fo:background-color="#ffff00"/>
      <style:text-properties fo:color="#ffffff" fo:font-size="11pt" fo:font-weight="bold"/>
    </style:style>
    <style:style style:name="Duvida" style:family="table-cell" style:parent-style-name="Default">
      <style:table-cell-properties fo:background-color="#ffff00"/>
      <style:text-properties fo:color="#000000" fo:font-size="11pt" fo:font-weight="bold"/>
    </style:style>
    <style:style style:name="Duplicado" style:family="table-cell" style:parent-style-name="Default">
      <style:table-cell-properties fo:background-color="#cc3300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00/00/0000</text:date>, <text:time style:data-style-name="N2" text:time-value="15:06:49.3233839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3:19:19.036614498</meta:creation-date>
    <meta:generator>LibreOffice/5.1.6.2$Linux_X86_64 LibreOffice_project/10m0$Build-2</meta:generator>
    <dc:date>2017-08-23T15:33:14.944370659</dc:date>
    <meta:editing-duration>P1DT14H12M8S</meta:editing-duration>
    <meta:editing-cycles>210</meta:editing-cycles>
    <meta:document-statistic meta:table-count="6" meta:cell-count="2817" meta:object-count="0"/>
    <meta:user-defined meta:name=""/>
    <meta:user-defined meta:name="qrichtext">1</meta:user-defined>
  </office:meta>
</office:document-meta>
</file>